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4.04mm"/>
    </style:style>
    <style:style style:name="co10" style:family="table-column">
      <style:table-column-properties fo:break-before="auto" style:column-width="36.48mm"/>
    </style:style>
    <style:style style:name="co11" style:family="table-column">
      <style:table-column-properties fo:break-before="auto" style:column-width="36.44mm"/>
    </style:style>
    <style:style style:name="co12" style:family="table-column">
      <style:table-column-properties fo:break-before="auto" style:column-width="38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ensus-experiment-repetitions_aggregates" table:style-name="ta1">
        <table:shapes>
          <draw:frame draw:z-index="0" draw:style-name="gr1" draw:text-style-name="P1" svg:width="159.99mm" svg:height="89.99mm" svg:x="213.43mm" svg:y="15.79mm">
            <loext:p draw:notify-on-update-of-ranges="'census-experiment-repetitions_aggregates'.F2:'census-experiment-repetitions_aggregates'.F50 'census-experiment-repetitions_aggregates'.B1:'census-experiment-repetitions_aggregates'.B1 'census-experiment-repetitions_aggregates'.B2:'census-experiment-repetitions_aggregates'.B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25.32mm" svg:y="241.59mm">
            <loext:p draw:notify-on-update-of-ranges="'census-experiment-repetitions_aggregates'.F51:'census-experiment-repetitions_aggregates'.F99 'census-experiment-repetitions_aggregates'.B1:'census-experiment-repetitions_aggregates'.B1 'census-experiment-repetitions_aggregates'.B51:'census-experiment-repetitions_aggregates'.B9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28.9mm" svg:y="502.27mm">
            <loext:p draw:notify-on-update-of-ranges="'census-experiment-repetitions_aggregates'.F100:'census-experiment-repetitions_aggregates'.F148 'census-experiment-repetitions_aggregates'.B1:'census-experiment-repetitions_aggregates'.B1 'census-experiment-repetitions_aggregates'.B100:'census-experiment-repetitions_aggregates'.B1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73.37mm" svg:y="1155.99mm">
            <loext:p draw:notify-on-update-of-ranges="'census-experiment-repetitions_aggregates'.F247:'census-experiment-repetitions_aggregates'.F295 'census-experiment-repetitions_aggregates'.B1:'census-experiment-repetitions_aggregates'.B1 'census-experiment-repetitions_aggregates'.B247:'census-experiment-repetitions_aggregates'.B29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mean0</text:p>
          </table:table-cell>
          <table:table-cell office:value-type="string" calcext:value-type="string">
            <text:p>std0</text:p>
          </table:table-cell>
          <table:table-cell office:value-type="string" calcext:value-type="string">
            <text:p>stdrel0</text:p>
          </table:table-cell>
          <table:table-cell office:value-type="string" calcext:value-type="string">
            <text:p>DP_type</text:p>
          </table:table-cell>
          <table:table-cell office:value-type="string" calcext:value-type="string">
            <text:p>blocker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repetitions</text:p>
          </table:table-cell>
          <table:table-cell table:number-columns-repeated="4"/>
        </table:table-row>
        <table:table-row table:style-name="ro1">
          <table:table-cell office:value-type="float" office:value="34.5363479358418" calcext:value-type="float">
            <text:p>34.5363479358418</text:p>
          </table:table-cell>
          <table:table-cell office:value-type="float" office:value="3.98332165402291" calcext:value-type="float">
            <text:p>3.98332165402291</text:p>
          </table:table-cell>
          <table:table-cell office:value-type="float" office:value="0.115337083742112" calcext:value-type="float">
            <text:p>0.11533708374211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1159730883801" calcext:value-type="float">
            <text:p>34.1159730883801</text:p>
          </table:table-cell>
          <table:table-cell office:value-type="float" office:value="1.90432404114378" calcext:value-type="float">
            <text:p>1.90432404114378</text:p>
          </table:table-cell>
          <table:table-cell office:value-type="float" office:value="0.0558191330556653" calcext:value-type="float">
            <text:p>0.05581913305566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4319001159674" calcext:value-type="float">
            <text:p>34.4319001159674</text:p>
          </table:table-cell>
          <table:table-cell office:value-type="float" office:value="1.48069347583357" calcext:value-type="float">
            <text:p>1.48069347583357</text:p>
          </table:table-cell>
          <table:table-cell office:value-type="float" office:value="0.0430035365706382" calcext:value-type="float">
            <text:p>0.04300353657063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5.3873724322801" calcext:value-type="float">
            <text:p>35.3873724322801</text:p>
          </table:table-cell>
          <table:table-cell office:value-type="float" office:value="2.04291685519601" calcext:value-type="float">
            <text:p>2.04291685519601</text:p>
          </table:table-cell>
          <table:table-cell office:value-type="float" office:value="0.0577301086455483" calcext:value-type="float">
            <text:p>0.05773010864554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3336630569658" calcext:value-type="float">
            <text:p>34.3336630569658</text:p>
          </table:table-cell>
          <table:table-cell office:value-type="float" office:value="1.26339625803113" calcext:value-type="float">
            <text:p>1.26339625803113</text:p>
          </table:table-cell>
          <table:table-cell office:value-type="float" office:value="0.0367975958736162" calcext:value-type="float">
            <text:p>0.03679759587361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9799771505545" calcext:value-type="float">
            <text:p>34.9799771505545</text:p>
          </table:table-cell>
          <table:table-cell office:value-type="float" office:value="0.770513189986377" calcext:value-type="float">
            <text:p>0.770513189986377</text:p>
          </table:table-cell>
          <table:table-cell office:value-type="float" office:value="0.0220272639593238" calcext:value-type="float">
            <text:p>0.02202726395932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110154572264" calcext:value-type="float">
            <text:p>34.5110154572264</text:p>
          </table:table-cell>
          <table:table-cell office:value-type="float" office:value="0.680273867635417" calcext:value-type="float">
            <text:p>0.680273867635417</text:p>
          </table:table-cell>
          <table:table-cell office:value-type="float" office:value="0.019711789369935" calcext:value-type="float">
            <text:p>0.01971178936993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160951011528" calcext:value-type="float">
            <text:p>34.5160951011528</text:p>
          </table:table-cell>
          <table:table-cell office:value-type="float" office:value="0.624224380663223" calcext:value-type="float">
            <text:p>0.624224380663223</text:p>
          </table:table-cell>
          <table:table-cell office:value-type="float" office:value="0.018085023199579" calcext:value-type="float">
            <text:p>0.01808502319957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624125286598" calcext:value-type="float">
            <text:p>34.5624125286598</text:p>
          </table:table-cell>
          <table:table-cell office:value-type="float" office:value="0.471502954581903" calcext:value-type="float">
            <text:p>0.471502954581903</text:p>
          </table:table-cell>
          <table:table-cell office:value-type="float" office:value="0.0136420729944973" calcext:value-type="float">
            <text:p>0.01364207299449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644474418606" calcext:value-type="float">
            <text:p>34.6644474418606</text:p>
          </table:table-cell>
          <table:table-cell office:value-type="float" office:value="0.642068730887921" calcext:value-type="float">
            <text:p>0.642068730887921</text:p>
          </table:table-cell>
          <table:table-cell office:value-type="float" office:value="0.0185223991227555" calcext:value-type="float">
            <text:p>0.01852239912275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553564365285" calcext:value-type="float">
            <text:p>34.5553564365285</text:p>
          </table:table-cell>
          <table:table-cell office:value-type="float" office:value="0.477309687898159" calcext:value-type="float">
            <text:p>0.477309687898159</text:p>
          </table:table-cell>
          <table:table-cell office:value-type="float" office:value="0.0138129001440018" calcext:value-type="float">
            <text:p>0.01381290014400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4925658343102" calcext:value-type="float">
            <text:p>34.4925658343102</text:p>
          </table:table-cell>
          <table:table-cell office:value-type="float" office:value="0.417140489630947" calcext:value-type="float">
            <text:p>0.417140489630947</text:p>
          </table:table-cell>
          <table:table-cell office:value-type="float" office:value="0.0120936346583997" calcext:value-type="float">
            <text:p>0.012093634658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357482638577" calcext:value-type="float">
            <text:p>34.6357482638577</text:p>
          </table:table-cell>
          <table:table-cell office:value-type="float" office:value="0.488900502799858" calcext:value-type="float">
            <text:p>0.488900502799858</text:p>
          </table:table-cell>
          <table:table-cell office:value-type="float" office:value="0.0141154883987312" calcext:value-type="float">
            <text:p>0.01411548839873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85772064923" calcext:value-type="float">
            <text:p>34.5785772064923</text:p>
          </table:table-cell>
          <table:table-cell office:value-type="float" office:value="0.293084847497803" calcext:value-type="float">
            <text:p>0.293084847497803</text:p>
          </table:table-cell>
          <table:table-cell office:value-type="float" office:value="0.00847590824074665" calcext:value-type="float">
            <text:p>0.00847590824074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92670989861" calcext:value-type="float">
            <text:p>34.6292670989861</text:p>
          </table:table-cell>
          <table:table-cell office:value-type="float" office:value="0.252219544138997" calcext:value-type="float">
            <text:p>0.252219544138997</text:p>
          </table:table-cell>
          <table:table-cell office:value-type="float" office:value="0.00728342137354625" calcext:value-type="float">
            <text:p>0.00728342137354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002021587407" calcext:value-type="float">
            <text:p>34.5002021587407</text:p>
          </table:table-cell>
          <table:table-cell office:value-type="float" office:value="0.348558520874349" calcext:value-type="float">
            <text:p>0.348558520874349</text:p>
          </table:table-cell>
          <table:table-cell office:value-type="float" office:value="0.0101030863318011" calcext:value-type="float">
            <text:p>0.01010308633180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498597462016" calcext:value-type="float">
            <text:p>34.5498597462016</text:p>
          </table:table-cell>
          <table:table-cell office:value-type="float" office:value="0.243480892291772" calcext:value-type="float">
            <text:p>0.243480892291772</text:p>
          </table:table-cell>
          <table:table-cell office:value-type="float" office:value="0.00704723243684197" calcext:value-type="float">
            <text:p>0.00704723243684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828003403142" calcext:value-type="float">
            <text:p>34.6828003403142</text:p>
          </table:table-cell>
          <table:table-cell office:value-type="float" office:value="0.235206276490455" calcext:value-type="float">
            <text:p>0.235206276490455</text:p>
          </table:table-cell>
          <table:table-cell office:value-type="float" office:value="0.00678164029958847" calcext:value-type="float">
            <text:p>0.00678164029958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536519829555" calcext:value-type="float">
            <text:p>34.6536519829555</text:p>
          </table:table-cell>
          <table:table-cell office:value-type="float" office:value="0.206563164855297" calcext:value-type="float">
            <text:p>0.206563164855297</text:p>
          </table:table-cell>
          <table:table-cell office:value-type="float" office:value="0.00596079065366317" calcext:value-type="float">
            <text:p>0.00596079065366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488579927085" calcext:value-type="float">
            <text:p>34.6488579927085</text:p>
          </table:table-cell>
          <table:table-cell office:value-type="float" office:value="0.206470356439154" calcext:value-type="float">
            <text:p>0.206470356439154</text:p>
          </table:table-cell>
          <table:table-cell office:value-type="float" office:value="0.00595893684238031" calcext:value-type="float">
            <text:p>0.0059589368423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8420040141" calcext:value-type="float">
            <text:p>34.628420040141</text:p>
          </table:table-cell>
          <table:table-cell office:value-type="float" office:value="0.268435580185314" calcext:value-type="float">
            <text:p>0.268435580185314</text:p>
          </table:table-cell>
          <table:table-cell office:value-type="float" office:value="0.00775188645263473" calcext:value-type="float">
            <text:p>0.00775188645263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7521171652" calcext:value-type="float">
            <text:p>34.587521171652</text:p>
          </table:table-cell>
          <table:table-cell office:value-type="float" office:value="0.314804477436067" calcext:value-type="float">
            <text:p>0.314804477436067</text:p>
          </table:table-cell>
          <table:table-cell office:value-type="float" office:value="0.00910167791076286" calcext:value-type="float">
            <text:p>0.00910167791076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379812571422" calcext:value-type="float">
            <text:p>34.6379812571422</text:p>
          </table:table-cell>
          <table:table-cell office:value-type="float" office:value="0.269457511303257" calcext:value-type="float">
            <text:p>0.269457511303257</text:p>
          </table:table-cell>
          <table:table-cell office:value-type="float" office:value="0.00777924987322108" calcext:value-type="float">
            <text:p>0.00777924987322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06351423355" calcext:value-type="float">
            <text:p>34.6206351423355</text:p>
          </table:table-cell>
          <table:table-cell office:value-type="float" office:value="0.268776382509238" calcext:value-type="float">
            <text:p>0.268776382509238</text:p>
          </table:table-cell>
          <table:table-cell office:value-type="float" office:value="0.00776347347194007" calcext:value-type="float">
            <text:p>0.0077634734719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1225338555" calcext:value-type="float">
            <text:p>34.611225338555</text:p>
          </table:table-cell>
          <table:table-cell office:value-type="float" office:value="0.209241419392781" calcext:value-type="float">
            <text:p>0.209241419392781</text:p>
          </table:table-cell>
          <table:table-cell office:value-type="float" office:value="0.00604547852166612" calcext:value-type="float">
            <text:p>0.00604547852166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863710301528" calcext:value-type="float">
            <text:p>34.6863710301528</text:p>
          </table:table-cell>
          <table:table-cell office:value-type="float" office:value="0.236208387866838" calcext:value-type="float">
            <text:p>0.236208387866838</text:p>
          </table:table-cell>
          <table:table-cell office:value-type="float" office:value="0.00680983282054795" calcext:value-type="float">
            <text:p>0.00680983282054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55307102653" calcext:value-type="float">
            <text:p>34.6055307102653</text:p>
          </table:table-cell>
          <table:table-cell office:value-type="float" office:value="0.203037925088125" calcext:value-type="float">
            <text:p>0.203037925088125</text:p>
          </table:table-cell>
          <table:table-cell office:value-type="float" office:value="0.0058672102672853" calcext:value-type="float">
            <text:p>0.00586721026728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96355022639" calcext:value-type="float">
            <text:p>34.6196355022639</text:p>
          </table:table-cell>
          <table:table-cell office:value-type="float" office:value="0.188448002448728" calcext:value-type="float">
            <text:p>0.188448002448728</text:p>
          </table:table-cell>
          <table:table-cell office:value-type="float" office:value="0.00544338493790338" calcext:value-type="float">
            <text:p>0.00544338493790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668540942687" calcext:value-type="float">
            <text:p>34.5668540942687</text:p>
          </table:table-cell>
          <table:table-cell office:value-type="float" office:value="0.122988604886083" calcext:value-type="float">
            <text:p>0.122988604886083</text:p>
          </table:table-cell>
          <table:table-cell office:value-type="float" office:value="0.00355799242102494" calcext:value-type="float">
            <text:p>0.00355799242102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79713272942" calcext:value-type="float">
            <text:p>34.5979713272942</text:p>
          </table:table-cell>
          <table:table-cell office:value-type="float" office:value="0.153558307826545" calcext:value-type="float">
            <text:p>0.153558307826545</text:p>
          </table:table-cell>
          <table:table-cell office:value-type="float" office:value="0.00443836161299443" calcext:value-type="float">
            <text:p>0.00443836161299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25631835377" calcext:value-type="float">
            <text:p>34.5725631835377</text:p>
          </table:table-cell>
          <table:table-cell office:value-type="float" office:value="0.181765876985362" calcext:value-type="float">
            <text:p>0.181765876985362</text:p>
          </table:table-cell>
          <table:table-cell office:value-type="float" office:value="0.00525751810822962" calcext:value-type="float">
            <text:p>0.0052575181082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75581987408" calcext:value-type="float">
            <text:p>34.5875581987408</text:p>
          </table:table-cell>
          <table:table-cell office:value-type="float" office:value="0.202473976090751" calcext:value-type="float">
            <text:p>0.202473976090751</text:p>
          </table:table-cell>
          <table:table-cell office:value-type="float" office:value="0.00585395404114195" calcext:value-type="float">
            <text:p>0.00585395404114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02284481687" calcext:value-type="float">
            <text:p>34.6202284481687</text:p>
          </table:table-cell>
          <table:table-cell office:value-type="float" office:value="0.157493060967389" calcext:value-type="float">
            <text:p>0.157493060967389</text:p>
          </table:table-cell>
          <table:table-cell office:value-type="float" office:value="0.00454916296127791" calcext:value-type="float">
            <text:p>0.00454916296127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44890751276" calcext:value-type="float">
            <text:p>34.644890751276</text:p>
          </table:table-cell>
          <table:table-cell office:value-type="float" office:value="0.122608872713262" calcext:value-type="float">
            <text:p>0.122608872713262</text:p>
          </table:table-cell>
          <table:table-cell office:value-type="float" office:value="0.00353901744397177" calcext:value-type="float">
            <text:p>0.00353901744397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561480565261" calcext:value-type="float">
            <text:p>34.5561480565261</text:p>
          </table:table-cell>
          <table:table-cell office:value-type="float" office:value="0.160468527939992" calcext:value-type="float">
            <text:p>0.160468527939992</text:p>
          </table:table-cell>
          <table:table-cell office:value-type="float" office:value="0.00464370414426694" calcext:value-type="float">
            <text:p>0.00464370414426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706166182481" calcext:value-type="float">
            <text:p>34.6706166182481</text:p>
          </table:table-cell>
          <table:table-cell office:value-type="float" office:value="0.2367454964351" calcext:value-type="float">
            <text:p>0.2367454964351</text:p>
          </table:table-cell>
          <table:table-cell office:value-type="float" office:value="0.0068284189762721" calcext:value-type="float">
            <text:p>0.00682841897627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545871678997" calcext:value-type="float">
            <text:p>34.6545871678997</text:p>
          </table:table-cell>
          <table:table-cell office:value-type="float" office:value="0.187679501657939" calcext:value-type="float">
            <text:p>0.187679501657939</text:p>
          </table:table-cell>
          <table:table-cell office:value-type="float" office:value="0.00541571887001974" calcext:value-type="float">
            <text:p>0.0054157188700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69523172096" calcext:value-type="float">
            <text:p>34.6069523172096</text:p>
          </table:table-cell>
          <table:table-cell office:value-type="float" office:value="0.13386565314436" calcext:value-type="float">
            <text:p>0.13386565314436</text:p>
          </table:table-cell>
          <table:table-cell office:value-type="float" office:value="0.00386817226542627" calcext:value-type="float">
            <text:p>0.00386817226542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49836056725" calcext:value-type="float">
            <text:p>34.5749836056725</text:p>
          </table:table-cell>
          <table:table-cell office:value-type="float" office:value="0.133123075418034" calcext:value-type="float">
            <text:p>0.133123075418034</text:p>
          </table:table-cell>
          <table:table-cell office:value-type="float" office:value="0.00385027154130576" calcext:value-type="float">
            <text:p>0.00385027154130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383626876341" calcext:value-type="float">
            <text:p>34.6383626876341</text:p>
          </table:table-cell>
          <table:table-cell office:value-type="float" office:value="0.137175340524128" calcext:value-type="float">
            <text:p>0.137175340524128</text:p>
          </table:table-cell>
          <table:table-cell office:value-type="float" office:value="0.00396021433695247" calcext:value-type="float">
            <text:p>0.00396021433695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72108635017" calcext:value-type="float">
            <text:p>34.5872108635017</text:p>
          </table:table-cell>
          <table:table-cell office:value-type="float" office:value="0.101809469543364" calcext:value-type="float">
            <text:p>0.101809469543364</text:p>
          </table:table-cell>
          <table:table-cell office:value-type="float" office:value="0.00294355824021644" calcext:value-type="float">
            <text:p>0.00294355824021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22627354144" calcext:value-type="float">
            <text:p>34.5722627354144</text:p>
          </table:table-cell>
          <table:table-cell office:value-type="float" office:value="0.131284639093536" calcext:value-type="float">
            <text:p>0.131284639093536</text:p>
          </table:table-cell>
          <table:table-cell office:value-type="float" office:value="0.00379739793424206" calcext:value-type="float">
            <text:p>0.00379739793424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93484110663" calcext:value-type="float">
            <text:p>34.6293484110663</text:p>
          </table:table-cell>
          <table:table-cell office:value-type="float" office:value="0.103915500027774" calcext:value-type="float">
            <text:p>0.103915500027774</text:p>
          </table:table-cell>
          <table:table-cell office:value-type="float" office:value="0.00300079281868803" calcext:value-type="float">
            <text:p>0.00300079281868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08119521481" calcext:value-type="float">
            <text:p>34.6208119521481</text:p>
          </table:table-cell>
          <table:table-cell office:value-type="float" office:value="0.114600854732926" calcext:value-type="float">
            <text:p>0.114600854732926</text:p>
          </table:table-cell>
          <table:table-cell office:value-type="float" office:value="0.00331017235792516" calcext:value-type="float">
            <text:p>0.00331017235792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68821572604" calcext:value-type="float">
            <text:p>34.5968821572604</text:p>
          </table:table-cell>
          <table:table-cell office:value-type="float" office:value="0.108719189603417" calcext:value-type="float">
            <text:p>0.108719189603417</text:p>
          </table:table-cell>
          <table:table-cell office:value-type="float" office:value="0.00314245627999752" calcext:value-type="float">
            <text:p>0.00314245627999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15560718538" calcext:value-type="float">
            <text:p>34.6115560718538</text:p>
          </table:table-cell>
          <table:table-cell office:value-type="float" office:value="0.0746656512992072" calcext:value-type="float">
            <text:p>0.074665651299207</text:p>
          </table:table-cell>
          <table:table-cell office:value-type="float" office:value="0.00215724630074998" calcext:value-type="float">
            <text:p>0.0021572463007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35913658615" calcext:value-type="float">
            <text:p>34.6235913658615</text:p>
          </table:table-cell>
          <table:table-cell office:value-type="float" office:value="0.0904163768644269" calcext:value-type="float">
            <text:p>0.090416376864427</text:p>
          </table:table-cell>
          <table:table-cell office:value-type="float" office:value="0.0026114095418067" calcext:value-type="float">
            <text:p>0.00261140954180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334618017295" calcext:value-type="float">
            <text:p>34.6334618017295</text:p>
          </table:table-cell>
          <table:table-cell office:value-type="float" office:value="0.138993222687818" calcext:value-type="float">
            <text:p>0.138993222687818</text:p>
          </table:table-cell>
          <table:table-cell office:value-type="float" office:value="0.00401326392041113" calcext:value-type="float">
            <text:p>0.00401326392041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1290296575" calcext:value-type="float">
            <text:p>34.601290296575</text:p>
          </table:table-cell>
          <table:table-cell office:value-type="float" office:value="0.0860209303264876" calcext:value-type="float">
            <text:p>0.086020930326488</text:p>
          </table:table-cell>
          <table:table-cell office:value-type="float" office:value="0.00248606134595514" calcext:value-type="float">
            <text:p>0.00248606134595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3.8990667550082" calcext:value-type="float">
            <text:p>33.8990667550082</text:p>
          </table:table-cell>
          <table:table-cell office:value-type="float" office:value="4.24842755045908" calcext:value-type="float">
            <text:p>4.24842755045908</text:p>
          </table:table-cell>
          <table:table-cell office:value-type="float" office:value="0.125325796759034" calcext:value-type="float">
            <text:p>0.12532579675903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7070925612772" calcext:value-type="float">
            <text:p>34.7070925612772</text:p>
          </table:table-cell>
          <table:table-cell office:value-type="float" office:value="2.69593031729569" calcext:value-type="float">
            <text:p>2.69593031729569</text:p>
          </table:table-cell>
          <table:table-cell office:value-type="float" office:value="0.0776766395092266" calcext:value-type="float">
            <text:p>0.07767663950922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8002501498103" calcext:value-type="float">
            <text:p>34.8002501498103</text:p>
          </table:table-cell>
          <table:table-cell office:value-type="float" office:value="1.81989780200763" calcext:value-type="float">
            <text:p>1.81989780200763</text:p>
          </table:table-cell>
          <table:table-cell office:value-type="float" office:value="0.0522955379393314" calcext:value-type="float">
            <text:p>0.05229553793933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3762992552894" calcext:value-type="float">
            <text:p>34.3762992552894</text:p>
          </table:table-cell>
          <table:table-cell office:value-type="float" office:value="1.39010069660748" calcext:value-type="float">
            <text:p>1.39010069660748</text:p>
          </table:table-cell>
          <table:table-cell office:value-type="float" office:value="0.0404377645855405" calcext:value-type="float">
            <text:p>0.04043776458554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419233248982" calcext:value-type="float">
            <text:p>34.5419233248982</text:p>
          </table:table-cell>
          <table:table-cell office:value-type="float" office:value="0.682118588246817" calcext:value-type="float">
            <text:p>0.682118588246817</text:p>
          </table:table-cell>
          <table:table-cell office:value-type="float" office:value="0.0197475566670354" calcext:value-type="float">
            <text:p>0.01974755666703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637458063672" calcext:value-type="float">
            <text:p>34.6637458063672</text:p>
          </table:table-cell>
          <table:table-cell office:value-type="float" office:value="0.551560716084489" calcext:value-type="float">
            <text:p>0.551560716084489</text:p>
          </table:table-cell>
          <table:table-cell office:value-type="float" office:value="0.0159117459251381" calcext:value-type="float">
            <text:p>0.01591174592513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347318095638" calcext:value-type="float">
            <text:p>34.6347318095638</text:p>
          </table:table-cell>
          <table:table-cell office:value-type="float" office:value="0.337282229180818" calcext:value-type="float">
            <text:p>0.337282229180818</text:p>
          </table:table-cell>
          <table:table-cell office:value-type="float" office:value="0.00973826594169505" calcext:value-type="float">
            <text:p>0.00973826594169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685291989327" calcext:value-type="float">
            <text:p>34.5685291989327</text:p>
          </table:table-cell>
          <table:table-cell office:value-type="float" office:value="0.539339494242852" calcext:value-type="float">
            <text:p>0.539339494242852</text:p>
          </table:table-cell>
          <table:table-cell office:value-type="float" office:value="0.0156020376550907" calcext:value-type="float">
            <text:p>0.01560203765509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410835948987" calcext:value-type="float">
            <text:p>34.410835948987</text:p>
          </table:table-cell>
          <table:table-cell office:value-type="float" office:value="0.590928414295509" calcext:value-type="float">
            <text:p>0.590928414295509</text:p>
          </table:table-cell>
          <table:table-cell office:value-type="float" office:value="0.017172742190034" calcext:value-type="float">
            <text:p>0.01717274219003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66829944974" calcext:value-type="float">
            <text:p>34.6266829944974</text:p>
          </table:table-cell>
          <table:table-cell office:value-type="float" office:value="0.501856955934904" calcext:value-type="float">
            <text:p>0.501856955934904</text:p>
          </table:table-cell>
          <table:table-cell office:value-type="float" office:value="0.0144933592401748" calcext:value-type="float">
            <text:p>0.01449335924017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4506890796874" calcext:value-type="float">
            <text:p>34.4506890796874</text:p>
          </table:table-cell>
          <table:table-cell office:value-type="float" office:value="0.574463897324033" calcext:value-type="float">
            <text:p>0.574463897324033</text:p>
          </table:table-cell>
          <table:table-cell office:value-type="float" office:value="0.0166749610144299" calcext:value-type="float">
            <text:p>0.0166749610144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41898923936" calcext:value-type="float">
            <text:p>34.6041898923936</text:p>
          </table:table-cell>
          <table:table-cell office:value-type="float" office:value="0.446622587576736" calcext:value-type="float">
            <text:p>0.446622587576736</text:p>
          </table:table-cell>
          <table:table-cell office:value-type="float" office:value="0.012906604343739" calcext:value-type="float">
            <text:p>0.01290660434373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441210605351" calcext:value-type="float">
            <text:p>34.6441210605351</text:p>
          </table:table-cell>
          <table:table-cell office:value-type="float" office:value="0.36544326954769" calcext:value-type="float">
            <text:p>0.36544326954769</text:p>
          </table:table-cell>
          <table:table-cell office:value-type="float" office:value="0.0105484930302932" calcext:value-type="float">
            <text:p>0.01054849303029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82475339392" calcext:value-type="float">
            <text:p>34.6182475339392</text:p>
          </table:table-cell>
          <table:table-cell office:value-type="float" office:value="0.393409762886622" calcext:value-type="float">
            <text:p>0.393409762886622</text:p>
          </table:table-cell>
          <table:table-cell office:value-type="float" office:value="0.0113642310316526" calcext:value-type="float">
            <text:p>0.01136423103165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73256909791" calcext:value-type="float">
            <text:p>34.5973256909791</text:p>
          </table:table-cell>
          <table:table-cell office:value-type="float" office:value="0.322081967848394" calcext:value-type="float">
            <text:p>0.322081967848394</text:p>
          </table:table-cell>
          <table:table-cell office:value-type="float" office:value="0.00930944694180146" calcext:value-type="float">
            <text:p>0.00930944694180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168273882853" calcext:value-type="float">
            <text:p>34.5168273882853</text:p>
          </table:table-cell>
          <table:table-cell office:value-type="float" office:value="0.367954817110368" calcext:value-type="float">
            <text:p>0.367954817110368</text:p>
          </table:table-cell>
          <table:table-cell office:value-type="float" office:value="0.0106601575217556" calcext:value-type="float">
            <text:p>0.01066015752175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00788025546" calcext:value-type="float">
            <text:p>34.5800788025546</text:p>
          </table:table-cell>
          <table:table-cell office:value-type="float" office:value="0.235072427638327" calcext:value-type="float">
            <text:p>0.235072427638327</text:p>
          </table:table-cell>
          <table:table-cell office:value-type="float" office:value="0.00679791474682705" calcext:value-type="float">
            <text:p>0.00679791474682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750874487624" calcext:value-type="float">
            <text:p>34.6750874487624</text:p>
          </table:table-cell>
          <table:table-cell office:value-type="float" office:value="0.244388246165892" calcext:value-type="float">
            <text:p>0.244388246165892</text:p>
          </table:table-cell>
          <table:table-cell office:value-type="float" office:value="0.0070479489497182" calcext:value-type="float">
            <text:p>0.00704794894971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00894381618" calcext:value-type="float">
            <text:p>34.6200894381618</text:p>
          </table:table-cell>
          <table:table-cell office:value-type="float" office:value="0.389177682413467" calcext:value-type="float">
            <text:p>0.389177682413467</text:p>
          </table:table-cell>
          <table:table-cell office:value-type="float" office:value="0.0112413829290827" calcext:value-type="float">
            <text:p>0.01124138292908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376678578268" calcext:value-type="float">
            <text:p>34.6376678578268</text:p>
          </table:table-cell>
          <table:table-cell office:value-type="float" office:value="0.252825520485472" calcext:value-type="float">
            <text:p>0.252825520485472</text:p>
          </table:table-cell>
          <table:table-cell office:value-type="float" office:value="0.00729914962875721" calcext:value-type="float">
            <text:p>0.00729914962875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88100870007" calcext:value-type="float">
            <text:p>34.5788100870007</text:p>
          </table:table-cell>
          <table:table-cell office:value-type="float" office:value="0.286825406952195" calcext:value-type="float">
            <text:p>0.286825406952195</text:p>
          </table:table-cell>
          <table:table-cell office:value-type="float" office:value="0.00829483161018377" calcext:value-type="float">
            <text:p>0.00829483161018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50668919705" calcext:value-type="float">
            <text:p>34.6050668919705</text:p>
          </table:table-cell>
          <table:table-cell office:value-type="float" office:value="0.261051448848881" calcext:value-type="float">
            <text:p>0.261051448848881</text:p>
          </table:table-cell>
          <table:table-cell office:value-type="float" office:value="0.0075437348427566" calcext:value-type="float">
            <text:p>0.00754373484275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457047966129" calcext:value-type="float">
            <text:p>34.5457047966129</text:p>
          </table:table-cell>
          <table:table-cell office:value-type="float" office:value="0.287712790756063" calcext:value-type="float">
            <text:p>0.287712790756063</text:p>
          </table:table-cell>
          <table:table-cell office:value-type="float" office:value="0.00832846782110732" calcext:value-type="float">
            <text:p>0.00832846782110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6" calcext:value-type="float">
            <text:p>4.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371481636279" calcext:value-type="float">
            <text:p>34.6371481636279</text:p>
          </table:table-cell>
          <table:table-cell office:value-type="float" office:value="0.238094034587939" calcext:value-type="float">
            <text:p>0.238094034587939</text:p>
          </table:table-cell>
          <table:table-cell office:value-type="float" office:value="0.00687395028779992" calcext:value-type="float">
            <text:p>0.006873950287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67171384059" calcext:value-type="float">
            <text:p>34.6067171384059</text:p>
          </table:table-cell>
          <table:table-cell office:value-type="float" office:value="0.165120586589815" calcext:value-type="float">
            <text:p>0.165120586589815</text:p>
          </table:table-cell>
          <table:table-cell office:value-type="float" office:value="0.00477134499436722" calcext:value-type="float">
            <text:p>0.00477134499436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72479215945" calcext:value-type="float">
            <text:p>34.672479215945</text:p>
          </table:table-cell>
          <table:table-cell office:value-type="float" office:value="0.206013770649092" calcext:value-type="float">
            <text:p>0.206013770649092</text:p>
          </table:table-cell>
          <table:table-cell office:value-type="float" office:value="0.00594170867811355" calcext:value-type="float">
            <text:p>0.00594170867811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71823574545" calcext:value-type="float">
            <text:p>34.5871823574545</text:p>
          </table:table-cell>
          <table:table-cell office:value-type="float" office:value="0.172327968106684" calcext:value-type="float">
            <text:p>0.172327968106684</text:p>
          </table:table-cell>
          <table:table-cell office:value-type="float" office:value="0.00498242286190572" calcext:value-type="float">
            <text:p>0.00498242286190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413459982114" calcext:value-type="float">
            <text:p>34.6413459982114</text:p>
          </table:table-cell>
          <table:table-cell office:value-type="float" office:value="0.217653967248657" calcext:value-type="float">
            <text:p>0.217653967248657</text:p>
          </table:table-cell>
          <table:table-cell office:value-type="float" office:value="0.0062830690025698" calcext:value-type="float">
            <text:p>0.0062830690025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527664878228" calcext:value-type="float">
            <text:p>34.6527664878228</text:p>
          </table:table-cell>
          <table:table-cell office:value-type="float" office:value="0.175085389191155" calcext:value-type="float">
            <text:p>0.175085389191155</text:p>
          </table:table-cell>
          <table:table-cell office:value-type="float" office:value="0.00505256598351768" calcext:value-type="float">
            <text:p>0.00505256598351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51914491206" calcext:value-type="float">
            <text:p>34.5951914491206</text:p>
          </table:table-cell>
          <table:table-cell office:value-type="float" office:value="0.193260189784442" calcext:value-type="float">
            <text:p>0.193260189784442</text:p>
          </table:table-cell>
          <table:table-cell office:value-type="float" office:value="0.00558633098095934" calcext:value-type="float">
            <text:p>0.00558633098095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1829208134" calcext:value-type="float">
            <text:p>34.621829208134</text:p>
          </table:table-cell>
          <table:table-cell office:value-type="float" office:value="0.203924142687716" calcext:value-type="float">
            <text:p>0.203924142687716</text:p>
          </table:table-cell>
          <table:table-cell office:value-type="float" office:value="0.0058900453081724" calcext:value-type="float">
            <text:p>0.00589004530817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660219818999" calcext:value-type="float">
            <text:p>34.5660219818999</text:p>
          </table:table-cell>
          <table:table-cell office:value-type="float" office:value="0.146114207335196" calcext:value-type="float">
            <text:p>0.146114207335196</text:p>
          </table:table-cell>
          <table:table-cell office:value-type="float" office:value="0.00422710508636796" calcext:value-type="float">
            <text:p>0.00422710508636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685763042465" calcext:value-type="float">
            <text:p>34.6685763042465</text:p>
          </table:table-cell>
          <table:table-cell office:value-type="float" office:value="0.189247237641562" calcext:value-type="float">
            <text:p>0.189247237641562</text:p>
          </table:table-cell>
          <table:table-cell office:value-type="float" office:value="0.00545875423267326" calcext:value-type="float">
            <text:p>0.00545875423267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6" calcext:value-type="float">
            <text:p>6.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97780673178" calcext:value-type="float">
            <text:p>34.6197780673178</text:p>
          </table:table-cell>
          <table:table-cell office:value-type="float" office:value="0.106126919153849" calcext:value-type="float">
            <text:p>0.106126919153849</text:p>
          </table:table-cell>
          <table:table-cell office:value-type="float" office:value="0.00306549969637258" calcext:value-type="float">
            <text:p>0.00306549969637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48519196345" calcext:value-type="float">
            <text:p>34.5848519196345</text:p>
          </table:table-cell>
          <table:table-cell office:value-type="float" office:value="0.132125672903284" calcext:value-type="float">
            <text:p>0.132125672903284</text:p>
          </table:table-cell>
          <table:table-cell office:value-type="float" office:value="0.00382033363075566" calcext:value-type="float">
            <text:p>0.00382033363075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13191249452" calcext:value-type="float">
            <text:p>34.6213191249452</text:p>
          </table:table-cell>
          <table:table-cell office:value-type="float" office:value="0.164941388910861" calcext:value-type="float">
            <text:p>0.164941388910861</text:p>
          </table:table-cell>
          <table:table-cell office:value-type="float" office:value="0.00476415668379364" calcext:value-type="float">
            <text:p>0.00476415668379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413815579381" calcext:value-type="float">
            <text:p>34.6413815579381</text:p>
          </table:table-cell>
          <table:table-cell office:value-type="float" office:value="0.11821919655038" calcext:value-type="float">
            <text:p>0.11821919655038</text:p>
          </table:table-cell>
          <table:table-cell office:value-type="float" office:value="0.00341265824957521" calcext:value-type="float">
            <text:p>0.00341265824957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16677265549" calcext:value-type="float">
            <text:p>34.5916677265549</text:p>
          </table:table-cell>
          <table:table-cell office:value-type="float" office:value="0.127504945848996" calcext:value-type="float">
            <text:p>0.127504945848996</text:p>
          </table:table-cell>
          <table:table-cell office:value-type="float" office:value="0.00368600169430727" calcext:value-type="float">
            <text:p>0.00368600169430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6" calcext:value-type="float">
            <text:p>7.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519691968369" calcext:value-type="float">
            <text:p>34.5519691968369</text:p>
          </table:table-cell>
          <table:table-cell office:value-type="float" office:value="0.109652057020156" calcext:value-type="float">
            <text:p>0.109652057020156</text:p>
          </table:table-cell>
          <table:table-cell office:value-type="float" office:value="0.00317354002012118" calcext:value-type="float">
            <text:p>0.00317354002012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71056185481" calcext:value-type="float">
            <text:p>34.5771056185481</text:p>
          </table:table-cell>
          <table:table-cell office:value-type="float" office:value="0.15076541789801" calcext:value-type="float">
            <text:p>0.15076541789801</text:p>
          </table:table-cell>
          <table:table-cell office:value-type="float" office:value="0.00436026715368379" calcext:value-type="float">
            <text:p>0.00436026715368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12373289991" calcext:value-type="float">
            <text:p>34.6012373289991</text:p>
          </table:table-cell>
          <table:table-cell office:value-type="float" office:value="0.134475239830514" calcext:value-type="float">
            <text:p>0.134475239830514</text:p>
          </table:table-cell>
          <table:table-cell office:value-type="float" office:value="0.00388642864276449" calcext:value-type="float">
            <text:p>0.00388642864276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2" calcext:value-type="float">
            <text:p>8.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05040778575" calcext:value-type="float">
            <text:p>34.6205040778575</text:p>
          </table:table-cell>
          <table:table-cell office:value-type="float" office:value="0.130836541638198" calcext:value-type="float">
            <text:p>0.130836541638198</text:p>
          </table:table-cell>
          <table:table-cell office:value-type="float" office:value="0.0037791633924209" calcext:value-type="float">
            <text:p>0.00377916339242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74673070369" calcext:value-type="float">
            <text:p>34.5974673070369</text:p>
          </table:table-cell>
          <table:table-cell office:value-type="float" office:value="0.1202232609679" calcext:value-type="float">
            <text:p>0.1202232609679</text:p>
          </table:table-cell>
          <table:table-cell office:value-type="float" office:value="0.0034749150826843" calcext:value-type="float">
            <text:p>0.00347491508268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6" calcext:value-type="float">
            <text:p>8.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87251159585" calcext:value-type="float">
            <text:p>34.5887251159585</text:p>
          </table:table-cell>
          <table:table-cell office:value-type="float" office:value="0.112525926533128" calcext:value-type="float">
            <text:p>0.112525926533128</text:p>
          </table:table-cell>
          <table:table-cell office:value-type="float" office:value="0.00325325452603082" calcext:value-type="float">
            <text:p>0.00325325452603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8" calcext:value-type="float">
            <text:p>8.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80801816961" calcext:value-type="float">
            <text:p>34.5780801816961</text:p>
          </table:table-cell>
          <table:table-cell office:value-type="float" office:value="0.124196528494302" calcext:value-type="float">
            <text:p>0.124196528494302</text:p>
          </table:table-cell>
          <table:table-cell office:value-type="float" office:value="0.0035917705043684" calcext:value-type="float">
            <text:p>0.00359177050436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97763227387" calcext:value-type="float">
            <text:p>34.6197763227387</text:p>
          </table:table-cell>
          <table:table-cell office:value-type="float" office:value="0.169812879236517" calcext:value-type="float">
            <text:p>0.169812879236517</text:p>
          </table:table-cell>
          <table:table-cell office:value-type="float" office:value="0.0049050830846929" calcext:value-type="float">
            <text:p>0.00490508308469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969806578" calcext:value-type="float">
            <text:p>34.58969806578</text:p>
          </table:table-cell>
          <table:table-cell office:value-type="float" office:value="0.0920323442383523" calcext:value-type="float">
            <text:p>0.092032344238352</text:p>
          </table:table-cell>
          <table:table-cell office:value-type="float" office:value="0.00266068654497452" calcext:value-type="float">
            <text:p>0.00266068654497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4" calcext:value-type="float">
            <text:p>9.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39629967511" calcext:value-type="float">
            <text:p>34.639629967511</text:p>
          </table:table-cell>
          <table:table-cell office:value-type="float" office:value="0.130937014588219" calcext:value-type="float">
            <text:p>0.130937014588219</text:p>
          </table:table-cell>
          <table:table-cell office:value-type="float" office:value="0.00377997728933673" calcext:value-type="float">
            <text:p>0.00377997728933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09639885929" calcext:value-type="float">
            <text:p>34.6009639885929</text:p>
          </table:table-cell>
          <table:table-cell office:value-type="float" office:value="0.103938895982902" calcext:value-type="float">
            <text:p>0.103938895982902</text:p>
          </table:table-cell>
          <table:table-cell office:value-type="float" office:value="0.00300393064242858" calcext:value-type="float">
            <text:p>0.00300393064242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8" calcext:value-type="float">
            <text:p>9.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2410559013155" calcext:value-type="float">
            <text:p>34.2410559013155</text:p>
          </table:table-cell>
          <table:table-cell office:value-type="float" office:value="5.82138631347726" calcext:value-type="float">
            <text:p>5.82138631347726</text:p>
          </table:table-cell>
          <table:table-cell office:value-type="float" office:value="0.170011880774203" calcext:value-type="float">
            <text:p>0.17001188077420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16155284334" calcext:value-type="float">
            <text:p>34.5716155284334</text:p>
          </table:table-cell>
          <table:table-cell office:value-type="float" office:value="2.31500083587282" calcext:value-type="float">
            <text:p>2.31500083587282</text:p>
          </table:table-cell>
          <table:table-cell office:value-type="float" office:value="0.0669624719726751" calcext:value-type="float">
            <text:p>0.06696247197267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7848118104062" calcext:value-type="float">
            <text:p>34.7848118104062</text:p>
          </table:table-cell>
          <table:table-cell office:value-type="float" office:value="1.79250252844167" calcext:value-type="float">
            <text:p>1.79250252844167</text:p>
          </table:table-cell>
          <table:table-cell office:value-type="float" office:value="0.0515311837307518" calcext:value-type="float">
            <text:p>0.05153118373075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8008133702454" calcext:value-type="float">
            <text:p>34.8008133702454</text:p>
          </table:table-cell>
          <table:table-cell office:value-type="float" office:value="1.32161231195353" calcext:value-type="float">
            <text:p>1.32161231195353</text:p>
          </table:table-cell>
          <table:table-cell office:value-type="float" office:value="0.0379764776728899" calcext:value-type="float">
            <text:p>0.0379764776728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329431188339" calcext:value-type="float">
            <text:p>34.6329431188339</text:p>
          </table:table-cell>
          <table:table-cell office:value-type="float" office:value="1.02338914886764" calcext:value-type="float">
            <text:p>1.02338914886764</text:p>
          </table:table-cell>
          <table:table-cell office:value-type="float" office:value="0.0295495865123605" calcext:value-type="float">
            <text:p>0.02954958651236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7180840477386" calcext:value-type="float">
            <text:p>34.7180840477386</text:p>
          </table:table-cell>
          <table:table-cell office:value-type="float" office:value="0.93205080045665" calcext:value-type="float">
            <text:p>0.93205080045665</text:p>
          </table:table-cell>
          <table:table-cell office:value-type="float" office:value="0.0268462625752921" calcext:value-type="float">
            <text:p>0.02684626257529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4483369064414" calcext:value-type="float">
            <text:p>34.4483369064414</text:p>
          </table:table-cell>
          <table:table-cell office:value-type="float" office:value="0.741849483827866" calcext:value-type="float">
            <text:p>0.741849483827866</text:p>
          </table:table-cell>
          <table:table-cell office:value-type="float" office:value="0.0215351320396878" calcext:value-type="float">
            <text:p>0.02153513203968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678641095251" calcext:value-type="float">
            <text:p>34.5678641095251</text:p>
          </table:table-cell>
          <table:table-cell office:value-type="float" office:value="0.555417598826284" calcext:value-type="float">
            <text:p>0.555417598826284</text:p>
          </table:table-cell>
          <table:table-cell office:value-type="float" office:value="0.0160674549363679" calcext:value-type="float">
            <text:p>0.01606745493636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454386689018" calcext:value-type="float">
            <text:p>34.6454386689018</text:p>
          </table:table-cell>
          <table:table-cell office:value-type="float" office:value="0.732019839474039" calcext:value-type="float">
            <text:p>0.732019839474039</text:p>
          </table:table-cell>
          <table:table-cell office:value-type="float" office:value="0.0211288951041947" calcext:value-type="float">
            <text:p>0.02112889510419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70161402925" calcext:value-type="float">
            <text:p>34.6170161402925</text:p>
          </table:table-cell>
          <table:table-cell office:value-type="float" office:value="0.538862716023281" calcext:value-type="float">
            <text:p>0.538862716023281</text:p>
          </table:table-cell>
          <table:table-cell office:value-type="float" office:value="0.0155664114387973" calcext:value-type="float">
            <text:p>0.01556641143879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7587775664001" calcext:value-type="float">
            <text:p>34.7587775664001</text:p>
          </table:table-cell>
          <table:table-cell office:value-type="float" office:value="0.422955680818246" calcext:value-type="float">
            <text:p>0.422955680818246</text:p>
          </table:table-cell>
          <table:table-cell office:value-type="float" office:value="0.0121683128818402" calcext:value-type="float">
            <text:p>0.0121683128818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389057784101" calcext:value-type="float">
            <text:p>34.6389057784101</text:p>
          </table:table-cell>
          <table:table-cell office:value-type="float" office:value="0.39563608694507" calcext:value-type="float">
            <text:p>0.39563608694507</text:p>
          </table:table-cell>
          <table:table-cell office:value-type="float" office:value="0.0114217258904196" calcext:value-type="float">
            <text:p>0.0114217258904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56599463857" calcext:value-type="float">
            <text:p>34.656599463857</text:p>
          </table:table-cell>
          <table:table-cell office:value-type="float" office:value="0.435285171912543" calcext:value-type="float">
            <text:p>0.435285171912543</text:p>
          </table:table-cell>
          <table:table-cell office:value-type="float" office:value="0.0125599504465664" calcext:value-type="float">
            <text:p>0.01255995044656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4055809019" calcext:value-type="float">
            <text:p>34.624055809019</text:p>
          </table:table-cell>
          <table:table-cell office:value-type="float" office:value="0.377233365275636" calcext:value-type="float">
            <text:p>0.377233365275636</text:p>
          </table:table-cell>
          <table:table-cell office:value-type="float" office:value="0.0108951235336611" calcext:value-type="float">
            <text:p>0.01089512353366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7139031422097" calcext:value-type="float">
            <text:p>34.7139031422097</text:p>
          </table:table-cell>
          <table:table-cell office:value-type="float" office:value="0.453732719103433" calcext:value-type="float">
            <text:p>0.453732719103433</text:p>
          </table:table-cell>
          <table:table-cell office:value-type="float" office:value="0.0130706338968759" calcext:value-type="float">
            <text:p>0.01307063389687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795439847698" calcext:value-type="float">
            <text:p>34.6795439847698</text:p>
          </table:table-cell>
          <table:table-cell office:value-type="float" office:value="0.296868132885879" calcext:value-type="float">
            <text:p>0.296868132885879</text:p>
          </table:table-cell>
          <table:table-cell office:value-type="float" office:value="0.00856032400588239" calcext:value-type="float">
            <text:p>0.00856032400588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215362427805" calcext:value-type="float">
            <text:p>34.5215362427805</text:p>
          </table:table-cell>
          <table:table-cell office:value-type="float" office:value="0.298604429224897" calcext:value-type="float">
            <text:p>0.298604429224897</text:p>
          </table:table-cell>
          <table:table-cell office:value-type="float" office:value="0.00864980130446378" calcext:value-type="float">
            <text:p>0.00864980130446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4" calcext:value-type="float">
            <text:p>3.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381396595485" calcext:value-type="float">
            <text:p>34.5381396595485</text:p>
          </table:table-cell>
          <table:table-cell office:value-type="float" office:value="0.379518374534476" calcext:value-type="float">
            <text:p>0.379518374534476</text:p>
          </table:table-cell>
          <table:table-cell office:value-type="float" office:value="0.0109883849644332" calcext:value-type="float">
            <text:p>0.01098838496443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62025446167" calcext:value-type="float">
            <text:p>34.6162025446167</text:p>
          </table:table-cell>
          <table:table-cell office:value-type="float" office:value="0.246412858638805" calcext:value-type="float">
            <text:p>0.246412858638805</text:p>
          </table:table-cell>
          <table:table-cell office:value-type="float" office:value="0.00711842549225912" calcext:value-type="float">
            <text:p>0.00711842549225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609707107761" calcext:value-type="float">
            <text:p>34.6609707107761</text:p>
          </table:table-cell>
          <table:table-cell office:value-type="float" office:value="0.153880919382097" calcext:value-type="float">
            <text:p>0.153880919382097</text:p>
          </table:table-cell>
          <table:table-cell office:value-type="float" office:value="0.00443960212961536" calcext:value-type="float">
            <text:p>0.00443960212961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20129807216" calcext:value-type="float">
            <text:p>34.6220129807216</text:p>
          </table:table-cell>
          <table:table-cell office:value-type="float" office:value="0.279359746057817" calcext:value-type="float">
            <text:p>0.279359746057817</text:p>
          </table:table-cell>
          <table:table-cell office:value-type="float" office:value="0.00806884759165711" calcext:value-type="float">
            <text:p>0.00806884759165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356390346727" calcext:value-type="float">
            <text:p>34.6356390346727</text:p>
          </table:table-cell>
          <table:table-cell office:value-type="float" office:value="0.342679906600815" calcext:value-type="float">
            <text:p>0.342679906600815</text:p>
          </table:table-cell>
          <table:table-cell office:value-type="float" office:value="0.0098938525793553" calcext:value-type="float">
            <text:p>0.00989385257935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4.5795045552915" calcext:value-type="float">
            <text:p>34.5795045552915</text:p>
          </table:table-cell>
          <table:table-cell office:value-type="float" office:value="0.236191005336175" calcext:value-type="float">
            <text:p>0.236191005336175</text:p>
          </table:table-cell>
          <table:table-cell office:value-type="float" office:value="0.00683037563359282" calcext:value-type="float">
            <text:p>0.00683037563359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6" calcext:value-type="float">
            <text:p>4.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47325231317" calcext:value-type="float">
            <text:p>34.547325231317</text:p>
          </table:table-cell>
          <table:table-cell office:value-type="float" office:value="0.20407550443086" calcext:value-type="float">
            <text:p>0.20407550443086</text:p>
          </table:table-cell>
          <table:table-cell office:value-type="float" office:value="0.00590712893297645" calcext:value-type="float">
            <text:p>0.00590712893297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822690558182" calcext:value-type="float">
            <text:p>34.6822690558182</text:p>
          </table:table-cell>
          <table:table-cell office:value-type="float" office:value="0.297512169387624" calcext:value-type="float">
            <text:p>0.297512169387624</text:p>
          </table:table-cell>
          <table:table-cell office:value-type="float" office:value="0.00857822101860763" calcext:value-type="float">
            <text:p>0.00857822101860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06866190547" calcext:value-type="float">
            <text:p>34.6006866190547</text:p>
          </table:table-cell>
          <table:table-cell office:value-type="float" office:value="0.160687235693755" calcext:value-type="float">
            <text:p>0.160687235693755</text:p>
          </table:table-cell>
          <table:table-cell office:value-type="float" office:value="0.0046440476012191" calcext:value-type="float">
            <text:p>0.00464404760121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2" calcext:value-type="float">
            <text:p>5.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633668325133" calcext:value-type="float">
            <text:p>34.5633668325133</text:p>
          </table:table-cell>
          <table:table-cell office:value-type="float" office:value="0.190717612200855" calcext:value-type="float">
            <text:p>0.190717612200855</text:p>
          </table:table-cell>
          <table:table-cell office:value-type="float" office:value="0.0055179118725624" calcext:value-type="float">
            <text:p>0.00551791187256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83092904723" calcext:value-type="float">
            <text:p>34.5883092904723</text:p>
          </table:table-cell>
          <table:table-cell office:value-type="float" office:value="0.23789180469529" calcext:value-type="float">
            <text:p>0.23789180469529</text:p>
          </table:table-cell>
          <table:table-cell office:value-type="float" office:value="0.00687780957136345" calcext:value-type="float">
            <text:p>0.00687780957136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72409749055" calcext:value-type="float">
            <text:p>34.5772409749055</text:p>
          </table:table-cell>
          <table:table-cell office:value-type="float" office:value="0.139159817979363" calcext:value-type="float">
            <text:p>0.139159817979363</text:p>
          </table:table-cell>
          <table:table-cell office:value-type="float" office:value="0.0040246073444772" calcext:value-type="float">
            <text:p>0.00402460734447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58418403654" calcext:value-type="float">
            <text:p>34.6058418403654</text:p>
          </table:table-cell>
          <table:table-cell office:value-type="float" office:value="0.242217812817464" calcext:value-type="float">
            <text:p>0.242217812817464</text:p>
          </table:table-cell>
          <table:table-cell office:value-type="float" office:value="0.00699933305870146" calcext:value-type="float">
            <text:p>0.00699933305870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40767708699" calcext:value-type="float">
            <text:p>34.6040767708699</text:p>
          </table:table-cell>
          <table:table-cell office:value-type="float" office:value="0.156434991981363" calcext:value-type="float">
            <text:p>0.156434991981363</text:p>
          </table:table-cell>
          <table:table-cell office:value-type="float" office:value="0.00452070988679147" calcext:value-type="float">
            <text:p>0.00452070988679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90687153428" calcext:value-type="float">
            <text:p>34.5890687153428</text:p>
          </table:table-cell>
          <table:table-cell office:value-type="float" office:value="0.17179162270862" calcext:value-type="float">
            <text:p>0.17179162270862</text:p>
          </table:table-cell>
          <table:table-cell office:value-type="float" office:value="0.00496664492826942" calcext:value-type="float">
            <text:p>0.00496664492826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4" calcext:value-type="float">
            <text:p>6.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58182830169" calcext:value-type="float">
            <text:p>34.6158182830169</text:p>
          </table:table-cell>
          <table:table-cell office:value-type="float" office:value="0.168365053558529" calcext:value-type="float">
            <text:p>0.168365053558529</text:p>
          </table:table-cell>
          <table:table-cell office:value-type="float" office:value="0.00486381839025114" calcext:value-type="float">
            <text:p>0.00486381839025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613939829249" calcext:value-type="float">
            <text:p>34.5613939829249</text:p>
          </table:table-cell>
          <table:table-cell office:value-type="float" office:value="0.155640415613591" calcext:value-type="float">
            <text:p>0.155640415613591</text:p>
          </table:table-cell>
          <table:table-cell office:value-type="float" office:value="0.00450330260667393" calcext:value-type="float">
            <text:p>0.00450330260667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82938533433" calcext:value-type="float">
            <text:p>34.6282938533433</text:p>
          </table:table-cell>
          <table:table-cell office:value-type="float" office:value="0.18503656583936" calcext:value-type="float">
            <text:p>0.18503656583936</text:p>
          </table:table-cell>
          <table:table-cell office:value-type="float" office:value="0.00534350801754836" calcext:value-type="float">
            <text:p>0.00534350801754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55654059655" calcext:value-type="float">
            <text:p>34.555654059655</text:p>
          </table:table-cell>
          <table:table-cell office:value-type="float" office:value="0.17528114001738" calcext:value-type="float">
            <text:p>0.17528114001738</text:p>
          </table:table-cell>
          <table:table-cell office:value-type="float" office:value="0.0050724301069453" calcext:value-type="float">
            <text:p>0.00507243010694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07704398799" calcext:value-type="float">
            <text:p>34.6207704398799</text:p>
          </table:table-cell>
          <table:table-cell office:value-type="float" office:value="0.148391443636558" calcext:value-type="float">
            <text:p>0.148391443636558</text:p>
          </table:table-cell>
          <table:table-cell office:value-type="float" office:value="0.00428619703580094" calcext:value-type="float">
            <text:p>0.00428619703580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0535312949" calcext:value-type="float">
            <text:p>34.610535312949</text:p>
          </table:table-cell>
          <table:table-cell office:value-type="float" office:value="0.162152011227919" calcext:value-type="float">
            <text:p>0.162152011227919</text:p>
          </table:table-cell>
          <table:table-cell office:value-type="float" office:value="0.00468504776830922" calcext:value-type="float">
            <text:p>0.00468504776830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21034982357" calcext:value-type="float">
            <text:p>34.6121034982357</text:p>
          </table:table-cell>
          <table:table-cell office:value-type="float" office:value="0.135443147217237" calcext:value-type="float">
            <text:p>0.135443147217237</text:p>
          </table:table-cell>
          <table:table-cell office:value-type="float" office:value="0.00391317295188781" calcext:value-type="float">
            <text:p>0.00391317295188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8" calcext:value-type="float">
            <text:p>7.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00323547856" calcext:value-type="float">
            <text:p>34.5800323547856</text:p>
          </table:table-cell>
          <table:table-cell office:value-type="float" office:value="0.130771997184544" calcext:value-type="float">
            <text:p>0.130771997184544</text:p>
          </table:table-cell>
          <table:table-cell office:value-type="float" office:value="0.00378171991983247" calcext:value-type="float">
            <text:p>0.00378171991983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11641707143" calcext:value-type="float">
            <text:p>34.6211641707143</text:p>
          </table:table-cell>
          <table:table-cell office:value-type="float" office:value="0.164631483433347" calcext:value-type="float">
            <text:p>0.164631483433347</text:p>
          </table:table-cell>
          <table:table-cell office:value-type="float" office:value="0.00475522667642145" calcext:value-type="float">
            <text:p>0.00475522667642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2" calcext:value-type="float">
            <text:p>8.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20069720112" calcext:value-type="float">
            <text:p>34.6020069720112</text:p>
          </table:table-cell>
          <table:table-cell office:value-type="float" office:value="0.145136782223644" calcext:value-type="float">
            <text:p>0.145136782223644</text:p>
          </table:table-cell>
          <table:table-cell office:value-type="float" office:value="0.00419446138893163" calcext:value-type="float">
            <text:p>0.00419446138893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58136353499" calcext:value-type="float">
            <text:p>34.5758136353499</text:p>
          </table:table-cell>
          <table:table-cell office:value-type="float" office:value="0.146585270253898" calcext:value-type="float">
            <text:p>0.146585270253898</text:p>
          </table:table-cell>
          <table:table-cell office:value-type="float" office:value="0.00423953205555316" calcext:value-type="float">
            <text:p>0.00423953205555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6" calcext:value-type="float">
            <text:p>8.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83806144588" calcext:value-type="float">
            <text:p>34.6283806144588</text:p>
          </table:table-cell>
          <table:table-cell office:value-type="float" office:value="0.113195400236404" calcext:value-type="float">
            <text:p>0.113195400236404</text:p>
          </table:table-cell>
          <table:table-cell office:value-type="float" office:value="0.00326886207867139" calcext:value-type="float">
            <text:p>0.00326886207867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85939492106" calcext:value-type="float">
            <text:p>34.5785939492106</text:p>
          </table:table-cell>
          <table:table-cell office:value-type="float" office:value="0.12546176829488" calcext:value-type="float">
            <text:p>0.12546176829488</text:p>
          </table:table-cell>
          <table:table-cell office:value-type="float" office:value="0.00362830739963458" calcext:value-type="float">
            <text:p>0.00362830739963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656918873016" calcext:value-type="float">
            <text:p>34.5656918873016</text:p>
          </table:table-cell>
          <table:table-cell office:value-type="float" office:value="0.118901654928285" calcext:value-type="float">
            <text:p>0.118901654928285</text:p>
          </table:table-cell>
          <table:table-cell office:value-type="float" office:value="0.00343987487118595" calcext:value-type="float">
            <text:p>0.00343987487118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2" calcext:value-type="float">
            <text:p>9.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66775484593" calcext:value-type="float">
            <text:p>34.5766775484593</text:p>
          </table:table-cell>
          <table:table-cell office:value-type="float" office:value="0.118860021630008" calcext:value-type="float">
            <text:p>0.118860021630008</text:p>
          </table:table-cell>
          <table:table-cell office:value-type="float" office:value="0.00343757787206203" calcext:value-type="float">
            <text:p>0.00343757787206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4" calcext:value-type="float">
            <text:p>9.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18187711" calcext:value-type="float">
            <text:p>34.5918187711</text:p>
          </table:table-cell>
          <table:table-cell office:value-type="float" office:value="0.134342525568422" calcext:value-type="float">
            <text:p>0.134342525568422</text:p>
          </table:table-cell>
          <table:table-cell office:value-type="float" office:value="0.00388365024855704" calcext:value-type="float">
            <text:p>0.00388365024855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30935885589" calcext:value-type="float">
            <text:p>34.5930935885589</text:p>
          </table:table-cell>
          <table:table-cell office:value-type="float" office:value="0.0827990080410627" calcext:value-type="float">
            <text:p>0.082799008041063</text:p>
          </table:table-cell>
          <table:table-cell office:value-type="float" office:value="0.00239351267700577" calcext:value-type="float">
            <text:p>0.00239351267700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8" calcext:value-type="float">
            <text:p>9.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6.0141321857986" calcext:value-type="float">
            <text:p>36.0141321857986</text:p>
          </table:table-cell>
          <table:table-cell office:value-type="float" office:value="7.11156450574478" calcext:value-type="float">
            <text:p>7.11156450574478</text:p>
          </table:table-cell>
          <table:table-cell office:value-type="float" office:value="0.197465941121554" calcext:value-type="float">
            <text:p>0.19746594112155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17582969466" calcext:value-type="float">
            <text:p>34.6217582969466</text:p>
          </table:table-cell>
          <table:table-cell office:value-type="float" office:value="3.21546582079813" calcext:value-type="float">
            <text:p>3.21546582079813</text:p>
          </table:table-cell>
          <table:table-cell office:value-type="float" office:value="0.0928741340407807" calcext:value-type="float">
            <text:p>0.09287413404078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8220682044843" calcext:value-type="float">
            <text:p>34.8220682044843</text:p>
          </table:table-cell>
          <table:table-cell office:value-type="float" office:value="1.56199002813088" calcext:value-type="float">
            <text:p>1.56199002813088</text:p>
          </table:table-cell>
          <table:table-cell office:value-type="float" office:value="0.0448563255622401" calcext:value-type="float">
            <text:p>0.0448563255622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33822657683" calcext:value-type="float">
            <text:p>34.33822657683</text:p>
          </table:table-cell>
          <table:table-cell office:value-type="float" office:value="1.13882731919382" calcext:value-type="float">
            <text:p>1.13882731919382</text:p>
          </table:table-cell>
          <table:table-cell office:value-type="float" office:value="0.0331650010126689" calcext:value-type="float">
            <text:p>0.03316500101266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806729930803" calcext:value-type="float">
            <text:p>34.6806729930803</text:p>
          </table:table-cell>
          <table:table-cell office:value-type="float" office:value="0.808693576846442" calcext:value-type="float">
            <text:p>0.808693576846442</text:p>
          </table:table-cell>
          <table:table-cell office:value-type="float" office:value="0.0233182780797765" calcext:value-type="float">
            <text:p>0.02331827807977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8484260048389" calcext:value-type="float">
            <text:p>34.8484260048389</text:p>
          </table:table-cell>
          <table:table-cell office:value-type="float" office:value="0.967017438560757" calcext:value-type="float">
            <text:p>0.967017438560757</text:p>
          </table:table-cell>
          <table:table-cell office:value-type="float" office:value="0.0277492429192206" calcext:value-type="float">
            <text:p>0.02774924291922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604749838127" calcext:value-type="float">
            <text:p>34.5604749838127</text:p>
          </table:table-cell>
          <table:table-cell office:value-type="float" office:value="0.807757637597565" calcext:value-type="float">
            <text:p>0.807757637597565</text:p>
          </table:table-cell>
          <table:table-cell office:value-type="float" office:value="0.0233722956057722" calcext:value-type="float">
            <text:p>0.02337229560577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469718797379" calcext:value-type="float">
            <text:p>34.5469718797379</text:p>
          </table:table-cell>
          <table:table-cell office:value-type="float" office:value="0.704553023541209" calcext:value-type="float">
            <text:p>0.704553023541209</text:p>
          </table:table-cell>
          <table:table-cell office:value-type="float" office:value="0.0203940601796835" calcext:value-type="float">
            <text:p>0.02039406017968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8392680796736" calcext:value-type="float">
            <text:p>34.8392680796736</text:p>
          </table:table-cell>
          <table:table-cell office:value-type="float" office:value="0.605796026596444" calcext:value-type="float">
            <text:p>0.605796026596444</text:p>
          </table:table-cell>
          <table:table-cell office:value-type="float" office:value="0.0173883109487563" calcext:value-type="float">
            <text:p>0.01738831094875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4044150379713" calcext:value-type="float">
            <text:p>34.4044150379713</text:p>
          </table:table-cell>
          <table:table-cell office:value-type="float" office:value="0.563332220509806" calcext:value-type="float">
            <text:p>0.563332220509806</text:p>
          </table:table-cell>
          <table:table-cell office:value-type="float" office:value="0.0163738351571469" calcext:value-type="float">
            <text:p>0.01637383515714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7218139254644" calcext:value-type="float">
            <text:p>34.7218139254644</text:p>
          </table:table-cell>
          <table:table-cell office:value-type="float" office:value="0.652066185425942" calcext:value-type="float">
            <text:p>0.652066185425942</text:p>
          </table:table-cell>
          <table:table-cell office:value-type="float" office:value="0.0187797269700742" calcext:value-type="float">
            <text:p>0.01877972697007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422312230288" calcext:value-type="float">
            <text:p>34.5422312230288</text:p>
          </table:table-cell>
          <table:table-cell office:value-type="float" office:value="0.513397778280257" calcext:value-type="float">
            <text:p>0.513397778280257</text:p>
          </table:table-cell>
          <table:table-cell office:value-type="float" office:value="0.0148629014427413" calcext:value-type="float">
            <text:p>0.01486290144274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7298998937806" calcext:value-type="float">
            <text:p>34.7298998937806</text:p>
          </table:table-cell>
          <table:table-cell office:value-type="float" office:value="0.444122980385171" calcext:value-type="float">
            <text:p>0.444122980385171</text:p>
          </table:table-cell>
          <table:table-cell office:value-type="float" office:value="0.0127879142106224" calcext:value-type="float">
            <text:p>0.01278791421062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402185512674" calcext:value-type="float">
            <text:p>34.6402185512674</text:p>
          </table:table-cell>
          <table:table-cell office:value-type="float" office:value="0.289179692193713" calcext:value-type="float">
            <text:p>0.289179692193713</text:p>
          </table:table-cell>
          <table:table-cell office:value-type="float" office:value="0.00834809086916495" calcext:value-type="float">
            <text:p>0.00834809086916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517021919671" calcext:value-type="float">
            <text:p>34.5517021919671</text:p>
          </table:table-cell>
          <table:table-cell office:value-type="float" office:value="0.282090318296812" calcext:value-type="float">
            <text:p>0.282090318296812</text:p>
          </table:table-cell>
          <table:table-cell office:value-type="float" office:value="0.00816429583496454" calcext:value-type="float">
            <text:p>0.00816429583496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35473315292" calcext:value-type="float">
            <text:p>34.5835473315292</text:p>
          </table:table-cell>
          <table:table-cell office:value-type="float" office:value="0.278130825147445" calcext:value-type="float">
            <text:p>0.278130825147445</text:p>
          </table:table-cell>
          <table:table-cell office:value-type="float" office:value="0.00804228734783023" calcext:value-type="float">
            <text:p>0.0080422873478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54872980556" calcext:value-type="float">
            <text:p>34.5954872980556</text:p>
          </table:table-cell>
          <table:table-cell office:value-type="float" office:value="0.339171580932461" calcext:value-type="float">
            <text:p>0.339171580932461</text:p>
          </table:table-cell>
          <table:table-cell office:value-type="float" office:value="0.00980392552387963" calcext:value-type="float">
            <text:p>0.0098039255238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056563768759" calcext:value-type="float">
            <text:p>34.5056563768759</text:p>
          </table:table-cell>
          <table:table-cell office:value-type="float" office:value="0.245450647745853" calcext:value-type="float">
            <text:p>0.245450647745853</text:p>
          </table:table-cell>
          <table:table-cell office:value-type="float" office:value="0.00711334527490231" calcext:value-type="float">
            <text:p>0.00711334527490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38004678035" calcext:value-type="float">
            <text:p>34.6238004678035</text:p>
          </table:table-cell>
          <table:table-cell office:value-type="float" office:value="0.260027880014783" calcext:value-type="float">
            <text:p>0.260027880014783</text:p>
          </table:table-cell>
          <table:table-cell office:value-type="float" office:value="0.00751009064578516" calcext:value-type="float">
            <text:p>0.00751009064578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83677611687" calcext:value-type="float">
            <text:p>34.5983677611687</text:p>
          </table:table-cell>
          <table:table-cell office:value-type="float" office:value="0.220536742636478" calcext:value-type="float">
            <text:p>0.220536742636478</text:p>
          </table:table-cell>
          <table:table-cell office:value-type="float" office:value="0.00637419499552219" calcext:value-type="float">
            <text:p>0.00637419499552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324123546161" calcext:value-type="float">
            <text:p>34.6324123546161</text:p>
          </table:table-cell>
          <table:table-cell office:value-type="float" office:value="0.271942169766144" calcext:value-type="float">
            <text:p>0.271942169766144</text:p>
          </table:table-cell>
          <table:table-cell office:value-type="float" office:value="0.00785224450961174" calcext:value-type="float">
            <text:p>0.00785224450961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65197624929" calcext:value-type="float">
            <text:p>34.5965197624929</text:p>
          </table:table-cell>
          <table:table-cell office:value-type="float" office:value="0.22670899585537" calcext:value-type="float">
            <text:p>0.22670899585537</text:p>
          </table:table-cell>
          <table:table-cell office:value-type="float" office:value="0.00655294224424135" calcext:value-type="float">
            <text:p>0.00655294224424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385885329511" calcext:value-type="float">
            <text:p>34.5385885329511</text:p>
          </table:table-cell>
          <table:table-cell office:value-type="float" office:value="0.256265403047363" calcext:value-type="float">
            <text:p>0.256265403047363</text:p>
          </table:table-cell>
          <table:table-cell office:value-type="float" office:value="0.00741968371993187" calcext:value-type="float">
            <text:p>0.00741968371993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442384958803" calcext:value-type="float">
            <text:p>34.5442384958803</text:p>
          </table:table-cell>
          <table:table-cell office:value-type="float" office:value="0.21544808226746" calcext:value-type="float">
            <text:p>0.21544808226746</text:p>
          </table:table-cell>
          <table:table-cell office:value-type="float" office:value="0.00623687455994011" calcext:value-type="float">
            <text:p>0.0062368745599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71097642536" calcext:value-type="float">
            <text:p>34.6271097642536</text:p>
          </table:table-cell>
          <table:table-cell office:value-type="float" office:value="0.185712138489496" calcext:value-type="float">
            <text:p>0.185712138489496</text:p>
          </table:table-cell>
          <table:table-cell office:value-type="float" office:value="0.00536320067582455" calcext:value-type="float">
            <text:p>0.00536320067582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44948602382" calcext:value-type="float">
            <text:p>34.5944948602382</text:p>
          </table:table-cell>
          <table:table-cell office:value-type="float" office:value="0.180686036202152" calcext:value-type="float">
            <text:p>0.180686036202152</text:p>
          </table:table-cell>
          <table:table-cell office:value-type="float" office:value="0.00522297079151246" calcext:value-type="float">
            <text:p>0.00522297079151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2" calcext:value-type="float">
            <text:p>5.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840503247059" calcext:value-type="float">
            <text:p>34.6840503247059</text:p>
          </table:table-cell>
          <table:table-cell office:value-type="float" office:value="0.186761712659039" calcext:value-type="float">
            <text:p>0.186761712659039</text:p>
          </table:table-cell>
          <table:table-cell office:value-type="float" office:value="0.00538465695069086" calcext:value-type="float">
            <text:p>0.00538465695069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07921685924" calcext:value-type="float">
            <text:p>34.5907921685924</text:p>
          </table:table-cell>
          <table:table-cell office:value-type="float" office:value="0.177906826312536" calcext:value-type="float">
            <text:p>0.177906826312536</text:p>
          </table:table-cell>
          <table:table-cell office:value-type="float" office:value="0.00514318450544394" calcext:value-type="float">
            <text:p>0.00514318450544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596092930856" calcext:value-type="float">
            <text:p>34.5596092930856</text:p>
          </table:table-cell>
          <table:table-cell office:value-type="float" office:value="0.190296232762815" calcext:value-type="float">
            <text:p>0.190296232762815</text:p>
          </table:table-cell>
          <table:table-cell office:value-type="float" office:value="0.00550631898494548" calcext:value-type="float">
            <text:p>0.00550631898494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88839479133" calcext:value-type="float">
            <text:p>34.6188839479133</text:p>
          </table:table-cell>
          <table:table-cell office:value-type="float" office:value="0.163963839048738" calcext:value-type="float">
            <text:p>0.163963839048738</text:p>
          </table:table-cell>
          <table:table-cell office:value-type="float" office:value="0.00473625433146354" calcext:value-type="float">
            <text:p>0.00473625433146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546727092364" calcext:value-type="float">
            <text:p>34.5546727092364</text:p>
          </table:table-cell>
          <table:table-cell office:value-type="float" office:value="0.156777877644344" calcext:value-type="float">
            <text:p>0.156777877644344</text:p>
          </table:table-cell>
          <table:table-cell office:value-type="float" office:value="0.00453709629848231" calcext:value-type="float">
            <text:p>0.00453709629848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2" calcext:value-type="float">
            <text:p>6.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474542986359" calcext:value-type="float">
            <text:p>34.6474542986359</text:p>
          </table:table-cell>
          <table:table-cell office:value-type="float" office:value="0.213203479499803" calcext:value-type="float">
            <text:p>0.213203479499803</text:p>
          </table:table-cell>
          <table:table-cell office:value-type="float" office:value="0.00615351066378913" calcext:value-type="float">
            <text:p>0.00615351066378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4" calcext:value-type="float">
            <text:p>6.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46484505299" calcext:value-type="float">
            <text:p>34.5846484505299</text:p>
          </table:table-cell>
          <table:table-cell office:value-type="float" office:value="0.156886130556996" calcext:value-type="float">
            <text:p>0.156886130556996</text:p>
          </table:table-cell>
          <table:table-cell office:value-type="float" office:value="0.00453629392189449" calcext:value-type="float">
            <text:p>0.00453629392189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48043275386" calcext:value-type="float">
            <text:p>34.6048043275386</text:p>
          </table:table-cell>
          <table:table-cell office:value-type="float" office:value="0.158329294640777" calcext:value-type="float">
            <text:p>0.158329294640777</text:p>
          </table:table-cell>
          <table:table-cell office:value-type="float" office:value="0.00457535587088345" calcext:value-type="float">
            <text:p>0.00457535587088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8" calcext:value-type="float">
            <text:p>6.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97448649454" calcext:value-type="float">
            <text:p>34.5997448649454</text:p>
          </table:table-cell>
          <table:table-cell office:value-type="float" office:value="0.116679428298151" calcext:value-type="float">
            <text:p>0.116679428298151</text:p>
          </table:table-cell>
          <table:table-cell office:value-type="float" office:value="0.0033722626786293" calcext:value-type="float">
            <text:p>0.00337226267862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553421675733" calcext:value-type="float">
            <text:p>34.5553421675733</text:p>
          </table:table-cell>
          <table:table-cell office:value-type="float" office:value="0.191080392972715" calcext:value-type="float">
            <text:p>0.191080392972715</text:p>
          </table:table-cell>
          <table:table-cell office:value-type="float" office:value="0.005529691821487" calcext:value-type="float">
            <text:p>0.00552969182148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68286412546" calcext:value-type="float">
            <text:p>34.5868286412546</text:p>
          </table:table-cell>
          <table:table-cell office:value-type="float" office:value="0.137896446001288" calcext:value-type="float">
            <text:p>0.137896446001288</text:p>
          </table:table-cell>
          <table:table-cell office:value-type="float" office:value="0.00398696415423319" calcext:value-type="float">
            <text:p>0.00398696415423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4" calcext:value-type="float">
            <text:p>7.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48034811198" calcext:value-type="float">
            <text:p>34.6248034811198</text:p>
          </table:table-cell>
          <table:table-cell office:value-type="float" office:value="0.176629012799954" calcext:value-type="float">
            <text:p>0.176629012799954</text:p>
          </table:table-cell>
          <table:table-cell office:value-type="float" office:value="0.00510122787834063" calcext:value-type="float">
            <text:p>0.00510122787834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6" calcext:value-type="float">
            <text:p>7.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34294539535" calcext:value-type="float">
            <text:p>34.5834294539535</text:p>
          </table:table-cell>
          <table:table-cell office:value-type="float" office:value="0.11064957462298" calcext:value-type="float">
            <text:p>0.11064957462298</text:p>
          </table:table-cell>
          <table:table-cell office:value-type="float" office:value="0.00319949687957655" calcext:value-type="float">
            <text:p>0.00319949687957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8" calcext:value-type="float">
            <text:p>7.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45667349253" calcext:value-type="float">
            <text:p>34.6045667349253</text:p>
          </table:table-cell>
          <table:table-cell office:value-type="float" office:value="0.152863415005379" calcext:value-type="float">
            <text:p>0.152863415005379</text:p>
          </table:table-cell>
          <table:table-cell office:value-type="float" office:value="0.00441743473271403" calcext:value-type="float">
            <text:p>0.00441743473271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56796654275" calcext:value-type="float">
            <text:p>34.6056796654275</text:p>
          </table:table-cell>
          <table:table-cell office:value-type="float" office:value="0.104757208173817" calcext:value-type="float">
            <text:p>0.104757208173817</text:p>
          </table:table-cell>
          <table:table-cell office:value-type="float" office:value="0.00302716805988565" calcext:value-type="float">
            <text:p>0.00302716805988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2" calcext:value-type="float">
            <text:p>8.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659979774625" calcext:value-type="float">
            <text:p>34.5659979774625</text:p>
          </table:table-cell>
          <table:table-cell office:value-type="float" office:value="0.144851973516332" calcext:value-type="float">
            <text:p>0.144851973516332</text:p>
          </table:table-cell>
          <table:table-cell office:value-type="float" office:value="0.00419059139015104" calcext:value-type="float">
            <text:p>0.00419059139015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4" calcext:value-type="float">
            <text:p>8.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51222431969" calcext:value-type="float">
            <text:p>34.6151222431969</text:p>
          </table:table-cell>
          <table:table-cell office:value-type="float" office:value="0.130037773638847" calcext:value-type="float">
            <text:p>0.130037773638847</text:p>
          </table:table-cell>
          <table:table-cell office:value-type="float" office:value="0.00375667526826093" calcext:value-type="float">
            <text:p>0.00375667526826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58846795393" calcext:value-type="float">
            <text:p>34.5958846795393</text:p>
          </table:table-cell>
          <table:table-cell office:value-type="float" office:value="0.109227447491745" calcext:value-type="float">
            <text:p>0.109227447491745</text:p>
          </table:table-cell>
          <table:table-cell office:value-type="float" office:value="0.00315723816585458" calcext:value-type="float">
            <text:p>0.00315723816585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8" calcext:value-type="float">
            <text:p>8.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80010278096" calcext:value-type="float">
            <text:p>34.5880010278096</text:p>
          </table:table-cell>
          <table:table-cell office:value-type="float" office:value="0.110060449547422" calcext:value-type="float">
            <text:p>0.110060449547422</text:p>
          </table:table-cell>
          <table:table-cell office:value-type="float" office:value="0.00318204135182403" calcext:value-type="float">
            <text:p>0.00318204135182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89578494389" calcext:value-type="float">
            <text:p>34.5989578494389</text:p>
          </table:table-cell>
          <table:table-cell office:value-type="float" office:value="0.110925741522109" calcext:value-type="float">
            <text:p>0.110925741522109</text:p>
          </table:table-cell>
          <table:table-cell office:value-type="float" office:value="0.00320604285264355" calcext:value-type="float">
            <text:p>0.00320604285264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2" calcext:value-type="float">
            <text:p>9.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69324045277" calcext:value-type="float">
            <text:p>34.5969324045277</text:p>
          </table:table-cell>
          <table:table-cell office:value-type="float" office:value="0.129497810959349" calcext:value-type="float">
            <text:p>0.129497810959349</text:p>
          </table:table-cell>
          <table:table-cell office:value-type="float" office:value="0.0037430431532248" calcext:value-type="float">
            <text:p>0.00374304315322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4" calcext:value-type="float">
            <text:p>9.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57665881173" calcext:value-type="float">
            <text:p>34.5757665881173</text:p>
          </table:table-cell>
          <table:table-cell office:value-type="float" office:value="0.0922510125486434" calcext:value-type="float">
            <text:p>0.092251012548643</text:p>
          </table:table-cell>
          <table:table-cell office:value-type="float" office:value="0.00266808292777947" calcext:value-type="float">
            <text:p>0.00266808292777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16432006324" calcext:value-type="float">
            <text:p>34.6016432006324</text:p>
          </table:table-cell>
          <table:table-cell office:value-type="float" office:value="0.0745595627468041" calcext:value-type="float">
            <text:p>0.074559562746804</text:p>
          </table:table-cell>
          <table:table-cell office:value-type="float" office:value="0.00215479832314558" calcext:value-type="float">
            <text:p>0.00215479832314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8" calcext:value-type="float">
            <text:p>9.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5.7684055286912" calcext:value-type="float">
            <text:p>35.7684055286912</text:p>
          </table:table-cell>
          <table:table-cell office:value-type="float" office:value="7.32675951457372" calcext:value-type="float">
            <text:p>7.32675951457372</text:p>
          </table:table-cell>
          <table:table-cell office:value-type="float" office:value="0.204838862853326" calcext:value-type="float">
            <text:p>0.20483886285332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2956324382502" calcext:value-type="float">
            <text:p>34.2956324382502</text:p>
          </table:table-cell>
          <table:table-cell office:value-type="float" office:value="2.1989872483229" calcext:value-type="float">
            <text:p>2.1989872483229</text:p>
          </table:table-cell>
          <table:table-cell office:value-type="float" office:value="0.064118579888626" calcext:value-type="float">
            <text:p>0.06411857988862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8189228891791" calcext:value-type="float">
            <text:p>34.8189228891791</text:p>
          </table:table-cell>
          <table:table-cell office:value-type="float" office:value="1.86171613188132" calcext:value-type="float">
            <text:p>1.86171613188132</text:p>
          </table:table-cell>
          <table:table-cell office:value-type="float" office:value="0.0534685158931179" calcext:value-type="float">
            <text:p>0.05346851589311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52829854534" calcext:value-type="float">
            <text:p>34.5752829854534</text:p>
          </table:table-cell>
          <table:table-cell office:value-type="float" office:value="1.29208811309145" calcext:value-type="float">
            <text:p>1.29208811309145</text:p>
          </table:table-cell>
          <table:table-cell office:value-type="float" office:value="0.0373702830902371" calcext:value-type="float">
            <text:p>0.03737028309023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4571848908597" calcext:value-type="float">
            <text:p>34.4571848908597</text:p>
          </table:table-cell>
          <table:table-cell office:value-type="float" office:value="1.25127778827791" calcext:value-type="float">
            <text:p>1.25127778827791</text:p>
          </table:table-cell>
          <table:table-cell office:value-type="float" office:value="0.0363139876992631" calcext:value-type="float">
            <text:p>0.03631398769926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80905246579" calcext:value-type="float">
            <text:p>34.680905246579</text:p>
          </table:table-cell>
          <table:table-cell office:value-type="float" office:value="0.635713081535678" calcext:value-type="float">
            <text:p>0.635713081535678</text:p>
          </table:table-cell>
          <table:table-cell office:value-type="float" office:value="0.0183303485596987" calcext:value-type="float">
            <text:p>0.01833034855969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3627759046318" calcext:value-type="float">
            <text:p>34.3627759046318</text:p>
          </table:table-cell>
          <table:table-cell office:value-type="float" office:value="0.817413818822482" calcext:value-type="float">
            <text:p>0.817413818822482</text:p>
          </table:table-cell>
          <table:table-cell office:value-type="float" office:value="0.0237877702631207" calcext:value-type="float">
            <text:p>0.02378777026312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8685179556608" calcext:value-type="float">
            <text:p>34.8685179556608</text:p>
          </table:table-cell>
          <table:table-cell office:value-type="float" office:value="0.599623715083584" calcext:value-type="float">
            <text:p>0.599623715083584</text:p>
          </table:table-cell>
          <table:table-cell office:value-type="float" office:value="0.0171967078109277" calcext:value-type="float">
            <text:p>0.01719670781092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1906194741" calcext:value-type="float">
            <text:p>34.581906194741</text:p>
          </table:table-cell>
          <table:table-cell office:value-type="float" office:value="0.591639562995769" calcext:value-type="float">
            <text:p>0.591639562995769</text:p>
          </table:table-cell>
          <table:table-cell office:value-type="float" office:value="0.0171083560190138" calcext:value-type="float">
            <text:p>0.01710835601901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7003601867319" calcext:value-type="float">
            <text:p>34.7003601867319</text:p>
          </table:table-cell>
          <table:table-cell office:value-type="float" office:value="0.510549511287379" calcext:value-type="float">
            <text:p>0.510549511287379</text:p>
          </table:table-cell>
          <table:table-cell office:value-type="float" office:value="0.0147130896780315" calcext:value-type="float">
            <text:p>0.01471308967803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7200740401939" calcext:value-type="float">
            <text:p>34.7200740401939</text:p>
          </table:table-cell>
          <table:table-cell office:value-type="float" office:value="0.573179277592827" calcext:value-type="float">
            <text:p>0.573179277592827</text:p>
          </table:table-cell>
          <table:table-cell office:value-type="float" office:value="0.0165085845418786" calcext:value-type="float">
            <text:p>0.01650858454187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36853352197" calcext:value-type="float">
            <text:p>34.636853352197</text:p>
          </table:table-cell>
          <table:table-cell office:value-type="float" office:value="0.456703361492448" calcext:value-type="float">
            <text:p>0.456703361492448</text:p>
          </table:table-cell>
          <table:table-cell office:value-type="float" office:value="0.0131854749289309" calcext:value-type="float">
            <text:p>0.01318547492893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10696239978" calcext:value-type="float">
            <text:p>34.6210696239978</text:p>
          </table:table-cell>
          <table:table-cell office:value-type="float" office:value="0.367286088058519" calcext:value-type="float">
            <text:p>0.367286088058519</text:p>
          </table:table-cell>
          <table:table-cell office:value-type="float" office:value="0.0106087446762168" calcext:value-type="float">
            <text:p>0.01060874467621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936297049291" calcext:value-type="float">
            <text:p>34.6936297049291</text:p>
          </table:table-cell>
          <table:table-cell office:value-type="float" office:value="0.493646314522794" calcext:value-type="float">
            <text:p>0.493646314522794</text:p>
          </table:table-cell>
          <table:table-cell office:value-type="float" office:value="0.0142287307128507" calcext:value-type="float">
            <text:p>0.01422873071285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610589537949" calcext:value-type="float">
            <text:p>34.5610589537949</text:p>
          </table:table-cell>
          <table:table-cell office:value-type="float" office:value="0.366791570043053" calcext:value-type="float">
            <text:p>0.366791570043053</text:p>
          </table:table-cell>
          <table:table-cell office:value-type="float" office:value="0.0106128568147585" calcext:value-type="float">
            <text:p>0.01061285681475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271998238059" calcext:value-type="float">
            <text:p>34.5271998238059</text:p>
          </table:table-cell>
          <table:table-cell office:value-type="float" office:value="0.322163221786175" calcext:value-type="float">
            <text:p>0.322163221786175</text:p>
          </table:table-cell>
          <table:table-cell office:value-type="float" office:value="0.00933070806292402" calcext:value-type="float">
            <text:p>0.00933070806292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84107637834" calcext:value-type="float">
            <text:p>34.684107637834</text:p>
          </table:table-cell>
          <table:table-cell office:value-type="float" office:value="0.302106144688613" calcext:value-type="float">
            <text:p>0.302106144688613</text:p>
          </table:table-cell>
          <table:table-cell office:value-type="float" office:value="0.00871021817378603" calcext:value-type="float">
            <text:p>0.00871021817378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89641136092" calcext:value-type="float">
            <text:p>34.5789641136092</text:p>
          </table:table-cell>
          <table:table-cell office:value-type="float" office:value="0.231128714530385" calcext:value-type="float">
            <text:p>0.231128714530385</text:p>
          </table:table-cell>
          <table:table-cell office:value-type="float" office:value="0.00668408439798866" calcext:value-type="float">
            <text:p>0.00668408439798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10402675686" calcext:value-type="float">
            <text:p>34.5810402675686</text:p>
          </table:table-cell>
          <table:table-cell office:value-type="float" office:value="0.230638434616384" calcext:value-type="float">
            <text:p>0.230638434616384</text:p>
          </table:table-cell>
          <table:table-cell office:value-type="float" office:value="0.00666950539462764" calcext:value-type="float">
            <text:p>0.00666950539462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71453672132" calcext:value-type="float">
            <text:p>34.6271453672132</text:p>
          </table:table-cell>
          <table:table-cell office:value-type="float" office:value="0.31665939393525" calcext:value-type="float">
            <text:p>0.31665939393525</text:p>
          </table:table-cell>
          <table:table-cell office:value-type="float" office:value="0.00914483104446375" calcext:value-type="float">
            <text:p>0.00914483104446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87892334165" calcext:value-type="float">
            <text:p>34.6087892334165</text:p>
          </table:table-cell>
          <table:table-cell office:value-type="float" office:value="0.268228012783118" calcext:value-type="float">
            <text:p>0.268228012783118</text:p>
          </table:table-cell>
          <table:table-cell office:value-type="float" office:value="0.00775028594540171" calcext:value-type="float">
            <text:p>0.00775028594540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691797898278" calcext:value-type="float">
            <text:p>34.5691797898278</text:p>
          </table:table-cell>
          <table:table-cell office:value-type="float" office:value="0.264055104154585" calcext:value-type="float">
            <text:p>0.264055104154585</text:p>
          </table:table-cell>
          <table:table-cell office:value-type="float" office:value="0.00763845441980329" calcext:value-type="float">
            <text:p>0.00763845441980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73057227647" calcext:value-type="float">
            <text:p>34.5873057227647</text:p>
          </table:table-cell>
          <table:table-cell office:value-type="float" office:value="0.193054655761442" calcext:value-type="float">
            <text:p>0.193054655761442</text:p>
          </table:table-cell>
          <table:table-cell office:value-type="float" office:value="0.00558166216556084" calcext:value-type="float">
            <text:p>0.00558166216556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14829218999" calcext:value-type="float">
            <text:p>34.6214829218999</text:p>
          </table:table-cell>
          <table:table-cell office:value-type="float" office:value="0.250495357369399" calcext:value-type="float">
            <text:p>0.250495357369399</text:p>
          </table:table-cell>
          <table:table-cell office:value-type="float" office:value="0.00723525788697363" calcext:value-type="float">
            <text:p>0.00723525788697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262193944277" calcext:value-type="float">
            <text:p>34.5262193944277</text:p>
          </table:table-cell>
          <table:table-cell office:value-type="float" office:value="0.237497609945904" calcext:value-type="float">
            <text:p>0.237497609945904</text:p>
          </table:table-cell>
          <table:table-cell office:value-type="float" office:value="0.00687876095649888" calcext:value-type="float">
            <text:p>0.00687876095649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647130155126" calcext:value-type="float">
            <text:p>34.5647130155126</text:p>
          </table:table-cell>
          <table:table-cell office:value-type="float" office:value="0.22848237991074" calcext:value-type="float">
            <text:p>0.22848237991074</text:p>
          </table:table-cell>
          <table:table-cell office:value-type="float" office:value="0.00661027851752155" calcext:value-type="float">
            <text:p>0.00661027851752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436587991374" calcext:value-type="float">
            <text:p>34.6436587991374</text:p>
          </table:table-cell>
          <table:table-cell office:value-type="float" office:value="0.184616202317152" calcext:value-type="float">
            <text:p>0.184616202317152</text:p>
          </table:table-cell>
          <table:table-cell office:value-type="float" office:value="0.00532900417324712" calcext:value-type="float">
            <text:p>0.00532900417324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42507414439" calcext:value-type="float">
            <text:p>34.6042507414439</text:p>
          </table:table-cell>
          <table:table-cell office:value-type="float" office:value="0.164435771041198" calcext:value-type="float">
            <text:p>0.164435771041198</text:p>
          </table:table-cell>
          <table:table-cell office:value-type="float" office:value="0.00475189514345592" calcext:value-type="float">
            <text:p>0.00475189514345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365798449597" calcext:value-type="float">
            <text:p>34.6365798449597</text:p>
          </table:table-cell>
          <table:table-cell office:value-type="float" office:value="0.200330375396716" calcext:value-type="float">
            <text:p>0.200330375396716</text:p>
          </table:table-cell>
          <table:table-cell office:value-type="float" office:value="0.00578378050874063" calcext:value-type="float">
            <text:p>0.00578378050874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798010618525" calcext:value-type="float">
            <text:p>34.6798010618525</text:p>
          </table:table-cell>
          <table:table-cell office:value-type="float" office:value="0.17931890679927" calcext:value-type="float">
            <text:p>0.17931890679927</text:p>
          </table:table-cell>
          <table:table-cell office:value-type="float" office:value="0.00517070171421829" calcext:value-type="float">
            <text:p>0.00517070171421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626381195559" calcext:value-type="float">
            <text:p>34.6626381195559</text:p>
          </table:table-cell>
          <table:table-cell office:value-type="float" office:value="0.134169172500528" calcext:value-type="float">
            <text:p>0.134169172500528</text:p>
          </table:table-cell>
          <table:table-cell office:value-type="float" office:value="0.00387071439968768" calcext:value-type="float">
            <text:p>0.00387071439968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2" calcext:value-type="float">
            <text:p>6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340622667652" calcext:value-type="float">
            <text:p>34.5340622667652</text:p>
          </table:table-cell>
          <table:table-cell office:value-type="float" office:value="0.143144090916668" calcext:value-type="float">
            <text:p>0.143144090916668</text:p>
          </table:table-cell>
          <table:table-cell office:value-type="float" office:value="0.00414501166445243" calcext:value-type="float">
            <text:p>0.00414501166445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70478519623" calcext:value-type="float">
            <text:p>34.5970478519623</text:p>
          </table:table-cell>
          <table:table-cell office:value-type="float" office:value="0.137533866221576" calcext:value-type="float">
            <text:p>0.137533866221576</text:p>
          </table:table-cell>
          <table:table-cell office:value-type="float" office:value="0.00397530641371689" calcext:value-type="float">
            <text:p>0.00397530641371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518736735284" calcext:value-type="float">
            <text:p>34.5518736735284</text:p>
          </table:table-cell>
          <table:table-cell office:value-type="float" office:value="0.148228092295779" calcext:value-type="float">
            <text:p>0.148228092295779</text:p>
          </table:table-cell>
          <table:table-cell office:value-type="float" office:value="0.00429001604070295" calcext:value-type="float">
            <text:p>0.00429001604070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74229330797" calcext:value-type="float">
            <text:p>34.6074229330797</text:p>
          </table:table-cell>
          <table:table-cell office:value-type="float" office:value="0.180590001742444" calcext:value-type="float">
            <text:p>0.180590001742444</text:p>
          </table:table-cell>
          <table:table-cell office:value-type="float" office:value="0.00521824471274994" calcext:value-type="float">
            <text:p>0.0052182447127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446528819261" calcext:value-type="float">
            <text:p>34.5446528819261</text:p>
          </table:table-cell>
          <table:table-cell office:value-type="float" office:value="0.155899759878804" calcext:value-type="float">
            <text:p>0.155899759878804</text:p>
          </table:table-cell>
          <table:table-cell office:value-type="float" office:value="0.00451299251469309" calcext:value-type="float">
            <text:p>0.00451299251469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2" calcext:value-type="float">
            <text:p>7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37023479418" calcext:value-type="float">
            <text:p>34.6237023479418</text:p>
          </table:table-cell>
          <table:table-cell office:value-type="float" office:value="0.124653525598938" calcext:value-type="float">
            <text:p>0.124653525598938</text:p>
          </table:table-cell>
          <table:table-cell office:value-type="float" office:value="0.00360023674956147" calcext:value-type="float">
            <text:p>0.00360023674956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4" calcext:value-type="float">
            <text:p>7.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63780386196" calcext:value-type="float">
            <text:p>34.6163780386196</text:p>
          </table:table-cell>
          <table:table-cell office:value-type="float" office:value="0.122913950199657" calcext:value-type="float">
            <text:p>0.122913950199657</text:p>
          </table:table-cell>
          <table:table-cell office:value-type="float" office:value="0.00355074554774415" calcext:value-type="float">
            <text:p>0.00355074554774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6" calcext:value-type="float">
            <text:p>7.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3689483957" calcext:value-type="float">
            <text:p>34.583689483957</text:p>
          </table:table-cell>
          <table:table-cell office:value-type="float" office:value="0.140348000409994" calcext:value-type="float">
            <text:p>0.140348000409994</text:p>
          </table:table-cell>
          <table:table-cell office:value-type="float" office:value="0.00405821364071349" calcext:value-type="float">
            <text:p>0.00405821364071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8" calcext:value-type="float">
            <text:p>7.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83447226146" calcext:value-type="float">
            <text:p>34.6083447226146</text:p>
          </table:table-cell>
          <table:table-cell office:value-type="float" office:value="0.11039016402728" calcext:value-type="float">
            <text:p>0.11039016402728</text:p>
          </table:table-cell>
          <table:table-cell office:value-type="float" office:value="0.00318969788679741" calcext:value-type="float">
            <text:p>0.00318969788679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423631735541" calcext:value-type="float">
            <text:p>34.6423631735541</text:p>
          </table:table-cell>
          <table:table-cell office:value-type="float" office:value="0.105983876535908" calcext:value-type="float">
            <text:p>0.105983876535908</text:p>
          </table:table-cell>
          <table:table-cell office:value-type="float" office:value="0.00305937201815422" calcext:value-type="float">
            <text:p>0.00305937201815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2" calcext:value-type="float">
            <text:p>8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23628572844" calcext:value-type="float">
            <text:p>34.5723628572844</text:p>
          </table:table-cell>
          <table:table-cell office:value-type="float" office:value="0.11906005785614" calcext:value-type="float">
            <text:p>0.11906005785614</text:p>
          </table:table-cell>
          <table:table-cell office:value-type="float" office:value="0.0034437929032396" calcext:value-type="float">
            <text:p>0.0034437929032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58803745418" calcext:value-type="float">
            <text:p>34.5758803745418</text:p>
          </table:table-cell>
          <table:table-cell office:value-type="float" office:value="0.134059904780281" calcext:value-type="float">
            <text:p>0.134059904780281</text:p>
          </table:table-cell>
          <table:table-cell office:value-type="float" office:value="0.00387726656062209" calcext:value-type="float">
            <text:p>0.00387726656062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6" calcext:value-type="float">
            <text:p>8.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46069931684" calcext:value-type="float">
            <text:p>34.5846069931684</text:p>
          </table:table-cell>
          <table:table-cell office:value-type="float" office:value="0.116248615160481" calcext:value-type="float">
            <text:p>0.116248615160481</text:p>
          </table:table-cell>
          <table:table-cell office:value-type="float" office:value="0.00336128194787479" calcext:value-type="float">
            <text:p>0.00336128194787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76137976427" calcext:value-type="float">
            <text:p>34.5876137976427</text:p>
          </table:table-cell>
          <table:table-cell office:value-type="float" office:value="0.133295301855914" calcext:value-type="float">
            <text:p>0.133295301855914</text:p>
          </table:table-cell>
          <table:table-cell office:value-type="float" office:value="0.00385384498149445" calcext:value-type="float">
            <text:p>0.00385384498149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18535104014" calcext:value-type="float">
            <text:p>34.6218535104014</text:p>
          </table:table-cell>
          <table:table-cell office:value-type="float" office:value="0.139858381994628" calcext:value-type="float">
            <text:p>0.139858381994628</text:p>
          </table:table-cell>
          <table:table-cell office:value-type="float" office:value="0.00403959834075928" calcext:value-type="float">
            <text:p>0.00403959834075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2" calcext:value-type="float">
            <text:p>9.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51042699226" calcext:value-type="float">
            <text:p>34.5851042699226</text:p>
          </table:table-cell>
          <table:table-cell office:value-type="float" office:value="0.125337965823035" calcext:value-type="float">
            <text:p>0.125337965823035</text:p>
          </table:table-cell>
          <table:table-cell office:value-type="float" office:value="0.00362404475767437" calcext:value-type="float">
            <text:p>0.00362404475767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4" calcext:value-type="float">
            <text:p>9.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49372356731" calcext:value-type="float">
            <text:p>34.6149372356731</text:p>
          </table:table-cell>
          <table:table-cell office:value-type="float" office:value="0.0742735523477567" calcext:value-type="float">
            <text:p>0.074273552347757</text:p>
          </table:table-cell>
          <table:table-cell office:value-type="float" office:value="0.002145708132939" calcext:value-type="float">
            <text:p>0.00214570813293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6" calcext:value-type="float">
            <text:p>9.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03893234347" calcext:value-type="float">
            <text:p>34.6103893234347</text:p>
          </table:table-cell>
          <table:table-cell office:value-type="float" office:value="0.0921423917827296" calcext:value-type="float">
            <text:p>0.09214239178273</text:p>
          </table:table-cell>
          <table:table-cell office:value-type="float" office:value="0.00266227550697732" calcext:value-type="float">
            <text:p>0.00266227550697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8" calcext:value-type="float">
            <text:p>9.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3.2773771791136" calcext:value-type="float">
            <text:p>33.2773771791136</text:p>
          </table:table-cell>
          <table:table-cell office:value-type="float" office:value="7.4049022935252" calcext:value-type="float">
            <text:p>7.4049022935252</text:p>
          </table:table-cell>
          <table:table-cell office:value-type="float" office:value="0.222520610734095" calcext:value-type="float">
            <text:p>0.22252061073409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4254624282792" calcext:value-type="float">
            <text:p>34.4254624282792</text:p>
          </table:table-cell>
          <table:table-cell office:value-type="float" office:value="2.01986909521131" calcext:value-type="float">
            <text:p>2.01986909521131</text:p>
          </table:table-cell>
          <table:table-cell office:value-type="float" office:value="0.058673695361956" calcext:value-type="float">
            <text:p>0.05867369536195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3269178890933" calcext:value-type="float">
            <text:p>34.3269178890933</text:p>
          </table:table-cell>
          <table:table-cell office:value-type="float" office:value="1.62791666367121" calcext:value-type="float">
            <text:p>1.62791666367121</text:p>
          </table:table-cell>
          <table:table-cell office:value-type="float" office:value="0.0474239099744067" calcext:value-type="float">
            <text:p>0.04742390997440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8547947176594" calcext:value-type="float">
            <text:p>34.8547947176594</text:p>
          </table:table-cell>
          <table:table-cell office:value-type="float" office:value="0.829248319352498" calcext:value-type="float">
            <text:p>0.829248319352498</text:p>
          </table:table-cell>
          <table:table-cell office:value-type="float" office:value="0.0237915135082507" calcext:value-type="float">
            <text:p>0.02379151350825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7142163513474" calcext:value-type="float">
            <text:p>34.7142163513474</text:p>
          </table:table-cell>
          <table:table-cell office:value-type="float" office:value="1.03539269524262" calcext:value-type="float">
            <text:p>1.03539269524262</text:p>
          </table:table-cell>
          <table:table-cell office:value-type="float" office:value="0.029826186619432" calcext:value-type="float">
            <text:p>0.02982618661943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3208392029684" calcext:value-type="float">
            <text:p>34.3208392029684</text:p>
          </table:table-cell>
          <table:table-cell office:value-type="float" office:value="0.648197628951713" calcext:value-type="float">
            <text:p>0.648197628951713</text:p>
          </table:table-cell>
          <table:table-cell office:value-type="float" office:value="0.0188864154841427" calcext:value-type="float">
            <text:p>0.01888641548414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7978608748485" calcext:value-type="float">
            <text:p>34.7978608748485</text:p>
          </table:table-cell>
          <table:table-cell office:value-type="float" office:value="0.757427533715307" calcext:value-type="float">
            <text:p>0.757427533715307</text:p>
          </table:table-cell>
          <table:table-cell office:value-type="float" office:value="0.0217664969820822" calcext:value-type="float">
            <text:p>0.02176649698208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4672911832312" calcext:value-type="float">
            <text:p>34.4672911832312</text:p>
          </table:table-cell>
          <table:table-cell office:value-type="float" office:value="0.499671526982887" calcext:value-type="float">
            <text:p>0.499671526982887</text:p>
          </table:table-cell>
          <table:table-cell office:value-type="float" office:value="0.014496976983964" calcext:value-type="float">
            <text:p>0.01449697698396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236772709681" calcext:value-type="float">
            <text:p>34.5236772709681</text:p>
          </table:table-cell>
          <table:table-cell office:value-type="float" office:value="0.642760725446319" calcext:value-type="float">
            <text:p>0.642760725446319</text:p>
          </table:table-cell>
          <table:table-cell office:value-type="float" office:value="0.0186179681961873" calcext:value-type="float">
            <text:p>0.01861796819618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974350155353" calcext:value-type="float">
            <text:p>34.6974350155353</text:p>
          </table:table-cell>
          <table:table-cell office:value-type="float" office:value="0.336360915499134" calcext:value-type="float">
            <text:p>0.336360915499134</text:p>
          </table:table-cell>
          <table:table-cell office:value-type="float" office:value="0.0096941147191005" calcext:value-type="float">
            <text:p>0.00969411471910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400554109886" calcext:value-type="float">
            <text:p>34.5400554109886</text:p>
          </table:table-cell>
          <table:table-cell office:value-type="float" office:value="0.487911014133002" calcext:value-type="float">
            <text:p>0.487911014133002</text:p>
          </table:table-cell>
          <table:table-cell office:value-type="float" office:value="0.0141259476375298" calcext:value-type="float">
            <text:p>0.01412594763753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7600907917907" calcext:value-type="float">
            <text:p>34.7600907917907</text:p>
          </table:table-cell>
          <table:table-cell office:value-type="float" office:value="0.494950120576849" calcext:value-type="float">
            <text:p>0.494950120576849</text:p>
          </table:table-cell>
          <table:table-cell office:value-type="float" office:value="0.0142390341711576" calcext:value-type="float">
            <text:p>0.01423903417115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41579454616" calcext:value-type="float">
            <text:p>34.5741579454616</text:p>
          </table:table-cell>
          <table:table-cell office:value-type="float" office:value="0.559771944911887" calcext:value-type="float">
            <text:p>0.559771944911887</text:p>
          </table:table-cell>
          <table:table-cell office:value-type="float" office:value="0.0161904722537246" calcext:value-type="float">
            <text:p>0.01619047225372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79358595309" calcext:value-type="float">
            <text:p>34.5979358595309</text:p>
          </table:table-cell>
          <table:table-cell office:value-type="float" office:value="0.289055234394366" calcext:value-type="float">
            <text:p>0.289055234394366</text:p>
          </table:table-cell>
          <table:table-cell office:value-type="float" office:value="0.00835469594394136" calcext:value-type="float">
            <text:p>0.00835469594394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2.8" calcext:value-type="float">
            <text:p>2.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456568519518" calcext:value-type="float">
            <text:p>34.6456568519518</text:p>
          </table:table-cell>
          <table:table-cell office:value-type="float" office:value="0.426613309122915" calcext:value-type="float">
            <text:p>0.426613309122915</text:p>
          </table:table-cell>
          <table:table-cell office:value-type="float" office:value="0.0123136158435651" calcext:value-type="float">
            <text:p>0.01231361584356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694263099558" calcext:value-type="float">
            <text:p>34.5694263099558</text:p>
          </table:table-cell>
          <table:table-cell office:value-type="float" office:value="0.403598182729044" calcext:value-type="float">
            <text:p>0.403598182729044</text:p>
          </table:table-cell>
          <table:table-cell office:value-type="float" office:value="0.0116750037767566" calcext:value-type="float">
            <text:p>0.01167500377675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305648745615" calcext:value-type="float">
            <text:p>34.6305648745615</text:p>
          </table:table-cell>
          <table:table-cell office:value-type="float" office:value="0.276246234173854" calcext:value-type="float">
            <text:p>0.276246234173854</text:p>
          </table:table-cell>
          <table:table-cell office:value-type="float" office:value="0.00797694854746005" calcext:value-type="float">
            <text:p>0.0079769485474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4" calcext:value-type="float">
            <text:p>3.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165338824743" calcext:value-type="float">
            <text:p>34.5165338824743</text:p>
          </table:table-cell>
          <table:table-cell office:value-type="float" office:value="0.275407676435159" calcext:value-type="float">
            <text:p>0.275407676435159</text:p>
          </table:table-cell>
          <table:table-cell office:value-type="float" office:value="0.00797900731785228" calcext:value-type="float">
            <text:p>0.00797900731785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396742432772" calcext:value-type="float">
            <text:p>34.6396742432772</text:p>
          </table:table-cell>
          <table:table-cell office:value-type="float" office:value="0.325012862963996" calcext:value-type="float">
            <text:p>0.325012862963996</text:p>
          </table:table-cell>
          <table:table-cell office:value-type="float" office:value="0.00938267665802525" calcext:value-type="float">
            <text:p>0.00938267665802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432711162022" calcext:value-type="float">
            <text:p>34.6432711162022</text:p>
          </table:table-cell>
          <table:table-cell office:value-type="float" office:value="0.23353881718632" calcext:value-type="float">
            <text:p>0.23353881718632</text:p>
          </table:table-cell>
          <table:table-cell office:value-type="float" office:value="0.00674124612548776" calcext:value-type="float">
            <text:p>0.00674124612548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66474091488" calcext:value-type="float">
            <text:p>34.5766474091488</text:p>
          </table:table-cell>
          <table:table-cell office:value-type="float" office:value="0.226525380962613" calcext:value-type="float">
            <text:p>0.226525380962613</text:p>
          </table:table-cell>
          <table:table-cell office:value-type="float" office:value="0.00655139806592921" calcext:value-type="float">
            <text:p>0.00655139806592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343935830813" calcext:value-type="float">
            <text:p>34.5343935830813</text:p>
          </table:table-cell>
          <table:table-cell office:value-type="float" office:value="0.276635708099016" calcext:value-type="float">
            <text:p>0.276635708099016</text:p>
          </table:table-cell>
          <table:table-cell office:value-type="float" office:value="0.00801044058971235" calcext:value-type="float">
            <text:p>0.00801044058971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4" calcext:value-type="float">
            <text:p>4.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13540332408" calcext:value-type="float">
            <text:p>34.6113540332408</text:p>
          </table:table-cell>
          <table:table-cell office:value-type="float" office:value="0.226803964091145" calcext:value-type="float">
            <text:p>0.226803964091145</text:p>
          </table:table-cell>
          <table:table-cell office:value-type="float" office:value="0.00655287752895546" calcext:value-type="float">
            <text:p>0.00655287752895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6" calcext:value-type="float">
            <text:p>4.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364442914571" calcext:value-type="float">
            <text:p>34.5364442914571</text:p>
          </table:table-cell>
          <table:table-cell office:value-type="float" office:value="0.192937351324729" calcext:value-type="float">
            <text:p>0.192937351324729</text:p>
          </table:table-cell>
          <table:table-cell office:value-type="float" office:value="0.00558648567572584" calcext:value-type="float">
            <text:p>0.00558648567572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4.8" calcext:value-type="float">
            <text:p>4.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507894457864" calcext:value-type="float">
            <text:p>34.6507894457864</text:p>
          </table:table-cell>
          <table:table-cell office:value-type="float" office:value="0.122048242176847" calcext:value-type="float">
            <text:p>0.122048242176847</text:p>
          </table:table-cell>
          <table:table-cell office:value-type="float" office:value="0.00352223554293907" calcext:value-type="float">
            <text:p>0.00352223554293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86499017732" calcext:value-type="float">
            <text:p>34.5786499017732</text:p>
          </table:table-cell>
          <table:table-cell office:value-type="float" office:value="0.208339320644283" calcext:value-type="float">
            <text:p>0.208339320644283</text:p>
          </table:table-cell>
          <table:table-cell office:value-type="float" office:value="0.00602508545695415" calcext:value-type="float">
            <text:p>0.00602508545695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49685686071" calcext:value-type="float">
            <text:p>34.549685686071</text:p>
          </table:table-cell>
          <table:table-cell office:value-type="float" office:value="0.185895651692688" calcext:value-type="float">
            <text:p>0.185895651692688</text:p>
          </table:table-cell>
          <table:table-cell office:value-type="float" office:value="0.00538053090791599" calcext:value-type="float">
            <text:p>0.00538053090791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756976140125" calcext:value-type="float">
            <text:p>34.6756976140125</text:p>
          </table:table-cell>
          <table:table-cell office:value-type="float" office:value="0.208842420370933" calcext:value-type="float">
            <text:p>0.208842420370933</text:p>
          </table:table-cell>
          <table:table-cell office:value-type="float" office:value="0.00602273161727363" calcext:value-type="float">
            <text:p>0.00602273161727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6" calcext:value-type="float">
            <text:p>5.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5564564901" calcext:value-type="float">
            <text:p>34.625564564901</text:p>
          </table:table-cell>
          <table:table-cell office:value-type="float" office:value="0.240678310827636" calcext:value-type="float">
            <text:p>0.240678310827636</text:p>
          </table:table-cell>
          <table:table-cell office:value-type="float" office:value="0.00695088481161128" calcext:value-type="float">
            <text:p>0.00695088481161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389092576104" calcext:value-type="float">
            <text:p>34.5389092576104</text:p>
          </table:table-cell>
          <table:table-cell office:value-type="float" office:value="0.148331577262218" calcext:value-type="float">
            <text:p>0.148331577262218</text:p>
          </table:table-cell>
          <table:table-cell office:value-type="float" office:value="0.00429462251271105" calcext:value-type="float">
            <text:p>0.00429462251271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89021068324" calcext:value-type="float">
            <text:p>34.6189021068324</text:p>
          </table:table-cell>
          <table:table-cell office:value-type="float" office:value="0.227383840375009" calcext:value-type="float">
            <text:p>0.227383840375009</text:p>
          </table:table-cell>
          <table:table-cell office:value-type="float" office:value="0.00656819906285047" calcext:value-type="float">
            <text:p>0.0065681990628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88110076148" calcext:value-type="float">
            <text:p>34.5788110076148</text:p>
          </table:table-cell>
          <table:table-cell office:value-type="float" office:value="0.144617046245426" calcext:value-type="float">
            <text:p>0.144617046245426</text:p>
          </table:table-cell>
          <table:table-cell office:value-type="float" office:value="0.00418224461834674" calcext:value-type="float">
            <text:p>0.00418224461834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695742879005" calcext:value-type="float">
            <text:p>34.6695742879005</text:p>
          </table:table-cell>
          <table:table-cell office:value-type="float" office:value="0.188066259851292" calcext:value-type="float">
            <text:p>0.188066259851292</text:p>
          </table:table-cell>
          <table:table-cell office:value-type="float" office:value="0.00542453328932067" calcext:value-type="float">
            <text:p>0.00542453328932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6" calcext:value-type="float">
            <text:p>6.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96935060938" calcext:value-type="float">
            <text:p>34.6096935060938</text:p>
          </table:table-cell>
          <table:table-cell office:value-type="float" office:value="0.193890839514459" calcext:value-type="float">
            <text:p>0.193890839514459</text:p>
          </table:table-cell>
          <table:table-cell office:value-type="float" office:value="0.00560221197799166" calcext:value-type="float">
            <text:p>0.005602211977992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72420407319" calcext:value-type="float">
            <text:p>34.6272420407319</text:p>
          </table:table-cell>
          <table:table-cell office:value-type="float" office:value="0.153001052469271" calcext:value-type="float">
            <text:p>0.153001052469271</text:p>
          </table:table-cell>
          <table:table-cell office:value-type="float" office:value="0.00441851685124957" calcext:value-type="float">
            <text:p>0.0044185168512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74379603097" calcext:value-type="float">
            <text:p>34.574379603097</text:p>
          </table:table-cell>
          <table:table-cell office:value-type="float" office:value="0.216157155705028" calcext:value-type="float">
            <text:p>0.216157155705028</text:p>
          </table:table-cell>
          <table:table-cell office:value-type="float" office:value="0.00625194604173507" calcext:value-type="float">
            <text:p>0.00625194604173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2" calcext:value-type="float">
            <text:p>7.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312888425445" calcext:value-type="float">
            <text:p>34.6312888425445</text:p>
          </table:table-cell>
          <table:table-cell office:value-type="float" office:value="0.2006449632585" calcext:value-type="float">
            <text:p>0.2006449632585</text:p>
          </table:table-cell>
          <table:table-cell office:value-type="float" office:value="0.00579374808055103" calcext:value-type="float">
            <text:p>0.00579374808055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4" calcext:value-type="float">
            <text:p>7.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53228967972" calcext:value-type="float">
            <text:p>34.5953228967972</text:p>
          </table:table-cell>
          <table:table-cell office:value-type="float" office:value="0.108046463311525" calcext:value-type="float">
            <text:p>0.108046463311525</text:p>
          </table:table-cell>
          <table:table-cell office:value-type="float" office:value="0.00312315232997949" calcext:value-type="float">
            <text:p>0.00312315232997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50363039572" calcext:value-type="float">
            <text:p>34.5950363039572</text:p>
          </table:table-cell>
          <table:table-cell office:value-type="float" office:value="0.116379195944944" calcext:value-type="float">
            <text:p>0.116379195944944</text:p>
          </table:table-cell>
          <table:table-cell office:value-type="float" office:value="0.00336404318013772" calcext:value-type="float">
            <text:p>0.00336404318013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7.8" calcext:value-type="float">
            <text:p>7.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253103428179" calcext:value-type="float">
            <text:p>34.6253103428179</text:p>
          </table:table-cell>
          <table:table-cell office:value-type="float" office:value="0.126623228205914" calcext:value-type="float">
            <text:p>0.126623228205914</text:p>
          </table:table-cell>
          <table:table-cell office:value-type="float" office:value="0.00365695576306014" calcext:value-type="float">
            <text:p>0.0036569557630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56787553304" calcext:value-type="float">
            <text:p>34.5856787553304</text:p>
          </table:table-cell>
          <table:table-cell office:value-type="float" office:value="0.127487895567536" calcext:value-type="float">
            <text:p>0.127487895567536</text:p>
          </table:table-cell>
          <table:table-cell office:value-type="float" office:value="0.00368614698787391" calcext:value-type="float">
            <text:p>0.003686146987874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2" calcext:value-type="float">
            <text:p>8.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1625071279" calcext:value-type="float">
            <text:p>34.601625071279</text:p>
          </table:table-cell>
          <table:table-cell office:value-type="float" office:value="0.120022849783312" calcext:value-type="float">
            <text:p>0.120022849783312</text:p>
          </table:table-cell>
          <table:table-cell office:value-type="float" office:value="0.00346870557484124" calcext:value-type="float">
            <text:p>0.00346870557484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4" calcext:value-type="float">
            <text:p>8.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10857441787" calcext:value-type="float">
            <text:p>34.5810857441787</text:p>
          </table:table-cell>
          <table:table-cell office:value-type="float" office:value="0.116023404498184" calcext:value-type="float">
            <text:p>0.116023404498184</text:p>
          </table:table-cell>
          <table:table-cell office:value-type="float" office:value="0.00335511167452906" calcext:value-type="float">
            <text:p>0.00335511167452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6" calcext:value-type="float">
            <text:p>8.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3848314774" calcext:value-type="float">
            <text:p>34.613848314774</text:p>
          </table:table-cell>
          <table:table-cell office:value-type="float" office:value="0.132708885600566" calcext:value-type="float">
            <text:p>0.132708885600566</text:p>
          </table:table-cell>
          <table:table-cell office:value-type="float" office:value="0.00383398241055799" calcext:value-type="float">
            <text:p>0.003833982410558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8.8" calcext:value-type="float">
            <text:p>8.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944369491192" calcext:value-type="float">
            <text:p>34.5944369491192</text:p>
          </table:table-cell>
          <table:table-cell office:value-type="float" office:value="0.136548359790172" calcext:value-type="float">
            <text:p>0.136548359790172</text:p>
          </table:table-cell>
          <table:table-cell office:value-type="float" office:value="0.00394711901196729" calcext:value-type="float">
            <text:p>0.003947119011967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10317719448" calcext:value-type="float">
            <text:p>34.610317719448</text:p>
          </table:table-cell>
          <table:table-cell office:value-type="float" office:value="0.116825911562272" calcext:value-type="float">
            <text:p>0.116825911562272</text:p>
          </table:table-cell>
          <table:table-cell office:value-type="float" office:value="0.00337546486886556" calcext:value-type="float">
            <text:p>0.003375464868866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2" calcext:value-type="float">
            <text:p>9.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5834928098399" calcext:value-type="float">
            <text:p>34.5834928098399</text:p>
          </table:table-cell>
          <table:table-cell office:value-type="float" office:value="0.123802044122149" calcext:value-type="float">
            <text:p>0.123802044122149</text:p>
          </table:table-cell>
          <table:table-cell office:value-type="float" office:value="0.00357980163550524" calcext:value-type="float">
            <text:p>0.003579801635505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4" calcext:value-type="float">
            <text:p>9.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16793477787" calcext:value-type="float">
            <text:p>34.6016793477787</text:p>
          </table:table-cell>
          <table:table-cell office:value-type="float" office:value="0.1289198869484" calcext:value-type="float">
            <text:p>0.1289198869484</text:p>
          </table:table-cell>
          <table:table-cell office:value-type="float" office:value="0.00372582745631032" calcext:value-type="float">
            <text:p>0.00372582745631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6" calcext:value-type="float">
            <text:p>9.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4.6043486649219" calcext:value-type="float">
            <text:p>34.6043486649219</text:p>
          </table:table-cell>
          <table:table-cell office:value-type="float" office:value="0.0758919367692084" calcext:value-type="float">
            <text:p>0.075891936769208</text:p>
          </table:table-cell>
          <table:table-cell office:value-type="float" office:value="0.00219313293551857" calcext:value-type="float">
            <text:p>0.002193132935519</text:p>
          </table:table-cell>
          <table:table-cell office:value-type="string" calcext:value-type="string">
            <text:p>standard_DP</text:p>
          </table:table-cell>
          <table:table-cell office:value-type="string" calcext:value-type="string">
            <text:p>NaiveDataBlocker</text:p>
          </table:table-cell>
          <table:table-cell office:value-type="float" office:value="9.8" calcext:value-type="float">
            <text:p>9.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</table:table>
      <table:table table:name="x=epsilon" table:style-name="ta1">
        <table:shapes>
          <draw:frame draw:z-index="0" draw:style-name="gr1" draw:text-style-name="P1" svg:width="159.99mm" svg:height="89.99mm" svg:x="239.6mm" svg:y="5.79mm">
            <loext:p draw:notify-on-update-of-ranges="'x=epsilon'.A2:'x=epsilon'.A50 'x=epsilon'.B1:'x=epsilon'.B1 'x=epsilon'.B2:'x=epsilon'.B50 'x=epsilon'.C1:'x=epsilon'.C1 'x=epsilon'.C2:'x=epsilon'.C50 'x=epsilon'.D1:'x=epsilon'.D1 'x=epsilon'.D2:'x=epsilon'.D50 'x=epsilon'.E1:'x=epsilon'.E1 'x=epsilon'.E2:'x=epsilon'.E50 'x=epsilon'.F1:'x=epsilon'.F1 'x=epsilon'.F2:'x=epsilon'.F50 'x=epsilon'.G1:'x=epsilon'.G1 'x=epsilon'.G2:'x=epsilon'.G5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401.85mm" svg:y="3.92mm">
            <loext:p draw:notify-on-update-of-ranges="'x=epsilon'.A1:'x=epsilon'.A1 'x=epsilon'.A2:'x=epsilon'.A6 'x=epsilon'.B1:'x=epsilon'.B1 'x=epsilon'.B2:'x=epsilon'.B6 'x=epsilon'.C1:'x=epsilon'.C1 'x=epsilon'.C2:'x=epsilon'.C6 'x=epsilon'.D1:'x=epsilon'.D1 'x=epsilon'.D2:'x=epsilon'.D6 'x=epsilon'.E1:'x=epsilon'.E1 'x=epsilon'.E2:'x=epsilon'.E6 'x=epsilon'.F1:'x=epsilon'.F1 'x=epsilon'.F2:'x=epsilon'.F6 'x=epsilon'.G1:'x=epsilon'.G1 'x=epsilon'.G2:'x=epsilon'.G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239.55mm" svg:y="103.21mm">
            <loext:p draw:notify-on-update-of-ranges="'x=epsilon'.A1:'x=epsilon'.A1 'x=epsilon'.A2:'x=epsilon'.A50 'x=epsilon'.B1:'x=epsilon'.B1 'x=epsilon'.B2:'x=epsilon'.B50 'x=epsilon'.C1:'x=epsilon'.C1 'x=epsilon'.C2:'x=epsilon'.C50 'x=epsilon'.D1:'x=epsilon'.D1 'x=epsilon'.D2:'x=epsilon'.D50 'x=epsilon'.E1:'x=epsilon'.E1 'x=epsilon'.E2:'x=epsilon'.E50 'x=epsilon'.F1:'x=epsilon'.F1 'x=epsilon'.F2:'x=epsilon'.F50 'x=epsilon'.G1:'x=epsilon'.G1 'x=epsilon'.G2:'x=epsilon'.G5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59.99mm" svg:height="91.89mm" svg:x="406.55mm" svg:y="102.28mm">
            <loext:p draw:notify-on-update-of-ranges="'x=gamma'.E1:'x=gamma'.E1 'x=gamma'.E2:'x=gamma'.E7 'x=gamma'.F1:'x=gamma'.F1 'x=gamma'.F2:'x=gamma'.F7 'x=gamma'.G1:'x=gamma'.G1 'x=gamma'.G2:'x=gamma'.G7 'x=gamma'.H1:'x=gamma'.H1 'x=gamma'.H2:'x=gamma'.H7 'x=gamma'.I1:'x=gamma'.I1 'x=gamma'.I2:'x=gamma'.I7 'x=gamma'.J1:'x=gamma'.J1 'x=gamma'.J2:'x=gamma'.J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8" table:default-cell-style-name="Default"/>
        <table:table-column table:style-name="co9" table:number-columns-repeated="6" table:default-cell-style-name="Default"/>
        <table:table-row table:style-name="ro1">
          <table:table-cell table:formula="of:=['census-experiment-repetitions_aggregates'.F1]" office:value-type="string" office:string-value="epsilon" calcext:value-type="string">
            <text:p>epsilon</text:p>
          </table:table-cell>
          <table:table-cell office:value-type="string" calcext:value-type="string">
            <text:p>std_gamma=1</text:p>
          </table:table-cell>
          <table:table-cell office:value-type="string" calcext:value-type="string">
            <text:p>std_gamma=2</text:p>
          </table:table-cell>
          <table:table-cell office:value-type="string" calcext:value-type="string">
            <text:p>std_gamma=3</text:p>
          </table:table-cell>
          <table:table-cell office:value-type="string" calcext:value-type="string">
            <text:p>std_gamma=4</text:p>
          </table:table-cell>
          <table:table-cell office:value-type="string" calcext:value-type="string">
            <text:p>std_gamma=5</text:p>
          </table:table-cell>
          <table:table-cell office:value-type="string" calcext:value-type="string">
            <text:p>std_gamma=6</text:p>
          </table:table-cell>
        </table:table-row>
        <table:table-row table:style-name="ro1">
          <table:table-cell table:formula="of:=['census-experiment-repetitions_aggregates'.F2]" office:value-type="float" office:value="0.2" calcext:value-type="float">
            <text:p>0.2</text:p>
          </table:table-cell>
          <table:table-cell table:formula="of:=['census-experiment-repetitions_aggregates'.B2]" office:value-type="float" office:value="3.98332165402291" calcext:value-type="float">
            <text:p>3.98332165402291</text:p>
          </table:table-cell>
          <table:table-cell table:formula="of:=['census-experiment-repetitions_aggregates'.B51]" office:value-type="float" office:value="4.24842755045908" calcext:value-type="float">
            <text:p>4.24842755045908</text:p>
          </table:table-cell>
          <table:table-cell table:formula="of:=['census-experiment-repetitions_aggregates'.B100]" office:value-type="float" office:value="5.82138631347726" calcext:value-type="float">
            <text:p>5.82138631347726</text:p>
          </table:table-cell>
          <table:table-cell table:formula="of:=['census-experiment-repetitions_aggregates'.B149]" office:value-type="float" office:value="7.11156450574478" calcext:value-type="float">
            <text:p>7.11156450574478</text:p>
          </table:table-cell>
          <table:table-cell table:formula="of:=['census-experiment-repetitions_aggregates'.B198]" office:value-type="float" office:value="7.32675951457372" calcext:value-type="float">
            <text:p>7.32675951457372</text:p>
          </table:table-cell>
          <table:table-cell table:formula="of:=['census-experiment-repetitions_aggregates'.B247]" office:value-type="float" office:value="7.4049022935252" calcext:value-type="float">
            <text:p>7.4049022935252</text:p>
          </table:table-cell>
        </table:table-row>
        <table:table-row table:style-name="ro1">
          <table:table-cell table:formula="of:=['census-experiment-repetitions_aggregates'.F3]" office:value-type="float" office:value="0.4" calcext:value-type="float">
            <text:p>0.4</text:p>
          </table:table-cell>
          <table:table-cell table:formula="of:=['census-experiment-repetitions_aggregates'.B3]" office:value-type="float" office:value="1.90432404114378" calcext:value-type="float">
            <text:p>1.90432404114378</text:p>
          </table:table-cell>
          <table:table-cell table:formula="of:=['census-experiment-repetitions_aggregates'.B52]" office:value-type="float" office:value="2.69593031729569" calcext:value-type="float">
            <text:p>2.69593031729569</text:p>
          </table:table-cell>
          <table:table-cell table:formula="of:=['census-experiment-repetitions_aggregates'.B101]" office:value-type="float" office:value="2.31500083587282" calcext:value-type="float">
            <text:p>2.31500083587282</text:p>
          </table:table-cell>
          <table:table-cell table:formula="of:=['census-experiment-repetitions_aggregates'.B150]" office:value-type="float" office:value="3.21546582079813" calcext:value-type="float">
            <text:p>3.21546582079813</text:p>
          </table:table-cell>
          <table:table-cell table:formula="of:=['census-experiment-repetitions_aggregates'.B199]" office:value-type="float" office:value="2.1989872483229" calcext:value-type="float">
            <text:p>2.1989872483229</text:p>
          </table:table-cell>
          <table:table-cell table:formula="of:=['census-experiment-repetitions_aggregates'.B248]" office:value-type="float" office:value="2.01986909521131" calcext:value-type="float">
            <text:p>2.01986909521131</text:p>
          </table:table-cell>
        </table:table-row>
        <table:table-row table:style-name="ro1">
          <table:table-cell table:formula="of:=['census-experiment-repetitions_aggregates'.F4]" office:value-type="float" office:value="0.6" calcext:value-type="float">
            <text:p>0.6</text:p>
          </table:table-cell>
          <table:table-cell table:formula="of:=['census-experiment-repetitions_aggregates'.B4]" office:value-type="float" office:value="1.48069347583357" calcext:value-type="float">
            <text:p>1.48069347583357</text:p>
          </table:table-cell>
          <table:table-cell table:formula="of:=['census-experiment-repetitions_aggregates'.B53]" office:value-type="float" office:value="1.81989780200763" calcext:value-type="float">
            <text:p>1.81989780200763</text:p>
          </table:table-cell>
          <table:table-cell table:formula="of:=['census-experiment-repetitions_aggregates'.B102]" office:value-type="float" office:value="1.79250252844167" calcext:value-type="float">
            <text:p>1.79250252844167</text:p>
          </table:table-cell>
          <table:table-cell table:formula="of:=['census-experiment-repetitions_aggregates'.B151]" office:value-type="float" office:value="1.56199002813088" calcext:value-type="float">
            <text:p>1.56199002813088</text:p>
          </table:table-cell>
          <table:table-cell table:formula="of:=['census-experiment-repetitions_aggregates'.B200]" office:value-type="float" office:value="1.86171613188132" calcext:value-type="float">
            <text:p>1.86171613188132</text:p>
          </table:table-cell>
          <table:table-cell table:formula="of:=['census-experiment-repetitions_aggregates'.B249]" office:value-type="float" office:value="1.62791666367121" calcext:value-type="float">
            <text:p>1.62791666367121</text:p>
          </table:table-cell>
        </table:table-row>
        <table:table-row table:style-name="ro1">
          <table:table-cell table:formula="of:=['census-experiment-repetitions_aggregates'.F5]" office:value-type="float" office:value="0.8" calcext:value-type="float">
            <text:p>0.8</text:p>
          </table:table-cell>
          <table:table-cell table:formula="of:=['census-experiment-repetitions_aggregates'.B5]" office:value-type="float" office:value="2.04291685519601" calcext:value-type="float">
            <text:p>2.04291685519601</text:p>
          </table:table-cell>
          <table:table-cell table:formula="of:=['census-experiment-repetitions_aggregates'.B54]" office:value-type="float" office:value="1.39010069660748" calcext:value-type="float">
            <text:p>1.39010069660748</text:p>
          </table:table-cell>
          <table:table-cell table:formula="of:=['census-experiment-repetitions_aggregates'.B103]" office:value-type="float" office:value="1.32161231195353" calcext:value-type="float">
            <text:p>1.32161231195353</text:p>
          </table:table-cell>
          <table:table-cell table:formula="of:=['census-experiment-repetitions_aggregates'.B152]" office:value-type="float" office:value="1.13882731919382" calcext:value-type="float">
            <text:p>1.13882731919382</text:p>
          </table:table-cell>
          <table:table-cell table:formula="of:=['census-experiment-repetitions_aggregates'.B201]" office:value-type="float" office:value="1.29208811309145" calcext:value-type="float">
            <text:p>1.29208811309145</text:p>
          </table:table-cell>
          <table:table-cell table:formula="of:=['census-experiment-repetitions_aggregates'.B250]" office:value-type="float" office:value="0.829248319352498" calcext:value-type="float">
            <text:p>0.829248319352498</text:p>
          </table:table-cell>
        </table:table-row>
        <table:table-row table:style-name="ro1">
          <table:table-cell table:formula="of:=['census-experiment-repetitions_aggregates'.F6]" office:value-type="float" office:value="1" calcext:value-type="float">
            <text:p>1</text:p>
          </table:table-cell>
          <table:table-cell table:formula="of:=['census-experiment-repetitions_aggregates'.B6]" office:value-type="float" office:value="1.26339625803113" calcext:value-type="float">
            <text:p>1.26339625803113</text:p>
          </table:table-cell>
          <table:table-cell table:formula="of:=['census-experiment-repetitions_aggregates'.B55]" office:value-type="float" office:value="0.682118588246817" calcext:value-type="float">
            <text:p>0.682118588246817</text:p>
          </table:table-cell>
          <table:table-cell table:formula="of:=['census-experiment-repetitions_aggregates'.B104]" office:value-type="float" office:value="1.02338914886764" calcext:value-type="float">
            <text:p>1.02338914886764</text:p>
          </table:table-cell>
          <table:table-cell table:formula="of:=['census-experiment-repetitions_aggregates'.B153]" office:value-type="float" office:value="0.808693576846442" calcext:value-type="float">
            <text:p>0.808693576846442</text:p>
          </table:table-cell>
          <table:table-cell table:formula="of:=['census-experiment-repetitions_aggregates'.B202]" office:value-type="float" office:value="1.25127778827791" calcext:value-type="float">
            <text:p>1.25127778827791</text:p>
          </table:table-cell>
          <table:table-cell table:formula="of:=['census-experiment-repetitions_aggregates'.B251]" office:value-type="float" office:value="1.03539269524262" calcext:value-type="float">
            <text:p>1.03539269524262</text:p>
          </table:table-cell>
        </table:table-row>
        <table:table-row table:style-name="ro1">
          <table:table-cell table:formula="of:=['census-experiment-repetitions_aggregates'.F7]" office:value-type="float" office:value="1.2" calcext:value-type="float">
            <text:p>1.2</text:p>
          </table:table-cell>
          <table:table-cell table:formula="of:=['census-experiment-repetitions_aggregates'.B7]" office:value-type="float" office:value="0.770513189986377" calcext:value-type="float">
            <text:p>0.770513189986377</text:p>
          </table:table-cell>
          <table:table-cell table:formula="of:=['census-experiment-repetitions_aggregates'.B56]" office:value-type="float" office:value="0.551560716084489" calcext:value-type="float">
            <text:p>0.551560716084489</text:p>
          </table:table-cell>
          <table:table-cell table:formula="of:=['census-experiment-repetitions_aggregates'.B105]" office:value-type="float" office:value="0.93205080045665" calcext:value-type="float">
            <text:p>0.93205080045665</text:p>
          </table:table-cell>
          <table:table-cell table:formula="of:=['census-experiment-repetitions_aggregates'.B154]" office:value-type="float" office:value="0.967017438560757" calcext:value-type="float">
            <text:p>0.967017438560757</text:p>
          </table:table-cell>
          <table:table-cell table:formula="of:=['census-experiment-repetitions_aggregates'.B203]" office:value-type="float" office:value="0.635713081535678" calcext:value-type="float">
            <text:p>0.635713081535678</text:p>
          </table:table-cell>
          <table:table-cell table:formula="of:=['census-experiment-repetitions_aggregates'.B252]" office:value-type="float" office:value="0.648197628951713" calcext:value-type="float">
            <text:p>0.648197628951713</text:p>
          </table:table-cell>
        </table:table-row>
        <table:table-row table:style-name="ro1">
          <table:table-cell table:formula="of:=['census-experiment-repetitions_aggregates'.F8]" office:value-type="float" office:value="1.4" calcext:value-type="float">
            <text:p>1.4</text:p>
          </table:table-cell>
          <table:table-cell table:formula="of:=['census-experiment-repetitions_aggregates'.B8]" office:value-type="float" office:value="0.680273867635417" calcext:value-type="float">
            <text:p>0.680273867635417</text:p>
          </table:table-cell>
          <table:table-cell table:formula="of:=['census-experiment-repetitions_aggregates'.B57]" office:value-type="float" office:value="0.337282229180818" calcext:value-type="float">
            <text:p>0.337282229180818</text:p>
          </table:table-cell>
          <table:table-cell table:formula="of:=['census-experiment-repetitions_aggregates'.B106]" office:value-type="float" office:value="0.741849483827866" calcext:value-type="float">
            <text:p>0.741849483827866</text:p>
          </table:table-cell>
          <table:table-cell table:formula="of:=['census-experiment-repetitions_aggregates'.B155]" office:value-type="float" office:value="0.807757637597565" calcext:value-type="float">
            <text:p>0.807757637597565</text:p>
          </table:table-cell>
          <table:table-cell table:formula="of:=['census-experiment-repetitions_aggregates'.B204]" office:value-type="float" office:value="0.817413818822482" calcext:value-type="float">
            <text:p>0.817413818822482</text:p>
          </table:table-cell>
          <table:table-cell table:formula="of:=['census-experiment-repetitions_aggregates'.B253]" office:value-type="float" office:value="0.757427533715307" calcext:value-type="float">
            <text:p>0.757427533715307</text:p>
          </table:table-cell>
        </table:table-row>
        <table:table-row table:style-name="ro1">
          <table:table-cell table:formula="of:=['census-experiment-repetitions_aggregates'.F9]" office:value-type="float" office:value="1.6" calcext:value-type="float">
            <text:p>1.6</text:p>
          </table:table-cell>
          <table:table-cell table:formula="of:=['census-experiment-repetitions_aggregates'.B9]" office:value-type="float" office:value="0.624224380663223" calcext:value-type="float">
            <text:p>0.624224380663223</text:p>
          </table:table-cell>
          <table:table-cell table:formula="of:=['census-experiment-repetitions_aggregates'.B58]" office:value-type="float" office:value="0.539339494242852" calcext:value-type="float">
            <text:p>0.539339494242852</text:p>
          </table:table-cell>
          <table:table-cell table:formula="of:=['census-experiment-repetitions_aggregates'.B107]" office:value-type="float" office:value="0.555417598826284" calcext:value-type="float">
            <text:p>0.555417598826284</text:p>
          </table:table-cell>
          <table:table-cell table:formula="of:=['census-experiment-repetitions_aggregates'.B156]" office:value-type="float" office:value="0.704553023541209" calcext:value-type="float">
            <text:p>0.704553023541209</text:p>
          </table:table-cell>
          <table:table-cell table:formula="of:=['census-experiment-repetitions_aggregates'.B205]" office:value-type="float" office:value="0.599623715083584" calcext:value-type="float">
            <text:p>0.599623715083584</text:p>
          </table:table-cell>
          <table:table-cell table:formula="of:=['census-experiment-repetitions_aggregates'.B254]" office:value-type="float" office:value="0.499671526982887" calcext:value-type="float">
            <text:p>0.499671526982887</text:p>
          </table:table-cell>
        </table:table-row>
        <table:table-row table:style-name="ro1">
          <table:table-cell table:formula="of:=['census-experiment-repetitions_aggregates'.F10]" office:value-type="float" office:value="1.8" calcext:value-type="float">
            <text:p>1.8</text:p>
          </table:table-cell>
          <table:table-cell table:formula="of:=['census-experiment-repetitions_aggregates'.B10]" office:value-type="float" office:value="0.471502954581903" calcext:value-type="float">
            <text:p>0.471502954581903</text:p>
          </table:table-cell>
          <table:table-cell table:formula="of:=['census-experiment-repetitions_aggregates'.B59]" office:value-type="float" office:value="0.590928414295509" calcext:value-type="float">
            <text:p>0.590928414295509</text:p>
          </table:table-cell>
          <table:table-cell table:formula="of:=['census-experiment-repetitions_aggregates'.B108]" office:value-type="float" office:value="0.732019839474039" calcext:value-type="float">
            <text:p>0.732019839474039</text:p>
          </table:table-cell>
          <table:table-cell table:formula="of:=['census-experiment-repetitions_aggregates'.B157]" office:value-type="float" office:value="0.605796026596444" calcext:value-type="float">
            <text:p>0.605796026596444</text:p>
          </table:table-cell>
          <table:table-cell table:formula="of:=['census-experiment-repetitions_aggregates'.B206]" office:value-type="float" office:value="0.591639562995769" calcext:value-type="float">
            <text:p>0.591639562995769</text:p>
          </table:table-cell>
          <table:table-cell table:formula="of:=['census-experiment-repetitions_aggregates'.B255]" office:value-type="float" office:value="0.642760725446319" calcext:value-type="float">
            <text:p>0.642760725446319</text:p>
          </table:table-cell>
        </table:table-row>
        <table:table-row table:style-name="ro1">
          <table:table-cell table:formula="of:=['census-experiment-repetitions_aggregates'.F11]" office:value-type="float" office:value="2" calcext:value-type="float">
            <text:p>2</text:p>
          </table:table-cell>
          <table:table-cell table:formula="of:=['census-experiment-repetitions_aggregates'.B11]" office:value-type="float" office:value="0.642068730887921" calcext:value-type="float">
            <text:p>0.642068730887921</text:p>
          </table:table-cell>
          <table:table-cell table:formula="of:=['census-experiment-repetitions_aggregates'.B60]" office:value-type="float" office:value="0.501856955934904" calcext:value-type="float">
            <text:p>0.501856955934904</text:p>
          </table:table-cell>
          <table:table-cell table:formula="of:=['census-experiment-repetitions_aggregates'.B109]" office:value-type="float" office:value="0.538862716023281" calcext:value-type="float">
            <text:p>0.538862716023281</text:p>
          </table:table-cell>
          <table:table-cell table:formula="of:=['census-experiment-repetitions_aggregates'.B158]" office:value-type="float" office:value="0.563332220509806" calcext:value-type="float">
            <text:p>0.563332220509806</text:p>
          </table:table-cell>
          <table:table-cell table:formula="of:=['census-experiment-repetitions_aggregates'.B207]" office:value-type="float" office:value="0.510549511287379" calcext:value-type="float">
            <text:p>0.510549511287379</text:p>
          </table:table-cell>
          <table:table-cell table:formula="of:=['census-experiment-repetitions_aggregates'.B256]" office:value-type="float" office:value="0.336360915499134" calcext:value-type="float">
            <text:p>0.336360915499134</text:p>
          </table:table-cell>
        </table:table-row>
        <table:table-row table:style-name="ro1">
          <table:table-cell table:formula="of:=['census-experiment-repetitions_aggregates'.F12]" office:value-type="float" office:value="2.2" calcext:value-type="float">
            <text:p>2.2</text:p>
          </table:table-cell>
          <table:table-cell table:formula="of:=['census-experiment-repetitions_aggregates'.B12]" office:value-type="float" office:value="0.477309687898159" calcext:value-type="float">
            <text:p>0.477309687898159</text:p>
          </table:table-cell>
          <table:table-cell table:formula="of:=['census-experiment-repetitions_aggregates'.B61]" office:value-type="float" office:value="0.574463897324033" calcext:value-type="float">
            <text:p>0.574463897324033</text:p>
          </table:table-cell>
          <table:table-cell table:formula="of:=['census-experiment-repetitions_aggregates'.B110]" office:value-type="float" office:value="0.422955680818246" calcext:value-type="float">
            <text:p>0.422955680818246</text:p>
          </table:table-cell>
          <table:table-cell table:formula="of:=['census-experiment-repetitions_aggregates'.B159]" office:value-type="float" office:value="0.652066185425942" calcext:value-type="float">
            <text:p>0.652066185425942</text:p>
          </table:table-cell>
          <table:table-cell table:formula="of:=['census-experiment-repetitions_aggregates'.B208]" office:value-type="float" office:value="0.573179277592827" calcext:value-type="float">
            <text:p>0.573179277592827</text:p>
          </table:table-cell>
          <table:table-cell table:formula="of:=['census-experiment-repetitions_aggregates'.B257]" office:value-type="float" office:value="0.487911014133002" calcext:value-type="float">
            <text:p>0.487911014133002</text:p>
          </table:table-cell>
        </table:table-row>
        <table:table-row table:style-name="ro1">
          <table:table-cell table:formula="of:=['census-experiment-repetitions_aggregates'.F13]" office:value-type="float" office:value="2.4" calcext:value-type="float">
            <text:p>2.4</text:p>
          </table:table-cell>
          <table:table-cell table:formula="of:=['census-experiment-repetitions_aggregates'.B13]" office:value-type="float" office:value="0.417140489630947" calcext:value-type="float">
            <text:p>0.417140489630947</text:p>
          </table:table-cell>
          <table:table-cell table:formula="of:=['census-experiment-repetitions_aggregates'.B62]" office:value-type="float" office:value="0.446622587576736" calcext:value-type="float">
            <text:p>0.446622587576736</text:p>
          </table:table-cell>
          <table:table-cell table:formula="of:=['census-experiment-repetitions_aggregates'.B111]" office:value-type="float" office:value="0.39563608694507" calcext:value-type="float">
            <text:p>0.39563608694507</text:p>
          </table:table-cell>
          <table:table-cell table:formula="of:=['census-experiment-repetitions_aggregates'.B160]" office:value-type="float" office:value="0.513397778280257" calcext:value-type="float">
            <text:p>0.513397778280257</text:p>
          </table:table-cell>
          <table:table-cell table:formula="of:=['census-experiment-repetitions_aggregates'.B209]" office:value-type="float" office:value="0.456703361492448" calcext:value-type="float">
            <text:p>0.456703361492448</text:p>
          </table:table-cell>
          <table:table-cell table:formula="of:=['census-experiment-repetitions_aggregates'.B258]" office:value-type="float" office:value="0.494950120576849" calcext:value-type="float">
            <text:p>0.494950120576849</text:p>
          </table:table-cell>
        </table:table-row>
        <table:table-row table:style-name="ro1">
          <table:table-cell table:formula="of:=['census-experiment-repetitions_aggregates'.F14]" office:value-type="float" office:value="2.6" calcext:value-type="float">
            <text:p>2.6</text:p>
          </table:table-cell>
          <table:table-cell table:formula="of:=['census-experiment-repetitions_aggregates'.B14]" office:value-type="float" office:value="0.488900502799858" calcext:value-type="float">
            <text:p>0.488900502799858</text:p>
          </table:table-cell>
          <table:table-cell table:formula="of:=['census-experiment-repetitions_aggregates'.B63]" office:value-type="float" office:value="0.36544326954769" calcext:value-type="float">
            <text:p>0.36544326954769</text:p>
          </table:table-cell>
          <table:table-cell table:formula="of:=['census-experiment-repetitions_aggregates'.B112]" office:value-type="float" office:value="0.435285171912543" calcext:value-type="float">
            <text:p>0.435285171912543</text:p>
          </table:table-cell>
          <table:table-cell table:formula="of:=['census-experiment-repetitions_aggregates'.B161]" office:value-type="float" office:value="0.444122980385171" calcext:value-type="float">
            <text:p>0.444122980385171</text:p>
          </table:table-cell>
          <table:table-cell table:formula="of:=['census-experiment-repetitions_aggregates'.B210]" office:value-type="float" office:value="0.367286088058519" calcext:value-type="float">
            <text:p>0.367286088058519</text:p>
          </table:table-cell>
          <table:table-cell table:formula="of:=['census-experiment-repetitions_aggregates'.B259]" office:value-type="float" office:value="0.559771944911887" calcext:value-type="float">
            <text:p>0.559771944911887</text:p>
          </table:table-cell>
        </table:table-row>
        <table:table-row table:style-name="ro1">
          <table:table-cell table:formula="of:=['census-experiment-repetitions_aggregates'.F15]" office:value-type="float" office:value="2.8" calcext:value-type="float">
            <text:p>2.8</text:p>
          </table:table-cell>
          <table:table-cell table:formula="of:=['census-experiment-repetitions_aggregates'.B15]" office:value-type="float" office:value="0.293084847497803" calcext:value-type="float">
            <text:p>0.293084847497803</text:p>
          </table:table-cell>
          <table:table-cell table:formula="of:=['census-experiment-repetitions_aggregates'.B64]" office:value-type="float" office:value="0.393409762886622" calcext:value-type="float">
            <text:p>0.393409762886622</text:p>
          </table:table-cell>
          <table:table-cell table:formula="of:=['census-experiment-repetitions_aggregates'.B113]" office:value-type="float" office:value="0.377233365275636" calcext:value-type="float">
            <text:p>0.377233365275636</text:p>
          </table:table-cell>
          <table:table-cell table:formula="of:=['census-experiment-repetitions_aggregates'.B162]" office:value-type="float" office:value="0.289179692193713" calcext:value-type="float">
            <text:p>0.289179692193713</text:p>
          </table:table-cell>
          <table:table-cell table:formula="of:=['census-experiment-repetitions_aggregates'.B211]" office:value-type="float" office:value="0.493646314522794" calcext:value-type="float">
            <text:p>0.493646314522794</text:p>
          </table:table-cell>
          <table:table-cell table:formula="of:=['census-experiment-repetitions_aggregates'.B260]" office:value-type="float" office:value="0.289055234394366" calcext:value-type="float">
            <text:p>0.289055234394366</text:p>
          </table:table-cell>
        </table:table-row>
        <table:table-row table:style-name="ro1">
          <table:table-cell table:formula="of:=['census-experiment-repetitions_aggregates'.F16]" office:value-type="float" office:value="3" calcext:value-type="float">
            <text:p>3</text:p>
          </table:table-cell>
          <table:table-cell table:formula="of:=['census-experiment-repetitions_aggregates'.B16]" office:value-type="float" office:value="0.252219544138997" calcext:value-type="float">
            <text:p>0.252219544138997</text:p>
          </table:table-cell>
          <table:table-cell table:formula="of:=['census-experiment-repetitions_aggregates'.B65]" office:value-type="float" office:value="0.322081967848394" calcext:value-type="float">
            <text:p>0.322081967848394</text:p>
          </table:table-cell>
          <table:table-cell table:formula="of:=['census-experiment-repetitions_aggregates'.B114]" office:value-type="float" office:value="0.453732719103433" calcext:value-type="float">
            <text:p>0.453732719103433</text:p>
          </table:table-cell>
          <table:table-cell table:formula="of:=['census-experiment-repetitions_aggregates'.B163]" office:value-type="float" office:value="0.282090318296812" calcext:value-type="float">
            <text:p>0.282090318296812</text:p>
          </table:table-cell>
          <table:table-cell table:formula="of:=['census-experiment-repetitions_aggregates'.B212]" office:value-type="float" office:value="0.366791570043053" calcext:value-type="float">
            <text:p>0.366791570043053</text:p>
          </table:table-cell>
          <table:table-cell table:formula="of:=['census-experiment-repetitions_aggregates'.B261]" office:value-type="float" office:value="0.426613309122915" calcext:value-type="float">
            <text:p>0.426613309122915</text:p>
          </table:table-cell>
        </table:table-row>
        <table:table-row table:style-name="ro1">
          <table:table-cell table:formula="of:=['census-experiment-repetitions_aggregates'.F17]" office:value-type="float" office:value="3.2" calcext:value-type="float">
            <text:p>3.2</text:p>
          </table:table-cell>
          <table:table-cell table:formula="of:=['census-experiment-repetitions_aggregates'.B17]" office:value-type="float" office:value="0.348558520874349" calcext:value-type="float">
            <text:p>0.348558520874349</text:p>
          </table:table-cell>
          <table:table-cell table:formula="of:=['census-experiment-repetitions_aggregates'.B66]" office:value-type="float" office:value="0.367954817110368" calcext:value-type="float">
            <text:p>0.367954817110368</text:p>
          </table:table-cell>
          <table:table-cell table:formula="of:=['census-experiment-repetitions_aggregates'.B115]" office:value-type="float" office:value="0.296868132885879" calcext:value-type="float">
            <text:p>0.296868132885879</text:p>
          </table:table-cell>
          <table:table-cell table:formula="of:=['census-experiment-repetitions_aggregates'.B164]" office:value-type="float" office:value="0.278130825147445" calcext:value-type="float">
            <text:p>0.278130825147445</text:p>
          </table:table-cell>
          <table:table-cell table:formula="of:=['census-experiment-repetitions_aggregates'.B213]" office:value-type="float" office:value="0.322163221786175" calcext:value-type="float">
            <text:p>0.322163221786175</text:p>
          </table:table-cell>
          <table:table-cell table:formula="of:=['census-experiment-repetitions_aggregates'.B262]" office:value-type="float" office:value="0.403598182729044" calcext:value-type="float">
            <text:p>0.403598182729044</text:p>
          </table:table-cell>
        </table:table-row>
        <table:table-row table:style-name="ro1">
          <table:table-cell table:formula="of:=['census-experiment-repetitions_aggregates'.F18]" office:value-type="float" office:value="3.4" calcext:value-type="float">
            <text:p>3.4</text:p>
          </table:table-cell>
          <table:table-cell table:formula="of:=['census-experiment-repetitions_aggregates'.B18]" office:value-type="float" office:value="0.243480892291772" calcext:value-type="float">
            <text:p>0.243480892291772</text:p>
          </table:table-cell>
          <table:table-cell table:formula="of:=['census-experiment-repetitions_aggregates'.B67]" office:value-type="float" office:value="0.235072427638327" calcext:value-type="float">
            <text:p>0.235072427638327</text:p>
          </table:table-cell>
          <table:table-cell table:formula="of:=['census-experiment-repetitions_aggregates'.B116]" office:value-type="float" office:value="0.298604429224897" calcext:value-type="float">
            <text:p>0.298604429224897</text:p>
          </table:table-cell>
          <table:table-cell table:formula="of:=['census-experiment-repetitions_aggregates'.B165]" office:value-type="float" office:value="0.339171580932461" calcext:value-type="float">
            <text:p>0.339171580932461</text:p>
          </table:table-cell>
          <table:table-cell table:formula="of:=['census-experiment-repetitions_aggregates'.B214]" office:value-type="float" office:value="0.302106144688613" calcext:value-type="float">
            <text:p>0.302106144688613</text:p>
          </table:table-cell>
          <table:table-cell table:formula="of:=['census-experiment-repetitions_aggregates'.B263]" office:value-type="float" office:value="0.276246234173854" calcext:value-type="float">
            <text:p>0.276246234173854</text:p>
          </table:table-cell>
        </table:table-row>
        <table:table-row table:style-name="ro1">
          <table:table-cell table:formula="of:=['census-experiment-repetitions_aggregates'.F19]" office:value-type="float" office:value="3.6" calcext:value-type="float">
            <text:p>3.6</text:p>
          </table:table-cell>
          <table:table-cell table:formula="of:=['census-experiment-repetitions_aggregates'.B19]" office:value-type="float" office:value="0.235206276490455" calcext:value-type="float">
            <text:p>0.235206276490455</text:p>
          </table:table-cell>
          <table:table-cell table:formula="of:=['census-experiment-repetitions_aggregates'.B68]" office:value-type="float" office:value="0.244388246165892" calcext:value-type="float">
            <text:p>0.244388246165892</text:p>
          </table:table-cell>
          <table:table-cell table:formula="of:=['census-experiment-repetitions_aggregates'.B117]" office:value-type="float" office:value="0.379518374534476" calcext:value-type="float">
            <text:p>0.379518374534476</text:p>
          </table:table-cell>
          <table:table-cell table:formula="of:=['census-experiment-repetitions_aggregates'.B166]" office:value-type="float" office:value="0.245450647745853" calcext:value-type="float">
            <text:p>0.245450647745853</text:p>
          </table:table-cell>
          <table:table-cell table:formula="of:=['census-experiment-repetitions_aggregates'.B215]" office:value-type="float" office:value="0.231128714530385" calcext:value-type="float">
            <text:p>0.231128714530385</text:p>
          </table:table-cell>
          <table:table-cell table:formula="of:=['census-experiment-repetitions_aggregates'.B264]" office:value-type="float" office:value="0.275407676435159" calcext:value-type="float">
            <text:p>0.275407676435159</text:p>
          </table:table-cell>
        </table:table-row>
        <table:table-row table:style-name="ro1">
          <table:table-cell table:formula="of:=['census-experiment-repetitions_aggregates'.F20]" office:value-type="float" office:value="3.8" calcext:value-type="float">
            <text:p>3.8</text:p>
          </table:table-cell>
          <table:table-cell table:formula="of:=['census-experiment-repetitions_aggregates'.B20]" office:value-type="float" office:value="0.206563164855297" calcext:value-type="float">
            <text:p>0.206563164855297</text:p>
          </table:table-cell>
          <table:table-cell table:formula="of:=['census-experiment-repetitions_aggregates'.B69]" office:value-type="float" office:value="0.389177682413467" calcext:value-type="float">
            <text:p>0.389177682413467</text:p>
          </table:table-cell>
          <table:table-cell table:formula="of:=['census-experiment-repetitions_aggregates'.B118]" office:value-type="float" office:value="0.246412858638805" calcext:value-type="float">
            <text:p>0.246412858638805</text:p>
          </table:table-cell>
          <table:table-cell table:formula="of:=['census-experiment-repetitions_aggregates'.B167]" office:value-type="float" office:value="0.260027880014783" calcext:value-type="float">
            <text:p>0.260027880014783</text:p>
          </table:table-cell>
          <table:table-cell table:formula="of:=['census-experiment-repetitions_aggregates'.B216]" office:value-type="float" office:value="0.230638434616384" calcext:value-type="float">
            <text:p>0.230638434616384</text:p>
          </table:table-cell>
          <table:table-cell table:formula="of:=['census-experiment-repetitions_aggregates'.B265]" office:value-type="float" office:value="0.325012862963996" calcext:value-type="float">
            <text:p>0.325012862963996</text:p>
          </table:table-cell>
        </table:table-row>
        <table:table-row table:style-name="ro1">
          <table:table-cell table:formula="of:=['census-experiment-repetitions_aggregates'.F21]" office:value-type="float" office:value="4" calcext:value-type="float">
            <text:p>4</text:p>
          </table:table-cell>
          <table:table-cell table:formula="of:=['census-experiment-repetitions_aggregates'.B21]" office:value-type="float" office:value="0.206470356439154" calcext:value-type="float">
            <text:p>0.206470356439154</text:p>
          </table:table-cell>
          <table:table-cell table:formula="of:=['census-experiment-repetitions_aggregates'.B70]" office:value-type="float" office:value="0.252825520485472" calcext:value-type="float">
            <text:p>0.252825520485472</text:p>
          </table:table-cell>
          <table:table-cell table:formula="of:=['census-experiment-repetitions_aggregates'.B119]" office:value-type="float" office:value="0.153880919382097" calcext:value-type="float">
            <text:p>0.153880919382097</text:p>
          </table:table-cell>
          <table:table-cell table:formula="of:=['census-experiment-repetitions_aggregates'.B168]" office:value-type="float" office:value="0.220536742636478" calcext:value-type="float">
            <text:p>0.220536742636478</text:p>
          </table:table-cell>
          <table:table-cell table:formula="of:=['census-experiment-repetitions_aggregates'.B217]" office:value-type="float" office:value="0.31665939393525" calcext:value-type="float">
            <text:p>0.31665939393525</text:p>
          </table:table-cell>
          <table:table-cell table:formula="of:=['census-experiment-repetitions_aggregates'.B266]" office:value-type="float" office:value="0.23353881718632" calcext:value-type="float">
            <text:p>0.23353881718632</text:p>
          </table:table-cell>
        </table:table-row>
        <table:table-row table:style-name="ro1">
          <table:table-cell table:formula="of:=['census-experiment-repetitions_aggregates'.F22]" office:value-type="float" office:value="4.2" calcext:value-type="float">
            <text:p>4.2</text:p>
          </table:table-cell>
          <table:table-cell table:formula="of:=['census-experiment-repetitions_aggregates'.B22]" office:value-type="float" office:value="0.268435580185314" calcext:value-type="float">
            <text:p>0.268435580185314</text:p>
          </table:table-cell>
          <table:table-cell table:formula="of:=['census-experiment-repetitions_aggregates'.B71]" office:value-type="float" office:value="0.286825406952195" calcext:value-type="float">
            <text:p>0.286825406952195</text:p>
          </table:table-cell>
          <table:table-cell table:formula="of:=['census-experiment-repetitions_aggregates'.B120]" office:value-type="float" office:value="0.279359746057817" calcext:value-type="float">
            <text:p>0.279359746057817</text:p>
          </table:table-cell>
          <table:table-cell table:formula="of:=['census-experiment-repetitions_aggregates'.B169]" office:value-type="float" office:value="0.271942169766144" calcext:value-type="float">
            <text:p>0.271942169766144</text:p>
          </table:table-cell>
          <table:table-cell table:formula="of:=['census-experiment-repetitions_aggregates'.B218]" office:value-type="float" office:value="0.268228012783118" calcext:value-type="float">
            <text:p>0.268228012783118</text:p>
          </table:table-cell>
          <table:table-cell table:formula="of:=['census-experiment-repetitions_aggregates'.B267]" office:value-type="float" office:value="0.226525380962613" calcext:value-type="float">
            <text:p>0.226525380962613</text:p>
          </table:table-cell>
        </table:table-row>
        <table:table-row table:style-name="ro1">
          <table:table-cell table:formula="of:=['census-experiment-repetitions_aggregates'.F23]" office:value-type="float" office:value="4.4" calcext:value-type="float">
            <text:p>4.4</text:p>
          </table:table-cell>
          <table:table-cell table:formula="of:=['census-experiment-repetitions_aggregates'.B23]" office:value-type="float" office:value="0.314804477436067" calcext:value-type="float">
            <text:p>0.314804477436067</text:p>
          </table:table-cell>
          <table:table-cell table:formula="of:=['census-experiment-repetitions_aggregates'.B72]" office:value-type="float" office:value="0.261051448848881" calcext:value-type="float">
            <text:p>0.261051448848881</text:p>
          </table:table-cell>
          <table:table-cell table:formula="of:=['census-experiment-repetitions_aggregates'.B121]" office:value-type="float" office:value="0.342679906600815" calcext:value-type="float">
            <text:p>0.342679906600815</text:p>
          </table:table-cell>
          <table:table-cell table:formula="of:=['census-experiment-repetitions_aggregates'.B170]" office:value-type="float" office:value="0.22670899585537" calcext:value-type="float">
            <text:p>0.22670899585537</text:p>
          </table:table-cell>
          <table:table-cell table:formula="of:=['census-experiment-repetitions_aggregates'.B219]" office:value-type="float" office:value="0.264055104154585" calcext:value-type="float">
            <text:p>0.264055104154585</text:p>
          </table:table-cell>
          <table:table-cell table:formula="of:=['census-experiment-repetitions_aggregates'.B268]" office:value-type="float" office:value="0.276635708099016" calcext:value-type="float">
            <text:p>0.276635708099016</text:p>
          </table:table-cell>
        </table:table-row>
        <table:table-row table:style-name="ro1">
          <table:table-cell table:formula="of:=['census-experiment-repetitions_aggregates'.F24]" office:value-type="float" office:value="4.6" calcext:value-type="float">
            <text:p>4.6</text:p>
          </table:table-cell>
          <table:table-cell table:formula="of:=['census-experiment-repetitions_aggregates'.B24]" office:value-type="float" office:value="0.269457511303257" calcext:value-type="float">
            <text:p>0.269457511303257</text:p>
          </table:table-cell>
          <table:table-cell table:formula="of:=['census-experiment-repetitions_aggregates'.B73]" office:value-type="float" office:value="0.287712790756063" calcext:value-type="float">
            <text:p>0.287712790756063</text:p>
          </table:table-cell>
          <table:table-cell table:formula="of:=['census-experiment-repetitions_aggregates'.B122]" office:value-type="float" office:value="0.236191005336175" calcext:value-type="float">
            <text:p>0.236191005336175</text:p>
          </table:table-cell>
          <table:table-cell table:formula="of:=['census-experiment-repetitions_aggregates'.B171]" office:value-type="float" office:value="0.256265403047363" calcext:value-type="float">
            <text:p>0.256265403047363</text:p>
          </table:table-cell>
          <table:table-cell table:formula="of:=['census-experiment-repetitions_aggregates'.B220]" office:value-type="float" office:value="0.193054655761442" calcext:value-type="float">
            <text:p>0.193054655761442</text:p>
          </table:table-cell>
          <table:table-cell table:formula="of:=['census-experiment-repetitions_aggregates'.B269]" office:value-type="float" office:value="0.226803964091145" calcext:value-type="float">
            <text:p>0.226803964091145</text:p>
          </table:table-cell>
        </table:table-row>
        <table:table-row table:style-name="ro1">
          <table:table-cell table:formula="of:=['census-experiment-repetitions_aggregates'.F25]" office:value-type="float" office:value="4.8" calcext:value-type="float">
            <text:p>4.8</text:p>
          </table:table-cell>
          <table:table-cell table:formula="of:=['census-experiment-repetitions_aggregates'.B25]" office:value-type="float" office:value="0.268776382509238" calcext:value-type="float">
            <text:p>0.268776382509238</text:p>
          </table:table-cell>
          <table:table-cell table:formula="of:=['census-experiment-repetitions_aggregates'.B74]" office:value-type="float" office:value="0.238094034587939" calcext:value-type="float">
            <text:p>0.238094034587939</text:p>
          </table:table-cell>
          <table:table-cell table:formula="of:=['census-experiment-repetitions_aggregates'.B123]" office:value-type="float" office:value="0.20407550443086" calcext:value-type="float">
            <text:p>0.20407550443086</text:p>
          </table:table-cell>
          <table:table-cell table:formula="of:=['census-experiment-repetitions_aggregates'.B172]" office:value-type="float" office:value="0.21544808226746" calcext:value-type="float">
            <text:p>0.21544808226746</text:p>
          </table:table-cell>
          <table:table-cell table:formula="of:=['census-experiment-repetitions_aggregates'.B221]" office:value-type="float" office:value="0.250495357369399" calcext:value-type="float">
            <text:p>0.250495357369399</text:p>
          </table:table-cell>
          <table:table-cell table:formula="of:=['census-experiment-repetitions_aggregates'.B270]" office:value-type="float" office:value="0.192937351324729" calcext:value-type="float">
            <text:p>0.192937351324729</text:p>
          </table:table-cell>
        </table:table-row>
        <table:table-row table:style-name="ro1">
          <table:table-cell table:formula="of:=['census-experiment-repetitions_aggregates'.F26]" office:value-type="float" office:value="5" calcext:value-type="float">
            <text:p>5</text:p>
          </table:table-cell>
          <table:table-cell table:formula="of:=['census-experiment-repetitions_aggregates'.B26]" office:value-type="float" office:value="0.209241419392781" calcext:value-type="float">
            <text:p>0.209241419392781</text:p>
          </table:table-cell>
          <table:table-cell table:formula="of:=['census-experiment-repetitions_aggregates'.B75]" office:value-type="float" office:value="0.165120586589815" calcext:value-type="float">
            <text:p>0.165120586589815</text:p>
          </table:table-cell>
          <table:table-cell table:formula="of:=['census-experiment-repetitions_aggregates'.B124]" office:value-type="float" office:value="0.297512169387624" calcext:value-type="float">
            <text:p>0.297512169387624</text:p>
          </table:table-cell>
          <table:table-cell table:formula="of:=['census-experiment-repetitions_aggregates'.B173]" office:value-type="float" office:value="0.185712138489496" calcext:value-type="float">
            <text:p>0.185712138489496</text:p>
          </table:table-cell>
          <table:table-cell table:formula="of:=['census-experiment-repetitions_aggregates'.B222]" office:value-type="float" office:value="0.237497609945904" calcext:value-type="float">
            <text:p>0.237497609945904</text:p>
          </table:table-cell>
          <table:table-cell table:formula="of:=['census-experiment-repetitions_aggregates'.B271]" office:value-type="float" office:value="0.122048242176847" calcext:value-type="float">
            <text:p>0.122048242176847</text:p>
          </table:table-cell>
        </table:table-row>
        <table:table-row table:style-name="ro1">
          <table:table-cell table:formula="of:=['census-experiment-repetitions_aggregates'.F27]" office:value-type="float" office:value="5.2" calcext:value-type="float">
            <text:p>5.2</text:p>
          </table:table-cell>
          <table:table-cell table:formula="of:=['census-experiment-repetitions_aggregates'.B27]" office:value-type="float" office:value="0.236208387866838" calcext:value-type="float">
            <text:p>0.236208387866838</text:p>
          </table:table-cell>
          <table:table-cell table:formula="of:=['census-experiment-repetitions_aggregates'.B76]" office:value-type="float" office:value="0.206013770649092" calcext:value-type="float">
            <text:p>0.206013770649092</text:p>
          </table:table-cell>
          <table:table-cell table:formula="of:=['census-experiment-repetitions_aggregates'.B125]" office:value-type="float" office:value="0.160687235693755" calcext:value-type="float">
            <text:p>0.160687235693755</text:p>
          </table:table-cell>
          <table:table-cell table:formula="of:=['census-experiment-repetitions_aggregates'.B174]" office:value-type="float" office:value="0.180686036202152" calcext:value-type="float">
            <text:p>0.180686036202152</text:p>
          </table:table-cell>
          <table:table-cell table:formula="of:=['census-experiment-repetitions_aggregates'.B223]" office:value-type="float" office:value="0.22848237991074" calcext:value-type="float">
            <text:p>0.22848237991074</text:p>
          </table:table-cell>
          <table:table-cell table:formula="of:=['census-experiment-repetitions_aggregates'.B272]" office:value-type="float" office:value="0.208339320644283" calcext:value-type="float">
            <text:p>0.208339320644283</text:p>
          </table:table-cell>
        </table:table-row>
        <table:table-row table:style-name="ro1">
          <table:table-cell table:formula="of:=['census-experiment-repetitions_aggregates'.F28]" office:value-type="float" office:value="5.4" calcext:value-type="float">
            <text:p>5.4</text:p>
          </table:table-cell>
          <table:table-cell table:formula="of:=['census-experiment-repetitions_aggregates'.B28]" office:value-type="float" office:value="0.203037925088125" calcext:value-type="float">
            <text:p>0.203037925088125</text:p>
          </table:table-cell>
          <table:table-cell table:formula="of:=['census-experiment-repetitions_aggregates'.B77]" office:value-type="float" office:value="0.172327968106684" calcext:value-type="float">
            <text:p>0.172327968106684</text:p>
          </table:table-cell>
          <table:table-cell table:formula="of:=['census-experiment-repetitions_aggregates'.B126]" office:value-type="float" office:value="0.190717612200855" calcext:value-type="float">
            <text:p>0.190717612200855</text:p>
          </table:table-cell>
          <table:table-cell table:formula="of:=['census-experiment-repetitions_aggregates'.B175]" office:value-type="float" office:value="0.186761712659039" calcext:value-type="float">
            <text:p>0.186761712659039</text:p>
          </table:table-cell>
          <table:table-cell table:formula="of:=['census-experiment-repetitions_aggregates'.B224]" office:value-type="float" office:value="0.184616202317152" calcext:value-type="float">
            <text:p>0.184616202317152</text:p>
          </table:table-cell>
          <table:table-cell table:formula="of:=['census-experiment-repetitions_aggregates'.B273]" office:value-type="float" office:value="0.185895651692688" calcext:value-type="float">
            <text:p>0.185895651692688</text:p>
          </table:table-cell>
        </table:table-row>
        <table:table-row table:style-name="ro1">
          <table:table-cell table:formula="of:=['census-experiment-repetitions_aggregates'.F29]" office:value-type="float" office:value="5.6" calcext:value-type="float">
            <text:p>5.6</text:p>
          </table:table-cell>
          <table:table-cell table:formula="of:=['census-experiment-repetitions_aggregates'.B29]" office:value-type="float" office:value="0.188448002448728" calcext:value-type="float">
            <text:p>0.188448002448728</text:p>
          </table:table-cell>
          <table:table-cell table:formula="of:=['census-experiment-repetitions_aggregates'.B78]" office:value-type="float" office:value="0.217653967248657" calcext:value-type="float">
            <text:p>0.217653967248657</text:p>
          </table:table-cell>
          <table:table-cell table:formula="of:=['census-experiment-repetitions_aggregates'.B127]" office:value-type="float" office:value="0.23789180469529" calcext:value-type="float">
            <text:p>0.23789180469529</text:p>
          </table:table-cell>
          <table:table-cell table:formula="of:=['census-experiment-repetitions_aggregates'.B176]" office:value-type="float" office:value="0.177906826312536" calcext:value-type="float">
            <text:p>0.177906826312536</text:p>
          </table:table-cell>
          <table:table-cell table:formula="of:=['census-experiment-repetitions_aggregates'.B225]" office:value-type="float" office:value="0.164435771041198" calcext:value-type="float">
            <text:p>0.164435771041198</text:p>
          </table:table-cell>
          <table:table-cell table:formula="of:=['census-experiment-repetitions_aggregates'.B274]" office:value-type="float" office:value="0.208842420370933" calcext:value-type="float">
            <text:p>0.208842420370933</text:p>
          </table:table-cell>
        </table:table-row>
        <table:table-row table:style-name="ro1">
          <table:table-cell table:formula="of:=['census-experiment-repetitions_aggregates'.F30]" office:value-type="float" office:value="5.8" calcext:value-type="float">
            <text:p>5.8</text:p>
          </table:table-cell>
          <table:table-cell table:formula="of:=['census-experiment-repetitions_aggregates'.B30]" office:value-type="float" office:value="0.122988604886083" calcext:value-type="float">
            <text:p>0.122988604886083</text:p>
          </table:table-cell>
          <table:table-cell table:formula="of:=['census-experiment-repetitions_aggregates'.B79]" office:value-type="float" office:value="0.175085389191155" calcext:value-type="float">
            <text:p>0.175085389191155</text:p>
          </table:table-cell>
          <table:table-cell table:formula="of:=['census-experiment-repetitions_aggregates'.B128]" office:value-type="float" office:value="0.139159817979363" calcext:value-type="float">
            <text:p>0.139159817979363</text:p>
          </table:table-cell>
          <table:table-cell table:formula="of:=['census-experiment-repetitions_aggregates'.B177]" office:value-type="float" office:value="0.190296232762815" calcext:value-type="float">
            <text:p>0.190296232762815</text:p>
          </table:table-cell>
          <table:table-cell table:formula="of:=['census-experiment-repetitions_aggregates'.B226]" office:value-type="float" office:value="0.200330375396716" calcext:value-type="float">
            <text:p>0.200330375396716</text:p>
          </table:table-cell>
          <table:table-cell table:formula="of:=['census-experiment-repetitions_aggregates'.B275]" office:value-type="float" office:value="0.240678310827636" calcext:value-type="float">
            <text:p>0.240678310827636</text:p>
          </table:table-cell>
        </table:table-row>
        <table:table-row table:style-name="ro1">
          <table:table-cell table:formula="of:=['census-experiment-repetitions_aggregates'.F31]" office:value-type="float" office:value="6" calcext:value-type="float">
            <text:p>6</text:p>
          </table:table-cell>
          <table:table-cell table:formula="of:=['census-experiment-repetitions_aggregates'.B31]" office:value-type="float" office:value="0.153558307826545" calcext:value-type="float">
            <text:p>0.153558307826545</text:p>
          </table:table-cell>
          <table:table-cell table:formula="of:=['census-experiment-repetitions_aggregates'.B80]" office:value-type="float" office:value="0.193260189784442" calcext:value-type="float">
            <text:p>0.193260189784442</text:p>
          </table:table-cell>
          <table:table-cell table:formula="of:=['census-experiment-repetitions_aggregates'.B129]" office:value-type="float" office:value="0.242217812817464" calcext:value-type="float">
            <text:p>0.242217812817464</text:p>
          </table:table-cell>
          <table:table-cell table:formula="of:=['census-experiment-repetitions_aggregates'.B178]" office:value-type="float" office:value="0.163963839048738" calcext:value-type="float">
            <text:p>0.163963839048738</text:p>
          </table:table-cell>
          <table:table-cell table:formula="of:=['census-experiment-repetitions_aggregates'.B227]" office:value-type="float" office:value="0.17931890679927" calcext:value-type="float">
            <text:p>0.17931890679927</text:p>
          </table:table-cell>
          <table:table-cell table:formula="of:=['census-experiment-repetitions_aggregates'.B276]" office:value-type="float" office:value="0.148331577262218" calcext:value-type="float">
            <text:p>0.148331577262218</text:p>
          </table:table-cell>
        </table:table-row>
        <table:table-row table:style-name="ro1">
          <table:table-cell table:formula="of:=['census-experiment-repetitions_aggregates'.F32]" office:value-type="float" office:value="6.2" calcext:value-type="float">
            <text:p>6.2</text:p>
          </table:table-cell>
          <table:table-cell table:formula="of:=['census-experiment-repetitions_aggregates'.B32]" office:value-type="float" office:value="0.181765876985362" calcext:value-type="float">
            <text:p>0.181765876985362</text:p>
          </table:table-cell>
          <table:table-cell table:formula="of:=['census-experiment-repetitions_aggregates'.B81]" office:value-type="float" office:value="0.203924142687716" calcext:value-type="float">
            <text:p>0.203924142687716</text:p>
          </table:table-cell>
          <table:table-cell table:formula="of:=['census-experiment-repetitions_aggregates'.B130]" office:value-type="float" office:value="0.156434991981363" calcext:value-type="float">
            <text:p>0.156434991981363</text:p>
          </table:table-cell>
          <table:table-cell table:formula="of:=['census-experiment-repetitions_aggregates'.B179]" office:value-type="float" office:value="0.156777877644344" calcext:value-type="float">
            <text:p>0.156777877644344</text:p>
          </table:table-cell>
          <table:table-cell table:formula="of:=['census-experiment-repetitions_aggregates'.B228]" office:value-type="float" office:value="0.134169172500528" calcext:value-type="float">
            <text:p>0.134169172500528</text:p>
          </table:table-cell>
          <table:table-cell table:formula="of:=['census-experiment-repetitions_aggregates'.B277]" office:value-type="float" office:value="0.227383840375009" calcext:value-type="float">
            <text:p>0.227383840375009</text:p>
          </table:table-cell>
        </table:table-row>
        <table:table-row table:style-name="ro1">
          <table:table-cell table:formula="of:=['census-experiment-repetitions_aggregates'.F33]" office:value-type="float" office:value="6.4" calcext:value-type="float">
            <text:p>6.4</text:p>
          </table:table-cell>
          <table:table-cell table:formula="of:=['census-experiment-repetitions_aggregates'.B33]" office:value-type="float" office:value="0.202473976090751" calcext:value-type="float">
            <text:p>0.202473976090751</text:p>
          </table:table-cell>
          <table:table-cell table:formula="of:=['census-experiment-repetitions_aggregates'.B82]" office:value-type="float" office:value="0.146114207335196" calcext:value-type="float">
            <text:p>0.146114207335196</text:p>
          </table:table-cell>
          <table:table-cell table:formula="of:=['census-experiment-repetitions_aggregates'.B131]" office:value-type="float" office:value="0.17179162270862" calcext:value-type="float">
            <text:p>0.17179162270862</text:p>
          </table:table-cell>
          <table:table-cell table:formula="of:=['census-experiment-repetitions_aggregates'.B180]" office:value-type="float" office:value="0.213203479499803" calcext:value-type="float">
            <text:p>0.213203479499803</text:p>
          </table:table-cell>
          <table:table-cell table:formula="of:=['census-experiment-repetitions_aggregates'.B229]" office:value-type="float" office:value="0.143144090916668" calcext:value-type="float">
            <text:p>0.143144090916668</text:p>
          </table:table-cell>
          <table:table-cell table:formula="of:=['census-experiment-repetitions_aggregates'.B278]" office:value-type="float" office:value="0.144617046245426" calcext:value-type="float">
            <text:p>0.144617046245426</text:p>
          </table:table-cell>
        </table:table-row>
        <table:table-row table:style-name="ro1">
          <table:table-cell table:formula="of:=['census-experiment-repetitions_aggregates'.F34]" office:value-type="float" office:value="6.6" calcext:value-type="float">
            <text:p>6.6</text:p>
          </table:table-cell>
          <table:table-cell table:formula="of:=['census-experiment-repetitions_aggregates'.B34]" office:value-type="float" office:value="0.157493060967389" calcext:value-type="float">
            <text:p>0.157493060967389</text:p>
          </table:table-cell>
          <table:table-cell table:formula="of:=['census-experiment-repetitions_aggregates'.B83]" office:value-type="float" office:value="0.189247237641562" calcext:value-type="float">
            <text:p>0.189247237641562</text:p>
          </table:table-cell>
          <table:table-cell table:formula="of:=['census-experiment-repetitions_aggregates'.B132]" office:value-type="float" office:value="0.168365053558529" calcext:value-type="float">
            <text:p>0.168365053558529</text:p>
          </table:table-cell>
          <table:table-cell table:formula="of:=['census-experiment-repetitions_aggregates'.B181]" office:value-type="float" office:value="0.156886130556996" calcext:value-type="float">
            <text:p>0.156886130556996</text:p>
          </table:table-cell>
          <table:table-cell table:formula="of:=['census-experiment-repetitions_aggregates'.B230]" office:value-type="float" office:value="0.137533866221576" calcext:value-type="float">
            <text:p>0.137533866221576</text:p>
          </table:table-cell>
          <table:table-cell table:formula="of:=['census-experiment-repetitions_aggregates'.B279]" office:value-type="float" office:value="0.188066259851292" calcext:value-type="float">
            <text:p>0.188066259851292</text:p>
          </table:table-cell>
        </table:table-row>
        <table:table-row table:style-name="ro1">
          <table:table-cell table:formula="of:=['census-experiment-repetitions_aggregates'.F35]" office:value-type="float" office:value="6.8" calcext:value-type="float">
            <text:p>6.8</text:p>
          </table:table-cell>
          <table:table-cell table:formula="of:=['census-experiment-repetitions_aggregates'.B35]" office:value-type="float" office:value="0.122608872713262" calcext:value-type="float">
            <text:p>0.122608872713262</text:p>
          </table:table-cell>
          <table:table-cell table:formula="of:=['census-experiment-repetitions_aggregates'.B84]" office:value-type="float" office:value="0.106126919153849" calcext:value-type="float">
            <text:p>0.106126919153849</text:p>
          </table:table-cell>
          <table:table-cell table:formula="of:=['census-experiment-repetitions_aggregates'.B133]" office:value-type="float" office:value="0.155640415613591" calcext:value-type="float">
            <text:p>0.155640415613591</text:p>
          </table:table-cell>
          <table:table-cell table:formula="of:=['census-experiment-repetitions_aggregates'.B182]" office:value-type="float" office:value="0.158329294640777" calcext:value-type="float">
            <text:p>0.158329294640777</text:p>
          </table:table-cell>
          <table:table-cell table:formula="of:=['census-experiment-repetitions_aggregates'.B231]" office:value-type="float" office:value="0.148228092295779" calcext:value-type="float">
            <text:p>0.148228092295779</text:p>
          </table:table-cell>
          <table:table-cell table:formula="of:=['census-experiment-repetitions_aggregates'.B280]" office:value-type="float" office:value="0.193890839514459" calcext:value-type="float">
            <text:p>0.193890839514459</text:p>
          </table:table-cell>
        </table:table-row>
        <table:table-row table:style-name="ro1">
          <table:table-cell table:formula="of:=['census-experiment-repetitions_aggregates'.F36]" office:value-type="float" office:value="7" calcext:value-type="float">
            <text:p>7</text:p>
          </table:table-cell>
          <table:table-cell table:formula="of:=['census-experiment-repetitions_aggregates'.B36]" office:value-type="float" office:value="0.160468527939992" calcext:value-type="float">
            <text:p>0.160468527939992</text:p>
          </table:table-cell>
          <table:table-cell table:formula="of:=['census-experiment-repetitions_aggregates'.B85]" office:value-type="float" office:value="0.132125672903284" calcext:value-type="float">
            <text:p>0.132125672903284</text:p>
          </table:table-cell>
          <table:table-cell table:formula="of:=['census-experiment-repetitions_aggregates'.B134]" office:value-type="float" office:value="0.18503656583936" calcext:value-type="float">
            <text:p>0.18503656583936</text:p>
          </table:table-cell>
          <table:table-cell table:formula="of:=['census-experiment-repetitions_aggregates'.B183]" office:value-type="float" office:value="0.116679428298151" calcext:value-type="float">
            <text:p>0.116679428298151</text:p>
          </table:table-cell>
          <table:table-cell table:formula="of:=['census-experiment-repetitions_aggregates'.B232]" office:value-type="float" office:value="0.180590001742444" calcext:value-type="float">
            <text:p>0.180590001742444</text:p>
          </table:table-cell>
          <table:table-cell table:formula="of:=['census-experiment-repetitions_aggregates'.B281]" office:value-type="float" office:value="0.153001052469271" calcext:value-type="float">
            <text:p>0.153001052469271</text:p>
          </table:table-cell>
        </table:table-row>
        <table:table-row table:style-name="ro1">
          <table:table-cell table:formula="of:=['census-experiment-repetitions_aggregates'.F37]" office:value-type="float" office:value="7.2" calcext:value-type="float">
            <text:p>7.2</text:p>
          </table:table-cell>
          <table:table-cell table:formula="of:=['census-experiment-repetitions_aggregates'.B37]" office:value-type="float" office:value="0.2367454964351" calcext:value-type="float">
            <text:p>0.2367454964351</text:p>
          </table:table-cell>
          <table:table-cell table:formula="of:=['census-experiment-repetitions_aggregates'.B86]" office:value-type="float" office:value="0.164941388910861" calcext:value-type="float">
            <text:p>0.164941388910861</text:p>
          </table:table-cell>
          <table:table-cell table:formula="of:=['census-experiment-repetitions_aggregates'.B135]" office:value-type="float" office:value="0.17528114001738" calcext:value-type="float">
            <text:p>0.17528114001738</text:p>
          </table:table-cell>
          <table:table-cell table:formula="of:=['census-experiment-repetitions_aggregates'.B184]" office:value-type="float" office:value="0.191080392972715" calcext:value-type="float">
            <text:p>0.191080392972715</text:p>
          </table:table-cell>
          <table:table-cell table:formula="of:=['census-experiment-repetitions_aggregates'.B233]" office:value-type="float" office:value="0.155899759878804" calcext:value-type="float">
            <text:p>0.155899759878804</text:p>
          </table:table-cell>
          <table:table-cell table:formula="of:=['census-experiment-repetitions_aggregates'.B282]" office:value-type="float" office:value="0.216157155705028" calcext:value-type="float">
            <text:p>0.216157155705028</text:p>
          </table:table-cell>
        </table:table-row>
        <table:table-row table:style-name="ro1">
          <table:table-cell table:formula="of:=['census-experiment-repetitions_aggregates'.F38]" office:value-type="float" office:value="7.4" calcext:value-type="float">
            <text:p>7.4</text:p>
          </table:table-cell>
          <table:table-cell table:formula="of:=['census-experiment-repetitions_aggregates'.B38]" office:value-type="float" office:value="0.187679501657939" calcext:value-type="float">
            <text:p>0.187679501657939</text:p>
          </table:table-cell>
          <table:table-cell table:formula="of:=['census-experiment-repetitions_aggregates'.B87]" office:value-type="float" office:value="0.11821919655038" calcext:value-type="float">
            <text:p>0.11821919655038</text:p>
          </table:table-cell>
          <table:table-cell table:formula="of:=['census-experiment-repetitions_aggregates'.B136]" office:value-type="float" office:value="0.148391443636558" calcext:value-type="float">
            <text:p>0.148391443636558</text:p>
          </table:table-cell>
          <table:table-cell table:formula="of:=['census-experiment-repetitions_aggregates'.B185]" office:value-type="float" office:value="0.137896446001288" calcext:value-type="float">
            <text:p>0.137896446001288</text:p>
          </table:table-cell>
          <table:table-cell table:formula="of:=['census-experiment-repetitions_aggregates'.B234]" office:value-type="float" office:value="0.124653525598938" calcext:value-type="float">
            <text:p>0.124653525598938</text:p>
          </table:table-cell>
          <table:table-cell table:formula="of:=['census-experiment-repetitions_aggregates'.B283]" office:value-type="float" office:value="0.2006449632585" calcext:value-type="float">
            <text:p>0.2006449632585</text:p>
          </table:table-cell>
        </table:table-row>
        <table:table-row table:style-name="ro1">
          <table:table-cell table:formula="of:=['census-experiment-repetitions_aggregates'.F39]" office:value-type="float" office:value="7.6" calcext:value-type="float">
            <text:p>7.6</text:p>
          </table:table-cell>
          <table:table-cell table:formula="of:=['census-experiment-repetitions_aggregates'.B39]" office:value-type="float" office:value="0.13386565314436" calcext:value-type="float">
            <text:p>0.13386565314436</text:p>
          </table:table-cell>
          <table:table-cell table:formula="of:=['census-experiment-repetitions_aggregates'.B88]" office:value-type="float" office:value="0.127504945848996" calcext:value-type="float">
            <text:p>0.127504945848996</text:p>
          </table:table-cell>
          <table:table-cell table:formula="of:=['census-experiment-repetitions_aggregates'.B137]" office:value-type="float" office:value="0.162152011227919" calcext:value-type="float">
            <text:p>0.162152011227919</text:p>
          </table:table-cell>
          <table:table-cell table:formula="of:=['census-experiment-repetitions_aggregates'.B186]" office:value-type="float" office:value="0.176629012799954" calcext:value-type="float">
            <text:p>0.176629012799954</text:p>
          </table:table-cell>
          <table:table-cell table:formula="of:=['census-experiment-repetitions_aggregates'.B235]" office:value-type="float" office:value="0.122913950199657" calcext:value-type="float">
            <text:p>0.122913950199657</text:p>
          </table:table-cell>
          <table:table-cell table:formula="of:=['census-experiment-repetitions_aggregates'.B284]" office:value-type="float" office:value="0.108046463311525" calcext:value-type="float">
            <text:p>0.108046463311525</text:p>
          </table:table-cell>
        </table:table-row>
        <table:table-row table:style-name="ro1">
          <table:table-cell table:formula="of:=['census-experiment-repetitions_aggregates'.F40]" office:value-type="float" office:value="7.8" calcext:value-type="float">
            <text:p>7.8</text:p>
          </table:table-cell>
          <table:table-cell table:formula="of:=['census-experiment-repetitions_aggregates'.B40]" office:value-type="float" office:value="0.133123075418034" calcext:value-type="float">
            <text:p>0.133123075418034</text:p>
          </table:table-cell>
          <table:table-cell table:formula="of:=['census-experiment-repetitions_aggregates'.B89]" office:value-type="float" office:value="0.109652057020156" calcext:value-type="float">
            <text:p>0.109652057020156</text:p>
          </table:table-cell>
          <table:table-cell table:formula="of:=['census-experiment-repetitions_aggregates'.B138]" office:value-type="float" office:value="0.135443147217237" calcext:value-type="float">
            <text:p>0.135443147217237</text:p>
          </table:table-cell>
          <table:table-cell table:formula="of:=['census-experiment-repetitions_aggregates'.B187]" office:value-type="float" office:value="0.11064957462298" calcext:value-type="float">
            <text:p>0.11064957462298</text:p>
          </table:table-cell>
          <table:table-cell table:formula="of:=['census-experiment-repetitions_aggregates'.B236]" office:value-type="float" office:value="0.140348000409994" calcext:value-type="float">
            <text:p>0.140348000409994</text:p>
          </table:table-cell>
          <table:table-cell table:formula="of:=['census-experiment-repetitions_aggregates'.B285]" office:value-type="float" office:value="0.116379195944944" calcext:value-type="float">
            <text:p>0.116379195944944</text:p>
          </table:table-cell>
        </table:table-row>
        <table:table-row table:style-name="ro1">
          <table:table-cell table:formula="of:=['census-experiment-repetitions_aggregates'.F41]" office:value-type="float" office:value="8" calcext:value-type="float">
            <text:p>8</text:p>
          </table:table-cell>
          <table:table-cell table:formula="of:=['census-experiment-repetitions_aggregates'.B41]" office:value-type="float" office:value="0.137175340524128" calcext:value-type="float">
            <text:p>0.137175340524128</text:p>
          </table:table-cell>
          <table:table-cell table:formula="of:=['census-experiment-repetitions_aggregates'.B90]" office:value-type="float" office:value="0.15076541789801" calcext:value-type="float">
            <text:p>0.15076541789801</text:p>
          </table:table-cell>
          <table:table-cell table:formula="of:=['census-experiment-repetitions_aggregates'.B139]" office:value-type="float" office:value="0.130771997184544" calcext:value-type="float">
            <text:p>0.130771997184544</text:p>
          </table:table-cell>
          <table:table-cell table:formula="of:=['census-experiment-repetitions_aggregates'.B188]" office:value-type="float" office:value="0.152863415005379" calcext:value-type="float">
            <text:p>0.152863415005379</text:p>
          </table:table-cell>
          <table:table-cell table:formula="of:=['census-experiment-repetitions_aggregates'.B237]" office:value-type="float" office:value="0.11039016402728" calcext:value-type="float">
            <text:p>0.11039016402728</text:p>
          </table:table-cell>
          <table:table-cell table:formula="of:=['census-experiment-repetitions_aggregates'.B286]" office:value-type="float" office:value="0.126623228205914" calcext:value-type="float">
            <text:p>0.126623228205914</text:p>
          </table:table-cell>
        </table:table-row>
        <table:table-row table:style-name="ro1">
          <table:table-cell table:formula="of:=['census-experiment-repetitions_aggregates'.F42]" office:value-type="float" office:value="8.2" calcext:value-type="float">
            <text:p>8.2</text:p>
          </table:table-cell>
          <table:table-cell table:formula="of:=['census-experiment-repetitions_aggregates'.B42]" office:value-type="float" office:value="0.101809469543364" calcext:value-type="float">
            <text:p>0.101809469543364</text:p>
          </table:table-cell>
          <table:table-cell table:formula="of:=['census-experiment-repetitions_aggregates'.B91]" office:value-type="float" office:value="0.134475239830514" calcext:value-type="float">
            <text:p>0.134475239830514</text:p>
          </table:table-cell>
          <table:table-cell table:formula="of:=['census-experiment-repetitions_aggregates'.B140]" office:value-type="float" office:value="0.164631483433347" calcext:value-type="float">
            <text:p>0.164631483433347</text:p>
          </table:table-cell>
          <table:table-cell table:formula="of:=['census-experiment-repetitions_aggregates'.B189]" office:value-type="float" office:value="0.104757208173817" calcext:value-type="float">
            <text:p>0.104757208173817</text:p>
          </table:table-cell>
          <table:table-cell table:formula="of:=['census-experiment-repetitions_aggregates'.B238]" office:value-type="float" office:value="0.105983876535908" calcext:value-type="float">
            <text:p>0.105983876535908</text:p>
          </table:table-cell>
          <table:table-cell table:formula="of:=['census-experiment-repetitions_aggregates'.B287]" office:value-type="float" office:value="0.127487895567536" calcext:value-type="float">
            <text:p>0.127487895567536</text:p>
          </table:table-cell>
        </table:table-row>
        <table:table-row table:style-name="ro1">
          <table:table-cell table:formula="of:=['census-experiment-repetitions_aggregates'.F43]" office:value-type="float" office:value="8.4" calcext:value-type="float">
            <text:p>8.4</text:p>
          </table:table-cell>
          <table:table-cell table:formula="of:=['census-experiment-repetitions_aggregates'.B43]" office:value-type="float" office:value="0.131284639093536" calcext:value-type="float">
            <text:p>0.131284639093536</text:p>
          </table:table-cell>
          <table:table-cell table:formula="of:=['census-experiment-repetitions_aggregates'.B92]" office:value-type="float" office:value="0.130836541638198" calcext:value-type="float">
            <text:p>0.130836541638198</text:p>
          </table:table-cell>
          <table:table-cell table:formula="of:=['census-experiment-repetitions_aggregates'.B141]" office:value-type="float" office:value="0.145136782223644" calcext:value-type="float">
            <text:p>0.145136782223644</text:p>
          </table:table-cell>
          <table:table-cell table:formula="of:=['census-experiment-repetitions_aggregates'.B190]" office:value-type="float" office:value="0.144851973516332" calcext:value-type="float">
            <text:p>0.144851973516332</text:p>
          </table:table-cell>
          <table:table-cell table:formula="of:=['census-experiment-repetitions_aggregates'.B239]" office:value-type="float" office:value="0.11906005785614" calcext:value-type="float">
            <text:p>0.11906005785614</text:p>
          </table:table-cell>
          <table:table-cell table:formula="of:=['census-experiment-repetitions_aggregates'.B288]" office:value-type="float" office:value="0.120022849783312" calcext:value-type="float">
            <text:p>0.120022849783312</text:p>
          </table:table-cell>
        </table:table-row>
        <table:table-row table:style-name="ro1">
          <table:table-cell table:formula="of:=['census-experiment-repetitions_aggregates'.F44]" office:value-type="float" office:value="8.6" calcext:value-type="float">
            <text:p>8.6</text:p>
          </table:table-cell>
          <table:table-cell table:formula="of:=['census-experiment-repetitions_aggregates'.B44]" office:value-type="float" office:value="0.103915500027774" calcext:value-type="float">
            <text:p>0.103915500027774</text:p>
          </table:table-cell>
          <table:table-cell table:formula="of:=['census-experiment-repetitions_aggregates'.B93]" office:value-type="float" office:value="0.1202232609679" calcext:value-type="float">
            <text:p>0.1202232609679</text:p>
          </table:table-cell>
          <table:table-cell table:formula="of:=['census-experiment-repetitions_aggregates'.B142]" office:value-type="float" office:value="0.146585270253898" calcext:value-type="float">
            <text:p>0.146585270253898</text:p>
          </table:table-cell>
          <table:table-cell table:formula="of:=['census-experiment-repetitions_aggregates'.B191]" office:value-type="float" office:value="0.130037773638847" calcext:value-type="float">
            <text:p>0.130037773638847</text:p>
          </table:table-cell>
          <table:table-cell table:formula="of:=['census-experiment-repetitions_aggregates'.B240]" office:value-type="float" office:value="0.134059904780281" calcext:value-type="float">
            <text:p>0.134059904780281</text:p>
          </table:table-cell>
          <table:table-cell table:formula="of:=['census-experiment-repetitions_aggregates'.B289]" office:value-type="float" office:value="0.116023404498184" calcext:value-type="float">
            <text:p>0.116023404498184</text:p>
          </table:table-cell>
        </table:table-row>
        <table:table-row table:style-name="ro1">
          <table:table-cell table:formula="of:=['census-experiment-repetitions_aggregates'.F45]" office:value-type="float" office:value="8.8" calcext:value-type="float">
            <text:p>8.8</text:p>
          </table:table-cell>
          <table:table-cell table:formula="of:=['census-experiment-repetitions_aggregates'.B45]" office:value-type="float" office:value="0.114600854732926" calcext:value-type="float">
            <text:p>0.114600854732926</text:p>
          </table:table-cell>
          <table:table-cell table:formula="of:=['census-experiment-repetitions_aggregates'.B94]" office:value-type="float" office:value="0.112525926533128" calcext:value-type="float">
            <text:p>0.112525926533128</text:p>
          </table:table-cell>
          <table:table-cell table:formula="of:=['census-experiment-repetitions_aggregates'.B143]" office:value-type="float" office:value="0.113195400236404" calcext:value-type="float">
            <text:p>0.113195400236404</text:p>
          </table:table-cell>
          <table:table-cell table:formula="of:=['census-experiment-repetitions_aggregates'.B192]" office:value-type="float" office:value="0.109227447491745" calcext:value-type="float">
            <text:p>0.109227447491745</text:p>
          </table:table-cell>
          <table:table-cell table:formula="of:=['census-experiment-repetitions_aggregates'.B241]" office:value-type="float" office:value="0.116248615160481" calcext:value-type="float">
            <text:p>0.116248615160481</text:p>
          </table:table-cell>
          <table:table-cell table:formula="of:=['census-experiment-repetitions_aggregates'.B290]" office:value-type="float" office:value="0.132708885600566" calcext:value-type="float">
            <text:p>0.132708885600566</text:p>
          </table:table-cell>
        </table:table-row>
        <table:table-row table:style-name="ro1">
          <table:table-cell table:formula="of:=['census-experiment-repetitions_aggregates'.F46]" office:value-type="float" office:value="9" calcext:value-type="float">
            <text:p>9</text:p>
          </table:table-cell>
          <table:table-cell table:formula="of:=['census-experiment-repetitions_aggregates'.B46]" office:value-type="float" office:value="0.108719189603417" calcext:value-type="float">
            <text:p>0.108719189603417</text:p>
          </table:table-cell>
          <table:table-cell table:formula="of:=['census-experiment-repetitions_aggregates'.B95]" office:value-type="float" office:value="0.124196528494302" calcext:value-type="float">
            <text:p>0.124196528494302</text:p>
          </table:table-cell>
          <table:table-cell table:formula="of:=['census-experiment-repetitions_aggregates'.B144]" office:value-type="float" office:value="0.12546176829488" calcext:value-type="float">
            <text:p>0.12546176829488</text:p>
          </table:table-cell>
          <table:table-cell table:formula="of:=['census-experiment-repetitions_aggregates'.B193]" office:value-type="float" office:value="0.110060449547422" calcext:value-type="float">
            <text:p>0.110060449547422</text:p>
          </table:table-cell>
          <table:table-cell table:formula="of:=['census-experiment-repetitions_aggregates'.B242]" office:value-type="float" office:value="0.133295301855914" calcext:value-type="float">
            <text:p>0.133295301855914</text:p>
          </table:table-cell>
          <table:table-cell table:formula="of:=['census-experiment-repetitions_aggregates'.B291]" office:value-type="float" office:value="0.136548359790172" calcext:value-type="float">
            <text:p>0.136548359790172</text:p>
          </table:table-cell>
        </table:table-row>
        <table:table-row table:style-name="ro1">
          <table:table-cell table:formula="of:=['census-experiment-repetitions_aggregates'.F47]" office:value-type="float" office:value="9.2" calcext:value-type="float">
            <text:p>9.2</text:p>
          </table:table-cell>
          <table:table-cell table:formula="of:=['census-experiment-repetitions_aggregates'.B47]" office:value-type="float" office:value="0.0746656512992072" calcext:value-type="float">
            <text:p>0.074665651299207</text:p>
          </table:table-cell>
          <table:table-cell table:formula="of:=['census-experiment-repetitions_aggregates'.B96]" office:value-type="float" office:value="0.169812879236517" calcext:value-type="float">
            <text:p>0.169812879236517</text:p>
          </table:table-cell>
          <table:table-cell table:formula="of:=['census-experiment-repetitions_aggregates'.B145]" office:value-type="float" office:value="0.118901654928285" calcext:value-type="float">
            <text:p>0.118901654928285</text:p>
          </table:table-cell>
          <table:table-cell table:formula="of:=['census-experiment-repetitions_aggregates'.B194]" office:value-type="float" office:value="0.110925741522109" calcext:value-type="float">
            <text:p>0.110925741522109</text:p>
          </table:table-cell>
          <table:table-cell table:formula="of:=['census-experiment-repetitions_aggregates'.B243]" office:value-type="float" office:value="0.139858381994628" calcext:value-type="float">
            <text:p>0.139858381994628</text:p>
          </table:table-cell>
          <table:table-cell table:formula="of:=['census-experiment-repetitions_aggregates'.B292]" office:value-type="float" office:value="0.116825911562272" calcext:value-type="float">
            <text:p>0.116825911562272</text:p>
          </table:table-cell>
        </table:table-row>
        <table:table-row table:style-name="ro1">
          <table:table-cell table:formula="of:=['census-experiment-repetitions_aggregates'.F48]" office:value-type="float" office:value="9.4" calcext:value-type="float">
            <text:p>9.4</text:p>
          </table:table-cell>
          <table:table-cell table:formula="of:=['census-experiment-repetitions_aggregates'.B48]" office:value-type="float" office:value="0.0904163768644269" calcext:value-type="float">
            <text:p>0.090416376864427</text:p>
          </table:table-cell>
          <table:table-cell table:formula="of:=['census-experiment-repetitions_aggregates'.B97]" office:value-type="float" office:value="0.0920323442383523" calcext:value-type="float">
            <text:p>0.092032344238352</text:p>
          </table:table-cell>
          <table:table-cell table:formula="of:=['census-experiment-repetitions_aggregates'.B146]" office:value-type="float" office:value="0.118860021630008" calcext:value-type="float">
            <text:p>0.118860021630008</text:p>
          </table:table-cell>
          <table:table-cell table:formula="of:=['census-experiment-repetitions_aggregates'.B195]" office:value-type="float" office:value="0.129497810959349" calcext:value-type="float">
            <text:p>0.129497810959349</text:p>
          </table:table-cell>
          <table:table-cell table:formula="of:=['census-experiment-repetitions_aggregates'.B244]" office:value-type="float" office:value="0.125337965823035" calcext:value-type="float">
            <text:p>0.125337965823035</text:p>
          </table:table-cell>
          <table:table-cell table:formula="of:=['census-experiment-repetitions_aggregates'.B293]" office:value-type="float" office:value="0.123802044122149" calcext:value-type="float">
            <text:p>0.123802044122149</text:p>
          </table:table-cell>
        </table:table-row>
        <table:table-row table:style-name="ro1">
          <table:table-cell table:formula="of:=['census-experiment-repetitions_aggregates'.F49]" office:value-type="float" office:value="9.6" calcext:value-type="float">
            <text:p>9.6</text:p>
          </table:table-cell>
          <table:table-cell table:formula="of:=['census-experiment-repetitions_aggregates'.B49]" office:value-type="float" office:value="0.138993222687818" calcext:value-type="float">
            <text:p>0.138993222687818</text:p>
          </table:table-cell>
          <table:table-cell table:formula="of:=['census-experiment-repetitions_aggregates'.B98]" office:value-type="float" office:value="0.130937014588219" calcext:value-type="float">
            <text:p>0.130937014588219</text:p>
          </table:table-cell>
          <table:table-cell table:formula="of:=['census-experiment-repetitions_aggregates'.B147]" office:value-type="float" office:value="0.134342525568422" calcext:value-type="float">
            <text:p>0.134342525568422</text:p>
          </table:table-cell>
          <table:table-cell table:formula="of:=['census-experiment-repetitions_aggregates'.B196]" office:value-type="float" office:value="0.0922510125486434" calcext:value-type="float">
            <text:p>0.092251012548643</text:p>
          </table:table-cell>
          <table:table-cell table:formula="of:=['census-experiment-repetitions_aggregates'.B245]" office:value-type="float" office:value="0.0742735523477567" calcext:value-type="float">
            <text:p>0.074273552347757</text:p>
          </table:table-cell>
          <table:table-cell table:formula="of:=['census-experiment-repetitions_aggregates'.B294]" office:value-type="float" office:value="0.1289198869484" calcext:value-type="float">
            <text:p>0.1289198869484</text:p>
          </table:table-cell>
        </table:table-row>
        <table:table-row table:style-name="ro1">
          <table:table-cell table:formula="of:=['census-experiment-repetitions_aggregates'.F50]" office:value-type="float" office:value="9.8" calcext:value-type="float">
            <text:p>9.8</text:p>
          </table:table-cell>
          <table:table-cell table:formula="of:=['census-experiment-repetitions_aggregates'.B50]" office:value-type="float" office:value="0.0860209303264876" calcext:value-type="float">
            <text:p>0.086020930326488</text:p>
          </table:table-cell>
          <table:table-cell table:formula="of:=['census-experiment-repetitions_aggregates'.B99]" office:value-type="float" office:value="0.103938895982902" calcext:value-type="float">
            <text:p>0.103938895982902</text:p>
          </table:table-cell>
          <table:table-cell table:formula="of:=['census-experiment-repetitions_aggregates'.B148]" office:value-type="float" office:value="0.0827990080410627" calcext:value-type="float">
            <text:p>0.082799008041063</text:p>
          </table:table-cell>
          <table:table-cell table:formula="of:=['census-experiment-repetitions_aggregates'.B197]" office:value-type="float" office:value="0.0745595627468041" calcext:value-type="float">
            <text:p>0.074559562746804</text:p>
          </table:table-cell>
          <table:table-cell table:formula="of:=['census-experiment-repetitions_aggregates'.B246]" office:value-type="float" office:value="0.0921423917827296" calcext:value-type="float">
            <text:p>0.09214239178273</text:p>
          </table:table-cell>
          <table:table-cell table:formula="of:=['census-experiment-repetitions_aggregates'.B295]" office:value-type="float" office:value="0.0758919367692084" calcext:value-type="float">
            <text:p>0.075891936769208</text:p>
          </table:table-cell>
        </table:table-row>
      </table:table>
      <table:table table:name="x=gamma" table:style-name="ta1"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row table:style-name="ro1">
          <table:table-cell/>
          <table:table-cell table:formula="of:=['census-experiment-repetitions_aggregates'.F1]" office:value-type="string" office:string-value="epsilon" calcext:value-type="string">
            <text:p>epsilon</text:p>
          </table:table-cell>
          <table:table-cell table:formula="of:=['census-experiment-repetitions_aggregates'.G1]" office:value-type="string" office:string-value="gamma" calcext:value-type="string">
            <text:p>gamma</text:p>
          </table:table-cell>
          <table:table-cell table:formula="of:=['census-experiment-repetitions_aggregates'.H1]" office:value-type="string" office:string-value="repetitions" calcext:value-type="string">
            <text:p>repetitions</text:p>
          </table:table-cell>
          <table:table-cell office:value-type="string" calcext:value-type="string">
            <text:p>std_epsilon=0.2</text:p>
          </table:table-cell>
          <table:table-cell office:value-type="string" calcext:value-type="string">
            <text:p>std_epsilon=0.4</text:p>
          </table:table-cell>
          <table:table-cell office:value-type="string" calcext:value-type="string">
            <text:p>std_epsilon=0.6</text:p>
          </table:table-cell>
          <table:table-cell office:value-type="string" calcext:value-type="string">
            <text:p>std_epsilon=0.8</text:p>
          </table:table-cell>
          <table:table-cell office:value-type="string" calcext:value-type="string">
            <text:p>std_epsilon=1.0</text:p>
          </table:table-cell>
          <table:table-cell office:value-type="string" calcext:value-type="string">
            <text:p>std_epsilon=1.2</text:p>
          </table:table-cell>
        </table:table-row>
        <table:table-row table:style-name="ro1">
          <table:table-cell/>
          <table:table-cell table:formula="of:=['census-experiment-repetitions_aggregates'.F2]" office:value-type="float" office:value="0.2" calcext:value-type="float">
            <text:p>0.2</text:p>
          </table:table-cell>
          <table:table-cell table:formula="of:=['census-experiment-repetitions_aggregates'.G2]" office:value-type="float" office:value="1" calcext:value-type="float">
            <text:p>1</text:p>
          </table:table-cell>
          <table:table-cell table:formula="of:=['census-experiment-repetitions_aggregates'.H2]" office:value-type="float" office:value="30" calcext:value-type="float">
            <text:p>30</text:p>
          </table:table-cell>
          <table:table-cell table:formula="of:=['census-experiment-repetitions_aggregates'.B2]" office:value-type="float" office:value="3.98332165402291" calcext:value-type="float">
            <text:p>3.98332165402291</text:p>
          </table:table-cell>
          <table:table-cell table:formula="of:=['census-experiment-repetitions_aggregates'.B3]" office:value-type="float" office:value="1.90432404114378" calcext:value-type="float">
            <text:p>1.90432404114378</text:p>
          </table:table-cell>
          <table:table-cell table:formula="of:=['census-experiment-repetitions_aggregates'.B4]" office:value-type="float" office:value="1.48069347583357" calcext:value-type="float">
            <text:p>1.48069347583357</text:p>
          </table:table-cell>
          <table:table-cell table:formula="of:=['census-experiment-repetitions_aggregates'.B5]" office:value-type="float" office:value="2.04291685519601" calcext:value-type="float">
            <text:p>2.04291685519601</text:p>
          </table:table-cell>
          <table:table-cell table:formula="of:=['census-experiment-repetitions_aggregates'.B6]" office:value-type="float" office:value="1.26339625803113" calcext:value-type="float">
            <text:p>1.26339625803113</text:p>
          </table:table-cell>
          <table:table-cell table:formula="of:=['census-experiment-repetitions_aggregates'.B7]" office:value-type="float" office:value="0.770513189986377" calcext:value-type="float">
            <text:p>0.770513189986377</text:p>
          </table:table-cell>
        </table:table-row>
        <table:table-row table:style-name="ro1">
          <table:table-cell/>
          <table:table-cell table:formula="of:=['census-experiment-repetitions_aggregates'.F51]" office:value-type="float" office:value="0.2" calcext:value-type="float">
            <text:p>0.2</text:p>
          </table:table-cell>
          <table:table-cell table:formula="of:=['census-experiment-repetitions_aggregates'.G51]" office:value-type="float" office:value="2" calcext:value-type="float">
            <text:p>2</text:p>
          </table:table-cell>
          <table:table-cell table:formula="of:=['census-experiment-repetitions_aggregates'.H51]" office:value-type="float" office:value="30" calcext:value-type="float">
            <text:p>30</text:p>
          </table:table-cell>
          <table:table-cell table:formula="of:=['census-experiment-repetitions_aggregates'.B51]" office:value-type="float" office:value="4.24842755045908" calcext:value-type="float">
            <text:p>4.24842755045908</text:p>
          </table:table-cell>
          <table:table-cell table:formula="of:=['census-experiment-repetitions_aggregates'.B52]" office:value-type="float" office:value="2.69593031729569" calcext:value-type="float">
            <text:p>2.69593031729569</text:p>
          </table:table-cell>
          <table:table-cell table:formula="of:=['census-experiment-repetitions_aggregates'.B53]" office:value-type="float" office:value="1.81989780200763" calcext:value-type="float">
            <text:p>1.81989780200763</text:p>
          </table:table-cell>
          <table:table-cell table:formula="of:=['census-experiment-repetitions_aggregates'.B54]" office:value-type="float" office:value="1.39010069660748" calcext:value-type="float">
            <text:p>1.39010069660748</text:p>
          </table:table-cell>
          <table:table-cell table:formula="of:=['census-experiment-repetitions_aggregates'.B55]" office:value-type="float" office:value="0.682118588246817" calcext:value-type="float">
            <text:p>0.682118588246817</text:p>
          </table:table-cell>
          <table:table-cell table:formula="of:=['census-experiment-repetitions_aggregates'.B56]" office:value-type="float" office:value="0.551560716084489" calcext:value-type="float">
            <text:p>0.551560716084489</text:p>
          </table:table-cell>
        </table:table-row>
        <table:table-row table:style-name="ro1">
          <table:table-cell/>
          <table:table-cell table:formula="of:=['census-experiment-repetitions_aggregates'.F100]" office:value-type="float" office:value="0.2" calcext:value-type="float">
            <text:p>0.2</text:p>
          </table:table-cell>
          <table:table-cell table:formula="of:=['census-experiment-repetitions_aggregates'.G100]" office:value-type="float" office:value="3" calcext:value-type="float">
            <text:p>3</text:p>
          </table:table-cell>
          <table:table-cell table:formula="of:=['census-experiment-repetitions_aggregates'.H100]" office:value-type="float" office:value="30" calcext:value-type="float">
            <text:p>30</text:p>
          </table:table-cell>
          <table:table-cell table:formula="of:=['census-experiment-repetitions_aggregates'.B100]" office:value-type="float" office:value="5.82138631347726" calcext:value-type="float">
            <text:p>5.82138631347726</text:p>
          </table:table-cell>
          <table:table-cell table:formula="of:=['census-experiment-repetitions_aggregates'.B101]" office:value-type="float" office:value="2.31500083587282" calcext:value-type="float">
            <text:p>2.31500083587282</text:p>
          </table:table-cell>
          <table:table-cell table:formula="of:=['census-experiment-repetitions_aggregates'.B102]" office:value-type="float" office:value="1.79250252844167" calcext:value-type="float">
            <text:p>1.79250252844167</text:p>
          </table:table-cell>
          <table:table-cell table:formula="of:=['census-experiment-repetitions_aggregates'.B103]" office:value-type="float" office:value="1.32161231195353" calcext:value-type="float">
            <text:p>1.32161231195353</text:p>
          </table:table-cell>
          <table:table-cell table:formula="of:=['census-experiment-repetitions_aggregates'.B104]" office:value-type="float" office:value="1.02338914886764" calcext:value-type="float">
            <text:p>1.02338914886764</text:p>
          </table:table-cell>
          <table:table-cell table:formula="of:=['census-experiment-repetitions_aggregates'.B105]" office:value-type="float" office:value="0.93205080045665" calcext:value-type="float">
            <text:p>0.93205080045665</text:p>
          </table:table-cell>
        </table:table-row>
        <table:table-row table:style-name="ro1">
          <table:table-cell/>
          <table:table-cell table:formula="of:=['census-experiment-repetitions_aggregates'.F149]" office:value-type="float" office:value="0.2" calcext:value-type="float">
            <text:p>0.2</text:p>
          </table:table-cell>
          <table:table-cell table:formula="of:=['census-experiment-repetitions_aggregates'.G149]" office:value-type="float" office:value="4" calcext:value-type="float">
            <text:p>4</text:p>
          </table:table-cell>
          <table:table-cell table:formula="of:=['census-experiment-repetitions_aggregates'.H149]" office:value-type="float" office:value="30" calcext:value-type="float">
            <text:p>30</text:p>
          </table:table-cell>
          <table:table-cell table:formula="of:=['census-experiment-repetitions_aggregates'.B149]" office:value-type="float" office:value="7.11156450574478" calcext:value-type="float">
            <text:p>7.11156450574478</text:p>
          </table:table-cell>
          <table:table-cell table:formula="of:=['census-experiment-repetitions_aggregates'.B150]" office:value-type="float" office:value="3.21546582079813" calcext:value-type="float">
            <text:p>3.21546582079813</text:p>
          </table:table-cell>
          <table:table-cell table:formula="of:=['census-experiment-repetitions_aggregates'.B151]" office:value-type="float" office:value="1.56199002813088" calcext:value-type="float">
            <text:p>1.56199002813088</text:p>
          </table:table-cell>
          <table:table-cell table:formula="of:=['census-experiment-repetitions_aggregates'.B152]" office:value-type="float" office:value="1.13882731919382" calcext:value-type="float">
            <text:p>1.13882731919382</text:p>
          </table:table-cell>
          <table:table-cell table:formula="of:=['census-experiment-repetitions_aggregates'.B153]" office:value-type="float" office:value="0.808693576846442" calcext:value-type="float">
            <text:p>0.808693576846442</text:p>
          </table:table-cell>
          <table:table-cell table:formula="of:=['census-experiment-repetitions_aggregates'.B154]" office:value-type="float" office:value="0.967017438560757" calcext:value-type="float">
            <text:p>0.967017438560757</text:p>
          </table:table-cell>
        </table:table-row>
        <table:table-row table:style-name="ro1">
          <table:table-cell/>
          <table:table-cell table:formula="of:=['census-experiment-repetitions_aggregates'.F198]" office:value-type="float" office:value="0.2" calcext:value-type="float">
            <text:p>0.2</text:p>
          </table:table-cell>
          <table:table-cell table:formula="of:=['census-experiment-repetitions_aggregates'.G198]" office:value-type="float" office:value="5" calcext:value-type="float">
            <text:p>5</text:p>
          </table:table-cell>
          <table:table-cell table:formula="of:=['census-experiment-repetitions_aggregates'.H198]" office:value-type="float" office:value="30" calcext:value-type="float">
            <text:p>30</text:p>
          </table:table-cell>
          <table:table-cell table:formula="of:=['census-experiment-repetitions_aggregates'.B198]" office:value-type="float" office:value="7.32675951457372" calcext:value-type="float">
            <text:p>7.32675951457372</text:p>
          </table:table-cell>
          <table:table-cell table:formula="of:=['census-experiment-repetitions_aggregates'.B199]" office:value-type="float" office:value="2.1989872483229" calcext:value-type="float">
            <text:p>2.1989872483229</text:p>
          </table:table-cell>
          <table:table-cell table:formula="of:=['census-experiment-repetitions_aggregates'.B200]" office:value-type="float" office:value="1.86171613188132" calcext:value-type="float">
            <text:p>1.86171613188132</text:p>
          </table:table-cell>
          <table:table-cell table:formula="of:=['census-experiment-repetitions_aggregates'.B201]" office:value-type="float" office:value="1.29208811309145" calcext:value-type="float">
            <text:p>1.29208811309145</text:p>
          </table:table-cell>
          <table:table-cell table:formula="of:=['census-experiment-repetitions_aggregates'.B202]" office:value-type="float" office:value="1.25127778827791" calcext:value-type="float">
            <text:p>1.25127778827791</text:p>
          </table:table-cell>
          <table:table-cell table:formula="of:=['census-experiment-repetitions_aggregates'.B203]" office:value-type="float" office:value="0.635713081535678" calcext:value-type="float">
            <text:p>0.635713081535678</text:p>
          </table:table-cell>
        </table:table-row>
        <table:table-row table:style-name="ro1">
          <table:table-cell/>
          <table:table-cell table:formula="of:=['census-experiment-repetitions_aggregates'.F247]" office:value-type="float" office:value="0.2" calcext:value-type="float">
            <text:p>0.2</text:p>
          </table:table-cell>
          <table:table-cell table:formula="of:=['census-experiment-repetitions_aggregates'.G247]" office:value-type="float" office:value="6" calcext:value-type="float">
            <text:p>6</text:p>
          </table:table-cell>
          <table:table-cell table:formula="of:=['census-experiment-repetitions_aggregates'.H247]" office:value-type="float" office:value="30" calcext:value-type="float">
            <text:p>30</text:p>
          </table:table-cell>
          <table:table-cell table:formula="of:=['census-experiment-repetitions_aggregates'.B247]" office:value-type="float" office:value="7.4049022935252" calcext:value-type="float">
            <text:p>7.4049022935252</text:p>
          </table:table-cell>
          <table:table-cell table:formula="of:=['census-experiment-repetitions_aggregates'.B248]" office:value-type="float" office:value="2.01986909521131" calcext:value-type="float">
            <text:p>2.01986909521131</text:p>
          </table:table-cell>
          <table:table-cell table:formula="of:=['census-experiment-repetitions_aggregates'.B249]" office:value-type="float" office:value="1.62791666367121" calcext:value-type="float">
            <text:p>1.62791666367121</text:p>
          </table:table-cell>
          <table:table-cell table:formula="of:=['census-experiment-repetitions_aggregates'.B250]" office:value-type="float" office:value="0.829248319352498" calcext:value-type="float">
            <text:p>0.829248319352498</text:p>
          </table:table-cell>
          <table:table-cell table:formula="of:=['census-experiment-repetitions_aggregates'.B251]" office:value-type="float" office:value="1.03539269524262" calcext:value-type="float">
            <text:p>1.03539269524262</text:p>
          </table:table-cell>
          <table:table-cell table:formula="of:=['census-experiment-repetitions_aggregates'.B252]" office:value-type="float" office:value="0.648197628951713" calcext:value-type="float">
            <text:p>0.648197628951713</text:p>
          </table:table-cell>
        </table:table-row>
        <table:table-row table:style-name="ro1">
          <table:table-cell/>
          <table:table-cell table:formula="of:=['census-experiment-repetitions_aggregates'.F3]" office:value-type="float" office:value="0.4" calcext:value-type="float">
            <text:p>0.4</text:p>
          </table:table-cell>
          <table:table-cell table:formula="of:=['census-experiment-repetitions_aggregates'.G3]" office:value-type="float" office:value="1" calcext:value-type="float">
            <text:p>1</text:p>
          </table:table-cell>
          <table:table-cell table:formula="of:=['census-experiment-repetitions_aggregates'.H3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52]" office:value-type="float" office:value="0.4" calcext:value-type="float">
            <text:p>0.4</text:p>
          </table:table-cell>
          <table:table-cell table:formula="of:=['census-experiment-repetitions_aggregates'.G52]" office:value-type="float" office:value="2" calcext:value-type="float">
            <text:p>2</text:p>
          </table:table-cell>
          <table:table-cell table:formula="of:=['census-experiment-repetitions_aggregates'.H52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101]" office:value-type="float" office:value="0.4" calcext:value-type="float">
            <text:p>0.4</text:p>
          </table:table-cell>
          <table:table-cell table:formula="of:=['census-experiment-repetitions_aggregates'.G101]" office:value-type="float" office:value="3" calcext:value-type="float">
            <text:p>3</text:p>
          </table:table-cell>
          <table:table-cell table:formula="of:=['census-experiment-repetitions_aggregates'.H10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150]" office:value-type="float" office:value="0.4" calcext:value-type="float">
            <text:p>0.4</text:p>
          </table:table-cell>
          <table:table-cell table:formula="of:=['census-experiment-repetitions_aggregates'.G150]" office:value-type="float" office:value="4" calcext:value-type="float">
            <text:p>4</text:p>
          </table:table-cell>
          <table:table-cell table:formula="of:=['census-experiment-repetitions_aggregates'.H15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199]" office:value-type="float" office:value="0.4" calcext:value-type="float">
            <text:p>0.4</text:p>
          </table:table-cell>
          <table:table-cell table:formula="of:=['census-experiment-repetitions_aggregates'.G199]" office:value-type="float" office:value="5" calcext:value-type="float">
            <text:p>5</text:p>
          </table:table-cell>
          <table:table-cell table:formula="of:=['census-experiment-repetitions_aggregates'.H199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248]" office:value-type="float" office:value="0.4" calcext:value-type="float">
            <text:p>0.4</text:p>
          </table:table-cell>
          <table:table-cell table:formula="of:=['census-experiment-repetitions_aggregates'.G248]" office:value-type="float" office:value="6" calcext:value-type="float">
            <text:p>6</text:p>
          </table:table-cell>
          <table:table-cell table:formula="of:=['census-experiment-repetitions_aggregates'.H248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4]" office:value-type="float" office:value="0.6" calcext:value-type="float">
            <text:p>0.6</text:p>
          </table:table-cell>
          <table:table-cell table:formula="of:=['census-experiment-repetitions_aggregates'.G4]" office:value-type="float" office:value="1" calcext:value-type="float">
            <text:p>1</text:p>
          </table:table-cell>
          <table:table-cell table:formula="of:=['census-experiment-repetitions_aggregates'.H4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53]" office:value-type="float" office:value="0.6" calcext:value-type="float">
            <text:p>0.6</text:p>
          </table:table-cell>
          <table:table-cell table:formula="of:=['census-experiment-repetitions_aggregates'.G53]" office:value-type="float" office:value="2" calcext:value-type="float">
            <text:p>2</text:p>
          </table:table-cell>
          <table:table-cell table:formula="of:=['census-experiment-repetitions_aggregates'.H53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102]" office:value-type="float" office:value="0.6" calcext:value-type="float">
            <text:p>0.6</text:p>
          </table:table-cell>
          <table:table-cell table:formula="of:=['census-experiment-repetitions_aggregates'.G102]" office:value-type="float" office:value="3" calcext:value-type="float">
            <text:p>3</text:p>
          </table:table-cell>
          <table:table-cell table:formula="of:=['census-experiment-repetitions_aggregates'.H102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151]" office:value-type="float" office:value="0.6" calcext:value-type="float">
            <text:p>0.6</text:p>
          </table:table-cell>
          <table:table-cell table:formula="of:=['census-experiment-repetitions_aggregates'.G151]" office:value-type="float" office:value="4" calcext:value-type="float">
            <text:p>4</text:p>
          </table:table-cell>
          <table:table-cell table:formula="of:=['census-experiment-repetitions_aggregates'.H15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200]" office:value-type="float" office:value="0.6" calcext:value-type="float">
            <text:p>0.6</text:p>
          </table:table-cell>
          <table:table-cell table:formula="of:=['census-experiment-repetitions_aggregates'.G200]" office:value-type="float" office:value="5" calcext:value-type="float">
            <text:p>5</text:p>
          </table:table-cell>
          <table:table-cell table:formula="of:=['census-experiment-repetitions_aggregates'.H20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249]" office:value-type="float" office:value="0.6" calcext:value-type="float">
            <text:p>0.6</text:p>
          </table:table-cell>
          <table:table-cell table:formula="of:=['census-experiment-repetitions_aggregates'.G249]" office:value-type="float" office:value="6" calcext:value-type="float">
            <text:p>6</text:p>
          </table:table-cell>
          <table:table-cell table:formula="of:=['census-experiment-repetitions_aggregates'.H249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5]" office:value-type="float" office:value="0.8" calcext:value-type="float">
            <text:p>0.8</text:p>
          </table:table-cell>
          <table:table-cell table:formula="of:=['census-experiment-repetitions_aggregates'.G5]" office:value-type="float" office:value="1" calcext:value-type="float">
            <text:p>1</text:p>
          </table:table-cell>
          <table:table-cell table:formula="of:=['census-experiment-repetitions_aggregates'.H5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54]" office:value-type="float" office:value="0.8" calcext:value-type="float">
            <text:p>0.8</text:p>
          </table:table-cell>
          <table:table-cell table:formula="of:=['census-experiment-repetitions_aggregates'.G54]" office:value-type="float" office:value="2" calcext:value-type="float">
            <text:p>2</text:p>
          </table:table-cell>
          <table:table-cell table:formula="of:=['census-experiment-repetitions_aggregates'.H54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103]" office:value-type="float" office:value="0.8" calcext:value-type="float">
            <text:p>0.8</text:p>
          </table:table-cell>
          <table:table-cell table:formula="of:=['census-experiment-repetitions_aggregates'.G103]" office:value-type="float" office:value="3" calcext:value-type="float">
            <text:p>3</text:p>
          </table:table-cell>
          <table:table-cell table:formula="of:=['census-experiment-repetitions_aggregates'.H103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152]" office:value-type="float" office:value="0.8" calcext:value-type="float">
            <text:p>0.8</text:p>
          </table:table-cell>
          <table:table-cell table:formula="of:=['census-experiment-repetitions_aggregates'.G152]" office:value-type="float" office:value="4" calcext:value-type="float">
            <text:p>4</text:p>
          </table:table-cell>
          <table:table-cell table:formula="of:=['census-experiment-repetitions_aggregates'.H152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201]" office:value-type="float" office:value="0.8" calcext:value-type="float">
            <text:p>0.8</text:p>
          </table:table-cell>
          <table:table-cell table:formula="of:=['census-experiment-repetitions_aggregates'.G201]" office:value-type="float" office:value="5" calcext:value-type="float">
            <text:p>5</text:p>
          </table:table-cell>
          <table:table-cell table:formula="of:=['census-experiment-repetitions_aggregates'.H20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250]" office:value-type="float" office:value="0.8" calcext:value-type="float">
            <text:p>0.8</text:p>
          </table:table-cell>
          <table:table-cell table:formula="of:=['census-experiment-repetitions_aggregates'.G250]" office:value-type="float" office:value="6" calcext:value-type="float">
            <text:p>6</text:p>
          </table:table-cell>
          <table:table-cell table:formula="of:=['census-experiment-repetitions_aggregates'.H25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6]" office:value-type="float" office:value="1" calcext:value-type="float">
            <text:p>1</text:p>
          </table:table-cell>
          <table:table-cell table:formula="of:=['census-experiment-repetitions_aggregates'.G6]" office:value-type="float" office:value="1" calcext:value-type="float">
            <text:p>1</text:p>
          </table:table-cell>
          <table:table-cell table:formula="of:=['census-experiment-repetitions_aggregates'.H6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55]" office:value-type="float" office:value="1" calcext:value-type="float">
            <text:p>1</text:p>
          </table:table-cell>
          <table:table-cell table:formula="of:=['census-experiment-repetitions_aggregates'.G55]" office:value-type="float" office:value="2" calcext:value-type="float">
            <text:p>2</text:p>
          </table:table-cell>
          <table:table-cell table:formula="of:=['census-experiment-repetitions_aggregates'.H55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104]" office:value-type="float" office:value="1" calcext:value-type="float">
            <text:p>1</text:p>
          </table:table-cell>
          <table:table-cell table:formula="of:=['census-experiment-repetitions_aggregates'.G104]" office:value-type="float" office:value="3" calcext:value-type="float">
            <text:p>3</text:p>
          </table:table-cell>
          <table:table-cell table:formula="of:=['census-experiment-repetitions_aggregates'.H104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153]" office:value-type="float" office:value="1" calcext:value-type="float">
            <text:p>1</text:p>
          </table:table-cell>
          <table:table-cell table:formula="of:=['census-experiment-repetitions_aggregates'.G153]" office:value-type="float" office:value="4" calcext:value-type="float">
            <text:p>4</text:p>
          </table:table-cell>
          <table:table-cell table:formula="of:=['census-experiment-repetitions_aggregates'.H153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202]" office:value-type="float" office:value="1" calcext:value-type="float">
            <text:p>1</text:p>
          </table:table-cell>
          <table:table-cell table:formula="of:=['census-experiment-repetitions_aggregates'.G202]" office:value-type="float" office:value="5" calcext:value-type="float">
            <text:p>5</text:p>
          </table:table-cell>
          <table:table-cell table:formula="of:=['census-experiment-repetitions_aggregates'.H202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251]" office:value-type="float" office:value="1" calcext:value-type="float">
            <text:p>1</text:p>
          </table:table-cell>
          <table:table-cell table:formula="of:=['census-experiment-repetitions_aggregates'.G251]" office:value-type="float" office:value="6" calcext:value-type="float">
            <text:p>6</text:p>
          </table:table-cell>
          <table:table-cell table:formula="of:=['census-experiment-repetitions_aggregates'.H251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7]" office:value-type="float" office:value="1.2" calcext:value-type="float">
            <text:p>1.2</text:p>
          </table:table-cell>
          <table:table-cell table:formula="of:=['census-experiment-repetitions_aggregates'.G7]" office:value-type="float" office:value="1" calcext:value-type="float">
            <text:p>1</text:p>
          </table:table-cell>
          <table:table-cell table:formula="of:=['census-experiment-repetitions_aggregates'.H7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56]" office:value-type="float" office:value="1.2" calcext:value-type="float">
            <text:p>1.2</text:p>
          </table:table-cell>
          <table:table-cell table:formula="of:=['census-experiment-repetitions_aggregates'.G56]" office:value-type="float" office:value="2" calcext:value-type="float">
            <text:p>2</text:p>
          </table:table-cell>
          <table:table-cell table:formula="of:=['census-experiment-repetitions_aggregates'.H56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105]" office:value-type="float" office:value="1.2" calcext:value-type="float">
            <text:p>1.2</text:p>
          </table:table-cell>
          <table:table-cell table:formula="of:=['census-experiment-repetitions_aggregates'.G105]" office:value-type="float" office:value="3" calcext:value-type="float">
            <text:p>3</text:p>
          </table:table-cell>
          <table:table-cell table:formula="of:=['census-experiment-repetitions_aggregates'.H105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154]" office:value-type="float" office:value="1.2" calcext:value-type="float">
            <text:p>1.2</text:p>
          </table:table-cell>
          <table:table-cell table:formula="of:=['census-experiment-repetitions_aggregates'.G154]" office:value-type="float" office:value="4" calcext:value-type="float">
            <text:p>4</text:p>
          </table:table-cell>
          <table:table-cell table:formula="of:=['census-experiment-repetitions_aggregates'.H154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203]" office:value-type="float" office:value="1.2" calcext:value-type="float">
            <text:p>1.2</text:p>
          </table:table-cell>
          <table:table-cell table:formula="of:=['census-experiment-repetitions_aggregates'.G203]" office:value-type="float" office:value="5" calcext:value-type="float">
            <text:p>5</text:p>
          </table:table-cell>
          <table:table-cell table:formula="of:=['census-experiment-repetitions_aggregates'.H203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252]" office:value-type="float" office:value="1.2" calcext:value-type="float">
            <text:p>1.2</text:p>
          </table:table-cell>
          <table:table-cell table:formula="of:=['census-experiment-repetitions_aggregates'.G252]" office:value-type="float" office:value="6" calcext:value-type="float">
            <text:p>6</text:p>
          </table:table-cell>
          <table:table-cell table:formula="of:=['census-experiment-repetitions_aggregates'.H252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table:formula="of:=['census-experiment-repetitions_aggregates'.F8]" office:value-type="float" office:value="1.4" calcext:value-type="float">
            <text:p>1.4</text:p>
          </table:table-cell>
          <table:table-cell table:formula="of:=['census-experiment-repetitions_aggregates'.G8]" office:value-type="float" office:value="1" calcext:value-type="float">
            <text:p>1</text:p>
          </table:table-cell>
          <table:table-cell table:formula="of:=['census-experiment-repetitions_aggregates'.H8]" office:value-type="float" office:value="30" calcext:value-type="float">
            <text:p>30</text:p>
          </table:table-cell>
          <table:table-cell table:formula="of:=['census-experiment-repetitions_aggregates'.B8]" office:value-type="float" office:value="0.680273867635417" calcext:value-type="float">
            <text:p>0.68027386763541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57]" office:value-type="float" office:value="1.4" calcext:value-type="float">
            <text:p>1.4</text:p>
          </table:table-cell>
          <table:table-cell table:formula="of:=['census-experiment-repetitions_aggregates'.G57]" office:value-type="float" office:value="2" calcext:value-type="float">
            <text:p>2</text:p>
          </table:table-cell>
          <table:table-cell table:formula="of:=['census-experiment-repetitions_aggregates'.H57]" office:value-type="float" office:value="30" calcext:value-type="float">
            <text:p>30</text:p>
          </table:table-cell>
          <table:table-cell table:formula="of:=['census-experiment-repetitions_aggregates'.B57]" office:value-type="float" office:value="0.337282229180818" calcext:value-type="float">
            <text:p>0.33728222918081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06]" office:value-type="float" office:value="1.4" calcext:value-type="float">
            <text:p>1.4</text:p>
          </table:table-cell>
          <table:table-cell table:formula="of:=['census-experiment-repetitions_aggregates'.G106]" office:value-type="float" office:value="3" calcext:value-type="float">
            <text:p>3</text:p>
          </table:table-cell>
          <table:table-cell table:formula="of:=['census-experiment-repetitions_aggregates'.H106]" office:value-type="float" office:value="30" calcext:value-type="float">
            <text:p>30</text:p>
          </table:table-cell>
          <table:table-cell table:formula="of:=['census-experiment-repetitions_aggregates'.B106]" office:value-type="float" office:value="0.741849483827866" calcext:value-type="float">
            <text:p>0.74184948382786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55]" office:value-type="float" office:value="1.4" calcext:value-type="float">
            <text:p>1.4</text:p>
          </table:table-cell>
          <table:table-cell table:formula="of:=['census-experiment-repetitions_aggregates'.G155]" office:value-type="float" office:value="4" calcext:value-type="float">
            <text:p>4</text:p>
          </table:table-cell>
          <table:table-cell table:formula="of:=['census-experiment-repetitions_aggregates'.H155]" office:value-type="float" office:value="30" calcext:value-type="float">
            <text:p>30</text:p>
          </table:table-cell>
          <table:table-cell table:formula="of:=['census-experiment-repetitions_aggregates'.B155]" office:value-type="float" office:value="0.807757637597565" calcext:value-type="float">
            <text:p>0.80775763759756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04]" office:value-type="float" office:value="1.4" calcext:value-type="float">
            <text:p>1.4</text:p>
          </table:table-cell>
          <table:table-cell table:formula="of:=['census-experiment-repetitions_aggregates'.G204]" office:value-type="float" office:value="5" calcext:value-type="float">
            <text:p>5</text:p>
          </table:table-cell>
          <table:table-cell table:formula="of:=['census-experiment-repetitions_aggregates'.H204]" office:value-type="float" office:value="30" calcext:value-type="float">
            <text:p>30</text:p>
          </table:table-cell>
          <table:table-cell table:formula="of:=['census-experiment-repetitions_aggregates'.B204]" office:value-type="float" office:value="0.817413818822482" calcext:value-type="float">
            <text:p>0.81741381882248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53]" office:value-type="float" office:value="1.4" calcext:value-type="float">
            <text:p>1.4</text:p>
          </table:table-cell>
          <table:table-cell table:formula="of:=['census-experiment-repetitions_aggregates'.G253]" office:value-type="float" office:value="6" calcext:value-type="float">
            <text:p>6</text:p>
          </table:table-cell>
          <table:table-cell table:formula="of:=['census-experiment-repetitions_aggregates'.H253]" office:value-type="float" office:value="30" calcext:value-type="float">
            <text:p>30</text:p>
          </table:table-cell>
          <table:table-cell table:formula="of:=['census-experiment-repetitions_aggregates'.B253]" office:value-type="float" office:value="0.757427533715307" calcext:value-type="float">
            <text:p>0.75742753371530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9]" office:value-type="float" office:value="1.6" calcext:value-type="float">
            <text:p>1.6</text:p>
          </table:table-cell>
          <table:table-cell table:formula="of:=['census-experiment-repetitions_aggregates'.G9]" office:value-type="float" office:value="1" calcext:value-type="float">
            <text:p>1</text:p>
          </table:table-cell>
          <table:table-cell table:formula="of:=['census-experiment-repetitions_aggregates'.H9]" office:value-type="float" office:value="30" calcext:value-type="float">
            <text:p>30</text:p>
          </table:table-cell>
          <table:table-cell table:formula="of:=['census-experiment-repetitions_aggregates'.B9]" office:value-type="float" office:value="0.624224380663223" calcext:value-type="float">
            <text:p>0.62422438066322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58]" office:value-type="float" office:value="1.6" calcext:value-type="float">
            <text:p>1.6</text:p>
          </table:table-cell>
          <table:table-cell table:formula="of:=['census-experiment-repetitions_aggregates'.G58]" office:value-type="float" office:value="2" calcext:value-type="float">
            <text:p>2</text:p>
          </table:table-cell>
          <table:table-cell table:formula="of:=['census-experiment-repetitions_aggregates'.H58]" office:value-type="float" office:value="30" calcext:value-type="float">
            <text:p>30</text:p>
          </table:table-cell>
          <table:table-cell table:formula="of:=['census-experiment-repetitions_aggregates'.B58]" office:value-type="float" office:value="0.539339494242852" calcext:value-type="float">
            <text:p>0.53933949424285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07]" office:value-type="float" office:value="1.6" calcext:value-type="float">
            <text:p>1.6</text:p>
          </table:table-cell>
          <table:table-cell table:formula="of:=['census-experiment-repetitions_aggregates'.G107]" office:value-type="float" office:value="3" calcext:value-type="float">
            <text:p>3</text:p>
          </table:table-cell>
          <table:table-cell table:formula="of:=['census-experiment-repetitions_aggregates'.H107]" office:value-type="float" office:value="30" calcext:value-type="float">
            <text:p>30</text:p>
          </table:table-cell>
          <table:table-cell table:formula="of:=['census-experiment-repetitions_aggregates'.B107]" office:value-type="float" office:value="0.555417598826284" calcext:value-type="float">
            <text:p>0.55541759882628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56]" office:value-type="float" office:value="1.6" calcext:value-type="float">
            <text:p>1.6</text:p>
          </table:table-cell>
          <table:table-cell table:formula="of:=['census-experiment-repetitions_aggregates'.G156]" office:value-type="float" office:value="4" calcext:value-type="float">
            <text:p>4</text:p>
          </table:table-cell>
          <table:table-cell table:formula="of:=['census-experiment-repetitions_aggregates'.H156]" office:value-type="float" office:value="30" calcext:value-type="float">
            <text:p>30</text:p>
          </table:table-cell>
          <table:table-cell table:formula="of:=['census-experiment-repetitions_aggregates'.B156]" office:value-type="float" office:value="0.704553023541209" calcext:value-type="float">
            <text:p>0.70455302354120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05]" office:value-type="float" office:value="1.6" calcext:value-type="float">
            <text:p>1.6</text:p>
          </table:table-cell>
          <table:table-cell table:formula="of:=['census-experiment-repetitions_aggregates'.G205]" office:value-type="float" office:value="5" calcext:value-type="float">
            <text:p>5</text:p>
          </table:table-cell>
          <table:table-cell table:formula="of:=['census-experiment-repetitions_aggregates'.H205]" office:value-type="float" office:value="30" calcext:value-type="float">
            <text:p>30</text:p>
          </table:table-cell>
          <table:table-cell table:formula="of:=['census-experiment-repetitions_aggregates'.B205]" office:value-type="float" office:value="0.599623715083584" calcext:value-type="float">
            <text:p>0.59962371508358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54]" office:value-type="float" office:value="1.6" calcext:value-type="float">
            <text:p>1.6</text:p>
          </table:table-cell>
          <table:table-cell table:formula="of:=['census-experiment-repetitions_aggregates'.G254]" office:value-type="float" office:value="6" calcext:value-type="float">
            <text:p>6</text:p>
          </table:table-cell>
          <table:table-cell table:formula="of:=['census-experiment-repetitions_aggregates'.H254]" office:value-type="float" office:value="30" calcext:value-type="float">
            <text:p>30</text:p>
          </table:table-cell>
          <table:table-cell table:formula="of:=['census-experiment-repetitions_aggregates'.B254]" office:value-type="float" office:value="0.499671526982887" calcext:value-type="float">
            <text:p>0.49967152698288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0]" office:value-type="float" office:value="1.8" calcext:value-type="float">
            <text:p>1.8</text:p>
          </table:table-cell>
          <table:table-cell table:formula="of:=['census-experiment-repetitions_aggregates'.G10]" office:value-type="float" office:value="1" calcext:value-type="float">
            <text:p>1</text:p>
          </table:table-cell>
          <table:table-cell table:formula="of:=['census-experiment-repetitions_aggregates'.H10]" office:value-type="float" office:value="30" calcext:value-type="float">
            <text:p>30</text:p>
          </table:table-cell>
          <table:table-cell table:formula="of:=['census-experiment-repetitions_aggregates'.B10]" office:value-type="float" office:value="0.471502954581903" calcext:value-type="float">
            <text:p>0.47150295458190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59]" office:value-type="float" office:value="1.8" calcext:value-type="float">
            <text:p>1.8</text:p>
          </table:table-cell>
          <table:table-cell table:formula="of:=['census-experiment-repetitions_aggregates'.G59]" office:value-type="float" office:value="2" calcext:value-type="float">
            <text:p>2</text:p>
          </table:table-cell>
          <table:table-cell table:formula="of:=['census-experiment-repetitions_aggregates'.H59]" office:value-type="float" office:value="30" calcext:value-type="float">
            <text:p>30</text:p>
          </table:table-cell>
          <table:table-cell table:formula="of:=['census-experiment-repetitions_aggregates'.B59]" office:value-type="float" office:value="0.590928414295509" calcext:value-type="float">
            <text:p>0.59092841429550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08]" office:value-type="float" office:value="1.8" calcext:value-type="float">
            <text:p>1.8</text:p>
          </table:table-cell>
          <table:table-cell table:formula="of:=['census-experiment-repetitions_aggregates'.G108]" office:value-type="float" office:value="3" calcext:value-type="float">
            <text:p>3</text:p>
          </table:table-cell>
          <table:table-cell table:formula="of:=['census-experiment-repetitions_aggregates'.H108]" office:value-type="float" office:value="30" calcext:value-type="float">
            <text:p>30</text:p>
          </table:table-cell>
          <table:table-cell table:formula="of:=['census-experiment-repetitions_aggregates'.B108]" office:value-type="float" office:value="0.732019839474039" calcext:value-type="float">
            <text:p>0.73201983947403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57]" office:value-type="float" office:value="1.8" calcext:value-type="float">
            <text:p>1.8</text:p>
          </table:table-cell>
          <table:table-cell table:formula="of:=['census-experiment-repetitions_aggregates'.G157]" office:value-type="float" office:value="4" calcext:value-type="float">
            <text:p>4</text:p>
          </table:table-cell>
          <table:table-cell table:formula="of:=['census-experiment-repetitions_aggregates'.H157]" office:value-type="float" office:value="30" calcext:value-type="float">
            <text:p>30</text:p>
          </table:table-cell>
          <table:table-cell table:formula="of:=['census-experiment-repetitions_aggregates'.B157]" office:value-type="float" office:value="0.605796026596444" calcext:value-type="float">
            <text:p>0.60579602659644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06]" office:value-type="float" office:value="1.8" calcext:value-type="float">
            <text:p>1.8</text:p>
          </table:table-cell>
          <table:table-cell table:formula="of:=['census-experiment-repetitions_aggregates'.G206]" office:value-type="float" office:value="5" calcext:value-type="float">
            <text:p>5</text:p>
          </table:table-cell>
          <table:table-cell table:formula="of:=['census-experiment-repetitions_aggregates'.H206]" office:value-type="float" office:value="30" calcext:value-type="float">
            <text:p>30</text:p>
          </table:table-cell>
          <table:table-cell table:formula="of:=['census-experiment-repetitions_aggregates'.B206]" office:value-type="float" office:value="0.591639562995769" calcext:value-type="float">
            <text:p>0.59163956299576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55]" office:value-type="float" office:value="1.8" calcext:value-type="float">
            <text:p>1.8</text:p>
          </table:table-cell>
          <table:table-cell table:formula="of:=['census-experiment-repetitions_aggregates'.G255]" office:value-type="float" office:value="6" calcext:value-type="float">
            <text:p>6</text:p>
          </table:table-cell>
          <table:table-cell table:formula="of:=['census-experiment-repetitions_aggregates'.H255]" office:value-type="float" office:value="30" calcext:value-type="float">
            <text:p>30</text:p>
          </table:table-cell>
          <table:table-cell table:formula="of:=['census-experiment-repetitions_aggregates'.B255]" office:value-type="float" office:value="0.642760725446319" calcext:value-type="float">
            <text:p>0.64276072544631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1]" office:value-type="float" office:value="2" calcext:value-type="float">
            <text:p>2</text:p>
          </table:table-cell>
          <table:table-cell table:formula="of:=['census-experiment-repetitions_aggregates'.G11]" office:value-type="float" office:value="1" calcext:value-type="float">
            <text:p>1</text:p>
          </table:table-cell>
          <table:table-cell table:formula="of:=['census-experiment-repetitions_aggregates'.H11]" office:value-type="float" office:value="30" calcext:value-type="float">
            <text:p>30</text:p>
          </table:table-cell>
          <table:table-cell table:formula="of:=['census-experiment-repetitions_aggregates'.B11]" office:value-type="float" office:value="0.642068730887921" calcext:value-type="float">
            <text:p>0.642068730887921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60]" office:value-type="float" office:value="2" calcext:value-type="float">
            <text:p>2</text:p>
          </table:table-cell>
          <table:table-cell table:formula="of:=['census-experiment-repetitions_aggregates'.G60]" office:value-type="float" office:value="2" calcext:value-type="float">
            <text:p>2</text:p>
          </table:table-cell>
          <table:table-cell table:formula="of:=['census-experiment-repetitions_aggregates'.H60]" office:value-type="float" office:value="30" calcext:value-type="float">
            <text:p>30</text:p>
          </table:table-cell>
          <table:table-cell table:formula="of:=['census-experiment-repetitions_aggregates'.B60]" office:value-type="float" office:value="0.501856955934904" calcext:value-type="float">
            <text:p>0.50185695593490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09]" office:value-type="float" office:value="2" calcext:value-type="float">
            <text:p>2</text:p>
          </table:table-cell>
          <table:table-cell table:formula="of:=['census-experiment-repetitions_aggregates'.G109]" office:value-type="float" office:value="3" calcext:value-type="float">
            <text:p>3</text:p>
          </table:table-cell>
          <table:table-cell table:formula="of:=['census-experiment-repetitions_aggregates'.H109]" office:value-type="float" office:value="30" calcext:value-type="float">
            <text:p>30</text:p>
          </table:table-cell>
          <table:table-cell table:formula="of:=['census-experiment-repetitions_aggregates'.B109]" office:value-type="float" office:value="0.538862716023281" calcext:value-type="float">
            <text:p>0.538862716023281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58]" office:value-type="float" office:value="2" calcext:value-type="float">
            <text:p>2</text:p>
          </table:table-cell>
          <table:table-cell table:formula="of:=['census-experiment-repetitions_aggregates'.G158]" office:value-type="float" office:value="4" calcext:value-type="float">
            <text:p>4</text:p>
          </table:table-cell>
          <table:table-cell table:formula="of:=['census-experiment-repetitions_aggregates'.H158]" office:value-type="float" office:value="30" calcext:value-type="float">
            <text:p>30</text:p>
          </table:table-cell>
          <table:table-cell table:formula="of:=['census-experiment-repetitions_aggregates'.B158]" office:value-type="float" office:value="0.563332220509806" calcext:value-type="float">
            <text:p>0.56333222050980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07]" office:value-type="float" office:value="2" calcext:value-type="float">
            <text:p>2</text:p>
          </table:table-cell>
          <table:table-cell table:formula="of:=['census-experiment-repetitions_aggregates'.G207]" office:value-type="float" office:value="5" calcext:value-type="float">
            <text:p>5</text:p>
          </table:table-cell>
          <table:table-cell table:formula="of:=['census-experiment-repetitions_aggregates'.H207]" office:value-type="float" office:value="30" calcext:value-type="float">
            <text:p>30</text:p>
          </table:table-cell>
          <table:table-cell table:formula="of:=['census-experiment-repetitions_aggregates'.B207]" office:value-type="float" office:value="0.510549511287379" calcext:value-type="float">
            <text:p>0.51054951128737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56]" office:value-type="float" office:value="2" calcext:value-type="float">
            <text:p>2</text:p>
          </table:table-cell>
          <table:table-cell table:formula="of:=['census-experiment-repetitions_aggregates'.G256]" office:value-type="float" office:value="6" calcext:value-type="float">
            <text:p>6</text:p>
          </table:table-cell>
          <table:table-cell table:formula="of:=['census-experiment-repetitions_aggregates'.H256]" office:value-type="float" office:value="30" calcext:value-type="float">
            <text:p>30</text:p>
          </table:table-cell>
          <table:table-cell table:formula="of:=['census-experiment-repetitions_aggregates'.B256]" office:value-type="float" office:value="0.336360915499134" calcext:value-type="float">
            <text:p>0.33636091549913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2]" office:value-type="float" office:value="2.2" calcext:value-type="float">
            <text:p>2.2</text:p>
          </table:table-cell>
          <table:table-cell table:formula="of:=['census-experiment-repetitions_aggregates'.G12]" office:value-type="float" office:value="1" calcext:value-type="float">
            <text:p>1</text:p>
          </table:table-cell>
          <table:table-cell table:formula="of:=['census-experiment-repetitions_aggregates'.H12]" office:value-type="float" office:value="30" calcext:value-type="float">
            <text:p>30</text:p>
          </table:table-cell>
          <table:table-cell table:formula="of:=['census-experiment-repetitions_aggregates'.B12]" office:value-type="float" office:value="0.477309687898159" calcext:value-type="float">
            <text:p>0.47730968789815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61]" office:value-type="float" office:value="2.2" calcext:value-type="float">
            <text:p>2.2</text:p>
          </table:table-cell>
          <table:table-cell table:formula="of:=['census-experiment-repetitions_aggregates'.G61]" office:value-type="float" office:value="2" calcext:value-type="float">
            <text:p>2</text:p>
          </table:table-cell>
          <table:table-cell table:formula="of:=['census-experiment-repetitions_aggregates'.H61]" office:value-type="float" office:value="30" calcext:value-type="float">
            <text:p>30</text:p>
          </table:table-cell>
          <table:table-cell table:formula="of:=['census-experiment-repetitions_aggregates'.B61]" office:value-type="float" office:value="0.574463897324033" calcext:value-type="float">
            <text:p>0.57446389732403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10]" office:value-type="float" office:value="2.2" calcext:value-type="float">
            <text:p>2.2</text:p>
          </table:table-cell>
          <table:table-cell table:formula="of:=['census-experiment-repetitions_aggregates'.G110]" office:value-type="float" office:value="3" calcext:value-type="float">
            <text:p>3</text:p>
          </table:table-cell>
          <table:table-cell table:formula="of:=['census-experiment-repetitions_aggregates'.H110]" office:value-type="float" office:value="30" calcext:value-type="float">
            <text:p>30</text:p>
          </table:table-cell>
          <table:table-cell table:formula="of:=['census-experiment-repetitions_aggregates'.B110]" office:value-type="float" office:value="0.422955680818246" calcext:value-type="float">
            <text:p>0.42295568081824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59]" office:value-type="float" office:value="2.2" calcext:value-type="float">
            <text:p>2.2</text:p>
          </table:table-cell>
          <table:table-cell table:formula="of:=['census-experiment-repetitions_aggregates'.G159]" office:value-type="float" office:value="4" calcext:value-type="float">
            <text:p>4</text:p>
          </table:table-cell>
          <table:table-cell table:formula="of:=['census-experiment-repetitions_aggregates'.H159]" office:value-type="float" office:value="30" calcext:value-type="float">
            <text:p>30</text:p>
          </table:table-cell>
          <table:table-cell table:formula="of:=['census-experiment-repetitions_aggregates'.B159]" office:value-type="float" office:value="0.652066185425942" calcext:value-type="float">
            <text:p>0.65206618542594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08]" office:value-type="float" office:value="2.2" calcext:value-type="float">
            <text:p>2.2</text:p>
          </table:table-cell>
          <table:table-cell table:formula="of:=['census-experiment-repetitions_aggregates'.G208]" office:value-type="float" office:value="5" calcext:value-type="float">
            <text:p>5</text:p>
          </table:table-cell>
          <table:table-cell table:formula="of:=['census-experiment-repetitions_aggregates'.H208]" office:value-type="float" office:value="30" calcext:value-type="float">
            <text:p>30</text:p>
          </table:table-cell>
          <table:table-cell table:formula="of:=['census-experiment-repetitions_aggregates'.B208]" office:value-type="float" office:value="0.573179277592827" calcext:value-type="float">
            <text:p>0.57317927759282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57]" office:value-type="float" office:value="2.2" calcext:value-type="float">
            <text:p>2.2</text:p>
          </table:table-cell>
          <table:table-cell table:formula="of:=['census-experiment-repetitions_aggregates'.G257]" office:value-type="float" office:value="6" calcext:value-type="float">
            <text:p>6</text:p>
          </table:table-cell>
          <table:table-cell table:formula="of:=['census-experiment-repetitions_aggregates'.H257]" office:value-type="float" office:value="30" calcext:value-type="float">
            <text:p>30</text:p>
          </table:table-cell>
          <table:table-cell table:formula="of:=['census-experiment-repetitions_aggregates'.B257]" office:value-type="float" office:value="0.487911014133002" calcext:value-type="float">
            <text:p>0.48791101413300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3]" office:value-type="float" office:value="2.4" calcext:value-type="float">
            <text:p>2.4</text:p>
          </table:table-cell>
          <table:table-cell table:formula="of:=['census-experiment-repetitions_aggregates'.G13]" office:value-type="float" office:value="1" calcext:value-type="float">
            <text:p>1</text:p>
          </table:table-cell>
          <table:table-cell table:formula="of:=['census-experiment-repetitions_aggregates'.H13]" office:value-type="float" office:value="30" calcext:value-type="float">
            <text:p>30</text:p>
          </table:table-cell>
          <table:table-cell table:formula="of:=['census-experiment-repetitions_aggregates'.B13]" office:value-type="float" office:value="0.417140489630947" calcext:value-type="float">
            <text:p>0.41714048963094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62]" office:value-type="float" office:value="2.4" calcext:value-type="float">
            <text:p>2.4</text:p>
          </table:table-cell>
          <table:table-cell table:formula="of:=['census-experiment-repetitions_aggregates'.G62]" office:value-type="float" office:value="2" calcext:value-type="float">
            <text:p>2</text:p>
          </table:table-cell>
          <table:table-cell table:formula="of:=['census-experiment-repetitions_aggregates'.H62]" office:value-type="float" office:value="30" calcext:value-type="float">
            <text:p>30</text:p>
          </table:table-cell>
          <table:table-cell table:formula="of:=['census-experiment-repetitions_aggregates'.B62]" office:value-type="float" office:value="0.446622587576736" calcext:value-type="float">
            <text:p>0.44662258757673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11]" office:value-type="float" office:value="2.4" calcext:value-type="float">
            <text:p>2.4</text:p>
          </table:table-cell>
          <table:table-cell table:formula="of:=['census-experiment-repetitions_aggregates'.G111]" office:value-type="float" office:value="3" calcext:value-type="float">
            <text:p>3</text:p>
          </table:table-cell>
          <table:table-cell table:formula="of:=['census-experiment-repetitions_aggregates'.H111]" office:value-type="float" office:value="30" calcext:value-type="float">
            <text:p>30</text:p>
          </table:table-cell>
          <table:table-cell table:formula="of:=['census-experiment-repetitions_aggregates'.B111]" office:value-type="float" office:value="0.39563608694507" calcext:value-type="float">
            <text:p>0.3956360869450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60]" office:value-type="float" office:value="2.4" calcext:value-type="float">
            <text:p>2.4</text:p>
          </table:table-cell>
          <table:table-cell table:formula="of:=['census-experiment-repetitions_aggregates'.G160]" office:value-type="float" office:value="4" calcext:value-type="float">
            <text:p>4</text:p>
          </table:table-cell>
          <table:table-cell table:formula="of:=['census-experiment-repetitions_aggregates'.H160]" office:value-type="float" office:value="30" calcext:value-type="float">
            <text:p>30</text:p>
          </table:table-cell>
          <table:table-cell table:formula="of:=['census-experiment-repetitions_aggregates'.B160]" office:value-type="float" office:value="0.513397778280257" calcext:value-type="float">
            <text:p>0.51339777828025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09]" office:value-type="float" office:value="2.4" calcext:value-type="float">
            <text:p>2.4</text:p>
          </table:table-cell>
          <table:table-cell table:formula="of:=['census-experiment-repetitions_aggregates'.G209]" office:value-type="float" office:value="5" calcext:value-type="float">
            <text:p>5</text:p>
          </table:table-cell>
          <table:table-cell table:formula="of:=['census-experiment-repetitions_aggregates'.H209]" office:value-type="float" office:value="30" calcext:value-type="float">
            <text:p>30</text:p>
          </table:table-cell>
          <table:table-cell table:formula="of:=['census-experiment-repetitions_aggregates'.B209]" office:value-type="float" office:value="0.456703361492448" calcext:value-type="float">
            <text:p>0.45670336149244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58]" office:value-type="float" office:value="2.4" calcext:value-type="float">
            <text:p>2.4</text:p>
          </table:table-cell>
          <table:table-cell table:formula="of:=['census-experiment-repetitions_aggregates'.G258]" office:value-type="float" office:value="6" calcext:value-type="float">
            <text:p>6</text:p>
          </table:table-cell>
          <table:table-cell table:formula="of:=['census-experiment-repetitions_aggregates'.H258]" office:value-type="float" office:value="30" calcext:value-type="float">
            <text:p>30</text:p>
          </table:table-cell>
          <table:table-cell table:formula="of:=['census-experiment-repetitions_aggregates'.B258]" office:value-type="float" office:value="0.494950120576849" calcext:value-type="float">
            <text:p>0.49495012057684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4]" office:value-type="float" office:value="2.6" calcext:value-type="float">
            <text:p>2.6</text:p>
          </table:table-cell>
          <table:table-cell table:formula="of:=['census-experiment-repetitions_aggregates'.G14]" office:value-type="float" office:value="1" calcext:value-type="float">
            <text:p>1</text:p>
          </table:table-cell>
          <table:table-cell table:formula="of:=['census-experiment-repetitions_aggregates'.H14]" office:value-type="float" office:value="30" calcext:value-type="float">
            <text:p>30</text:p>
          </table:table-cell>
          <table:table-cell table:formula="of:=['census-experiment-repetitions_aggregates'.B14]" office:value-type="float" office:value="0.488900502799858" calcext:value-type="float">
            <text:p>0.48890050279985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63]" office:value-type="float" office:value="2.6" calcext:value-type="float">
            <text:p>2.6</text:p>
          </table:table-cell>
          <table:table-cell table:formula="of:=['census-experiment-repetitions_aggregates'.G63]" office:value-type="float" office:value="2" calcext:value-type="float">
            <text:p>2</text:p>
          </table:table-cell>
          <table:table-cell table:formula="of:=['census-experiment-repetitions_aggregates'.H63]" office:value-type="float" office:value="30" calcext:value-type="float">
            <text:p>30</text:p>
          </table:table-cell>
          <table:table-cell table:formula="of:=['census-experiment-repetitions_aggregates'.B63]" office:value-type="float" office:value="0.36544326954769" calcext:value-type="float">
            <text:p>0.3654432695476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12]" office:value-type="float" office:value="2.6" calcext:value-type="float">
            <text:p>2.6</text:p>
          </table:table-cell>
          <table:table-cell table:formula="of:=['census-experiment-repetitions_aggregates'.G112]" office:value-type="float" office:value="3" calcext:value-type="float">
            <text:p>3</text:p>
          </table:table-cell>
          <table:table-cell table:formula="of:=['census-experiment-repetitions_aggregates'.H112]" office:value-type="float" office:value="30" calcext:value-type="float">
            <text:p>30</text:p>
          </table:table-cell>
          <table:table-cell table:formula="of:=['census-experiment-repetitions_aggregates'.B112]" office:value-type="float" office:value="0.435285171912543" calcext:value-type="float">
            <text:p>0.43528517191254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61]" office:value-type="float" office:value="2.6" calcext:value-type="float">
            <text:p>2.6</text:p>
          </table:table-cell>
          <table:table-cell table:formula="of:=['census-experiment-repetitions_aggregates'.G161]" office:value-type="float" office:value="4" calcext:value-type="float">
            <text:p>4</text:p>
          </table:table-cell>
          <table:table-cell table:formula="of:=['census-experiment-repetitions_aggregates'.H161]" office:value-type="float" office:value="30" calcext:value-type="float">
            <text:p>30</text:p>
          </table:table-cell>
          <table:table-cell table:formula="of:=['census-experiment-repetitions_aggregates'.B161]" office:value-type="float" office:value="0.444122980385171" calcext:value-type="float">
            <text:p>0.444122980385171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10]" office:value-type="float" office:value="2.6" calcext:value-type="float">
            <text:p>2.6</text:p>
          </table:table-cell>
          <table:table-cell table:formula="of:=['census-experiment-repetitions_aggregates'.G210]" office:value-type="float" office:value="5" calcext:value-type="float">
            <text:p>5</text:p>
          </table:table-cell>
          <table:table-cell table:formula="of:=['census-experiment-repetitions_aggregates'.H210]" office:value-type="float" office:value="30" calcext:value-type="float">
            <text:p>30</text:p>
          </table:table-cell>
          <table:table-cell table:formula="of:=['census-experiment-repetitions_aggregates'.B210]" office:value-type="float" office:value="0.367286088058519" calcext:value-type="float">
            <text:p>0.36728608805851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59]" office:value-type="float" office:value="2.6" calcext:value-type="float">
            <text:p>2.6</text:p>
          </table:table-cell>
          <table:table-cell table:formula="of:=['census-experiment-repetitions_aggregates'.G259]" office:value-type="float" office:value="6" calcext:value-type="float">
            <text:p>6</text:p>
          </table:table-cell>
          <table:table-cell table:formula="of:=['census-experiment-repetitions_aggregates'.H259]" office:value-type="float" office:value="30" calcext:value-type="float">
            <text:p>30</text:p>
          </table:table-cell>
          <table:table-cell table:formula="of:=['census-experiment-repetitions_aggregates'.B259]" office:value-type="float" office:value="0.559771944911887" calcext:value-type="float">
            <text:p>0.55977194491188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5]" office:value-type="float" office:value="2.8" calcext:value-type="float">
            <text:p>2.8</text:p>
          </table:table-cell>
          <table:table-cell table:formula="of:=['census-experiment-repetitions_aggregates'.G15]" office:value-type="float" office:value="1" calcext:value-type="float">
            <text:p>1</text:p>
          </table:table-cell>
          <table:table-cell table:formula="of:=['census-experiment-repetitions_aggregates'.H15]" office:value-type="float" office:value="30" calcext:value-type="float">
            <text:p>30</text:p>
          </table:table-cell>
          <table:table-cell table:formula="of:=['census-experiment-repetitions_aggregates'.B15]" office:value-type="float" office:value="0.293084847497803" calcext:value-type="float">
            <text:p>0.29308484749780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64]" office:value-type="float" office:value="2.8" calcext:value-type="float">
            <text:p>2.8</text:p>
          </table:table-cell>
          <table:table-cell table:formula="of:=['census-experiment-repetitions_aggregates'.G64]" office:value-type="float" office:value="2" calcext:value-type="float">
            <text:p>2</text:p>
          </table:table-cell>
          <table:table-cell table:formula="of:=['census-experiment-repetitions_aggregates'.H64]" office:value-type="float" office:value="30" calcext:value-type="float">
            <text:p>30</text:p>
          </table:table-cell>
          <table:table-cell table:formula="of:=['census-experiment-repetitions_aggregates'.B64]" office:value-type="float" office:value="0.393409762886622" calcext:value-type="float">
            <text:p>0.39340976288662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13]" office:value-type="float" office:value="2.8" calcext:value-type="float">
            <text:p>2.8</text:p>
          </table:table-cell>
          <table:table-cell table:formula="of:=['census-experiment-repetitions_aggregates'.G113]" office:value-type="float" office:value="3" calcext:value-type="float">
            <text:p>3</text:p>
          </table:table-cell>
          <table:table-cell table:formula="of:=['census-experiment-repetitions_aggregates'.H113]" office:value-type="float" office:value="30" calcext:value-type="float">
            <text:p>30</text:p>
          </table:table-cell>
          <table:table-cell table:formula="of:=['census-experiment-repetitions_aggregates'.B113]" office:value-type="float" office:value="0.377233365275636" calcext:value-type="float">
            <text:p>0.37723336527563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62]" office:value-type="float" office:value="2.8" calcext:value-type="float">
            <text:p>2.8</text:p>
          </table:table-cell>
          <table:table-cell table:formula="of:=['census-experiment-repetitions_aggregates'.G162]" office:value-type="float" office:value="4" calcext:value-type="float">
            <text:p>4</text:p>
          </table:table-cell>
          <table:table-cell table:formula="of:=['census-experiment-repetitions_aggregates'.H162]" office:value-type="float" office:value="30" calcext:value-type="float">
            <text:p>30</text:p>
          </table:table-cell>
          <table:table-cell table:formula="of:=['census-experiment-repetitions_aggregates'.B162]" office:value-type="float" office:value="0.289179692193713" calcext:value-type="float">
            <text:p>0.28917969219371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11]" office:value-type="float" office:value="2.8" calcext:value-type="float">
            <text:p>2.8</text:p>
          </table:table-cell>
          <table:table-cell table:formula="of:=['census-experiment-repetitions_aggregates'.G211]" office:value-type="float" office:value="5" calcext:value-type="float">
            <text:p>5</text:p>
          </table:table-cell>
          <table:table-cell table:formula="of:=['census-experiment-repetitions_aggregates'.H211]" office:value-type="float" office:value="30" calcext:value-type="float">
            <text:p>30</text:p>
          </table:table-cell>
          <table:table-cell table:formula="of:=['census-experiment-repetitions_aggregates'.B211]" office:value-type="float" office:value="0.493646314522794" calcext:value-type="float">
            <text:p>0.49364631452279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60]" office:value-type="float" office:value="2.8" calcext:value-type="float">
            <text:p>2.8</text:p>
          </table:table-cell>
          <table:table-cell table:formula="of:=['census-experiment-repetitions_aggregates'.G260]" office:value-type="float" office:value="6" calcext:value-type="float">
            <text:p>6</text:p>
          </table:table-cell>
          <table:table-cell table:formula="of:=['census-experiment-repetitions_aggregates'.H260]" office:value-type="float" office:value="30" calcext:value-type="float">
            <text:p>30</text:p>
          </table:table-cell>
          <table:table-cell table:formula="of:=['census-experiment-repetitions_aggregates'.B260]" office:value-type="float" office:value="0.289055234394366" calcext:value-type="float">
            <text:p>0.28905523439436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6]" office:value-type="float" office:value="3" calcext:value-type="float">
            <text:p>3</text:p>
          </table:table-cell>
          <table:table-cell table:formula="of:=['census-experiment-repetitions_aggregates'.G16]" office:value-type="float" office:value="1" calcext:value-type="float">
            <text:p>1</text:p>
          </table:table-cell>
          <table:table-cell table:formula="of:=['census-experiment-repetitions_aggregates'.H16]" office:value-type="float" office:value="30" calcext:value-type="float">
            <text:p>30</text:p>
          </table:table-cell>
          <table:table-cell table:formula="of:=['census-experiment-repetitions_aggregates'.B16]" office:value-type="float" office:value="0.252219544138997" calcext:value-type="float">
            <text:p>0.25221954413899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65]" office:value-type="float" office:value="3" calcext:value-type="float">
            <text:p>3</text:p>
          </table:table-cell>
          <table:table-cell table:formula="of:=['census-experiment-repetitions_aggregates'.G65]" office:value-type="float" office:value="2" calcext:value-type="float">
            <text:p>2</text:p>
          </table:table-cell>
          <table:table-cell table:formula="of:=['census-experiment-repetitions_aggregates'.H65]" office:value-type="float" office:value="30" calcext:value-type="float">
            <text:p>30</text:p>
          </table:table-cell>
          <table:table-cell table:formula="of:=['census-experiment-repetitions_aggregates'.B65]" office:value-type="float" office:value="0.322081967848394" calcext:value-type="float">
            <text:p>0.32208196784839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14]" office:value-type="float" office:value="3" calcext:value-type="float">
            <text:p>3</text:p>
          </table:table-cell>
          <table:table-cell table:formula="of:=['census-experiment-repetitions_aggregates'.G114]" office:value-type="float" office:value="3" calcext:value-type="float">
            <text:p>3</text:p>
          </table:table-cell>
          <table:table-cell table:formula="of:=['census-experiment-repetitions_aggregates'.H114]" office:value-type="float" office:value="30" calcext:value-type="float">
            <text:p>30</text:p>
          </table:table-cell>
          <table:table-cell table:formula="of:=['census-experiment-repetitions_aggregates'.B114]" office:value-type="float" office:value="0.453732719103433" calcext:value-type="float">
            <text:p>0.45373271910343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63]" office:value-type="float" office:value="3" calcext:value-type="float">
            <text:p>3</text:p>
          </table:table-cell>
          <table:table-cell table:formula="of:=['census-experiment-repetitions_aggregates'.G163]" office:value-type="float" office:value="4" calcext:value-type="float">
            <text:p>4</text:p>
          </table:table-cell>
          <table:table-cell table:formula="of:=['census-experiment-repetitions_aggregates'.H163]" office:value-type="float" office:value="30" calcext:value-type="float">
            <text:p>30</text:p>
          </table:table-cell>
          <table:table-cell table:formula="of:=['census-experiment-repetitions_aggregates'.B163]" office:value-type="float" office:value="0.282090318296812" calcext:value-type="float">
            <text:p>0.28209031829681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12]" office:value-type="float" office:value="3" calcext:value-type="float">
            <text:p>3</text:p>
          </table:table-cell>
          <table:table-cell table:formula="of:=['census-experiment-repetitions_aggregates'.G212]" office:value-type="float" office:value="5" calcext:value-type="float">
            <text:p>5</text:p>
          </table:table-cell>
          <table:table-cell table:formula="of:=['census-experiment-repetitions_aggregates'.H212]" office:value-type="float" office:value="30" calcext:value-type="float">
            <text:p>30</text:p>
          </table:table-cell>
          <table:table-cell table:formula="of:=['census-experiment-repetitions_aggregates'.B212]" office:value-type="float" office:value="0.366791570043053" calcext:value-type="float">
            <text:p>0.36679157004305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61]" office:value-type="float" office:value="3" calcext:value-type="float">
            <text:p>3</text:p>
          </table:table-cell>
          <table:table-cell table:formula="of:=['census-experiment-repetitions_aggregates'.G261]" office:value-type="float" office:value="6" calcext:value-type="float">
            <text:p>6</text:p>
          </table:table-cell>
          <table:table-cell table:formula="of:=['census-experiment-repetitions_aggregates'.H261]" office:value-type="float" office:value="30" calcext:value-type="float">
            <text:p>30</text:p>
          </table:table-cell>
          <table:table-cell table:formula="of:=['census-experiment-repetitions_aggregates'.B261]" office:value-type="float" office:value="0.426613309122915" calcext:value-type="float">
            <text:p>0.42661330912291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7]" office:value-type="float" office:value="3.2" calcext:value-type="float">
            <text:p>3.2</text:p>
          </table:table-cell>
          <table:table-cell table:formula="of:=['census-experiment-repetitions_aggregates'.G17]" office:value-type="float" office:value="1" calcext:value-type="float">
            <text:p>1</text:p>
          </table:table-cell>
          <table:table-cell table:formula="of:=['census-experiment-repetitions_aggregates'.H17]" office:value-type="float" office:value="30" calcext:value-type="float">
            <text:p>30</text:p>
          </table:table-cell>
          <table:table-cell table:formula="of:=['census-experiment-repetitions_aggregates'.B17]" office:value-type="float" office:value="0.348558520874349" calcext:value-type="float">
            <text:p>0.34855852087434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66]" office:value-type="float" office:value="3.2" calcext:value-type="float">
            <text:p>3.2</text:p>
          </table:table-cell>
          <table:table-cell table:formula="of:=['census-experiment-repetitions_aggregates'.G66]" office:value-type="float" office:value="2" calcext:value-type="float">
            <text:p>2</text:p>
          </table:table-cell>
          <table:table-cell table:formula="of:=['census-experiment-repetitions_aggregates'.H66]" office:value-type="float" office:value="30" calcext:value-type="float">
            <text:p>30</text:p>
          </table:table-cell>
          <table:table-cell table:formula="of:=['census-experiment-repetitions_aggregates'.B66]" office:value-type="float" office:value="0.367954817110368" calcext:value-type="float">
            <text:p>0.36795481711036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15]" office:value-type="float" office:value="3.2" calcext:value-type="float">
            <text:p>3.2</text:p>
          </table:table-cell>
          <table:table-cell table:formula="of:=['census-experiment-repetitions_aggregates'.G115]" office:value-type="float" office:value="3" calcext:value-type="float">
            <text:p>3</text:p>
          </table:table-cell>
          <table:table-cell table:formula="of:=['census-experiment-repetitions_aggregates'.H115]" office:value-type="float" office:value="30" calcext:value-type="float">
            <text:p>30</text:p>
          </table:table-cell>
          <table:table-cell table:formula="of:=['census-experiment-repetitions_aggregates'.B115]" office:value-type="float" office:value="0.296868132885879" calcext:value-type="float">
            <text:p>0.29686813288587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64]" office:value-type="float" office:value="3.2" calcext:value-type="float">
            <text:p>3.2</text:p>
          </table:table-cell>
          <table:table-cell table:formula="of:=['census-experiment-repetitions_aggregates'.G164]" office:value-type="float" office:value="4" calcext:value-type="float">
            <text:p>4</text:p>
          </table:table-cell>
          <table:table-cell table:formula="of:=['census-experiment-repetitions_aggregates'.H164]" office:value-type="float" office:value="30" calcext:value-type="float">
            <text:p>30</text:p>
          </table:table-cell>
          <table:table-cell table:formula="of:=['census-experiment-repetitions_aggregates'.B164]" office:value-type="float" office:value="0.278130825147445" calcext:value-type="float">
            <text:p>0.27813082514744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13]" office:value-type="float" office:value="3.2" calcext:value-type="float">
            <text:p>3.2</text:p>
          </table:table-cell>
          <table:table-cell table:formula="of:=['census-experiment-repetitions_aggregates'.G213]" office:value-type="float" office:value="5" calcext:value-type="float">
            <text:p>5</text:p>
          </table:table-cell>
          <table:table-cell table:formula="of:=['census-experiment-repetitions_aggregates'.H213]" office:value-type="float" office:value="30" calcext:value-type="float">
            <text:p>30</text:p>
          </table:table-cell>
          <table:table-cell table:formula="of:=['census-experiment-repetitions_aggregates'.B213]" office:value-type="float" office:value="0.322163221786175" calcext:value-type="float">
            <text:p>0.32216322178617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62]" office:value-type="float" office:value="3.2" calcext:value-type="float">
            <text:p>3.2</text:p>
          </table:table-cell>
          <table:table-cell table:formula="of:=['census-experiment-repetitions_aggregates'.G262]" office:value-type="float" office:value="6" calcext:value-type="float">
            <text:p>6</text:p>
          </table:table-cell>
          <table:table-cell table:formula="of:=['census-experiment-repetitions_aggregates'.H262]" office:value-type="float" office:value="30" calcext:value-type="float">
            <text:p>30</text:p>
          </table:table-cell>
          <table:table-cell table:formula="of:=['census-experiment-repetitions_aggregates'.B262]" office:value-type="float" office:value="0.403598182729044" calcext:value-type="float">
            <text:p>0.40359818272904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8]" office:value-type="float" office:value="3.4" calcext:value-type="float">
            <text:p>3.4</text:p>
          </table:table-cell>
          <table:table-cell table:formula="of:=['census-experiment-repetitions_aggregates'.G18]" office:value-type="float" office:value="1" calcext:value-type="float">
            <text:p>1</text:p>
          </table:table-cell>
          <table:table-cell table:formula="of:=['census-experiment-repetitions_aggregates'.H18]" office:value-type="float" office:value="30" calcext:value-type="float">
            <text:p>30</text:p>
          </table:table-cell>
          <table:table-cell table:formula="of:=['census-experiment-repetitions_aggregates'.B18]" office:value-type="float" office:value="0.243480892291772" calcext:value-type="float">
            <text:p>0.24348089229177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67]" office:value-type="float" office:value="3.4" calcext:value-type="float">
            <text:p>3.4</text:p>
          </table:table-cell>
          <table:table-cell table:formula="of:=['census-experiment-repetitions_aggregates'.G67]" office:value-type="float" office:value="2" calcext:value-type="float">
            <text:p>2</text:p>
          </table:table-cell>
          <table:table-cell table:formula="of:=['census-experiment-repetitions_aggregates'.H67]" office:value-type="float" office:value="30" calcext:value-type="float">
            <text:p>30</text:p>
          </table:table-cell>
          <table:table-cell table:formula="of:=['census-experiment-repetitions_aggregates'.B67]" office:value-type="float" office:value="0.235072427638327" calcext:value-type="float">
            <text:p>0.23507242763832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16]" office:value-type="float" office:value="3.4" calcext:value-type="float">
            <text:p>3.4</text:p>
          </table:table-cell>
          <table:table-cell table:formula="of:=['census-experiment-repetitions_aggregates'.G116]" office:value-type="float" office:value="3" calcext:value-type="float">
            <text:p>3</text:p>
          </table:table-cell>
          <table:table-cell table:formula="of:=['census-experiment-repetitions_aggregates'.H116]" office:value-type="float" office:value="30" calcext:value-type="float">
            <text:p>30</text:p>
          </table:table-cell>
          <table:table-cell table:formula="of:=['census-experiment-repetitions_aggregates'.B116]" office:value-type="float" office:value="0.298604429224897" calcext:value-type="float">
            <text:p>0.29860442922489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65]" office:value-type="float" office:value="3.4" calcext:value-type="float">
            <text:p>3.4</text:p>
          </table:table-cell>
          <table:table-cell table:formula="of:=['census-experiment-repetitions_aggregates'.G165]" office:value-type="float" office:value="4" calcext:value-type="float">
            <text:p>4</text:p>
          </table:table-cell>
          <table:table-cell table:formula="of:=['census-experiment-repetitions_aggregates'.H165]" office:value-type="float" office:value="30" calcext:value-type="float">
            <text:p>30</text:p>
          </table:table-cell>
          <table:table-cell table:formula="of:=['census-experiment-repetitions_aggregates'.B165]" office:value-type="float" office:value="0.339171580932461" calcext:value-type="float">
            <text:p>0.339171580932461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14]" office:value-type="float" office:value="3.4" calcext:value-type="float">
            <text:p>3.4</text:p>
          </table:table-cell>
          <table:table-cell table:formula="of:=['census-experiment-repetitions_aggregates'.G214]" office:value-type="float" office:value="5" calcext:value-type="float">
            <text:p>5</text:p>
          </table:table-cell>
          <table:table-cell table:formula="of:=['census-experiment-repetitions_aggregates'.H214]" office:value-type="float" office:value="30" calcext:value-type="float">
            <text:p>30</text:p>
          </table:table-cell>
          <table:table-cell table:formula="of:=['census-experiment-repetitions_aggregates'.B214]" office:value-type="float" office:value="0.302106144688613" calcext:value-type="float">
            <text:p>0.30210614468861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63]" office:value-type="float" office:value="3.4" calcext:value-type="float">
            <text:p>3.4</text:p>
          </table:table-cell>
          <table:table-cell table:formula="of:=['census-experiment-repetitions_aggregates'.G263]" office:value-type="float" office:value="6" calcext:value-type="float">
            <text:p>6</text:p>
          </table:table-cell>
          <table:table-cell table:formula="of:=['census-experiment-repetitions_aggregates'.H263]" office:value-type="float" office:value="30" calcext:value-type="float">
            <text:p>30</text:p>
          </table:table-cell>
          <table:table-cell table:formula="of:=['census-experiment-repetitions_aggregates'.B263]" office:value-type="float" office:value="0.276246234173854" calcext:value-type="float">
            <text:p>0.27624623417385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9]" office:value-type="float" office:value="3.6" calcext:value-type="float">
            <text:p>3.6</text:p>
          </table:table-cell>
          <table:table-cell table:formula="of:=['census-experiment-repetitions_aggregates'.G19]" office:value-type="float" office:value="1" calcext:value-type="float">
            <text:p>1</text:p>
          </table:table-cell>
          <table:table-cell table:formula="of:=['census-experiment-repetitions_aggregates'.H19]" office:value-type="float" office:value="30" calcext:value-type="float">
            <text:p>30</text:p>
          </table:table-cell>
          <table:table-cell table:formula="of:=['census-experiment-repetitions_aggregates'.B19]" office:value-type="float" office:value="0.235206276490455" calcext:value-type="float">
            <text:p>0.23520627649045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68]" office:value-type="float" office:value="3.6" calcext:value-type="float">
            <text:p>3.6</text:p>
          </table:table-cell>
          <table:table-cell table:formula="of:=['census-experiment-repetitions_aggregates'.G68]" office:value-type="float" office:value="2" calcext:value-type="float">
            <text:p>2</text:p>
          </table:table-cell>
          <table:table-cell table:formula="of:=['census-experiment-repetitions_aggregates'.H68]" office:value-type="float" office:value="30" calcext:value-type="float">
            <text:p>30</text:p>
          </table:table-cell>
          <table:table-cell table:formula="of:=['census-experiment-repetitions_aggregates'.B68]" office:value-type="float" office:value="0.244388246165892" calcext:value-type="float">
            <text:p>0.24438824616589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17]" office:value-type="float" office:value="3.6" calcext:value-type="float">
            <text:p>3.6</text:p>
          </table:table-cell>
          <table:table-cell table:formula="of:=['census-experiment-repetitions_aggregates'.G117]" office:value-type="float" office:value="3" calcext:value-type="float">
            <text:p>3</text:p>
          </table:table-cell>
          <table:table-cell table:formula="of:=['census-experiment-repetitions_aggregates'.H117]" office:value-type="float" office:value="30" calcext:value-type="float">
            <text:p>30</text:p>
          </table:table-cell>
          <table:table-cell table:formula="of:=['census-experiment-repetitions_aggregates'.B117]" office:value-type="float" office:value="0.379518374534476" calcext:value-type="float">
            <text:p>0.37951837453447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66]" office:value-type="float" office:value="3.6" calcext:value-type="float">
            <text:p>3.6</text:p>
          </table:table-cell>
          <table:table-cell table:formula="of:=['census-experiment-repetitions_aggregates'.G166]" office:value-type="float" office:value="4" calcext:value-type="float">
            <text:p>4</text:p>
          </table:table-cell>
          <table:table-cell table:formula="of:=['census-experiment-repetitions_aggregates'.H166]" office:value-type="float" office:value="30" calcext:value-type="float">
            <text:p>30</text:p>
          </table:table-cell>
          <table:table-cell table:formula="of:=['census-experiment-repetitions_aggregates'.B166]" office:value-type="float" office:value="0.245450647745853" calcext:value-type="float">
            <text:p>0.24545064774585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15]" office:value-type="float" office:value="3.6" calcext:value-type="float">
            <text:p>3.6</text:p>
          </table:table-cell>
          <table:table-cell table:formula="of:=['census-experiment-repetitions_aggregates'.G215]" office:value-type="float" office:value="5" calcext:value-type="float">
            <text:p>5</text:p>
          </table:table-cell>
          <table:table-cell table:formula="of:=['census-experiment-repetitions_aggregates'.H215]" office:value-type="float" office:value="30" calcext:value-type="float">
            <text:p>30</text:p>
          </table:table-cell>
          <table:table-cell table:formula="of:=['census-experiment-repetitions_aggregates'.B215]" office:value-type="float" office:value="0.231128714530385" calcext:value-type="float">
            <text:p>0.23112871453038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64]" office:value-type="float" office:value="3.6" calcext:value-type="float">
            <text:p>3.6</text:p>
          </table:table-cell>
          <table:table-cell table:formula="of:=['census-experiment-repetitions_aggregates'.G264]" office:value-type="float" office:value="6" calcext:value-type="float">
            <text:p>6</text:p>
          </table:table-cell>
          <table:table-cell table:formula="of:=['census-experiment-repetitions_aggregates'.H264]" office:value-type="float" office:value="30" calcext:value-type="float">
            <text:p>30</text:p>
          </table:table-cell>
          <table:table-cell table:formula="of:=['census-experiment-repetitions_aggregates'.B264]" office:value-type="float" office:value="0.275407676435159" calcext:value-type="float">
            <text:p>0.27540767643515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0]" office:value-type="float" office:value="3.8" calcext:value-type="float">
            <text:p>3.8</text:p>
          </table:table-cell>
          <table:table-cell table:formula="of:=['census-experiment-repetitions_aggregates'.G20]" office:value-type="float" office:value="1" calcext:value-type="float">
            <text:p>1</text:p>
          </table:table-cell>
          <table:table-cell table:formula="of:=['census-experiment-repetitions_aggregates'.H20]" office:value-type="float" office:value="30" calcext:value-type="float">
            <text:p>30</text:p>
          </table:table-cell>
          <table:table-cell table:formula="of:=['census-experiment-repetitions_aggregates'.B20]" office:value-type="float" office:value="0.206563164855297" calcext:value-type="float">
            <text:p>0.20656316485529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69]" office:value-type="float" office:value="3.8" calcext:value-type="float">
            <text:p>3.8</text:p>
          </table:table-cell>
          <table:table-cell table:formula="of:=['census-experiment-repetitions_aggregates'.G69]" office:value-type="float" office:value="2" calcext:value-type="float">
            <text:p>2</text:p>
          </table:table-cell>
          <table:table-cell table:formula="of:=['census-experiment-repetitions_aggregates'.H69]" office:value-type="float" office:value="30" calcext:value-type="float">
            <text:p>30</text:p>
          </table:table-cell>
          <table:table-cell table:formula="of:=['census-experiment-repetitions_aggregates'.B69]" office:value-type="float" office:value="0.389177682413467" calcext:value-type="float">
            <text:p>0.38917768241346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18]" office:value-type="float" office:value="3.8" calcext:value-type="float">
            <text:p>3.8</text:p>
          </table:table-cell>
          <table:table-cell table:formula="of:=['census-experiment-repetitions_aggregates'.G118]" office:value-type="float" office:value="3" calcext:value-type="float">
            <text:p>3</text:p>
          </table:table-cell>
          <table:table-cell table:formula="of:=['census-experiment-repetitions_aggregates'.H118]" office:value-type="float" office:value="30" calcext:value-type="float">
            <text:p>30</text:p>
          </table:table-cell>
          <table:table-cell table:formula="of:=['census-experiment-repetitions_aggregates'.B118]" office:value-type="float" office:value="0.246412858638805" calcext:value-type="float">
            <text:p>0.24641285863880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67]" office:value-type="float" office:value="3.8" calcext:value-type="float">
            <text:p>3.8</text:p>
          </table:table-cell>
          <table:table-cell table:formula="of:=['census-experiment-repetitions_aggregates'.G167]" office:value-type="float" office:value="4" calcext:value-type="float">
            <text:p>4</text:p>
          </table:table-cell>
          <table:table-cell table:formula="of:=['census-experiment-repetitions_aggregates'.H167]" office:value-type="float" office:value="30" calcext:value-type="float">
            <text:p>30</text:p>
          </table:table-cell>
          <table:table-cell table:formula="of:=['census-experiment-repetitions_aggregates'.B167]" office:value-type="float" office:value="0.260027880014783" calcext:value-type="float">
            <text:p>0.26002788001478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16]" office:value-type="float" office:value="3.8" calcext:value-type="float">
            <text:p>3.8</text:p>
          </table:table-cell>
          <table:table-cell table:formula="of:=['census-experiment-repetitions_aggregates'.G216]" office:value-type="float" office:value="5" calcext:value-type="float">
            <text:p>5</text:p>
          </table:table-cell>
          <table:table-cell table:formula="of:=['census-experiment-repetitions_aggregates'.H216]" office:value-type="float" office:value="30" calcext:value-type="float">
            <text:p>30</text:p>
          </table:table-cell>
          <table:table-cell table:formula="of:=['census-experiment-repetitions_aggregates'.B216]" office:value-type="float" office:value="0.230638434616384" calcext:value-type="float">
            <text:p>0.23063843461638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65]" office:value-type="float" office:value="3.8" calcext:value-type="float">
            <text:p>3.8</text:p>
          </table:table-cell>
          <table:table-cell table:formula="of:=['census-experiment-repetitions_aggregates'.G265]" office:value-type="float" office:value="6" calcext:value-type="float">
            <text:p>6</text:p>
          </table:table-cell>
          <table:table-cell table:formula="of:=['census-experiment-repetitions_aggregates'.H265]" office:value-type="float" office:value="30" calcext:value-type="float">
            <text:p>30</text:p>
          </table:table-cell>
          <table:table-cell table:formula="of:=['census-experiment-repetitions_aggregates'.B265]" office:value-type="float" office:value="0.325012862963996" calcext:value-type="float">
            <text:p>0.32501286296399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1]" office:value-type="float" office:value="4" calcext:value-type="float">
            <text:p>4</text:p>
          </table:table-cell>
          <table:table-cell table:formula="of:=['census-experiment-repetitions_aggregates'.G21]" office:value-type="float" office:value="1" calcext:value-type="float">
            <text:p>1</text:p>
          </table:table-cell>
          <table:table-cell table:formula="of:=['census-experiment-repetitions_aggregates'.H21]" office:value-type="float" office:value="30" calcext:value-type="float">
            <text:p>30</text:p>
          </table:table-cell>
          <table:table-cell table:formula="of:=['census-experiment-repetitions_aggregates'.B21]" office:value-type="float" office:value="0.206470356439154" calcext:value-type="float">
            <text:p>0.20647035643915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70]" office:value-type="float" office:value="4" calcext:value-type="float">
            <text:p>4</text:p>
          </table:table-cell>
          <table:table-cell table:formula="of:=['census-experiment-repetitions_aggregates'.G70]" office:value-type="float" office:value="2" calcext:value-type="float">
            <text:p>2</text:p>
          </table:table-cell>
          <table:table-cell table:formula="of:=['census-experiment-repetitions_aggregates'.H70]" office:value-type="float" office:value="30" calcext:value-type="float">
            <text:p>30</text:p>
          </table:table-cell>
          <table:table-cell table:formula="of:=['census-experiment-repetitions_aggregates'.B70]" office:value-type="float" office:value="0.252825520485472" calcext:value-type="float">
            <text:p>0.25282552048547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19]" office:value-type="float" office:value="4" calcext:value-type="float">
            <text:p>4</text:p>
          </table:table-cell>
          <table:table-cell table:formula="of:=['census-experiment-repetitions_aggregates'.G119]" office:value-type="float" office:value="3" calcext:value-type="float">
            <text:p>3</text:p>
          </table:table-cell>
          <table:table-cell table:formula="of:=['census-experiment-repetitions_aggregates'.H119]" office:value-type="float" office:value="30" calcext:value-type="float">
            <text:p>30</text:p>
          </table:table-cell>
          <table:table-cell table:formula="of:=['census-experiment-repetitions_aggregates'.B119]" office:value-type="float" office:value="0.153880919382097" calcext:value-type="float">
            <text:p>0.15388091938209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68]" office:value-type="float" office:value="4" calcext:value-type="float">
            <text:p>4</text:p>
          </table:table-cell>
          <table:table-cell table:formula="of:=['census-experiment-repetitions_aggregates'.G168]" office:value-type="float" office:value="4" calcext:value-type="float">
            <text:p>4</text:p>
          </table:table-cell>
          <table:table-cell table:formula="of:=['census-experiment-repetitions_aggregates'.H168]" office:value-type="float" office:value="30" calcext:value-type="float">
            <text:p>30</text:p>
          </table:table-cell>
          <table:table-cell table:formula="of:=['census-experiment-repetitions_aggregates'.B168]" office:value-type="float" office:value="0.220536742636478" calcext:value-type="float">
            <text:p>0.22053674263647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17]" office:value-type="float" office:value="4" calcext:value-type="float">
            <text:p>4</text:p>
          </table:table-cell>
          <table:table-cell table:formula="of:=['census-experiment-repetitions_aggregates'.G217]" office:value-type="float" office:value="5" calcext:value-type="float">
            <text:p>5</text:p>
          </table:table-cell>
          <table:table-cell table:formula="of:=['census-experiment-repetitions_aggregates'.H217]" office:value-type="float" office:value="30" calcext:value-type="float">
            <text:p>30</text:p>
          </table:table-cell>
          <table:table-cell table:formula="of:=['census-experiment-repetitions_aggregates'.B217]" office:value-type="float" office:value="0.31665939393525" calcext:value-type="float">
            <text:p>0.3166593939352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66]" office:value-type="float" office:value="4" calcext:value-type="float">
            <text:p>4</text:p>
          </table:table-cell>
          <table:table-cell table:formula="of:=['census-experiment-repetitions_aggregates'.G266]" office:value-type="float" office:value="6" calcext:value-type="float">
            <text:p>6</text:p>
          </table:table-cell>
          <table:table-cell table:formula="of:=['census-experiment-repetitions_aggregates'.H266]" office:value-type="float" office:value="30" calcext:value-type="float">
            <text:p>30</text:p>
          </table:table-cell>
          <table:table-cell table:formula="of:=['census-experiment-repetitions_aggregates'.B266]" office:value-type="float" office:value="0.23353881718632" calcext:value-type="float">
            <text:p>0.2335388171863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2]" office:value-type="float" office:value="4.2" calcext:value-type="float">
            <text:p>4.2</text:p>
          </table:table-cell>
          <table:table-cell table:formula="of:=['census-experiment-repetitions_aggregates'.G22]" office:value-type="float" office:value="1" calcext:value-type="float">
            <text:p>1</text:p>
          </table:table-cell>
          <table:table-cell table:formula="of:=['census-experiment-repetitions_aggregates'.H22]" office:value-type="float" office:value="30" calcext:value-type="float">
            <text:p>30</text:p>
          </table:table-cell>
          <table:table-cell table:formula="of:=['census-experiment-repetitions_aggregates'.B22]" office:value-type="float" office:value="0.268435580185314" calcext:value-type="float">
            <text:p>0.26843558018531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71]" office:value-type="float" office:value="4.2" calcext:value-type="float">
            <text:p>4.2</text:p>
          </table:table-cell>
          <table:table-cell table:formula="of:=['census-experiment-repetitions_aggregates'.G71]" office:value-type="float" office:value="2" calcext:value-type="float">
            <text:p>2</text:p>
          </table:table-cell>
          <table:table-cell table:formula="of:=['census-experiment-repetitions_aggregates'.H71]" office:value-type="float" office:value="30" calcext:value-type="float">
            <text:p>30</text:p>
          </table:table-cell>
          <table:table-cell table:formula="of:=['census-experiment-repetitions_aggregates'.B71]" office:value-type="float" office:value="0.286825406952195" calcext:value-type="float">
            <text:p>0.28682540695219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20]" office:value-type="float" office:value="4.2" calcext:value-type="float">
            <text:p>4.2</text:p>
          </table:table-cell>
          <table:table-cell table:formula="of:=['census-experiment-repetitions_aggregates'.G120]" office:value-type="float" office:value="3" calcext:value-type="float">
            <text:p>3</text:p>
          </table:table-cell>
          <table:table-cell table:formula="of:=['census-experiment-repetitions_aggregates'.H120]" office:value-type="float" office:value="30" calcext:value-type="float">
            <text:p>30</text:p>
          </table:table-cell>
          <table:table-cell table:formula="of:=['census-experiment-repetitions_aggregates'.B120]" office:value-type="float" office:value="0.279359746057817" calcext:value-type="float">
            <text:p>0.27935974605781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69]" office:value-type="float" office:value="4.2" calcext:value-type="float">
            <text:p>4.2</text:p>
          </table:table-cell>
          <table:table-cell table:formula="of:=['census-experiment-repetitions_aggregates'.G169]" office:value-type="float" office:value="4" calcext:value-type="float">
            <text:p>4</text:p>
          </table:table-cell>
          <table:table-cell table:formula="of:=['census-experiment-repetitions_aggregates'.H169]" office:value-type="float" office:value="30" calcext:value-type="float">
            <text:p>30</text:p>
          </table:table-cell>
          <table:table-cell table:formula="of:=['census-experiment-repetitions_aggregates'.B169]" office:value-type="float" office:value="0.271942169766144" calcext:value-type="float">
            <text:p>0.27194216976614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18]" office:value-type="float" office:value="4.2" calcext:value-type="float">
            <text:p>4.2</text:p>
          </table:table-cell>
          <table:table-cell table:formula="of:=['census-experiment-repetitions_aggregates'.G218]" office:value-type="float" office:value="5" calcext:value-type="float">
            <text:p>5</text:p>
          </table:table-cell>
          <table:table-cell table:formula="of:=['census-experiment-repetitions_aggregates'.H218]" office:value-type="float" office:value="30" calcext:value-type="float">
            <text:p>30</text:p>
          </table:table-cell>
          <table:table-cell table:formula="of:=['census-experiment-repetitions_aggregates'.B218]" office:value-type="float" office:value="0.268228012783118" calcext:value-type="float">
            <text:p>0.26822801278311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67]" office:value-type="float" office:value="4.2" calcext:value-type="float">
            <text:p>4.2</text:p>
          </table:table-cell>
          <table:table-cell table:formula="of:=['census-experiment-repetitions_aggregates'.G267]" office:value-type="float" office:value="6" calcext:value-type="float">
            <text:p>6</text:p>
          </table:table-cell>
          <table:table-cell table:formula="of:=['census-experiment-repetitions_aggregates'.H267]" office:value-type="float" office:value="30" calcext:value-type="float">
            <text:p>30</text:p>
          </table:table-cell>
          <table:table-cell table:formula="of:=['census-experiment-repetitions_aggregates'.B267]" office:value-type="float" office:value="0.226525380962613" calcext:value-type="float">
            <text:p>0.22652538096261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3]" office:value-type="float" office:value="4.4" calcext:value-type="float">
            <text:p>4.4</text:p>
          </table:table-cell>
          <table:table-cell table:formula="of:=['census-experiment-repetitions_aggregates'.G23]" office:value-type="float" office:value="1" calcext:value-type="float">
            <text:p>1</text:p>
          </table:table-cell>
          <table:table-cell table:formula="of:=['census-experiment-repetitions_aggregates'.H23]" office:value-type="float" office:value="30" calcext:value-type="float">
            <text:p>30</text:p>
          </table:table-cell>
          <table:table-cell table:formula="of:=['census-experiment-repetitions_aggregates'.B23]" office:value-type="float" office:value="0.314804477436067" calcext:value-type="float">
            <text:p>0.31480447743606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72]" office:value-type="float" office:value="4.4" calcext:value-type="float">
            <text:p>4.4</text:p>
          </table:table-cell>
          <table:table-cell table:formula="of:=['census-experiment-repetitions_aggregates'.G72]" office:value-type="float" office:value="2" calcext:value-type="float">
            <text:p>2</text:p>
          </table:table-cell>
          <table:table-cell table:formula="of:=['census-experiment-repetitions_aggregates'.H72]" office:value-type="float" office:value="30" calcext:value-type="float">
            <text:p>30</text:p>
          </table:table-cell>
          <table:table-cell table:formula="of:=['census-experiment-repetitions_aggregates'.B72]" office:value-type="float" office:value="0.261051448848881" calcext:value-type="float">
            <text:p>0.261051448848881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21]" office:value-type="float" office:value="4.4" calcext:value-type="float">
            <text:p>4.4</text:p>
          </table:table-cell>
          <table:table-cell table:formula="of:=['census-experiment-repetitions_aggregates'.G121]" office:value-type="float" office:value="3" calcext:value-type="float">
            <text:p>3</text:p>
          </table:table-cell>
          <table:table-cell table:formula="of:=['census-experiment-repetitions_aggregates'.H121]" office:value-type="float" office:value="30" calcext:value-type="float">
            <text:p>30</text:p>
          </table:table-cell>
          <table:table-cell table:formula="of:=['census-experiment-repetitions_aggregates'.B121]" office:value-type="float" office:value="0.342679906600815" calcext:value-type="float">
            <text:p>0.34267990660081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70]" office:value-type="float" office:value="4.4" calcext:value-type="float">
            <text:p>4.4</text:p>
          </table:table-cell>
          <table:table-cell table:formula="of:=['census-experiment-repetitions_aggregates'.G170]" office:value-type="float" office:value="4" calcext:value-type="float">
            <text:p>4</text:p>
          </table:table-cell>
          <table:table-cell table:formula="of:=['census-experiment-repetitions_aggregates'.H170]" office:value-type="float" office:value="30" calcext:value-type="float">
            <text:p>30</text:p>
          </table:table-cell>
          <table:table-cell table:formula="of:=['census-experiment-repetitions_aggregates'.B170]" office:value-type="float" office:value="0.22670899585537" calcext:value-type="float">
            <text:p>0.2267089958553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19]" office:value-type="float" office:value="4.4" calcext:value-type="float">
            <text:p>4.4</text:p>
          </table:table-cell>
          <table:table-cell table:formula="of:=['census-experiment-repetitions_aggregates'.G219]" office:value-type="float" office:value="5" calcext:value-type="float">
            <text:p>5</text:p>
          </table:table-cell>
          <table:table-cell table:formula="of:=['census-experiment-repetitions_aggregates'.H219]" office:value-type="float" office:value="30" calcext:value-type="float">
            <text:p>30</text:p>
          </table:table-cell>
          <table:table-cell table:formula="of:=['census-experiment-repetitions_aggregates'.B219]" office:value-type="float" office:value="0.264055104154585" calcext:value-type="float">
            <text:p>0.26405510415458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68]" office:value-type="float" office:value="4.4" calcext:value-type="float">
            <text:p>4.4</text:p>
          </table:table-cell>
          <table:table-cell table:formula="of:=['census-experiment-repetitions_aggregates'.G268]" office:value-type="float" office:value="6" calcext:value-type="float">
            <text:p>6</text:p>
          </table:table-cell>
          <table:table-cell table:formula="of:=['census-experiment-repetitions_aggregates'.H268]" office:value-type="float" office:value="30" calcext:value-type="float">
            <text:p>30</text:p>
          </table:table-cell>
          <table:table-cell table:formula="of:=['census-experiment-repetitions_aggregates'.B268]" office:value-type="float" office:value="0.276635708099016" calcext:value-type="float">
            <text:p>0.27663570809901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4]" office:value-type="float" office:value="4.6" calcext:value-type="float">
            <text:p>4.6</text:p>
          </table:table-cell>
          <table:table-cell table:formula="of:=['census-experiment-repetitions_aggregates'.G24]" office:value-type="float" office:value="1" calcext:value-type="float">
            <text:p>1</text:p>
          </table:table-cell>
          <table:table-cell table:formula="of:=['census-experiment-repetitions_aggregates'.H24]" office:value-type="float" office:value="30" calcext:value-type="float">
            <text:p>30</text:p>
          </table:table-cell>
          <table:table-cell table:formula="of:=['census-experiment-repetitions_aggregates'.B24]" office:value-type="float" office:value="0.269457511303257" calcext:value-type="float">
            <text:p>0.26945751130325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73]" office:value-type="float" office:value="4.6" calcext:value-type="float">
            <text:p>4.6</text:p>
          </table:table-cell>
          <table:table-cell table:formula="of:=['census-experiment-repetitions_aggregates'.G73]" office:value-type="float" office:value="2" calcext:value-type="float">
            <text:p>2</text:p>
          </table:table-cell>
          <table:table-cell table:formula="of:=['census-experiment-repetitions_aggregates'.H73]" office:value-type="float" office:value="30" calcext:value-type="float">
            <text:p>30</text:p>
          </table:table-cell>
          <table:table-cell table:formula="of:=['census-experiment-repetitions_aggregates'.B73]" office:value-type="float" office:value="0.287712790756063" calcext:value-type="float">
            <text:p>0.28771279075606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22]" office:value-type="float" office:value="4.6" calcext:value-type="float">
            <text:p>4.6</text:p>
          </table:table-cell>
          <table:table-cell table:formula="of:=['census-experiment-repetitions_aggregates'.G122]" office:value-type="float" office:value="3" calcext:value-type="float">
            <text:p>3</text:p>
          </table:table-cell>
          <table:table-cell table:formula="of:=['census-experiment-repetitions_aggregates'.H122]" office:value-type="float" office:value="30" calcext:value-type="float">
            <text:p>30</text:p>
          </table:table-cell>
          <table:table-cell table:formula="of:=['census-experiment-repetitions_aggregates'.B122]" office:value-type="float" office:value="0.236191005336175" calcext:value-type="float">
            <text:p>0.23619100533617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71]" office:value-type="float" office:value="4.6" calcext:value-type="float">
            <text:p>4.6</text:p>
          </table:table-cell>
          <table:table-cell table:formula="of:=['census-experiment-repetitions_aggregates'.G171]" office:value-type="float" office:value="4" calcext:value-type="float">
            <text:p>4</text:p>
          </table:table-cell>
          <table:table-cell table:formula="of:=['census-experiment-repetitions_aggregates'.H171]" office:value-type="float" office:value="30" calcext:value-type="float">
            <text:p>30</text:p>
          </table:table-cell>
          <table:table-cell table:formula="of:=['census-experiment-repetitions_aggregates'.B171]" office:value-type="float" office:value="0.256265403047363" calcext:value-type="float">
            <text:p>0.25626540304736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20]" office:value-type="float" office:value="4.6" calcext:value-type="float">
            <text:p>4.6</text:p>
          </table:table-cell>
          <table:table-cell table:formula="of:=['census-experiment-repetitions_aggregates'.G220]" office:value-type="float" office:value="5" calcext:value-type="float">
            <text:p>5</text:p>
          </table:table-cell>
          <table:table-cell table:formula="of:=['census-experiment-repetitions_aggregates'.H220]" office:value-type="float" office:value="30" calcext:value-type="float">
            <text:p>30</text:p>
          </table:table-cell>
          <table:table-cell table:formula="of:=['census-experiment-repetitions_aggregates'.B220]" office:value-type="float" office:value="0.193054655761442" calcext:value-type="float">
            <text:p>0.19305465576144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69]" office:value-type="float" office:value="4.6" calcext:value-type="float">
            <text:p>4.6</text:p>
          </table:table-cell>
          <table:table-cell table:formula="of:=['census-experiment-repetitions_aggregates'.G269]" office:value-type="float" office:value="6" calcext:value-type="float">
            <text:p>6</text:p>
          </table:table-cell>
          <table:table-cell table:formula="of:=['census-experiment-repetitions_aggregates'.H269]" office:value-type="float" office:value="30" calcext:value-type="float">
            <text:p>30</text:p>
          </table:table-cell>
          <table:table-cell table:formula="of:=['census-experiment-repetitions_aggregates'.B269]" office:value-type="float" office:value="0.226803964091145" calcext:value-type="float">
            <text:p>0.22680396409114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5]" office:value-type="float" office:value="4.8" calcext:value-type="float">
            <text:p>4.8</text:p>
          </table:table-cell>
          <table:table-cell table:formula="of:=['census-experiment-repetitions_aggregates'.G25]" office:value-type="float" office:value="1" calcext:value-type="float">
            <text:p>1</text:p>
          </table:table-cell>
          <table:table-cell table:formula="of:=['census-experiment-repetitions_aggregates'.H25]" office:value-type="float" office:value="30" calcext:value-type="float">
            <text:p>30</text:p>
          </table:table-cell>
          <table:table-cell table:formula="of:=['census-experiment-repetitions_aggregates'.B25]" office:value-type="float" office:value="0.268776382509238" calcext:value-type="float">
            <text:p>0.26877638250923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74]" office:value-type="float" office:value="4.8" calcext:value-type="float">
            <text:p>4.8</text:p>
          </table:table-cell>
          <table:table-cell table:formula="of:=['census-experiment-repetitions_aggregates'.G74]" office:value-type="float" office:value="2" calcext:value-type="float">
            <text:p>2</text:p>
          </table:table-cell>
          <table:table-cell table:formula="of:=['census-experiment-repetitions_aggregates'.H74]" office:value-type="float" office:value="30" calcext:value-type="float">
            <text:p>30</text:p>
          </table:table-cell>
          <table:table-cell table:formula="of:=['census-experiment-repetitions_aggregates'.B74]" office:value-type="float" office:value="0.238094034587939" calcext:value-type="float">
            <text:p>0.23809403458793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23]" office:value-type="float" office:value="4.8" calcext:value-type="float">
            <text:p>4.8</text:p>
          </table:table-cell>
          <table:table-cell table:formula="of:=['census-experiment-repetitions_aggregates'.G123]" office:value-type="float" office:value="3" calcext:value-type="float">
            <text:p>3</text:p>
          </table:table-cell>
          <table:table-cell table:formula="of:=['census-experiment-repetitions_aggregates'.H123]" office:value-type="float" office:value="30" calcext:value-type="float">
            <text:p>30</text:p>
          </table:table-cell>
          <table:table-cell table:formula="of:=['census-experiment-repetitions_aggregates'.B123]" office:value-type="float" office:value="0.20407550443086" calcext:value-type="float">
            <text:p>0.2040755044308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72]" office:value-type="float" office:value="4.8" calcext:value-type="float">
            <text:p>4.8</text:p>
          </table:table-cell>
          <table:table-cell table:formula="of:=['census-experiment-repetitions_aggregates'.G172]" office:value-type="float" office:value="4" calcext:value-type="float">
            <text:p>4</text:p>
          </table:table-cell>
          <table:table-cell table:formula="of:=['census-experiment-repetitions_aggregates'.H172]" office:value-type="float" office:value="30" calcext:value-type="float">
            <text:p>30</text:p>
          </table:table-cell>
          <table:table-cell table:formula="of:=['census-experiment-repetitions_aggregates'.B172]" office:value-type="float" office:value="0.21544808226746" calcext:value-type="float">
            <text:p>0.2154480822674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21]" office:value-type="float" office:value="4.8" calcext:value-type="float">
            <text:p>4.8</text:p>
          </table:table-cell>
          <table:table-cell table:formula="of:=['census-experiment-repetitions_aggregates'.G221]" office:value-type="float" office:value="5" calcext:value-type="float">
            <text:p>5</text:p>
          </table:table-cell>
          <table:table-cell table:formula="of:=['census-experiment-repetitions_aggregates'.H221]" office:value-type="float" office:value="30" calcext:value-type="float">
            <text:p>30</text:p>
          </table:table-cell>
          <table:table-cell table:formula="of:=['census-experiment-repetitions_aggregates'.B221]" office:value-type="float" office:value="0.250495357369399" calcext:value-type="float">
            <text:p>0.25049535736939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70]" office:value-type="float" office:value="4.8" calcext:value-type="float">
            <text:p>4.8</text:p>
          </table:table-cell>
          <table:table-cell table:formula="of:=['census-experiment-repetitions_aggregates'.G270]" office:value-type="float" office:value="6" calcext:value-type="float">
            <text:p>6</text:p>
          </table:table-cell>
          <table:table-cell table:formula="of:=['census-experiment-repetitions_aggregates'.H270]" office:value-type="float" office:value="30" calcext:value-type="float">
            <text:p>30</text:p>
          </table:table-cell>
          <table:table-cell table:formula="of:=['census-experiment-repetitions_aggregates'.B270]" office:value-type="float" office:value="0.192937351324729" calcext:value-type="float">
            <text:p>0.19293735132472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6]" office:value-type="float" office:value="5" calcext:value-type="float">
            <text:p>5</text:p>
          </table:table-cell>
          <table:table-cell table:formula="of:=['census-experiment-repetitions_aggregates'.G26]" office:value-type="float" office:value="1" calcext:value-type="float">
            <text:p>1</text:p>
          </table:table-cell>
          <table:table-cell table:formula="of:=['census-experiment-repetitions_aggregates'.H26]" office:value-type="float" office:value="30" calcext:value-type="float">
            <text:p>30</text:p>
          </table:table-cell>
          <table:table-cell table:formula="of:=['census-experiment-repetitions_aggregates'.B26]" office:value-type="float" office:value="0.209241419392781" calcext:value-type="float">
            <text:p>0.209241419392781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75]" office:value-type="float" office:value="5" calcext:value-type="float">
            <text:p>5</text:p>
          </table:table-cell>
          <table:table-cell table:formula="of:=['census-experiment-repetitions_aggregates'.G75]" office:value-type="float" office:value="2" calcext:value-type="float">
            <text:p>2</text:p>
          </table:table-cell>
          <table:table-cell table:formula="of:=['census-experiment-repetitions_aggregates'.H75]" office:value-type="float" office:value="30" calcext:value-type="float">
            <text:p>30</text:p>
          </table:table-cell>
          <table:table-cell table:formula="of:=['census-experiment-repetitions_aggregates'.B75]" office:value-type="float" office:value="0.165120586589815" calcext:value-type="float">
            <text:p>0.16512058658981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24]" office:value-type="float" office:value="5" calcext:value-type="float">
            <text:p>5</text:p>
          </table:table-cell>
          <table:table-cell table:formula="of:=['census-experiment-repetitions_aggregates'.G124]" office:value-type="float" office:value="3" calcext:value-type="float">
            <text:p>3</text:p>
          </table:table-cell>
          <table:table-cell table:formula="of:=['census-experiment-repetitions_aggregates'.H124]" office:value-type="float" office:value="30" calcext:value-type="float">
            <text:p>30</text:p>
          </table:table-cell>
          <table:table-cell table:formula="of:=['census-experiment-repetitions_aggregates'.B124]" office:value-type="float" office:value="0.297512169387624" calcext:value-type="float">
            <text:p>0.29751216938762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73]" office:value-type="float" office:value="5" calcext:value-type="float">
            <text:p>5</text:p>
          </table:table-cell>
          <table:table-cell table:formula="of:=['census-experiment-repetitions_aggregates'.G173]" office:value-type="float" office:value="4" calcext:value-type="float">
            <text:p>4</text:p>
          </table:table-cell>
          <table:table-cell table:formula="of:=['census-experiment-repetitions_aggregates'.H173]" office:value-type="float" office:value="30" calcext:value-type="float">
            <text:p>30</text:p>
          </table:table-cell>
          <table:table-cell table:formula="of:=['census-experiment-repetitions_aggregates'.B173]" office:value-type="float" office:value="0.185712138489496" calcext:value-type="float">
            <text:p>0.18571213848949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22]" office:value-type="float" office:value="5" calcext:value-type="float">
            <text:p>5</text:p>
          </table:table-cell>
          <table:table-cell table:formula="of:=['census-experiment-repetitions_aggregates'.G222]" office:value-type="float" office:value="5" calcext:value-type="float">
            <text:p>5</text:p>
          </table:table-cell>
          <table:table-cell table:formula="of:=['census-experiment-repetitions_aggregates'.H222]" office:value-type="float" office:value="30" calcext:value-type="float">
            <text:p>30</text:p>
          </table:table-cell>
          <table:table-cell table:formula="of:=['census-experiment-repetitions_aggregates'.B222]" office:value-type="float" office:value="0.237497609945904" calcext:value-type="float">
            <text:p>0.23749760994590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71]" office:value-type="float" office:value="5" calcext:value-type="float">
            <text:p>5</text:p>
          </table:table-cell>
          <table:table-cell table:formula="of:=['census-experiment-repetitions_aggregates'.G271]" office:value-type="float" office:value="6" calcext:value-type="float">
            <text:p>6</text:p>
          </table:table-cell>
          <table:table-cell table:formula="of:=['census-experiment-repetitions_aggregates'.H271]" office:value-type="float" office:value="30" calcext:value-type="float">
            <text:p>30</text:p>
          </table:table-cell>
          <table:table-cell table:formula="of:=['census-experiment-repetitions_aggregates'.B271]" office:value-type="float" office:value="0.122048242176847" calcext:value-type="float">
            <text:p>0.12204824217684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7]" office:value-type="float" office:value="5.2" calcext:value-type="float">
            <text:p>5.2</text:p>
          </table:table-cell>
          <table:table-cell table:formula="of:=['census-experiment-repetitions_aggregates'.G27]" office:value-type="float" office:value="1" calcext:value-type="float">
            <text:p>1</text:p>
          </table:table-cell>
          <table:table-cell table:formula="of:=['census-experiment-repetitions_aggregates'.H27]" office:value-type="float" office:value="30" calcext:value-type="float">
            <text:p>30</text:p>
          </table:table-cell>
          <table:table-cell table:formula="of:=['census-experiment-repetitions_aggregates'.B27]" office:value-type="float" office:value="0.236208387866838" calcext:value-type="float">
            <text:p>0.23620838786683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76]" office:value-type="float" office:value="5.2" calcext:value-type="float">
            <text:p>5.2</text:p>
          </table:table-cell>
          <table:table-cell table:formula="of:=['census-experiment-repetitions_aggregates'.G76]" office:value-type="float" office:value="2" calcext:value-type="float">
            <text:p>2</text:p>
          </table:table-cell>
          <table:table-cell table:formula="of:=['census-experiment-repetitions_aggregates'.H76]" office:value-type="float" office:value="30" calcext:value-type="float">
            <text:p>30</text:p>
          </table:table-cell>
          <table:table-cell table:formula="of:=['census-experiment-repetitions_aggregates'.B76]" office:value-type="float" office:value="0.206013770649092" calcext:value-type="float">
            <text:p>0.20601377064909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25]" office:value-type="float" office:value="5.2" calcext:value-type="float">
            <text:p>5.2</text:p>
          </table:table-cell>
          <table:table-cell table:formula="of:=['census-experiment-repetitions_aggregates'.G125]" office:value-type="float" office:value="3" calcext:value-type="float">
            <text:p>3</text:p>
          </table:table-cell>
          <table:table-cell table:formula="of:=['census-experiment-repetitions_aggregates'.H125]" office:value-type="float" office:value="30" calcext:value-type="float">
            <text:p>30</text:p>
          </table:table-cell>
          <table:table-cell table:formula="of:=['census-experiment-repetitions_aggregates'.B125]" office:value-type="float" office:value="0.160687235693755" calcext:value-type="float">
            <text:p>0.16068723569375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74]" office:value-type="float" office:value="5.2" calcext:value-type="float">
            <text:p>5.2</text:p>
          </table:table-cell>
          <table:table-cell table:formula="of:=['census-experiment-repetitions_aggregates'.G174]" office:value-type="float" office:value="4" calcext:value-type="float">
            <text:p>4</text:p>
          </table:table-cell>
          <table:table-cell table:formula="of:=['census-experiment-repetitions_aggregates'.H174]" office:value-type="float" office:value="30" calcext:value-type="float">
            <text:p>30</text:p>
          </table:table-cell>
          <table:table-cell table:formula="of:=['census-experiment-repetitions_aggregates'.B174]" office:value-type="float" office:value="0.180686036202152" calcext:value-type="float">
            <text:p>0.18068603620215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23]" office:value-type="float" office:value="5.2" calcext:value-type="float">
            <text:p>5.2</text:p>
          </table:table-cell>
          <table:table-cell table:formula="of:=['census-experiment-repetitions_aggregates'.G223]" office:value-type="float" office:value="5" calcext:value-type="float">
            <text:p>5</text:p>
          </table:table-cell>
          <table:table-cell table:formula="of:=['census-experiment-repetitions_aggregates'.H223]" office:value-type="float" office:value="30" calcext:value-type="float">
            <text:p>30</text:p>
          </table:table-cell>
          <table:table-cell table:formula="of:=['census-experiment-repetitions_aggregates'.B223]" office:value-type="float" office:value="0.22848237991074" calcext:value-type="float">
            <text:p>0.2284823799107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72]" office:value-type="float" office:value="5.2" calcext:value-type="float">
            <text:p>5.2</text:p>
          </table:table-cell>
          <table:table-cell table:formula="of:=['census-experiment-repetitions_aggregates'.G272]" office:value-type="float" office:value="6" calcext:value-type="float">
            <text:p>6</text:p>
          </table:table-cell>
          <table:table-cell table:formula="of:=['census-experiment-repetitions_aggregates'.H272]" office:value-type="float" office:value="30" calcext:value-type="float">
            <text:p>30</text:p>
          </table:table-cell>
          <table:table-cell table:formula="of:=['census-experiment-repetitions_aggregates'.B272]" office:value-type="float" office:value="0.208339320644283" calcext:value-type="float">
            <text:p>0.20833932064428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8]" office:value-type="float" office:value="5.4" calcext:value-type="float">
            <text:p>5.4</text:p>
          </table:table-cell>
          <table:table-cell table:formula="of:=['census-experiment-repetitions_aggregates'.G28]" office:value-type="float" office:value="1" calcext:value-type="float">
            <text:p>1</text:p>
          </table:table-cell>
          <table:table-cell table:formula="of:=['census-experiment-repetitions_aggregates'.H28]" office:value-type="float" office:value="30" calcext:value-type="float">
            <text:p>30</text:p>
          </table:table-cell>
          <table:table-cell table:formula="of:=['census-experiment-repetitions_aggregates'.B28]" office:value-type="float" office:value="0.203037925088125" calcext:value-type="float">
            <text:p>0.20303792508812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77]" office:value-type="float" office:value="5.4" calcext:value-type="float">
            <text:p>5.4</text:p>
          </table:table-cell>
          <table:table-cell table:formula="of:=['census-experiment-repetitions_aggregates'.G77]" office:value-type="float" office:value="2" calcext:value-type="float">
            <text:p>2</text:p>
          </table:table-cell>
          <table:table-cell table:formula="of:=['census-experiment-repetitions_aggregates'.H77]" office:value-type="float" office:value="30" calcext:value-type="float">
            <text:p>30</text:p>
          </table:table-cell>
          <table:table-cell table:formula="of:=['census-experiment-repetitions_aggregates'.B77]" office:value-type="float" office:value="0.172327968106684" calcext:value-type="float">
            <text:p>0.17232796810668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26]" office:value-type="float" office:value="5.4" calcext:value-type="float">
            <text:p>5.4</text:p>
          </table:table-cell>
          <table:table-cell table:formula="of:=['census-experiment-repetitions_aggregates'.G126]" office:value-type="float" office:value="3" calcext:value-type="float">
            <text:p>3</text:p>
          </table:table-cell>
          <table:table-cell table:formula="of:=['census-experiment-repetitions_aggregates'.H126]" office:value-type="float" office:value="30" calcext:value-type="float">
            <text:p>30</text:p>
          </table:table-cell>
          <table:table-cell table:formula="of:=['census-experiment-repetitions_aggregates'.B126]" office:value-type="float" office:value="0.190717612200855" calcext:value-type="float">
            <text:p>0.19071761220085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75]" office:value-type="float" office:value="5.4" calcext:value-type="float">
            <text:p>5.4</text:p>
          </table:table-cell>
          <table:table-cell table:formula="of:=['census-experiment-repetitions_aggregates'.G175]" office:value-type="float" office:value="4" calcext:value-type="float">
            <text:p>4</text:p>
          </table:table-cell>
          <table:table-cell table:formula="of:=['census-experiment-repetitions_aggregates'.H175]" office:value-type="float" office:value="30" calcext:value-type="float">
            <text:p>30</text:p>
          </table:table-cell>
          <table:table-cell table:formula="of:=['census-experiment-repetitions_aggregates'.B175]" office:value-type="float" office:value="0.186761712659039" calcext:value-type="float">
            <text:p>0.18676171265903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24]" office:value-type="float" office:value="5.4" calcext:value-type="float">
            <text:p>5.4</text:p>
          </table:table-cell>
          <table:table-cell table:formula="of:=['census-experiment-repetitions_aggregates'.G224]" office:value-type="float" office:value="5" calcext:value-type="float">
            <text:p>5</text:p>
          </table:table-cell>
          <table:table-cell table:formula="of:=['census-experiment-repetitions_aggregates'.H224]" office:value-type="float" office:value="30" calcext:value-type="float">
            <text:p>30</text:p>
          </table:table-cell>
          <table:table-cell table:formula="of:=['census-experiment-repetitions_aggregates'.B224]" office:value-type="float" office:value="0.184616202317152" calcext:value-type="float">
            <text:p>0.18461620231715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73]" office:value-type="float" office:value="5.4" calcext:value-type="float">
            <text:p>5.4</text:p>
          </table:table-cell>
          <table:table-cell table:formula="of:=['census-experiment-repetitions_aggregates'.G273]" office:value-type="float" office:value="6" calcext:value-type="float">
            <text:p>6</text:p>
          </table:table-cell>
          <table:table-cell table:formula="of:=['census-experiment-repetitions_aggregates'.H273]" office:value-type="float" office:value="30" calcext:value-type="float">
            <text:p>30</text:p>
          </table:table-cell>
          <table:table-cell table:formula="of:=['census-experiment-repetitions_aggregates'.B273]" office:value-type="float" office:value="0.185895651692688" calcext:value-type="float">
            <text:p>0.18589565169268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9]" office:value-type="float" office:value="5.6" calcext:value-type="float">
            <text:p>5.6</text:p>
          </table:table-cell>
          <table:table-cell table:formula="of:=['census-experiment-repetitions_aggregates'.G29]" office:value-type="float" office:value="1" calcext:value-type="float">
            <text:p>1</text:p>
          </table:table-cell>
          <table:table-cell table:formula="of:=['census-experiment-repetitions_aggregates'.H29]" office:value-type="float" office:value="30" calcext:value-type="float">
            <text:p>30</text:p>
          </table:table-cell>
          <table:table-cell table:formula="of:=['census-experiment-repetitions_aggregates'.B29]" office:value-type="float" office:value="0.188448002448728" calcext:value-type="float">
            <text:p>0.18844800244872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78]" office:value-type="float" office:value="5.6" calcext:value-type="float">
            <text:p>5.6</text:p>
          </table:table-cell>
          <table:table-cell table:formula="of:=['census-experiment-repetitions_aggregates'.G78]" office:value-type="float" office:value="2" calcext:value-type="float">
            <text:p>2</text:p>
          </table:table-cell>
          <table:table-cell table:formula="of:=['census-experiment-repetitions_aggregates'.H78]" office:value-type="float" office:value="30" calcext:value-type="float">
            <text:p>30</text:p>
          </table:table-cell>
          <table:table-cell table:formula="of:=['census-experiment-repetitions_aggregates'.B78]" office:value-type="float" office:value="0.217653967248657" calcext:value-type="float">
            <text:p>0.21765396724865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27]" office:value-type="float" office:value="5.6" calcext:value-type="float">
            <text:p>5.6</text:p>
          </table:table-cell>
          <table:table-cell table:formula="of:=['census-experiment-repetitions_aggregates'.G127]" office:value-type="float" office:value="3" calcext:value-type="float">
            <text:p>3</text:p>
          </table:table-cell>
          <table:table-cell table:formula="of:=['census-experiment-repetitions_aggregates'.H127]" office:value-type="float" office:value="30" calcext:value-type="float">
            <text:p>30</text:p>
          </table:table-cell>
          <table:table-cell table:formula="of:=['census-experiment-repetitions_aggregates'.B127]" office:value-type="float" office:value="0.23789180469529" calcext:value-type="float">
            <text:p>0.2378918046952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76]" office:value-type="float" office:value="5.6" calcext:value-type="float">
            <text:p>5.6</text:p>
          </table:table-cell>
          <table:table-cell table:formula="of:=['census-experiment-repetitions_aggregates'.G176]" office:value-type="float" office:value="4" calcext:value-type="float">
            <text:p>4</text:p>
          </table:table-cell>
          <table:table-cell table:formula="of:=['census-experiment-repetitions_aggregates'.H176]" office:value-type="float" office:value="30" calcext:value-type="float">
            <text:p>30</text:p>
          </table:table-cell>
          <table:table-cell table:formula="of:=['census-experiment-repetitions_aggregates'.B176]" office:value-type="float" office:value="0.177906826312536" calcext:value-type="float">
            <text:p>0.17790682631253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25]" office:value-type="float" office:value="5.6" calcext:value-type="float">
            <text:p>5.6</text:p>
          </table:table-cell>
          <table:table-cell table:formula="of:=['census-experiment-repetitions_aggregates'.G225]" office:value-type="float" office:value="5" calcext:value-type="float">
            <text:p>5</text:p>
          </table:table-cell>
          <table:table-cell table:formula="of:=['census-experiment-repetitions_aggregates'.H225]" office:value-type="float" office:value="30" calcext:value-type="float">
            <text:p>30</text:p>
          </table:table-cell>
          <table:table-cell table:formula="of:=['census-experiment-repetitions_aggregates'.B225]" office:value-type="float" office:value="0.164435771041198" calcext:value-type="float">
            <text:p>0.16443577104119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74]" office:value-type="float" office:value="5.6" calcext:value-type="float">
            <text:p>5.6</text:p>
          </table:table-cell>
          <table:table-cell table:formula="of:=['census-experiment-repetitions_aggregates'.G274]" office:value-type="float" office:value="6" calcext:value-type="float">
            <text:p>6</text:p>
          </table:table-cell>
          <table:table-cell table:formula="of:=['census-experiment-repetitions_aggregates'.H274]" office:value-type="float" office:value="30" calcext:value-type="float">
            <text:p>30</text:p>
          </table:table-cell>
          <table:table-cell table:formula="of:=['census-experiment-repetitions_aggregates'.B274]" office:value-type="float" office:value="0.208842420370933" calcext:value-type="float">
            <text:p>0.20884242037093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30]" office:value-type="float" office:value="5.8" calcext:value-type="float">
            <text:p>5.8</text:p>
          </table:table-cell>
          <table:table-cell table:formula="of:=['census-experiment-repetitions_aggregates'.G30]" office:value-type="float" office:value="1" calcext:value-type="float">
            <text:p>1</text:p>
          </table:table-cell>
          <table:table-cell table:formula="of:=['census-experiment-repetitions_aggregates'.H30]" office:value-type="float" office:value="30" calcext:value-type="float">
            <text:p>30</text:p>
          </table:table-cell>
          <table:table-cell table:formula="of:=['census-experiment-repetitions_aggregates'.B30]" office:value-type="float" office:value="0.122988604886083" calcext:value-type="float">
            <text:p>0.12298860488608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79]" office:value-type="float" office:value="5.8" calcext:value-type="float">
            <text:p>5.8</text:p>
          </table:table-cell>
          <table:table-cell table:formula="of:=['census-experiment-repetitions_aggregates'.G79]" office:value-type="float" office:value="2" calcext:value-type="float">
            <text:p>2</text:p>
          </table:table-cell>
          <table:table-cell table:formula="of:=['census-experiment-repetitions_aggregates'.H79]" office:value-type="float" office:value="30" calcext:value-type="float">
            <text:p>30</text:p>
          </table:table-cell>
          <table:table-cell table:formula="of:=['census-experiment-repetitions_aggregates'.B79]" office:value-type="float" office:value="0.175085389191155" calcext:value-type="float">
            <text:p>0.17508538919115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28]" office:value-type="float" office:value="5.8" calcext:value-type="float">
            <text:p>5.8</text:p>
          </table:table-cell>
          <table:table-cell table:formula="of:=['census-experiment-repetitions_aggregates'.G128]" office:value-type="float" office:value="3" calcext:value-type="float">
            <text:p>3</text:p>
          </table:table-cell>
          <table:table-cell table:formula="of:=['census-experiment-repetitions_aggregates'.H128]" office:value-type="float" office:value="30" calcext:value-type="float">
            <text:p>30</text:p>
          </table:table-cell>
          <table:table-cell table:formula="of:=['census-experiment-repetitions_aggregates'.B128]" office:value-type="float" office:value="0.139159817979363" calcext:value-type="float">
            <text:p>0.13915981797936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77]" office:value-type="float" office:value="5.8" calcext:value-type="float">
            <text:p>5.8</text:p>
          </table:table-cell>
          <table:table-cell table:formula="of:=['census-experiment-repetitions_aggregates'.G177]" office:value-type="float" office:value="4" calcext:value-type="float">
            <text:p>4</text:p>
          </table:table-cell>
          <table:table-cell table:formula="of:=['census-experiment-repetitions_aggregates'.H177]" office:value-type="float" office:value="30" calcext:value-type="float">
            <text:p>30</text:p>
          </table:table-cell>
          <table:table-cell table:formula="of:=['census-experiment-repetitions_aggregates'.B177]" office:value-type="float" office:value="0.190296232762815" calcext:value-type="float">
            <text:p>0.19029623276281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26]" office:value-type="float" office:value="5.8" calcext:value-type="float">
            <text:p>5.8</text:p>
          </table:table-cell>
          <table:table-cell table:formula="of:=['census-experiment-repetitions_aggregates'.G226]" office:value-type="float" office:value="5" calcext:value-type="float">
            <text:p>5</text:p>
          </table:table-cell>
          <table:table-cell table:formula="of:=['census-experiment-repetitions_aggregates'.H226]" office:value-type="float" office:value="30" calcext:value-type="float">
            <text:p>30</text:p>
          </table:table-cell>
          <table:table-cell table:formula="of:=['census-experiment-repetitions_aggregates'.B226]" office:value-type="float" office:value="0.200330375396716" calcext:value-type="float">
            <text:p>0.20033037539671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75]" office:value-type="float" office:value="5.8" calcext:value-type="float">
            <text:p>5.8</text:p>
          </table:table-cell>
          <table:table-cell table:formula="of:=['census-experiment-repetitions_aggregates'.G275]" office:value-type="float" office:value="6" calcext:value-type="float">
            <text:p>6</text:p>
          </table:table-cell>
          <table:table-cell table:formula="of:=['census-experiment-repetitions_aggregates'.H275]" office:value-type="float" office:value="30" calcext:value-type="float">
            <text:p>30</text:p>
          </table:table-cell>
          <table:table-cell table:formula="of:=['census-experiment-repetitions_aggregates'.B275]" office:value-type="float" office:value="0.240678310827636" calcext:value-type="float">
            <text:p>0.24067831082763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31]" office:value-type="float" office:value="6" calcext:value-type="float">
            <text:p>6</text:p>
          </table:table-cell>
          <table:table-cell table:formula="of:=['census-experiment-repetitions_aggregates'.G31]" office:value-type="float" office:value="1" calcext:value-type="float">
            <text:p>1</text:p>
          </table:table-cell>
          <table:table-cell table:formula="of:=['census-experiment-repetitions_aggregates'.H31]" office:value-type="float" office:value="30" calcext:value-type="float">
            <text:p>30</text:p>
          </table:table-cell>
          <table:table-cell table:formula="of:=['census-experiment-repetitions_aggregates'.B31]" office:value-type="float" office:value="0.153558307826545" calcext:value-type="float">
            <text:p>0.15355830782654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80]" office:value-type="float" office:value="6" calcext:value-type="float">
            <text:p>6</text:p>
          </table:table-cell>
          <table:table-cell table:formula="of:=['census-experiment-repetitions_aggregates'.G80]" office:value-type="float" office:value="2" calcext:value-type="float">
            <text:p>2</text:p>
          </table:table-cell>
          <table:table-cell table:formula="of:=['census-experiment-repetitions_aggregates'.H80]" office:value-type="float" office:value="30" calcext:value-type="float">
            <text:p>30</text:p>
          </table:table-cell>
          <table:table-cell table:formula="of:=['census-experiment-repetitions_aggregates'.B80]" office:value-type="float" office:value="0.193260189784442" calcext:value-type="float">
            <text:p>0.19326018978444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29]" office:value-type="float" office:value="6" calcext:value-type="float">
            <text:p>6</text:p>
          </table:table-cell>
          <table:table-cell table:formula="of:=['census-experiment-repetitions_aggregates'.G129]" office:value-type="float" office:value="3" calcext:value-type="float">
            <text:p>3</text:p>
          </table:table-cell>
          <table:table-cell table:formula="of:=['census-experiment-repetitions_aggregates'.H129]" office:value-type="float" office:value="30" calcext:value-type="float">
            <text:p>30</text:p>
          </table:table-cell>
          <table:table-cell table:formula="of:=['census-experiment-repetitions_aggregates'.B129]" office:value-type="float" office:value="0.242217812817464" calcext:value-type="float">
            <text:p>0.24221781281746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78]" office:value-type="float" office:value="6" calcext:value-type="float">
            <text:p>6</text:p>
          </table:table-cell>
          <table:table-cell table:formula="of:=['census-experiment-repetitions_aggregates'.G178]" office:value-type="float" office:value="4" calcext:value-type="float">
            <text:p>4</text:p>
          </table:table-cell>
          <table:table-cell table:formula="of:=['census-experiment-repetitions_aggregates'.H178]" office:value-type="float" office:value="30" calcext:value-type="float">
            <text:p>30</text:p>
          </table:table-cell>
          <table:table-cell table:formula="of:=['census-experiment-repetitions_aggregates'.B178]" office:value-type="float" office:value="0.163963839048738" calcext:value-type="float">
            <text:p>0.16396383904873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27]" office:value-type="float" office:value="6" calcext:value-type="float">
            <text:p>6</text:p>
          </table:table-cell>
          <table:table-cell table:formula="of:=['census-experiment-repetitions_aggregates'.G227]" office:value-type="float" office:value="5" calcext:value-type="float">
            <text:p>5</text:p>
          </table:table-cell>
          <table:table-cell table:formula="of:=['census-experiment-repetitions_aggregates'.H227]" office:value-type="float" office:value="30" calcext:value-type="float">
            <text:p>30</text:p>
          </table:table-cell>
          <table:table-cell table:formula="of:=['census-experiment-repetitions_aggregates'.B227]" office:value-type="float" office:value="0.17931890679927" calcext:value-type="float">
            <text:p>0.1793189067992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76]" office:value-type="float" office:value="6" calcext:value-type="float">
            <text:p>6</text:p>
          </table:table-cell>
          <table:table-cell table:formula="of:=['census-experiment-repetitions_aggregates'.G276]" office:value-type="float" office:value="6" calcext:value-type="float">
            <text:p>6</text:p>
          </table:table-cell>
          <table:table-cell table:formula="of:=['census-experiment-repetitions_aggregates'.H276]" office:value-type="float" office:value="30" calcext:value-type="float">
            <text:p>30</text:p>
          </table:table-cell>
          <table:table-cell table:formula="of:=['census-experiment-repetitions_aggregates'.B276]" office:value-type="float" office:value="0.148331577262218" calcext:value-type="float">
            <text:p>0.14833157726221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32]" office:value-type="float" office:value="6.2" calcext:value-type="float">
            <text:p>6.2</text:p>
          </table:table-cell>
          <table:table-cell table:formula="of:=['census-experiment-repetitions_aggregates'.G32]" office:value-type="float" office:value="1" calcext:value-type="float">
            <text:p>1</text:p>
          </table:table-cell>
          <table:table-cell table:formula="of:=['census-experiment-repetitions_aggregates'.H32]" office:value-type="float" office:value="30" calcext:value-type="float">
            <text:p>30</text:p>
          </table:table-cell>
          <table:table-cell table:formula="of:=['census-experiment-repetitions_aggregates'.B32]" office:value-type="float" office:value="0.181765876985362" calcext:value-type="float">
            <text:p>0.18176587698536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81]" office:value-type="float" office:value="6.2" calcext:value-type="float">
            <text:p>6.2</text:p>
          </table:table-cell>
          <table:table-cell table:formula="of:=['census-experiment-repetitions_aggregates'.G81]" office:value-type="float" office:value="2" calcext:value-type="float">
            <text:p>2</text:p>
          </table:table-cell>
          <table:table-cell table:formula="of:=['census-experiment-repetitions_aggregates'.H81]" office:value-type="float" office:value="30" calcext:value-type="float">
            <text:p>30</text:p>
          </table:table-cell>
          <table:table-cell table:formula="of:=['census-experiment-repetitions_aggregates'.B81]" office:value-type="float" office:value="0.203924142687716" calcext:value-type="float">
            <text:p>0.20392414268771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30]" office:value-type="float" office:value="6.2" calcext:value-type="float">
            <text:p>6.2</text:p>
          </table:table-cell>
          <table:table-cell table:formula="of:=['census-experiment-repetitions_aggregates'.G130]" office:value-type="float" office:value="3" calcext:value-type="float">
            <text:p>3</text:p>
          </table:table-cell>
          <table:table-cell table:formula="of:=['census-experiment-repetitions_aggregates'.H130]" office:value-type="float" office:value="30" calcext:value-type="float">
            <text:p>30</text:p>
          </table:table-cell>
          <table:table-cell table:formula="of:=['census-experiment-repetitions_aggregates'.B130]" office:value-type="float" office:value="0.156434991981363" calcext:value-type="float">
            <text:p>0.15643499198136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79]" office:value-type="float" office:value="6.2" calcext:value-type="float">
            <text:p>6.2</text:p>
          </table:table-cell>
          <table:table-cell table:formula="of:=['census-experiment-repetitions_aggregates'.G179]" office:value-type="float" office:value="4" calcext:value-type="float">
            <text:p>4</text:p>
          </table:table-cell>
          <table:table-cell table:formula="of:=['census-experiment-repetitions_aggregates'.H179]" office:value-type="float" office:value="30" calcext:value-type="float">
            <text:p>30</text:p>
          </table:table-cell>
          <table:table-cell table:formula="of:=['census-experiment-repetitions_aggregates'.B179]" office:value-type="float" office:value="0.156777877644344" calcext:value-type="float">
            <text:p>0.15677787764434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28]" office:value-type="float" office:value="6.2" calcext:value-type="float">
            <text:p>6.2</text:p>
          </table:table-cell>
          <table:table-cell table:formula="of:=['census-experiment-repetitions_aggregates'.G228]" office:value-type="float" office:value="5" calcext:value-type="float">
            <text:p>5</text:p>
          </table:table-cell>
          <table:table-cell table:formula="of:=['census-experiment-repetitions_aggregates'.H228]" office:value-type="float" office:value="30" calcext:value-type="float">
            <text:p>30</text:p>
          </table:table-cell>
          <table:table-cell table:formula="of:=['census-experiment-repetitions_aggregates'.B228]" office:value-type="float" office:value="0.134169172500528" calcext:value-type="float">
            <text:p>0.13416917250052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77]" office:value-type="float" office:value="6.2" calcext:value-type="float">
            <text:p>6.2</text:p>
          </table:table-cell>
          <table:table-cell table:formula="of:=['census-experiment-repetitions_aggregates'.G277]" office:value-type="float" office:value="6" calcext:value-type="float">
            <text:p>6</text:p>
          </table:table-cell>
          <table:table-cell table:formula="of:=['census-experiment-repetitions_aggregates'.H277]" office:value-type="float" office:value="30" calcext:value-type="float">
            <text:p>30</text:p>
          </table:table-cell>
          <table:table-cell table:formula="of:=['census-experiment-repetitions_aggregates'.B277]" office:value-type="float" office:value="0.227383840375009" calcext:value-type="float">
            <text:p>0.22738384037500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33]" office:value-type="float" office:value="6.4" calcext:value-type="float">
            <text:p>6.4</text:p>
          </table:table-cell>
          <table:table-cell table:formula="of:=['census-experiment-repetitions_aggregates'.G33]" office:value-type="float" office:value="1" calcext:value-type="float">
            <text:p>1</text:p>
          </table:table-cell>
          <table:table-cell table:formula="of:=['census-experiment-repetitions_aggregates'.H33]" office:value-type="float" office:value="30" calcext:value-type="float">
            <text:p>30</text:p>
          </table:table-cell>
          <table:table-cell table:formula="of:=['census-experiment-repetitions_aggregates'.B33]" office:value-type="float" office:value="0.202473976090751" calcext:value-type="float">
            <text:p>0.202473976090751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82]" office:value-type="float" office:value="6.4" calcext:value-type="float">
            <text:p>6.4</text:p>
          </table:table-cell>
          <table:table-cell table:formula="of:=['census-experiment-repetitions_aggregates'.G82]" office:value-type="float" office:value="2" calcext:value-type="float">
            <text:p>2</text:p>
          </table:table-cell>
          <table:table-cell table:formula="of:=['census-experiment-repetitions_aggregates'.H82]" office:value-type="float" office:value="30" calcext:value-type="float">
            <text:p>30</text:p>
          </table:table-cell>
          <table:table-cell table:formula="of:=['census-experiment-repetitions_aggregates'.B82]" office:value-type="float" office:value="0.146114207335196" calcext:value-type="float">
            <text:p>0.14611420733519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31]" office:value-type="float" office:value="6.4" calcext:value-type="float">
            <text:p>6.4</text:p>
          </table:table-cell>
          <table:table-cell table:formula="of:=['census-experiment-repetitions_aggregates'.G131]" office:value-type="float" office:value="3" calcext:value-type="float">
            <text:p>3</text:p>
          </table:table-cell>
          <table:table-cell table:formula="of:=['census-experiment-repetitions_aggregates'.H131]" office:value-type="float" office:value="30" calcext:value-type="float">
            <text:p>30</text:p>
          </table:table-cell>
          <table:table-cell table:formula="of:=['census-experiment-repetitions_aggregates'.B131]" office:value-type="float" office:value="0.17179162270862" calcext:value-type="float">
            <text:p>0.1717916227086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80]" office:value-type="float" office:value="6.4" calcext:value-type="float">
            <text:p>6.4</text:p>
          </table:table-cell>
          <table:table-cell table:formula="of:=['census-experiment-repetitions_aggregates'.G180]" office:value-type="float" office:value="4" calcext:value-type="float">
            <text:p>4</text:p>
          </table:table-cell>
          <table:table-cell table:formula="of:=['census-experiment-repetitions_aggregates'.H180]" office:value-type="float" office:value="30" calcext:value-type="float">
            <text:p>30</text:p>
          </table:table-cell>
          <table:table-cell table:formula="of:=['census-experiment-repetitions_aggregates'.B180]" office:value-type="float" office:value="0.213203479499803" calcext:value-type="float">
            <text:p>0.21320347949980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29]" office:value-type="float" office:value="6.4" calcext:value-type="float">
            <text:p>6.4</text:p>
          </table:table-cell>
          <table:table-cell table:formula="of:=['census-experiment-repetitions_aggregates'.G229]" office:value-type="float" office:value="5" calcext:value-type="float">
            <text:p>5</text:p>
          </table:table-cell>
          <table:table-cell table:formula="of:=['census-experiment-repetitions_aggregates'.H229]" office:value-type="float" office:value="30" calcext:value-type="float">
            <text:p>30</text:p>
          </table:table-cell>
          <table:table-cell table:formula="of:=['census-experiment-repetitions_aggregates'.B229]" office:value-type="float" office:value="0.143144090916668" calcext:value-type="float">
            <text:p>0.14314409091666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78]" office:value-type="float" office:value="6.4" calcext:value-type="float">
            <text:p>6.4</text:p>
          </table:table-cell>
          <table:table-cell table:formula="of:=['census-experiment-repetitions_aggregates'.G278]" office:value-type="float" office:value="6" calcext:value-type="float">
            <text:p>6</text:p>
          </table:table-cell>
          <table:table-cell table:formula="of:=['census-experiment-repetitions_aggregates'.H278]" office:value-type="float" office:value="30" calcext:value-type="float">
            <text:p>30</text:p>
          </table:table-cell>
          <table:table-cell table:formula="of:=['census-experiment-repetitions_aggregates'.B278]" office:value-type="float" office:value="0.144617046245426" calcext:value-type="float">
            <text:p>0.14461704624542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34]" office:value-type="float" office:value="6.6" calcext:value-type="float">
            <text:p>6.6</text:p>
          </table:table-cell>
          <table:table-cell table:formula="of:=['census-experiment-repetitions_aggregates'.G34]" office:value-type="float" office:value="1" calcext:value-type="float">
            <text:p>1</text:p>
          </table:table-cell>
          <table:table-cell table:formula="of:=['census-experiment-repetitions_aggregates'.H34]" office:value-type="float" office:value="30" calcext:value-type="float">
            <text:p>30</text:p>
          </table:table-cell>
          <table:table-cell table:formula="of:=['census-experiment-repetitions_aggregates'.B34]" office:value-type="float" office:value="0.157493060967389" calcext:value-type="float">
            <text:p>0.15749306096738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83]" office:value-type="float" office:value="6.6" calcext:value-type="float">
            <text:p>6.6</text:p>
          </table:table-cell>
          <table:table-cell table:formula="of:=['census-experiment-repetitions_aggregates'.G83]" office:value-type="float" office:value="2" calcext:value-type="float">
            <text:p>2</text:p>
          </table:table-cell>
          <table:table-cell table:formula="of:=['census-experiment-repetitions_aggregates'.H83]" office:value-type="float" office:value="30" calcext:value-type="float">
            <text:p>30</text:p>
          </table:table-cell>
          <table:table-cell table:formula="of:=['census-experiment-repetitions_aggregates'.B83]" office:value-type="float" office:value="0.189247237641562" calcext:value-type="float">
            <text:p>0.18924723764156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32]" office:value-type="float" office:value="6.6" calcext:value-type="float">
            <text:p>6.6</text:p>
          </table:table-cell>
          <table:table-cell table:formula="of:=['census-experiment-repetitions_aggregates'.G132]" office:value-type="float" office:value="3" calcext:value-type="float">
            <text:p>3</text:p>
          </table:table-cell>
          <table:table-cell table:formula="of:=['census-experiment-repetitions_aggregates'.H132]" office:value-type="float" office:value="30" calcext:value-type="float">
            <text:p>30</text:p>
          </table:table-cell>
          <table:table-cell table:formula="of:=['census-experiment-repetitions_aggregates'.B132]" office:value-type="float" office:value="0.168365053558529" calcext:value-type="float">
            <text:p>0.16836505355852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81]" office:value-type="float" office:value="6.6" calcext:value-type="float">
            <text:p>6.6</text:p>
          </table:table-cell>
          <table:table-cell table:formula="of:=['census-experiment-repetitions_aggregates'.G181]" office:value-type="float" office:value="4" calcext:value-type="float">
            <text:p>4</text:p>
          </table:table-cell>
          <table:table-cell table:formula="of:=['census-experiment-repetitions_aggregates'.H181]" office:value-type="float" office:value="30" calcext:value-type="float">
            <text:p>30</text:p>
          </table:table-cell>
          <table:table-cell table:formula="of:=['census-experiment-repetitions_aggregates'.B181]" office:value-type="float" office:value="0.156886130556996" calcext:value-type="float">
            <text:p>0.15688613055699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30]" office:value-type="float" office:value="6.6" calcext:value-type="float">
            <text:p>6.6</text:p>
          </table:table-cell>
          <table:table-cell table:formula="of:=['census-experiment-repetitions_aggregates'.G230]" office:value-type="float" office:value="5" calcext:value-type="float">
            <text:p>5</text:p>
          </table:table-cell>
          <table:table-cell table:formula="of:=['census-experiment-repetitions_aggregates'.H230]" office:value-type="float" office:value="30" calcext:value-type="float">
            <text:p>30</text:p>
          </table:table-cell>
          <table:table-cell table:formula="of:=['census-experiment-repetitions_aggregates'.B230]" office:value-type="float" office:value="0.137533866221576" calcext:value-type="float">
            <text:p>0.13753386622157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79]" office:value-type="float" office:value="6.6" calcext:value-type="float">
            <text:p>6.6</text:p>
          </table:table-cell>
          <table:table-cell table:formula="of:=['census-experiment-repetitions_aggregates'.G279]" office:value-type="float" office:value="6" calcext:value-type="float">
            <text:p>6</text:p>
          </table:table-cell>
          <table:table-cell table:formula="of:=['census-experiment-repetitions_aggregates'.H279]" office:value-type="float" office:value="30" calcext:value-type="float">
            <text:p>30</text:p>
          </table:table-cell>
          <table:table-cell table:formula="of:=['census-experiment-repetitions_aggregates'.B279]" office:value-type="float" office:value="0.188066259851292" calcext:value-type="float">
            <text:p>0.18806625985129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35]" office:value-type="float" office:value="6.8" calcext:value-type="float">
            <text:p>6.8</text:p>
          </table:table-cell>
          <table:table-cell table:formula="of:=['census-experiment-repetitions_aggregates'.G35]" office:value-type="float" office:value="1" calcext:value-type="float">
            <text:p>1</text:p>
          </table:table-cell>
          <table:table-cell table:formula="of:=['census-experiment-repetitions_aggregates'.H35]" office:value-type="float" office:value="30" calcext:value-type="float">
            <text:p>30</text:p>
          </table:table-cell>
          <table:table-cell table:formula="of:=['census-experiment-repetitions_aggregates'.B35]" office:value-type="float" office:value="0.122608872713262" calcext:value-type="float">
            <text:p>0.12260887271326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84]" office:value-type="float" office:value="6.8" calcext:value-type="float">
            <text:p>6.8</text:p>
          </table:table-cell>
          <table:table-cell table:formula="of:=['census-experiment-repetitions_aggregates'.G84]" office:value-type="float" office:value="2" calcext:value-type="float">
            <text:p>2</text:p>
          </table:table-cell>
          <table:table-cell table:formula="of:=['census-experiment-repetitions_aggregates'.H84]" office:value-type="float" office:value="30" calcext:value-type="float">
            <text:p>30</text:p>
          </table:table-cell>
          <table:table-cell table:formula="of:=['census-experiment-repetitions_aggregates'.B84]" office:value-type="float" office:value="0.106126919153849" calcext:value-type="float">
            <text:p>0.10612691915384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33]" office:value-type="float" office:value="6.8" calcext:value-type="float">
            <text:p>6.8</text:p>
          </table:table-cell>
          <table:table-cell table:formula="of:=['census-experiment-repetitions_aggregates'.G133]" office:value-type="float" office:value="3" calcext:value-type="float">
            <text:p>3</text:p>
          </table:table-cell>
          <table:table-cell table:formula="of:=['census-experiment-repetitions_aggregates'.H133]" office:value-type="float" office:value="30" calcext:value-type="float">
            <text:p>30</text:p>
          </table:table-cell>
          <table:table-cell table:formula="of:=['census-experiment-repetitions_aggregates'.B133]" office:value-type="float" office:value="0.155640415613591" calcext:value-type="float">
            <text:p>0.155640415613591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82]" office:value-type="float" office:value="6.8" calcext:value-type="float">
            <text:p>6.8</text:p>
          </table:table-cell>
          <table:table-cell table:formula="of:=['census-experiment-repetitions_aggregates'.G182]" office:value-type="float" office:value="4" calcext:value-type="float">
            <text:p>4</text:p>
          </table:table-cell>
          <table:table-cell table:formula="of:=['census-experiment-repetitions_aggregates'.H182]" office:value-type="float" office:value="30" calcext:value-type="float">
            <text:p>30</text:p>
          </table:table-cell>
          <table:table-cell table:formula="of:=['census-experiment-repetitions_aggregates'.B182]" office:value-type="float" office:value="0.158329294640777" calcext:value-type="float">
            <text:p>0.15832929464077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31]" office:value-type="float" office:value="6.8" calcext:value-type="float">
            <text:p>6.8</text:p>
          </table:table-cell>
          <table:table-cell table:formula="of:=['census-experiment-repetitions_aggregates'.G231]" office:value-type="float" office:value="5" calcext:value-type="float">
            <text:p>5</text:p>
          </table:table-cell>
          <table:table-cell table:formula="of:=['census-experiment-repetitions_aggregates'.H231]" office:value-type="float" office:value="30" calcext:value-type="float">
            <text:p>30</text:p>
          </table:table-cell>
          <table:table-cell table:formula="of:=['census-experiment-repetitions_aggregates'.B231]" office:value-type="float" office:value="0.148228092295779" calcext:value-type="float">
            <text:p>0.14822809229577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80]" office:value-type="float" office:value="6.8" calcext:value-type="float">
            <text:p>6.8</text:p>
          </table:table-cell>
          <table:table-cell table:formula="of:=['census-experiment-repetitions_aggregates'.G280]" office:value-type="float" office:value="6" calcext:value-type="float">
            <text:p>6</text:p>
          </table:table-cell>
          <table:table-cell table:formula="of:=['census-experiment-repetitions_aggregates'.H280]" office:value-type="float" office:value="30" calcext:value-type="float">
            <text:p>30</text:p>
          </table:table-cell>
          <table:table-cell table:formula="of:=['census-experiment-repetitions_aggregates'.B280]" office:value-type="float" office:value="0.193890839514459" calcext:value-type="float">
            <text:p>0.19389083951445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36]" office:value-type="float" office:value="7" calcext:value-type="float">
            <text:p>7</text:p>
          </table:table-cell>
          <table:table-cell table:formula="of:=['census-experiment-repetitions_aggregates'.G36]" office:value-type="float" office:value="1" calcext:value-type="float">
            <text:p>1</text:p>
          </table:table-cell>
          <table:table-cell table:formula="of:=['census-experiment-repetitions_aggregates'.H36]" office:value-type="float" office:value="30" calcext:value-type="float">
            <text:p>30</text:p>
          </table:table-cell>
          <table:table-cell table:formula="of:=['census-experiment-repetitions_aggregates'.B36]" office:value-type="float" office:value="0.160468527939992" calcext:value-type="float">
            <text:p>0.16046852793999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85]" office:value-type="float" office:value="7" calcext:value-type="float">
            <text:p>7</text:p>
          </table:table-cell>
          <table:table-cell table:formula="of:=['census-experiment-repetitions_aggregates'.G85]" office:value-type="float" office:value="2" calcext:value-type="float">
            <text:p>2</text:p>
          </table:table-cell>
          <table:table-cell table:formula="of:=['census-experiment-repetitions_aggregates'.H85]" office:value-type="float" office:value="30" calcext:value-type="float">
            <text:p>30</text:p>
          </table:table-cell>
          <table:table-cell table:formula="of:=['census-experiment-repetitions_aggregates'.B85]" office:value-type="float" office:value="0.132125672903284" calcext:value-type="float">
            <text:p>0.13212567290328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34]" office:value-type="float" office:value="7" calcext:value-type="float">
            <text:p>7</text:p>
          </table:table-cell>
          <table:table-cell table:formula="of:=['census-experiment-repetitions_aggregates'.G134]" office:value-type="float" office:value="3" calcext:value-type="float">
            <text:p>3</text:p>
          </table:table-cell>
          <table:table-cell table:formula="of:=['census-experiment-repetitions_aggregates'.H134]" office:value-type="float" office:value="30" calcext:value-type="float">
            <text:p>30</text:p>
          </table:table-cell>
          <table:table-cell table:formula="of:=['census-experiment-repetitions_aggregates'.B134]" office:value-type="float" office:value="0.18503656583936" calcext:value-type="float">
            <text:p>0.1850365658393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83]" office:value-type="float" office:value="7" calcext:value-type="float">
            <text:p>7</text:p>
          </table:table-cell>
          <table:table-cell table:formula="of:=['census-experiment-repetitions_aggregates'.G183]" office:value-type="float" office:value="4" calcext:value-type="float">
            <text:p>4</text:p>
          </table:table-cell>
          <table:table-cell table:formula="of:=['census-experiment-repetitions_aggregates'.H183]" office:value-type="float" office:value="30" calcext:value-type="float">
            <text:p>30</text:p>
          </table:table-cell>
          <table:table-cell table:formula="of:=['census-experiment-repetitions_aggregates'.B183]" office:value-type="float" office:value="0.116679428298151" calcext:value-type="float">
            <text:p>0.116679428298151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32]" office:value-type="float" office:value="7" calcext:value-type="float">
            <text:p>7</text:p>
          </table:table-cell>
          <table:table-cell table:formula="of:=['census-experiment-repetitions_aggregates'.G232]" office:value-type="float" office:value="5" calcext:value-type="float">
            <text:p>5</text:p>
          </table:table-cell>
          <table:table-cell table:formula="of:=['census-experiment-repetitions_aggregates'.H232]" office:value-type="float" office:value="30" calcext:value-type="float">
            <text:p>30</text:p>
          </table:table-cell>
          <table:table-cell table:formula="of:=['census-experiment-repetitions_aggregates'.B232]" office:value-type="float" office:value="0.180590001742444" calcext:value-type="float">
            <text:p>0.18059000174244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81]" office:value-type="float" office:value="7" calcext:value-type="float">
            <text:p>7</text:p>
          </table:table-cell>
          <table:table-cell table:formula="of:=['census-experiment-repetitions_aggregates'.G281]" office:value-type="float" office:value="6" calcext:value-type="float">
            <text:p>6</text:p>
          </table:table-cell>
          <table:table-cell table:formula="of:=['census-experiment-repetitions_aggregates'.H281]" office:value-type="float" office:value="30" calcext:value-type="float">
            <text:p>30</text:p>
          </table:table-cell>
          <table:table-cell table:formula="of:=['census-experiment-repetitions_aggregates'.B281]" office:value-type="float" office:value="0.153001052469271" calcext:value-type="float">
            <text:p>0.153001052469271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37]" office:value-type="float" office:value="7.2" calcext:value-type="float">
            <text:p>7.2</text:p>
          </table:table-cell>
          <table:table-cell table:formula="of:=['census-experiment-repetitions_aggregates'.G37]" office:value-type="float" office:value="1" calcext:value-type="float">
            <text:p>1</text:p>
          </table:table-cell>
          <table:table-cell table:formula="of:=['census-experiment-repetitions_aggregates'.H37]" office:value-type="float" office:value="30" calcext:value-type="float">
            <text:p>30</text:p>
          </table:table-cell>
          <table:table-cell table:formula="of:=['census-experiment-repetitions_aggregates'.B37]" office:value-type="float" office:value="0.2367454964351" calcext:value-type="float">
            <text:p>0.2367454964351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86]" office:value-type="float" office:value="7.2" calcext:value-type="float">
            <text:p>7.2</text:p>
          </table:table-cell>
          <table:table-cell table:formula="of:=['census-experiment-repetitions_aggregates'.G86]" office:value-type="float" office:value="2" calcext:value-type="float">
            <text:p>2</text:p>
          </table:table-cell>
          <table:table-cell table:formula="of:=['census-experiment-repetitions_aggregates'.H86]" office:value-type="float" office:value="30" calcext:value-type="float">
            <text:p>30</text:p>
          </table:table-cell>
          <table:table-cell table:formula="of:=['census-experiment-repetitions_aggregates'.B86]" office:value-type="float" office:value="0.164941388910861" calcext:value-type="float">
            <text:p>0.164941388910861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35]" office:value-type="float" office:value="7.2" calcext:value-type="float">
            <text:p>7.2</text:p>
          </table:table-cell>
          <table:table-cell table:formula="of:=['census-experiment-repetitions_aggregates'.G135]" office:value-type="float" office:value="3" calcext:value-type="float">
            <text:p>3</text:p>
          </table:table-cell>
          <table:table-cell table:formula="of:=['census-experiment-repetitions_aggregates'.H135]" office:value-type="float" office:value="30" calcext:value-type="float">
            <text:p>30</text:p>
          </table:table-cell>
          <table:table-cell table:formula="of:=['census-experiment-repetitions_aggregates'.B135]" office:value-type="float" office:value="0.17528114001738" calcext:value-type="float">
            <text:p>0.1752811400173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84]" office:value-type="float" office:value="7.2" calcext:value-type="float">
            <text:p>7.2</text:p>
          </table:table-cell>
          <table:table-cell table:formula="of:=['census-experiment-repetitions_aggregates'.G184]" office:value-type="float" office:value="4" calcext:value-type="float">
            <text:p>4</text:p>
          </table:table-cell>
          <table:table-cell table:formula="of:=['census-experiment-repetitions_aggregates'.H184]" office:value-type="float" office:value="30" calcext:value-type="float">
            <text:p>30</text:p>
          </table:table-cell>
          <table:table-cell table:formula="of:=['census-experiment-repetitions_aggregates'.B184]" office:value-type="float" office:value="0.191080392972715" calcext:value-type="float">
            <text:p>0.19108039297271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33]" office:value-type="float" office:value="7.2" calcext:value-type="float">
            <text:p>7.2</text:p>
          </table:table-cell>
          <table:table-cell table:formula="of:=['census-experiment-repetitions_aggregates'.G233]" office:value-type="float" office:value="5" calcext:value-type="float">
            <text:p>5</text:p>
          </table:table-cell>
          <table:table-cell table:formula="of:=['census-experiment-repetitions_aggregates'.H233]" office:value-type="float" office:value="30" calcext:value-type="float">
            <text:p>30</text:p>
          </table:table-cell>
          <table:table-cell table:formula="of:=['census-experiment-repetitions_aggregates'.B233]" office:value-type="float" office:value="0.155899759878804" calcext:value-type="float">
            <text:p>0.15589975987880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82]" office:value-type="float" office:value="7.2" calcext:value-type="float">
            <text:p>7.2</text:p>
          </table:table-cell>
          <table:table-cell table:formula="of:=['census-experiment-repetitions_aggregates'.G282]" office:value-type="float" office:value="6" calcext:value-type="float">
            <text:p>6</text:p>
          </table:table-cell>
          <table:table-cell table:formula="of:=['census-experiment-repetitions_aggregates'.H282]" office:value-type="float" office:value="30" calcext:value-type="float">
            <text:p>30</text:p>
          </table:table-cell>
          <table:table-cell table:formula="of:=['census-experiment-repetitions_aggregates'.B282]" office:value-type="float" office:value="0.216157155705028" calcext:value-type="float">
            <text:p>0.21615715570502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38]" office:value-type="float" office:value="7.4" calcext:value-type="float">
            <text:p>7.4</text:p>
          </table:table-cell>
          <table:table-cell table:formula="of:=['census-experiment-repetitions_aggregates'.G38]" office:value-type="float" office:value="1" calcext:value-type="float">
            <text:p>1</text:p>
          </table:table-cell>
          <table:table-cell table:formula="of:=['census-experiment-repetitions_aggregates'.H38]" office:value-type="float" office:value="30" calcext:value-type="float">
            <text:p>30</text:p>
          </table:table-cell>
          <table:table-cell table:formula="of:=['census-experiment-repetitions_aggregates'.B38]" office:value-type="float" office:value="0.187679501657939" calcext:value-type="float">
            <text:p>0.18767950165793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87]" office:value-type="float" office:value="7.4" calcext:value-type="float">
            <text:p>7.4</text:p>
          </table:table-cell>
          <table:table-cell table:formula="of:=['census-experiment-repetitions_aggregates'.G87]" office:value-type="float" office:value="2" calcext:value-type="float">
            <text:p>2</text:p>
          </table:table-cell>
          <table:table-cell table:formula="of:=['census-experiment-repetitions_aggregates'.H87]" office:value-type="float" office:value="30" calcext:value-type="float">
            <text:p>30</text:p>
          </table:table-cell>
          <table:table-cell table:formula="of:=['census-experiment-repetitions_aggregates'.B87]" office:value-type="float" office:value="0.11821919655038" calcext:value-type="float">
            <text:p>0.1182191965503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36]" office:value-type="float" office:value="7.4" calcext:value-type="float">
            <text:p>7.4</text:p>
          </table:table-cell>
          <table:table-cell table:formula="of:=['census-experiment-repetitions_aggregates'.G136]" office:value-type="float" office:value="3" calcext:value-type="float">
            <text:p>3</text:p>
          </table:table-cell>
          <table:table-cell table:formula="of:=['census-experiment-repetitions_aggregates'.H136]" office:value-type="float" office:value="30" calcext:value-type="float">
            <text:p>30</text:p>
          </table:table-cell>
          <table:table-cell table:formula="of:=['census-experiment-repetitions_aggregates'.B136]" office:value-type="float" office:value="0.148391443636558" calcext:value-type="float">
            <text:p>0.14839144363655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85]" office:value-type="float" office:value="7.4" calcext:value-type="float">
            <text:p>7.4</text:p>
          </table:table-cell>
          <table:table-cell table:formula="of:=['census-experiment-repetitions_aggregates'.G185]" office:value-type="float" office:value="4" calcext:value-type="float">
            <text:p>4</text:p>
          </table:table-cell>
          <table:table-cell table:formula="of:=['census-experiment-repetitions_aggregates'.H185]" office:value-type="float" office:value="30" calcext:value-type="float">
            <text:p>30</text:p>
          </table:table-cell>
          <table:table-cell table:formula="of:=['census-experiment-repetitions_aggregates'.B185]" office:value-type="float" office:value="0.137896446001288" calcext:value-type="float">
            <text:p>0.13789644600128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34]" office:value-type="float" office:value="7.4" calcext:value-type="float">
            <text:p>7.4</text:p>
          </table:table-cell>
          <table:table-cell table:formula="of:=['census-experiment-repetitions_aggregates'.G234]" office:value-type="float" office:value="5" calcext:value-type="float">
            <text:p>5</text:p>
          </table:table-cell>
          <table:table-cell table:formula="of:=['census-experiment-repetitions_aggregates'.H234]" office:value-type="float" office:value="30" calcext:value-type="float">
            <text:p>30</text:p>
          </table:table-cell>
          <table:table-cell table:formula="of:=['census-experiment-repetitions_aggregates'.B234]" office:value-type="float" office:value="0.124653525598938" calcext:value-type="float">
            <text:p>0.12465352559893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83]" office:value-type="float" office:value="7.4" calcext:value-type="float">
            <text:p>7.4</text:p>
          </table:table-cell>
          <table:table-cell table:formula="of:=['census-experiment-repetitions_aggregates'.G283]" office:value-type="float" office:value="6" calcext:value-type="float">
            <text:p>6</text:p>
          </table:table-cell>
          <table:table-cell table:formula="of:=['census-experiment-repetitions_aggregates'.H283]" office:value-type="float" office:value="30" calcext:value-type="float">
            <text:p>30</text:p>
          </table:table-cell>
          <table:table-cell table:formula="of:=['census-experiment-repetitions_aggregates'.B283]" office:value-type="float" office:value="0.2006449632585" calcext:value-type="float">
            <text:p>0.200644963258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39]" office:value-type="float" office:value="7.6" calcext:value-type="float">
            <text:p>7.6</text:p>
          </table:table-cell>
          <table:table-cell table:formula="of:=['census-experiment-repetitions_aggregates'.G39]" office:value-type="float" office:value="1" calcext:value-type="float">
            <text:p>1</text:p>
          </table:table-cell>
          <table:table-cell table:formula="of:=['census-experiment-repetitions_aggregates'.H39]" office:value-type="float" office:value="30" calcext:value-type="float">
            <text:p>30</text:p>
          </table:table-cell>
          <table:table-cell table:formula="of:=['census-experiment-repetitions_aggregates'.B39]" office:value-type="float" office:value="0.13386565314436" calcext:value-type="float">
            <text:p>0.1338656531443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88]" office:value-type="float" office:value="7.6" calcext:value-type="float">
            <text:p>7.6</text:p>
          </table:table-cell>
          <table:table-cell table:formula="of:=['census-experiment-repetitions_aggregates'.G88]" office:value-type="float" office:value="2" calcext:value-type="float">
            <text:p>2</text:p>
          </table:table-cell>
          <table:table-cell table:formula="of:=['census-experiment-repetitions_aggregates'.H88]" office:value-type="float" office:value="30" calcext:value-type="float">
            <text:p>30</text:p>
          </table:table-cell>
          <table:table-cell table:formula="of:=['census-experiment-repetitions_aggregates'.B88]" office:value-type="float" office:value="0.127504945848996" calcext:value-type="float">
            <text:p>0.12750494584899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37]" office:value-type="float" office:value="7.6" calcext:value-type="float">
            <text:p>7.6</text:p>
          </table:table-cell>
          <table:table-cell table:formula="of:=['census-experiment-repetitions_aggregates'.G137]" office:value-type="float" office:value="3" calcext:value-type="float">
            <text:p>3</text:p>
          </table:table-cell>
          <table:table-cell table:formula="of:=['census-experiment-repetitions_aggregates'.H137]" office:value-type="float" office:value="30" calcext:value-type="float">
            <text:p>30</text:p>
          </table:table-cell>
          <table:table-cell table:formula="of:=['census-experiment-repetitions_aggregates'.B137]" office:value-type="float" office:value="0.162152011227919" calcext:value-type="float">
            <text:p>0.16215201122791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86]" office:value-type="float" office:value="7.6" calcext:value-type="float">
            <text:p>7.6</text:p>
          </table:table-cell>
          <table:table-cell table:formula="of:=['census-experiment-repetitions_aggregates'.G186]" office:value-type="float" office:value="4" calcext:value-type="float">
            <text:p>4</text:p>
          </table:table-cell>
          <table:table-cell table:formula="of:=['census-experiment-repetitions_aggregates'.H186]" office:value-type="float" office:value="30" calcext:value-type="float">
            <text:p>30</text:p>
          </table:table-cell>
          <table:table-cell table:formula="of:=['census-experiment-repetitions_aggregates'.B186]" office:value-type="float" office:value="0.176629012799954" calcext:value-type="float">
            <text:p>0.17662901279995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35]" office:value-type="float" office:value="7.6" calcext:value-type="float">
            <text:p>7.6</text:p>
          </table:table-cell>
          <table:table-cell table:formula="of:=['census-experiment-repetitions_aggregates'.G235]" office:value-type="float" office:value="5" calcext:value-type="float">
            <text:p>5</text:p>
          </table:table-cell>
          <table:table-cell table:formula="of:=['census-experiment-repetitions_aggregates'.H235]" office:value-type="float" office:value="30" calcext:value-type="float">
            <text:p>30</text:p>
          </table:table-cell>
          <table:table-cell table:formula="of:=['census-experiment-repetitions_aggregates'.B235]" office:value-type="float" office:value="0.122913950199657" calcext:value-type="float">
            <text:p>0.12291395019965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84]" office:value-type="float" office:value="7.6" calcext:value-type="float">
            <text:p>7.6</text:p>
          </table:table-cell>
          <table:table-cell table:formula="of:=['census-experiment-repetitions_aggregates'.G284]" office:value-type="float" office:value="6" calcext:value-type="float">
            <text:p>6</text:p>
          </table:table-cell>
          <table:table-cell table:formula="of:=['census-experiment-repetitions_aggregates'.H284]" office:value-type="float" office:value="30" calcext:value-type="float">
            <text:p>30</text:p>
          </table:table-cell>
          <table:table-cell table:formula="of:=['census-experiment-repetitions_aggregates'.B284]" office:value-type="float" office:value="0.108046463311525" calcext:value-type="float">
            <text:p>0.10804646331152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40]" office:value-type="float" office:value="7.8" calcext:value-type="float">
            <text:p>7.8</text:p>
          </table:table-cell>
          <table:table-cell table:formula="of:=['census-experiment-repetitions_aggregates'.G40]" office:value-type="float" office:value="1" calcext:value-type="float">
            <text:p>1</text:p>
          </table:table-cell>
          <table:table-cell table:formula="of:=['census-experiment-repetitions_aggregates'.H40]" office:value-type="float" office:value="30" calcext:value-type="float">
            <text:p>30</text:p>
          </table:table-cell>
          <table:table-cell table:formula="of:=['census-experiment-repetitions_aggregates'.B40]" office:value-type="float" office:value="0.133123075418034" calcext:value-type="float">
            <text:p>0.13312307541803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89]" office:value-type="float" office:value="7.8" calcext:value-type="float">
            <text:p>7.8</text:p>
          </table:table-cell>
          <table:table-cell table:formula="of:=['census-experiment-repetitions_aggregates'.G89]" office:value-type="float" office:value="2" calcext:value-type="float">
            <text:p>2</text:p>
          </table:table-cell>
          <table:table-cell table:formula="of:=['census-experiment-repetitions_aggregates'.H89]" office:value-type="float" office:value="30" calcext:value-type="float">
            <text:p>30</text:p>
          </table:table-cell>
          <table:table-cell table:formula="of:=['census-experiment-repetitions_aggregates'.B89]" office:value-type="float" office:value="0.109652057020156" calcext:value-type="float">
            <text:p>0.10965205702015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38]" office:value-type="float" office:value="7.8" calcext:value-type="float">
            <text:p>7.8</text:p>
          </table:table-cell>
          <table:table-cell table:formula="of:=['census-experiment-repetitions_aggregates'.G138]" office:value-type="float" office:value="3" calcext:value-type="float">
            <text:p>3</text:p>
          </table:table-cell>
          <table:table-cell table:formula="of:=['census-experiment-repetitions_aggregates'.H138]" office:value-type="float" office:value="30" calcext:value-type="float">
            <text:p>30</text:p>
          </table:table-cell>
          <table:table-cell table:formula="of:=['census-experiment-repetitions_aggregates'.B138]" office:value-type="float" office:value="0.135443147217237" calcext:value-type="float">
            <text:p>0.13544314721723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87]" office:value-type="float" office:value="7.8" calcext:value-type="float">
            <text:p>7.8</text:p>
          </table:table-cell>
          <table:table-cell table:formula="of:=['census-experiment-repetitions_aggregates'.G187]" office:value-type="float" office:value="4" calcext:value-type="float">
            <text:p>4</text:p>
          </table:table-cell>
          <table:table-cell table:formula="of:=['census-experiment-repetitions_aggregates'.H187]" office:value-type="float" office:value="30" calcext:value-type="float">
            <text:p>30</text:p>
          </table:table-cell>
          <table:table-cell table:formula="of:=['census-experiment-repetitions_aggregates'.B187]" office:value-type="float" office:value="0.11064957462298" calcext:value-type="float">
            <text:p>0.1106495746229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36]" office:value-type="float" office:value="7.8" calcext:value-type="float">
            <text:p>7.8</text:p>
          </table:table-cell>
          <table:table-cell table:formula="of:=['census-experiment-repetitions_aggregates'.G236]" office:value-type="float" office:value="5" calcext:value-type="float">
            <text:p>5</text:p>
          </table:table-cell>
          <table:table-cell table:formula="of:=['census-experiment-repetitions_aggregates'.H236]" office:value-type="float" office:value="30" calcext:value-type="float">
            <text:p>30</text:p>
          </table:table-cell>
          <table:table-cell table:formula="of:=['census-experiment-repetitions_aggregates'.B236]" office:value-type="float" office:value="0.140348000409994" calcext:value-type="float">
            <text:p>0.14034800040999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85]" office:value-type="float" office:value="7.8" calcext:value-type="float">
            <text:p>7.8</text:p>
          </table:table-cell>
          <table:table-cell table:formula="of:=['census-experiment-repetitions_aggregates'.G285]" office:value-type="float" office:value="6" calcext:value-type="float">
            <text:p>6</text:p>
          </table:table-cell>
          <table:table-cell table:formula="of:=['census-experiment-repetitions_aggregates'.H285]" office:value-type="float" office:value="30" calcext:value-type="float">
            <text:p>30</text:p>
          </table:table-cell>
          <table:table-cell table:formula="of:=['census-experiment-repetitions_aggregates'.B285]" office:value-type="float" office:value="0.116379195944944" calcext:value-type="float">
            <text:p>0.11637919594494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41]" office:value-type="float" office:value="8" calcext:value-type="float">
            <text:p>8</text:p>
          </table:table-cell>
          <table:table-cell table:formula="of:=['census-experiment-repetitions_aggregates'.G41]" office:value-type="float" office:value="1" calcext:value-type="float">
            <text:p>1</text:p>
          </table:table-cell>
          <table:table-cell table:formula="of:=['census-experiment-repetitions_aggregates'.H41]" office:value-type="float" office:value="30" calcext:value-type="float">
            <text:p>30</text:p>
          </table:table-cell>
          <table:table-cell table:formula="of:=['census-experiment-repetitions_aggregates'.B41]" office:value-type="float" office:value="0.137175340524128" calcext:value-type="float">
            <text:p>0.13717534052412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90]" office:value-type="float" office:value="8" calcext:value-type="float">
            <text:p>8</text:p>
          </table:table-cell>
          <table:table-cell table:formula="of:=['census-experiment-repetitions_aggregates'.G90]" office:value-type="float" office:value="2" calcext:value-type="float">
            <text:p>2</text:p>
          </table:table-cell>
          <table:table-cell table:formula="of:=['census-experiment-repetitions_aggregates'.H90]" office:value-type="float" office:value="30" calcext:value-type="float">
            <text:p>30</text:p>
          </table:table-cell>
          <table:table-cell table:formula="of:=['census-experiment-repetitions_aggregates'.B90]" office:value-type="float" office:value="0.15076541789801" calcext:value-type="float">
            <text:p>0.15076541789801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39]" office:value-type="float" office:value="8" calcext:value-type="float">
            <text:p>8</text:p>
          </table:table-cell>
          <table:table-cell table:formula="of:=['census-experiment-repetitions_aggregates'.G139]" office:value-type="float" office:value="3" calcext:value-type="float">
            <text:p>3</text:p>
          </table:table-cell>
          <table:table-cell table:formula="of:=['census-experiment-repetitions_aggregates'.H139]" office:value-type="float" office:value="30" calcext:value-type="float">
            <text:p>30</text:p>
          </table:table-cell>
          <table:table-cell table:formula="of:=['census-experiment-repetitions_aggregates'.B139]" office:value-type="float" office:value="0.130771997184544" calcext:value-type="float">
            <text:p>0.13077199718454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88]" office:value-type="float" office:value="8" calcext:value-type="float">
            <text:p>8</text:p>
          </table:table-cell>
          <table:table-cell table:formula="of:=['census-experiment-repetitions_aggregates'.G188]" office:value-type="float" office:value="4" calcext:value-type="float">
            <text:p>4</text:p>
          </table:table-cell>
          <table:table-cell table:formula="of:=['census-experiment-repetitions_aggregates'.H188]" office:value-type="float" office:value="30" calcext:value-type="float">
            <text:p>30</text:p>
          </table:table-cell>
          <table:table-cell table:formula="of:=['census-experiment-repetitions_aggregates'.B188]" office:value-type="float" office:value="0.152863415005379" calcext:value-type="float">
            <text:p>0.15286341500537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37]" office:value-type="float" office:value="8" calcext:value-type="float">
            <text:p>8</text:p>
          </table:table-cell>
          <table:table-cell table:formula="of:=['census-experiment-repetitions_aggregates'.G237]" office:value-type="float" office:value="5" calcext:value-type="float">
            <text:p>5</text:p>
          </table:table-cell>
          <table:table-cell table:formula="of:=['census-experiment-repetitions_aggregates'.H237]" office:value-type="float" office:value="30" calcext:value-type="float">
            <text:p>30</text:p>
          </table:table-cell>
          <table:table-cell table:formula="of:=['census-experiment-repetitions_aggregates'.B237]" office:value-type="float" office:value="0.11039016402728" calcext:value-type="float">
            <text:p>0.1103901640272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86]" office:value-type="float" office:value="8" calcext:value-type="float">
            <text:p>8</text:p>
          </table:table-cell>
          <table:table-cell table:formula="of:=['census-experiment-repetitions_aggregates'.G286]" office:value-type="float" office:value="6" calcext:value-type="float">
            <text:p>6</text:p>
          </table:table-cell>
          <table:table-cell table:formula="of:=['census-experiment-repetitions_aggregates'.H286]" office:value-type="float" office:value="30" calcext:value-type="float">
            <text:p>30</text:p>
          </table:table-cell>
          <table:table-cell table:formula="of:=['census-experiment-repetitions_aggregates'.B286]" office:value-type="float" office:value="0.126623228205914" calcext:value-type="float">
            <text:p>0.12662322820591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42]" office:value-type="float" office:value="8.2" calcext:value-type="float">
            <text:p>8.2</text:p>
          </table:table-cell>
          <table:table-cell table:formula="of:=['census-experiment-repetitions_aggregates'.G42]" office:value-type="float" office:value="1" calcext:value-type="float">
            <text:p>1</text:p>
          </table:table-cell>
          <table:table-cell table:formula="of:=['census-experiment-repetitions_aggregates'.H42]" office:value-type="float" office:value="30" calcext:value-type="float">
            <text:p>30</text:p>
          </table:table-cell>
          <table:table-cell table:formula="of:=['census-experiment-repetitions_aggregates'.B42]" office:value-type="float" office:value="0.101809469543364" calcext:value-type="float">
            <text:p>0.10180946954336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91]" office:value-type="float" office:value="8.2" calcext:value-type="float">
            <text:p>8.2</text:p>
          </table:table-cell>
          <table:table-cell table:formula="of:=['census-experiment-repetitions_aggregates'.G91]" office:value-type="float" office:value="2" calcext:value-type="float">
            <text:p>2</text:p>
          </table:table-cell>
          <table:table-cell table:formula="of:=['census-experiment-repetitions_aggregates'.H91]" office:value-type="float" office:value="30" calcext:value-type="float">
            <text:p>30</text:p>
          </table:table-cell>
          <table:table-cell table:formula="of:=['census-experiment-repetitions_aggregates'.B91]" office:value-type="float" office:value="0.134475239830514" calcext:value-type="float">
            <text:p>0.13447523983051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40]" office:value-type="float" office:value="8.2" calcext:value-type="float">
            <text:p>8.2</text:p>
          </table:table-cell>
          <table:table-cell table:formula="of:=['census-experiment-repetitions_aggregates'.G140]" office:value-type="float" office:value="3" calcext:value-type="float">
            <text:p>3</text:p>
          </table:table-cell>
          <table:table-cell table:formula="of:=['census-experiment-repetitions_aggregates'.H140]" office:value-type="float" office:value="30" calcext:value-type="float">
            <text:p>30</text:p>
          </table:table-cell>
          <table:table-cell table:formula="of:=['census-experiment-repetitions_aggregates'.B140]" office:value-type="float" office:value="0.164631483433347" calcext:value-type="float">
            <text:p>0.16463148343334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89]" office:value-type="float" office:value="8.2" calcext:value-type="float">
            <text:p>8.2</text:p>
          </table:table-cell>
          <table:table-cell table:formula="of:=['census-experiment-repetitions_aggregates'.G189]" office:value-type="float" office:value="4" calcext:value-type="float">
            <text:p>4</text:p>
          </table:table-cell>
          <table:table-cell table:formula="of:=['census-experiment-repetitions_aggregates'.H189]" office:value-type="float" office:value="30" calcext:value-type="float">
            <text:p>30</text:p>
          </table:table-cell>
          <table:table-cell table:formula="of:=['census-experiment-repetitions_aggregates'.B189]" office:value-type="float" office:value="0.104757208173817" calcext:value-type="float">
            <text:p>0.10475720817381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38]" office:value-type="float" office:value="8.2" calcext:value-type="float">
            <text:p>8.2</text:p>
          </table:table-cell>
          <table:table-cell table:formula="of:=['census-experiment-repetitions_aggregates'.G238]" office:value-type="float" office:value="5" calcext:value-type="float">
            <text:p>5</text:p>
          </table:table-cell>
          <table:table-cell table:formula="of:=['census-experiment-repetitions_aggregates'.H238]" office:value-type="float" office:value="30" calcext:value-type="float">
            <text:p>30</text:p>
          </table:table-cell>
          <table:table-cell table:formula="of:=['census-experiment-repetitions_aggregates'.B238]" office:value-type="float" office:value="0.105983876535908" calcext:value-type="float">
            <text:p>0.10598387653590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87]" office:value-type="float" office:value="8.2" calcext:value-type="float">
            <text:p>8.2</text:p>
          </table:table-cell>
          <table:table-cell table:formula="of:=['census-experiment-repetitions_aggregates'.G287]" office:value-type="float" office:value="6" calcext:value-type="float">
            <text:p>6</text:p>
          </table:table-cell>
          <table:table-cell table:formula="of:=['census-experiment-repetitions_aggregates'.H287]" office:value-type="float" office:value="30" calcext:value-type="float">
            <text:p>30</text:p>
          </table:table-cell>
          <table:table-cell table:formula="of:=['census-experiment-repetitions_aggregates'.B287]" office:value-type="float" office:value="0.127487895567536" calcext:value-type="float">
            <text:p>0.12748789556753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43]" office:value-type="float" office:value="8.4" calcext:value-type="float">
            <text:p>8.4</text:p>
          </table:table-cell>
          <table:table-cell table:formula="of:=['census-experiment-repetitions_aggregates'.G43]" office:value-type="float" office:value="1" calcext:value-type="float">
            <text:p>1</text:p>
          </table:table-cell>
          <table:table-cell table:formula="of:=['census-experiment-repetitions_aggregates'.H43]" office:value-type="float" office:value="30" calcext:value-type="float">
            <text:p>30</text:p>
          </table:table-cell>
          <table:table-cell table:formula="of:=['census-experiment-repetitions_aggregates'.B43]" office:value-type="float" office:value="0.131284639093536" calcext:value-type="float">
            <text:p>0.13128463909353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92]" office:value-type="float" office:value="8.4" calcext:value-type="float">
            <text:p>8.4</text:p>
          </table:table-cell>
          <table:table-cell table:formula="of:=['census-experiment-repetitions_aggregates'.G92]" office:value-type="float" office:value="2" calcext:value-type="float">
            <text:p>2</text:p>
          </table:table-cell>
          <table:table-cell table:formula="of:=['census-experiment-repetitions_aggregates'.H92]" office:value-type="float" office:value="30" calcext:value-type="float">
            <text:p>30</text:p>
          </table:table-cell>
          <table:table-cell table:formula="of:=['census-experiment-repetitions_aggregates'.B92]" office:value-type="float" office:value="0.130836541638198" calcext:value-type="float">
            <text:p>0.13083654163819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41]" office:value-type="float" office:value="8.4" calcext:value-type="float">
            <text:p>8.4</text:p>
          </table:table-cell>
          <table:table-cell table:formula="of:=['census-experiment-repetitions_aggregates'.G141]" office:value-type="float" office:value="3" calcext:value-type="float">
            <text:p>3</text:p>
          </table:table-cell>
          <table:table-cell table:formula="of:=['census-experiment-repetitions_aggregates'.H141]" office:value-type="float" office:value="30" calcext:value-type="float">
            <text:p>30</text:p>
          </table:table-cell>
          <table:table-cell table:formula="of:=['census-experiment-repetitions_aggregates'.B141]" office:value-type="float" office:value="0.145136782223644" calcext:value-type="float">
            <text:p>0.14513678222364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90]" office:value-type="float" office:value="8.4" calcext:value-type="float">
            <text:p>8.4</text:p>
          </table:table-cell>
          <table:table-cell table:formula="of:=['census-experiment-repetitions_aggregates'.G190]" office:value-type="float" office:value="4" calcext:value-type="float">
            <text:p>4</text:p>
          </table:table-cell>
          <table:table-cell table:formula="of:=['census-experiment-repetitions_aggregates'.H190]" office:value-type="float" office:value="30" calcext:value-type="float">
            <text:p>30</text:p>
          </table:table-cell>
          <table:table-cell table:formula="of:=['census-experiment-repetitions_aggregates'.B190]" office:value-type="float" office:value="0.144851973516332" calcext:value-type="float">
            <text:p>0.14485197351633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39]" office:value-type="float" office:value="8.4" calcext:value-type="float">
            <text:p>8.4</text:p>
          </table:table-cell>
          <table:table-cell table:formula="of:=['census-experiment-repetitions_aggregates'.G239]" office:value-type="float" office:value="5" calcext:value-type="float">
            <text:p>5</text:p>
          </table:table-cell>
          <table:table-cell table:formula="of:=['census-experiment-repetitions_aggregates'.H239]" office:value-type="float" office:value="30" calcext:value-type="float">
            <text:p>30</text:p>
          </table:table-cell>
          <table:table-cell table:formula="of:=['census-experiment-repetitions_aggregates'.B239]" office:value-type="float" office:value="0.11906005785614" calcext:value-type="float">
            <text:p>0.1190600578561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88]" office:value-type="float" office:value="8.4" calcext:value-type="float">
            <text:p>8.4</text:p>
          </table:table-cell>
          <table:table-cell table:formula="of:=['census-experiment-repetitions_aggregates'.G288]" office:value-type="float" office:value="6" calcext:value-type="float">
            <text:p>6</text:p>
          </table:table-cell>
          <table:table-cell table:formula="of:=['census-experiment-repetitions_aggregates'.H288]" office:value-type="float" office:value="30" calcext:value-type="float">
            <text:p>30</text:p>
          </table:table-cell>
          <table:table-cell table:formula="of:=['census-experiment-repetitions_aggregates'.B288]" office:value-type="float" office:value="0.120022849783312" calcext:value-type="float">
            <text:p>0.12002284978331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44]" office:value-type="float" office:value="8.6" calcext:value-type="float">
            <text:p>8.6</text:p>
          </table:table-cell>
          <table:table-cell table:formula="of:=['census-experiment-repetitions_aggregates'.G44]" office:value-type="float" office:value="1" calcext:value-type="float">
            <text:p>1</text:p>
          </table:table-cell>
          <table:table-cell table:formula="of:=['census-experiment-repetitions_aggregates'.H44]" office:value-type="float" office:value="30" calcext:value-type="float">
            <text:p>30</text:p>
          </table:table-cell>
          <table:table-cell table:formula="of:=['census-experiment-repetitions_aggregates'.B44]" office:value-type="float" office:value="0.103915500027774" calcext:value-type="float">
            <text:p>0.10391550002777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93]" office:value-type="float" office:value="8.6" calcext:value-type="float">
            <text:p>8.6</text:p>
          </table:table-cell>
          <table:table-cell table:formula="of:=['census-experiment-repetitions_aggregates'.G93]" office:value-type="float" office:value="2" calcext:value-type="float">
            <text:p>2</text:p>
          </table:table-cell>
          <table:table-cell table:formula="of:=['census-experiment-repetitions_aggregates'.H93]" office:value-type="float" office:value="30" calcext:value-type="float">
            <text:p>30</text:p>
          </table:table-cell>
          <table:table-cell table:formula="of:=['census-experiment-repetitions_aggregates'.B93]" office:value-type="float" office:value="0.1202232609679" calcext:value-type="float">
            <text:p>0.120223260967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42]" office:value-type="float" office:value="8.6" calcext:value-type="float">
            <text:p>8.6</text:p>
          </table:table-cell>
          <table:table-cell table:formula="of:=['census-experiment-repetitions_aggregates'.G142]" office:value-type="float" office:value="3" calcext:value-type="float">
            <text:p>3</text:p>
          </table:table-cell>
          <table:table-cell table:formula="of:=['census-experiment-repetitions_aggregates'.H142]" office:value-type="float" office:value="30" calcext:value-type="float">
            <text:p>30</text:p>
          </table:table-cell>
          <table:table-cell table:formula="of:=['census-experiment-repetitions_aggregates'.B142]" office:value-type="float" office:value="0.146585270253898" calcext:value-type="float">
            <text:p>0.14658527025389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91]" office:value-type="float" office:value="8.6" calcext:value-type="float">
            <text:p>8.6</text:p>
          </table:table-cell>
          <table:table-cell table:formula="of:=['census-experiment-repetitions_aggregates'.G191]" office:value-type="float" office:value="4" calcext:value-type="float">
            <text:p>4</text:p>
          </table:table-cell>
          <table:table-cell table:formula="of:=['census-experiment-repetitions_aggregates'.H191]" office:value-type="float" office:value="30" calcext:value-type="float">
            <text:p>30</text:p>
          </table:table-cell>
          <table:table-cell table:formula="of:=['census-experiment-repetitions_aggregates'.B191]" office:value-type="float" office:value="0.130037773638847" calcext:value-type="float">
            <text:p>0.13003777363884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40]" office:value-type="float" office:value="8.6" calcext:value-type="float">
            <text:p>8.6</text:p>
          </table:table-cell>
          <table:table-cell table:formula="of:=['census-experiment-repetitions_aggregates'.G240]" office:value-type="float" office:value="5" calcext:value-type="float">
            <text:p>5</text:p>
          </table:table-cell>
          <table:table-cell table:formula="of:=['census-experiment-repetitions_aggregates'.H240]" office:value-type="float" office:value="30" calcext:value-type="float">
            <text:p>30</text:p>
          </table:table-cell>
          <table:table-cell table:formula="of:=['census-experiment-repetitions_aggregates'.B240]" office:value-type="float" office:value="0.134059904780281" calcext:value-type="float">
            <text:p>0.134059904780281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89]" office:value-type="float" office:value="8.6" calcext:value-type="float">
            <text:p>8.6</text:p>
          </table:table-cell>
          <table:table-cell table:formula="of:=['census-experiment-repetitions_aggregates'.G289]" office:value-type="float" office:value="6" calcext:value-type="float">
            <text:p>6</text:p>
          </table:table-cell>
          <table:table-cell table:formula="of:=['census-experiment-repetitions_aggregates'.H289]" office:value-type="float" office:value="30" calcext:value-type="float">
            <text:p>30</text:p>
          </table:table-cell>
          <table:table-cell table:formula="of:=['census-experiment-repetitions_aggregates'.B289]" office:value-type="float" office:value="0.116023404498184" calcext:value-type="float">
            <text:p>0.11602340449818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45]" office:value-type="float" office:value="8.8" calcext:value-type="float">
            <text:p>8.8</text:p>
          </table:table-cell>
          <table:table-cell table:formula="of:=['census-experiment-repetitions_aggregates'.G45]" office:value-type="float" office:value="1" calcext:value-type="float">
            <text:p>1</text:p>
          </table:table-cell>
          <table:table-cell table:formula="of:=['census-experiment-repetitions_aggregates'.H45]" office:value-type="float" office:value="30" calcext:value-type="float">
            <text:p>30</text:p>
          </table:table-cell>
          <table:table-cell table:formula="of:=['census-experiment-repetitions_aggregates'.B45]" office:value-type="float" office:value="0.114600854732926" calcext:value-type="float">
            <text:p>0.11460085473292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94]" office:value-type="float" office:value="8.8" calcext:value-type="float">
            <text:p>8.8</text:p>
          </table:table-cell>
          <table:table-cell table:formula="of:=['census-experiment-repetitions_aggregates'.G94]" office:value-type="float" office:value="2" calcext:value-type="float">
            <text:p>2</text:p>
          </table:table-cell>
          <table:table-cell table:formula="of:=['census-experiment-repetitions_aggregates'.H94]" office:value-type="float" office:value="30" calcext:value-type="float">
            <text:p>30</text:p>
          </table:table-cell>
          <table:table-cell table:formula="of:=['census-experiment-repetitions_aggregates'.B94]" office:value-type="float" office:value="0.112525926533128" calcext:value-type="float">
            <text:p>0.11252592653312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43]" office:value-type="float" office:value="8.8" calcext:value-type="float">
            <text:p>8.8</text:p>
          </table:table-cell>
          <table:table-cell table:formula="of:=['census-experiment-repetitions_aggregates'.G143]" office:value-type="float" office:value="3" calcext:value-type="float">
            <text:p>3</text:p>
          </table:table-cell>
          <table:table-cell table:formula="of:=['census-experiment-repetitions_aggregates'.H143]" office:value-type="float" office:value="30" calcext:value-type="float">
            <text:p>30</text:p>
          </table:table-cell>
          <table:table-cell table:formula="of:=['census-experiment-repetitions_aggregates'.B143]" office:value-type="float" office:value="0.113195400236404" calcext:value-type="float">
            <text:p>0.11319540023640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92]" office:value-type="float" office:value="8.8" calcext:value-type="float">
            <text:p>8.8</text:p>
          </table:table-cell>
          <table:table-cell table:formula="of:=['census-experiment-repetitions_aggregates'.G192]" office:value-type="float" office:value="4" calcext:value-type="float">
            <text:p>4</text:p>
          </table:table-cell>
          <table:table-cell table:formula="of:=['census-experiment-repetitions_aggregates'.H192]" office:value-type="float" office:value="30" calcext:value-type="float">
            <text:p>30</text:p>
          </table:table-cell>
          <table:table-cell table:formula="of:=['census-experiment-repetitions_aggregates'.B192]" office:value-type="float" office:value="0.109227447491745" calcext:value-type="float">
            <text:p>0.10922744749174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41]" office:value-type="float" office:value="8.8" calcext:value-type="float">
            <text:p>8.8</text:p>
          </table:table-cell>
          <table:table-cell table:formula="of:=['census-experiment-repetitions_aggregates'.G241]" office:value-type="float" office:value="5" calcext:value-type="float">
            <text:p>5</text:p>
          </table:table-cell>
          <table:table-cell table:formula="of:=['census-experiment-repetitions_aggregates'.H241]" office:value-type="float" office:value="30" calcext:value-type="float">
            <text:p>30</text:p>
          </table:table-cell>
          <table:table-cell table:formula="of:=['census-experiment-repetitions_aggregates'.B241]" office:value-type="float" office:value="0.116248615160481" calcext:value-type="float">
            <text:p>0.116248615160481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90]" office:value-type="float" office:value="8.8" calcext:value-type="float">
            <text:p>8.8</text:p>
          </table:table-cell>
          <table:table-cell table:formula="of:=['census-experiment-repetitions_aggregates'.G290]" office:value-type="float" office:value="6" calcext:value-type="float">
            <text:p>6</text:p>
          </table:table-cell>
          <table:table-cell table:formula="of:=['census-experiment-repetitions_aggregates'.H290]" office:value-type="float" office:value="30" calcext:value-type="float">
            <text:p>30</text:p>
          </table:table-cell>
          <table:table-cell table:formula="of:=['census-experiment-repetitions_aggregates'.B290]" office:value-type="float" office:value="0.132708885600566" calcext:value-type="float">
            <text:p>0.132708885600566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46]" office:value-type="float" office:value="9" calcext:value-type="float">
            <text:p>9</text:p>
          </table:table-cell>
          <table:table-cell table:formula="of:=['census-experiment-repetitions_aggregates'.G46]" office:value-type="float" office:value="1" calcext:value-type="float">
            <text:p>1</text:p>
          </table:table-cell>
          <table:table-cell table:formula="of:=['census-experiment-repetitions_aggregates'.H46]" office:value-type="float" office:value="30" calcext:value-type="float">
            <text:p>30</text:p>
          </table:table-cell>
          <table:table-cell table:formula="of:=['census-experiment-repetitions_aggregates'.B46]" office:value-type="float" office:value="0.108719189603417" calcext:value-type="float">
            <text:p>0.10871918960341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95]" office:value-type="float" office:value="9" calcext:value-type="float">
            <text:p>9</text:p>
          </table:table-cell>
          <table:table-cell table:formula="of:=['census-experiment-repetitions_aggregates'.G95]" office:value-type="float" office:value="2" calcext:value-type="float">
            <text:p>2</text:p>
          </table:table-cell>
          <table:table-cell table:formula="of:=['census-experiment-repetitions_aggregates'.H95]" office:value-type="float" office:value="30" calcext:value-type="float">
            <text:p>30</text:p>
          </table:table-cell>
          <table:table-cell table:formula="of:=['census-experiment-repetitions_aggregates'.B95]" office:value-type="float" office:value="0.124196528494302" calcext:value-type="float">
            <text:p>0.12419652849430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44]" office:value-type="float" office:value="9" calcext:value-type="float">
            <text:p>9</text:p>
          </table:table-cell>
          <table:table-cell table:formula="of:=['census-experiment-repetitions_aggregates'.G144]" office:value-type="float" office:value="3" calcext:value-type="float">
            <text:p>3</text:p>
          </table:table-cell>
          <table:table-cell table:formula="of:=['census-experiment-repetitions_aggregates'.H144]" office:value-type="float" office:value="30" calcext:value-type="float">
            <text:p>30</text:p>
          </table:table-cell>
          <table:table-cell table:formula="of:=['census-experiment-repetitions_aggregates'.B144]" office:value-type="float" office:value="0.12546176829488" calcext:value-type="float">
            <text:p>0.1254617682948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93]" office:value-type="float" office:value="9" calcext:value-type="float">
            <text:p>9</text:p>
          </table:table-cell>
          <table:table-cell table:formula="of:=['census-experiment-repetitions_aggregates'.G193]" office:value-type="float" office:value="4" calcext:value-type="float">
            <text:p>4</text:p>
          </table:table-cell>
          <table:table-cell table:formula="of:=['census-experiment-repetitions_aggregates'.H193]" office:value-type="float" office:value="30" calcext:value-type="float">
            <text:p>30</text:p>
          </table:table-cell>
          <table:table-cell table:formula="of:=['census-experiment-repetitions_aggregates'.B193]" office:value-type="float" office:value="0.110060449547422" calcext:value-type="float">
            <text:p>0.11006044954742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42]" office:value-type="float" office:value="9" calcext:value-type="float">
            <text:p>9</text:p>
          </table:table-cell>
          <table:table-cell table:formula="of:=['census-experiment-repetitions_aggregates'.G242]" office:value-type="float" office:value="5" calcext:value-type="float">
            <text:p>5</text:p>
          </table:table-cell>
          <table:table-cell table:formula="of:=['census-experiment-repetitions_aggregates'.H242]" office:value-type="float" office:value="30" calcext:value-type="float">
            <text:p>30</text:p>
          </table:table-cell>
          <table:table-cell table:formula="of:=['census-experiment-repetitions_aggregates'.B242]" office:value-type="float" office:value="0.133295301855914" calcext:value-type="float">
            <text:p>0.13329530185591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91]" office:value-type="float" office:value="9" calcext:value-type="float">
            <text:p>9</text:p>
          </table:table-cell>
          <table:table-cell table:formula="of:=['census-experiment-repetitions_aggregates'.G291]" office:value-type="float" office:value="6" calcext:value-type="float">
            <text:p>6</text:p>
          </table:table-cell>
          <table:table-cell table:formula="of:=['census-experiment-repetitions_aggregates'.H291]" office:value-type="float" office:value="30" calcext:value-type="float">
            <text:p>30</text:p>
          </table:table-cell>
          <table:table-cell table:formula="of:=['census-experiment-repetitions_aggregates'.B291]" office:value-type="float" office:value="0.136548359790172" calcext:value-type="float">
            <text:p>0.13654835979017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47]" office:value-type="float" office:value="9.2" calcext:value-type="float">
            <text:p>9.2</text:p>
          </table:table-cell>
          <table:table-cell table:formula="of:=['census-experiment-repetitions_aggregates'.G47]" office:value-type="float" office:value="1" calcext:value-type="float">
            <text:p>1</text:p>
          </table:table-cell>
          <table:table-cell table:formula="of:=['census-experiment-repetitions_aggregates'.H47]" office:value-type="float" office:value="30" calcext:value-type="float">
            <text:p>30</text:p>
          </table:table-cell>
          <table:table-cell table:formula="of:=['census-experiment-repetitions_aggregates'.B47]" office:value-type="float" office:value="0.0746656512992072" calcext:value-type="float">
            <text:p>0.07466565129920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96]" office:value-type="float" office:value="9.2" calcext:value-type="float">
            <text:p>9.2</text:p>
          </table:table-cell>
          <table:table-cell table:formula="of:=['census-experiment-repetitions_aggregates'.G96]" office:value-type="float" office:value="2" calcext:value-type="float">
            <text:p>2</text:p>
          </table:table-cell>
          <table:table-cell table:formula="of:=['census-experiment-repetitions_aggregates'.H96]" office:value-type="float" office:value="30" calcext:value-type="float">
            <text:p>30</text:p>
          </table:table-cell>
          <table:table-cell table:formula="of:=['census-experiment-repetitions_aggregates'.B96]" office:value-type="float" office:value="0.169812879236517" calcext:value-type="float">
            <text:p>0.16981287923651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45]" office:value-type="float" office:value="9.2" calcext:value-type="float">
            <text:p>9.2</text:p>
          </table:table-cell>
          <table:table-cell table:formula="of:=['census-experiment-repetitions_aggregates'.G145]" office:value-type="float" office:value="3" calcext:value-type="float">
            <text:p>3</text:p>
          </table:table-cell>
          <table:table-cell table:formula="of:=['census-experiment-repetitions_aggregates'.H145]" office:value-type="float" office:value="30" calcext:value-type="float">
            <text:p>30</text:p>
          </table:table-cell>
          <table:table-cell table:formula="of:=['census-experiment-repetitions_aggregates'.B145]" office:value-type="float" office:value="0.118901654928285" calcext:value-type="float">
            <text:p>0.11890165492828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94]" office:value-type="float" office:value="9.2" calcext:value-type="float">
            <text:p>9.2</text:p>
          </table:table-cell>
          <table:table-cell table:formula="of:=['census-experiment-repetitions_aggregates'.G194]" office:value-type="float" office:value="4" calcext:value-type="float">
            <text:p>4</text:p>
          </table:table-cell>
          <table:table-cell table:formula="of:=['census-experiment-repetitions_aggregates'.H194]" office:value-type="float" office:value="30" calcext:value-type="float">
            <text:p>30</text:p>
          </table:table-cell>
          <table:table-cell table:formula="of:=['census-experiment-repetitions_aggregates'.B194]" office:value-type="float" office:value="0.110925741522109" calcext:value-type="float">
            <text:p>0.11092574152210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43]" office:value-type="float" office:value="9.2" calcext:value-type="float">
            <text:p>9.2</text:p>
          </table:table-cell>
          <table:table-cell table:formula="of:=['census-experiment-repetitions_aggregates'.G243]" office:value-type="float" office:value="5" calcext:value-type="float">
            <text:p>5</text:p>
          </table:table-cell>
          <table:table-cell table:formula="of:=['census-experiment-repetitions_aggregates'.H243]" office:value-type="float" office:value="30" calcext:value-type="float">
            <text:p>30</text:p>
          </table:table-cell>
          <table:table-cell table:formula="of:=['census-experiment-repetitions_aggregates'.B243]" office:value-type="float" office:value="0.139858381994628" calcext:value-type="float">
            <text:p>0.13985838199462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92]" office:value-type="float" office:value="9.2" calcext:value-type="float">
            <text:p>9.2</text:p>
          </table:table-cell>
          <table:table-cell table:formula="of:=['census-experiment-repetitions_aggregates'.G292]" office:value-type="float" office:value="6" calcext:value-type="float">
            <text:p>6</text:p>
          </table:table-cell>
          <table:table-cell table:formula="of:=['census-experiment-repetitions_aggregates'.H292]" office:value-type="float" office:value="30" calcext:value-type="float">
            <text:p>30</text:p>
          </table:table-cell>
          <table:table-cell table:formula="of:=['census-experiment-repetitions_aggregates'.B292]" office:value-type="float" office:value="0.116825911562272" calcext:value-type="float">
            <text:p>0.11682591156227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48]" office:value-type="float" office:value="9.4" calcext:value-type="float">
            <text:p>9.4</text:p>
          </table:table-cell>
          <table:table-cell table:formula="of:=['census-experiment-repetitions_aggregates'.G48]" office:value-type="float" office:value="1" calcext:value-type="float">
            <text:p>1</text:p>
          </table:table-cell>
          <table:table-cell table:formula="of:=['census-experiment-repetitions_aggregates'.H48]" office:value-type="float" office:value="30" calcext:value-type="float">
            <text:p>30</text:p>
          </table:table-cell>
          <table:table-cell table:formula="of:=['census-experiment-repetitions_aggregates'.B48]" office:value-type="float" office:value="0.0904163768644269" calcext:value-type="float">
            <text:p>0.09041637686442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97]" office:value-type="float" office:value="9.4" calcext:value-type="float">
            <text:p>9.4</text:p>
          </table:table-cell>
          <table:table-cell table:formula="of:=['census-experiment-repetitions_aggregates'.G97]" office:value-type="float" office:value="2" calcext:value-type="float">
            <text:p>2</text:p>
          </table:table-cell>
          <table:table-cell table:formula="of:=['census-experiment-repetitions_aggregates'.H97]" office:value-type="float" office:value="30" calcext:value-type="float">
            <text:p>30</text:p>
          </table:table-cell>
          <table:table-cell table:formula="of:=['census-experiment-repetitions_aggregates'.B97]" office:value-type="float" office:value="0.0920323442383523" calcext:value-type="float">
            <text:p>0.09203234423835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46]" office:value-type="float" office:value="9.4" calcext:value-type="float">
            <text:p>9.4</text:p>
          </table:table-cell>
          <table:table-cell table:formula="of:=['census-experiment-repetitions_aggregates'.G146]" office:value-type="float" office:value="3" calcext:value-type="float">
            <text:p>3</text:p>
          </table:table-cell>
          <table:table-cell table:formula="of:=['census-experiment-repetitions_aggregates'.H146]" office:value-type="float" office:value="30" calcext:value-type="float">
            <text:p>30</text:p>
          </table:table-cell>
          <table:table-cell table:formula="of:=['census-experiment-repetitions_aggregates'.B146]" office:value-type="float" office:value="0.118860021630008" calcext:value-type="float">
            <text:p>0.11886002163000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95]" office:value-type="float" office:value="9.4" calcext:value-type="float">
            <text:p>9.4</text:p>
          </table:table-cell>
          <table:table-cell table:formula="of:=['census-experiment-repetitions_aggregates'.G195]" office:value-type="float" office:value="4" calcext:value-type="float">
            <text:p>4</text:p>
          </table:table-cell>
          <table:table-cell table:formula="of:=['census-experiment-repetitions_aggregates'.H195]" office:value-type="float" office:value="30" calcext:value-type="float">
            <text:p>30</text:p>
          </table:table-cell>
          <table:table-cell table:formula="of:=['census-experiment-repetitions_aggregates'.B195]" office:value-type="float" office:value="0.129497810959349" calcext:value-type="float">
            <text:p>0.12949781095934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44]" office:value-type="float" office:value="9.4" calcext:value-type="float">
            <text:p>9.4</text:p>
          </table:table-cell>
          <table:table-cell table:formula="of:=['census-experiment-repetitions_aggregates'.G244]" office:value-type="float" office:value="5" calcext:value-type="float">
            <text:p>5</text:p>
          </table:table-cell>
          <table:table-cell table:formula="of:=['census-experiment-repetitions_aggregates'.H244]" office:value-type="float" office:value="30" calcext:value-type="float">
            <text:p>30</text:p>
          </table:table-cell>
          <table:table-cell table:formula="of:=['census-experiment-repetitions_aggregates'.B244]" office:value-type="float" office:value="0.125337965823035" calcext:value-type="float">
            <text:p>0.125337965823035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93]" office:value-type="float" office:value="9.4" calcext:value-type="float">
            <text:p>9.4</text:p>
          </table:table-cell>
          <table:table-cell table:formula="of:=['census-experiment-repetitions_aggregates'.G293]" office:value-type="float" office:value="6" calcext:value-type="float">
            <text:p>6</text:p>
          </table:table-cell>
          <table:table-cell table:formula="of:=['census-experiment-repetitions_aggregates'.H293]" office:value-type="float" office:value="30" calcext:value-type="float">
            <text:p>30</text:p>
          </table:table-cell>
          <table:table-cell table:formula="of:=['census-experiment-repetitions_aggregates'.B293]" office:value-type="float" office:value="0.123802044122149" calcext:value-type="float">
            <text:p>0.12380204412214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49]" office:value-type="float" office:value="9.6" calcext:value-type="float">
            <text:p>9.6</text:p>
          </table:table-cell>
          <table:table-cell table:formula="of:=['census-experiment-repetitions_aggregates'.G49]" office:value-type="float" office:value="1" calcext:value-type="float">
            <text:p>1</text:p>
          </table:table-cell>
          <table:table-cell table:formula="of:=['census-experiment-repetitions_aggregates'.H49]" office:value-type="float" office:value="30" calcext:value-type="float">
            <text:p>30</text:p>
          </table:table-cell>
          <table:table-cell table:formula="of:=['census-experiment-repetitions_aggregates'.B49]" office:value-type="float" office:value="0.138993222687818" calcext:value-type="float">
            <text:p>0.13899322268781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98]" office:value-type="float" office:value="9.6" calcext:value-type="float">
            <text:p>9.6</text:p>
          </table:table-cell>
          <table:table-cell table:formula="of:=['census-experiment-repetitions_aggregates'.G98]" office:value-type="float" office:value="2" calcext:value-type="float">
            <text:p>2</text:p>
          </table:table-cell>
          <table:table-cell table:formula="of:=['census-experiment-repetitions_aggregates'.H98]" office:value-type="float" office:value="30" calcext:value-type="float">
            <text:p>30</text:p>
          </table:table-cell>
          <table:table-cell table:formula="of:=['census-experiment-repetitions_aggregates'.B98]" office:value-type="float" office:value="0.130937014588219" calcext:value-type="float">
            <text:p>0.130937014588219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47]" office:value-type="float" office:value="9.6" calcext:value-type="float">
            <text:p>9.6</text:p>
          </table:table-cell>
          <table:table-cell table:formula="of:=['census-experiment-repetitions_aggregates'.G147]" office:value-type="float" office:value="3" calcext:value-type="float">
            <text:p>3</text:p>
          </table:table-cell>
          <table:table-cell table:formula="of:=['census-experiment-repetitions_aggregates'.H147]" office:value-type="float" office:value="30" calcext:value-type="float">
            <text:p>30</text:p>
          </table:table-cell>
          <table:table-cell table:formula="of:=['census-experiment-repetitions_aggregates'.B147]" office:value-type="float" office:value="0.134342525568422" calcext:value-type="float">
            <text:p>0.13434252556842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96]" office:value-type="float" office:value="9.6" calcext:value-type="float">
            <text:p>9.6</text:p>
          </table:table-cell>
          <table:table-cell table:formula="of:=['census-experiment-repetitions_aggregates'.G196]" office:value-type="float" office:value="4" calcext:value-type="float">
            <text:p>4</text:p>
          </table:table-cell>
          <table:table-cell table:formula="of:=['census-experiment-repetitions_aggregates'.H196]" office:value-type="float" office:value="30" calcext:value-type="float">
            <text:p>30</text:p>
          </table:table-cell>
          <table:table-cell table:formula="of:=['census-experiment-repetitions_aggregates'.B196]" office:value-type="float" office:value="0.0922510125486434" calcext:value-type="float">
            <text:p>0.09225101254864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45]" office:value-type="float" office:value="9.6" calcext:value-type="float">
            <text:p>9.6</text:p>
          </table:table-cell>
          <table:table-cell table:formula="of:=['census-experiment-repetitions_aggregates'.G245]" office:value-type="float" office:value="5" calcext:value-type="float">
            <text:p>5</text:p>
          </table:table-cell>
          <table:table-cell table:formula="of:=['census-experiment-repetitions_aggregates'.H245]" office:value-type="float" office:value="30" calcext:value-type="float">
            <text:p>30</text:p>
          </table:table-cell>
          <table:table-cell table:formula="of:=['census-experiment-repetitions_aggregates'.B245]" office:value-type="float" office:value="0.0742735523477567" calcext:value-type="float">
            <text:p>0.074273552347757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94]" office:value-type="float" office:value="9.6" calcext:value-type="float">
            <text:p>9.6</text:p>
          </table:table-cell>
          <table:table-cell table:formula="of:=['census-experiment-repetitions_aggregates'.G294]" office:value-type="float" office:value="6" calcext:value-type="float">
            <text:p>6</text:p>
          </table:table-cell>
          <table:table-cell table:formula="of:=['census-experiment-repetitions_aggregates'.H294]" office:value-type="float" office:value="30" calcext:value-type="float">
            <text:p>30</text:p>
          </table:table-cell>
          <table:table-cell table:formula="of:=['census-experiment-repetitions_aggregates'.B294]" office:value-type="float" office:value="0.1289198869484" calcext:value-type="float">
            <text:p>0.128919886948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50]" office:value-type="float" office:value="9.8" calcext:value-type="float">
            <text:p>9.8</text:p>
          </table:table-cell>
          <table:table-cell table:formula="of:=['census-experiment-repetitions_aggregates'.G50]" office:value-type="float" office:value="1" calcext:value-type="float">
            <text:p>1</text:p>
          </table:table-cell>
          <table:table-cell table:formula="of:=['census-experiment-repetitions_aggregates'.H50]" office:value-type="float" office:value="30" calcext:value-type="float">
            <text:p>30</text:p>
          </table:table-cell>
          <table:table-cell table:formula="of:=['census-experiment-repetitions_aggregates'.B50]" office:value-type="float" office:value="0.0860209303264876" calcext:value-type="float">
            <text:p>0.086020930326488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99]" office:value-type="float" office:value="9.8" calcext:value-type="float">
            <text:p>9.8</text:p>
          </table:table-cell>
          <table:table-cell table:formula="of:=['census-experiment-repetitions_aggregates'.G99]" office:value-type="float" office:value="2" calcext:value-type="float">
            <text:p>2</text:p>
          </table:table-cell>
          <table:table-cell table:formula="of:=['census-experiment-repetitions_aggregates'.H99]" office:value-type="float" office:value="30" calcext:value-type="float">
            <text:p>30</text:p>
          </table:table-cell>
          <table:table-cell table:formula="of:=['census-experiment-repetitions_aggregates'.B99]" office:value-type="float" office:value="0.103938895982902" calcext:value-type="float">
            <text:p>0.103938895982902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48]" office:value-type="float" office:value="9.8" calcext:value-type="float">
            <text:p>9.8</text:p>
          </table:table-cell>
          <table:table-cell table:formula="of:=['census-experiment-repetitions_aggregates'.G148]" office:value-type="float" office:value="3" calcext:value-type="float">
            <text:p>3</text:p>
          </table:table-cell>
          <table:table-cell table:formula="of:=['census-experiment-repetitions_aggregates'.H148]" office:value-type="float" office:value="30" calcext:value-type="float">
            <text:p>30</text:p>
          </table:table-cell>
          <table:table-cell table:formula="of:=['census-experiment-repetitions_aggregates'.B148]" office:value-type="float" office:value="0.0827990080410627" calcext:value-type="float">
            <text:p>0.08279900804106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197]" office:value-type="float" office:value="9.8" calcext:value-type="float">
            <text:p>9.8</text:p>
          </table:table-cell>
          <table:table-cell table:formula="of:=['census-experiment-repetitions_aggregates'.G197]" office:value-type="float" office:value="4" calcext:value-type="float">
            <text:p>4</text:p>
          </table:table-cell>
          <table:table-cell table:formula="of:=['census-experiment-repetitions_aggregates'.H197]" office:value-type="float" office:value="30" calcext:value-type="float">
            <text:p>30</text:p>
          </table:table-cell>
          <table:table-cell table:formula="of:=['census-experiment-repetitions_aggregates'.B197]" office:value-type="float" office:value="0.0745595627468041" calcext:value-type="float">
            <text:p>0.074559562746804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46]" office:value-type="float" office:value="9.8" calcext:value-type="float">
            <text:p>9.8</text:p>
          </table:table-cell>
          <table:table-cell table:formula="of:=['census-experiment-repetitions_aggregates'.G246]" office:value-type="float" office:value="5" calcext:value-type="float">
            <text:p>5</text:p>
          </table:table-cell>
          <table:table-cell table:formula="of:=['census-experiment-repetitions_aggregates'.H246]" office:value-type="float" office:value="30" calcext:value-type="float">
            <text:p>30</text:p>
          </table:table-cell>
          <table:table-cell table:formula="of:=['census-experiment-repetitions_aggregates'.B246]" office:value-type="float" office:value="0.0921423917827296" calcext:value-type="float">
            <text:p>0.09214239178273</text:p>
          </table:table-cell>
          <table:table-cell table:number-columns-repeated="5"/>
        </table:table-row>
        <table:table-row table:style-name="ro1">
          <table:table-cell/>
          <table:table-cell table:formula="of:=['census-experiment-repetitions_aggregates'.F295]" office:value-type="float" office:value="9.8" calcext:value-type="float">
            <text:p>9.8</text:p>
          </table:table-cell>
          <table:table-cell table:formula="of:=['census-experiment-repetitions_aggregates'.G295]" office:value-type="float" office:value="6" calcext:value-type="float">
            <text:p>6</text:p>
          </table:table-cell>
          <table:table-cell table:formula="of:=['census-experiment-repetitions_aggregates'.H295]" office:value-type="float" office:value="30" calcext:value-type="float">
            <text:p>30</text:p>
          </table:table-cell>
          <table:table-cell table:formula="of:=['census-experiment-repetitions_aggregates'.B295]" office:value-type="float" office:value="0.0758919367692084" calcext:value-type="float">
            <text:p>0.075891936769208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census-experiment-repetitions_aggregates'.A2:'census-experiment-repetitions_aggregates'.H295" table:contains-header="false">
          <table:sort>
            <table:sort-by table:field-number="6" table:data-type="automatic"/>
          </table:sort>
        </table:database-range>
        <table:database-range table:name="__Anonymous_Sheet_DB__2" table:target-range-address="'x=gamma'.A2:'x=gamma'.AMJ104857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0:34:15.490672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7-08-14T12:06:20.377961066</dc:date>
    <meta:editing-duration>PT2H22M33S</meta:editing-duration>
    <meta:editing-cycles>6</meta:editing-cycles>
    <meta:document-statistic meta:table-count="3" meta:cell-count="389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4.201cm" style:legend-expansion="high" chart:style-name="ch2"/>
        <chart:plot-area chart:style-name="ch3" table:cell-range-address="'census-experiment-repetitions_aggregates'.F2:'census-experiment-repetitions_aggregates'.F50 'census-experiment-repetitions_aggregates'.B1:'census-experiment-repetitions_aggregates'.B50" chart:data-source-has-labels="row" svg:x="0.32cm" svg:y="0.18cm" svg:width="13.355cm" svg:height="8.64cm">
          <chartooo:coordinate-region svg:x="1.047cm" svg:y="0.379cm" svg:width="12.4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ensus-experiment-repetitions_aggregates'.B2:'census-experiment-repetitions_aggregates'.B50" chart:label-cell-address="'census-experiment-repetitions_aggregates'.B1:'census-experiment-repetitions_aggregates'.B1" chart:class="chart:scatter">
            <chart:domain table:cell-range-address="'census-experiment-repetitions_aggregates'.F2:'census-experiment-repetitions_aggregates'.F50"/>
            <chart:data-point/>
            <chart:data-point chart:style-name="ch7"/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td0</text:p>
                <draw:g>
                  <svg:desc>'census-experiment-repetitions_aggregates'.B1:'census-experiment-repetitions_aggregate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'census-experiment-repetitions_aggregates'.F2:'census-experiment-repetitions_aggregates'.F50</svg:desc>
                </draw:g>
              </table:table-cell>
              <table:table-cell office:value-type="float" office:value="3.98332165402291">
                <text:p>3.98332165402291</text:p>
                <draw:g>
                  <svg:desc>'census-experiment-repetitions_aggregates'.B2:'census-experiment-repetitions_aggregates'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1.90432404114378">
                <text:p>1.90432404114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1.48069347583357">
                <text:p>1.48069347583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2.04291685519601">
                <text:p>2.04291685519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26339625803113">
                <text:p>1.26339625803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770513189986377">
                <text:p>0.770513189986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.680273867635417">
                <text:p>0.680273867635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624224380663223">
                <text:p>0.624224380663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0.471502954581903">
                <text:p>0.471502954581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642068730887921">
                <text:p>0.642068730887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.477309687898159">
                <text:p>0.477309687898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0.417140489630947">
                <text:p>0.417140489630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0.488900502799858">
                <text:p>0.488900502799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0.293084847497803">
                <text:p>0.2930848474978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252219544138997">
                <text:p>0.252219544138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0.348558520874349">
                <text:p>0.3485585208743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0.243480892291772">
                <text:p>0.2434808922917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0.235206276490455">
                <text:p>0.235206276490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0.206563164855297">
                <text:p>0.2065631648552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206470356439154">
                <text:p>0.2064703564391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0.268435580185314">
                <text:p>0.2684355801853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0.314804477436067">
                <text:p>0.3148044774360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0.269457511303257">
                <text:p>0.2694575113032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0.268776382509238">
                <text:p>0.268776382509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209241419392781">
                <text:p>0.2092414193927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0.236208387866838">
                <text:p>0.2362083878668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0.203037925088125">
                <text:p>0.203037925088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0.188448002448728">
                <text:p>0.1884480024487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0.122988604886083">
                <text:p>0.1229886048860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153558307826545">
                <text:p>0.1535583078265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">
                <text:p>6.2</text:p>
              </table:table-cell>
              <table:table-cell office:value-type="float" office:value="0.181765876985362">
                <text:p>0.1817658769853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0.202473976090751">
                <text:p>0.2024739760907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0.157493060967389">
                <text:p>0.1574930609673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0.122608872713262">
                <text:p>0.1226088727132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.160468527939992">
                <text:p>0.1604685279399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">
                <text:p>7.2</text:p>
              </table:table-cell>
              <table:table-cell office:value-type="float" office:value="0.2367454964351">
                <text:p>0.23674549643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0.187679501657939">
                <text:p>0.187679501657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">
                <text:p>7.6</text:p>
              </table:table-cell>
              <table:table-cell office:value-type="float" office:value="0.13386565314436">
                <text:p>0.13386565314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0.133123075418034">
                <text:p>0.1331230754180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137175340524128">
                <text:p>0.137175340524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">
                <text:p>8.2</text:p>
              </table:table-cell>
              <table:table-cell office:value-type="float" office:value="0.101809469543364">
                <text:p>0.101809469543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">
                <text:p>8.4</text:p>
              </table:table-cell>
              <table:table-cell office:value-type="float" office:value="0.131284639093536">
                <text:p>0.1312846390935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0.103915500027774">
                <text:p>0.1039155000277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0.114600854732926">
                <text:p>0.1146008547329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0.108719189603417">
                <text:p>0.1087191896034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">
                <text:p>9.2</text:p>
              </table:table-cell>
              <table:table-cell office:value-type="float" office:value="0.0746656512992072">
                <text:p>0.07466565129920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">
                <text:p>9.4</text:p>
              </table:table-cell>
              <table:table-cell office:value-type="float" office:value="0.0904163768644269">
                <text:p>0.09041637686442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0.138993222687818">
                <text:p>0.1389932226878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0.0860209303264876">
                <text:p>0.0860209303264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4.201cm" style:legend-expansion="high" chart:style-name="ch2"/>
        <chart:plot-area chart:style-name="ch3" table:cell-range-address="'census-experiment-repetitions_aggregates'.F51:'census-experiment-repetitions_aggregates'.F99 'census-experiment-repetitions_aggregates'.B1:'census-experiment-repetitions_aggregates'.B1 'census-experiment-repetitions_aggregates'.B51:'census-experiment-repetitions_aggregates'.B99" chart:data-source-has-labels="row" svg:x="0.32cm" svg:y="0.18cm" svg:width="13.355cm" svg:height="8.64cm">
          <chartooo:coordinate-region svg:x="1.047cm" svg:y="0.379cm" svg:width="12.4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ensus-experiment-repetitions_aggregates'.B51:'census-experiment-repetitions_aggregates'.B99" chart:label-cell-address="'census-experiment-repetitions_aggregates'.B1:'census-experiment-repetitions_aggregates'.B1" chart:class="chart:scatter">
            <chart:domain table:cell-range-address="'census-experiment-repetitions_aggregates'.F51:'census-experiment-repetitions_aggregates'.F99"/>
            <chart:data-point/>
            <chart:data-point chart:style-name="ch7"/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td0</text:p>
                <draw:g>
                  <svg:desc>'census-experiment-repetitions_aggregates'.B1:'census-experiment-repetitions_aggregate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'census-experiment-repetitions_aggregates'.F51:'census-experiment-repetitions_aggregates'.F99</svg:desc>
                </draw:g>
              </table:table-cell>
              <table:table-cell office:value-type="float" office:value="4.24842755045908">
                <text:p>4.24842755045908</text:p>
                <draw:g>
                  <svg:desc>'census-experiment-repetitions_aggregates'.B51:'census-experiment-repetitions_aggregates'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2.69593031729569">
                <text:p>2.69593031729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1.81989780200763">
                <text:p>1.81989780200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1.39010069660748">
                <text:p>1.39010069660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682118588246817">
                <text:p>0.6821185882468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551560716084489">
                <text:p>0.551560716084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.337282229180818">
                <text:p>0.337282229180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539339494242852">
                <text:p>0.539339494242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0.590928414295509">
                <text:p>0.59092841429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501856955934904">
                <text:p>0.501856955934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.574463897324033">
                <text:p>0.574463897324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0.446622587576736">
                <text:p>0.446622587576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0.36544326954769">
                <text:p>0.36544326954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0.393409762886622">
                <text:p>0.393409762886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322081967848394">
                <text:p>0.322081967848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0.367954817110368">
                <text:p>0.367954817110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0.235072427638327">
                <text:p>0.2350724276383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0.244388246165892">
                <text:p>0.2443882461658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0.389177682413467">
                <text:p>0.389177682413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252825520485472">
                <text:p>0.252825520485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0.286825406952195">
                <text:p>0.2868254069521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0.261051448848881">
                <text:p>0.2610514488488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0.287712790756063">
                <text:p>0.2877127907560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0.238094034587939">
                <text:p>0.2380940345879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165120586589815">
                <text:p>0.1651205865898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0.206013770649092">
                <text:p>0.2060137706490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0.172327968106684">
                <text:p>0.1723279681066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0.217653967248657">
                <text:p>0.2176539672486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0.175085389191155">
                <text:p>0.175085389191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193260189784442">
                <text:p>0.1932601897844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">
                <text:p>6.2</text:p>
              </table:table-cell>
              <table:table-cell office:value-type="float" office:value="0.203924142687716">
                <text:p>0.2039241426877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0.146114207335196">
                <text:p>0.146114207335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0.189247237641562">
                <text:p>0.1892472376415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0.106126919153849">
                <text:p>0.1061269191538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.132125672903284">
                <text:p>0.132125672903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">
                <text:p>7.2</text:p>
              </table:table-cell>
              <table:table-cell office:value-type="float" office:value="0.164941388910861">
                <text:p>0.1649413889108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0.11821919655038">
                <text:p>0.1182191965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">
                <text:p>7.6</text:p>
              </table:table-cell>
              <table:table-cell office:value-type="float" office:value="0.127504945848996">
                <text:p>0.1275049458489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0.109652057020156">
                <text:p>0.1096520570201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15076541789801">
                <text:p>0.15076541789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">
                <text:p>8.2</text:p>
              </table:table-cell>
              <table:table-cell office:value-type="float" office:value="0.134475239830514">
                <text:p>0.1344752398305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">
                <text:p>8.4</text:p>
              </table:table-cell>
              <table:table-cell office:value-type="float" office:value="0.130836541638198">
                <text:p>0.130836541638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0.1202232609679">
                <text:p>0.12022326096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0.112525926533128">
                <text:p>0.112525926533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0.124196528494302">
                <text:p>0.1241965284943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">
                <text:p>9.2</text:p>
              </table:table-cell>
              <table:table-cell office:value-type="float" office:value="0.169812879236517">
                <text:p>0.1698128792365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">
                <text:p>9.4</text:p>
              </table:table-cell>
              <table:table-cell office:value-type="float" office:value="0.0920323442383523">
                <text:p>0.09203234423835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0.130937014588219">
                <text:p>0.130937014588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0.103938895982902">
                <text:p>0.1039388959829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4.201cm" style:legend-expansion="high" chart:style-name="ch2"/>
        <chart:plot-area chart:style-name="ch3" table:cell-range-address="'census-experiment-repetitions_aggregates'.F100:'census-experiment-repetitions_aggregates'.F148 'census-experiment-repetitions_aggregates'.B1:'census-experiment-repetitions_aggregates'.B1 'census-experiment-repetitions_aggregates'.B100:'census-experiment-repetitions_aggregates'.B148" chart:data-source-has-labels="row" svg:x="0.32cm" svg:y="0.18cm" svg:width="13.355cm" svg:height="8.64cm">
          <chartooo:coordinate-region svg:x="0.756cm" svg:y="0.379cm" svg:width="12.7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ensus-experiment-repetitions_aggregates'.B100:'census-experiment-repetitions_aggregates'.B148" chart:label-cell-address="'census-experiment-repetitions_aggregates'.B1:'census-experiment-repetitions_aggregates'.B1" chart:class="chart:scatter">
            <chart:domain table:cell-range-address="'census-experiment-repetitions_aggregates'.F100:'census-experiment-repetitions_aggregates'.F148"/>
            <chart:data-point/>
            <chart:data-point chart:style-name="ch7"/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td0</text:p>
                <draw:g>
                  <svg:desc>'census-experiment-repetitions_aggregates'.B1:'census-experiment-repetitions_aggregate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'census-experiment-repetitions_aggregates'.F100:'census-experiment-repetitions_aggregates'.F148</svg:desc>
                </draw:g>
              </table:table-cell>
              <table:table-cell office:value-type="float" office:value="5.82138631347726">
                <text:p>5.82138631347726</text:p>
                <draw:g>
                  <svg:desc>'census-experiment-repetitions_aggregates'.B100:'census-experiment-repetitions_aggregates'.B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2.31500083587282">
                <text:p>2.31500083587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1.79250252844167">
                <text:p>1.79250252844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1.32161231195353">
                <text:p>1.32161231195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02338914886764">
                <text:p>1.02338914886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93205080045665">
                <text:p>0.93205080045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.741849483827866">
                <text:p>0.741849483827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555417598826284">
                <text:p>0.555417598826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0.732019839474039">
                <text:p>0.7320198394740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538862716023281">
                <text:p>0.5388627160232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.422955680818246">
                <text:p>0.422955680818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0.39563608694507">
                <text:p>0.39563608694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0.435285171912543">
                <text:p>0.435285171912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0.377233365275636">
                <text:p>0.377233365275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453732719103433">
                <text:p>0.453732719103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0.296868132885879">
                <text:p>0.2968681328858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0.298604429224897">
                <text:p>0.2986044292248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0.379518374534476">
                <text:p>0.379518374534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0.246412858638805">
                <text:p>0.246412858638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153880919382097">
                <text:p>0.1538809193820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0.279359746057817">
                <text:p>0.2793597460578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0.342679906600815">
                <text:p>0.3426799066008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0.236191005336175">
                <text:p>0.2361910053361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0.20407550443086">
                <text:p>0.204075504430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297512169387624">
                <text:p>0.2975121693876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0.160687235693755">
                <text:p>0.160687235693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0.190717612200855">
                <text:p>0.190717612200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0.23789180469529">
                <text:p>0.237891804695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0.139159817979363">
                <text:p>0.1391598179793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242217812817464">
                <text:p>0.242217812817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">
                <text:p>6.2</text:p>
              </table:table-cell>
              <table:table-cell office:value-type="float" office:value="0.156434991981363">
                <text:p>0.1564349919813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0.17179162270862">
                <text:p>0.171791622708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0.168365053558529">
                <text:p>0.1683650535585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0.155640415613591">
                <text:p>0.1556404156135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.18503656583936">
                <text:p>0.185036565839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">
                <text:p>7.2</text:p>
              </table:table-cell>
              <table:table-cell office:value-type="float" office:value="0.17528114001738">
                <text:p>0.175281140017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0.148391443636558">
                <text:p>0.1483914436365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">
                <text:p>7.6</text:p>
              </table:table-cell>
              <table:table-cell office:value-type="float" office:value="0.162152011227919">
                <text:p>0.1621520112279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0.135443147217237">
                <text:p>0.135443147217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130771997184544">
                <text:p>0.1307719971845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">
                <text:p>8.2</text:p>
              </table:table-cell>
              <table:table-cell office:value-type="float" office:value="0.164631483433347">
                <text:p>0.1646314834333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">
                <text:p>8.4</text:p>
              </table:table-cell>
              <table:table-cell office:value-type="float" office:value="0.145136782223644">
                <text:p>0.145136782223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0.146585270253898">
                <text:p>0.1465852702538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0.113195400236404">
                <text:p>0.1131954002364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0.12546176829488">
                <text:p>0.125461768294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">
                <text:p>9.2</text:p>
              </table:table-cell>
              <table:table-cell office:value-type="float" office:value="0.118901654928285">
                <text:p>0.118901654928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">
                <text:p>9.4</text:p>
              </table:table-cell>
              <table:table-cell office:value-type="float" office:value="0.118860021630008">
                <text:p>0.118860021630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0.134342525568422">
                <text:p>0.1343425255684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0.0827990080410627">
                <text:p>0.08279900804106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4.201cm" style:legend-expansion="high" chart:style-name="ch2"/>
        <chart:plot-area chart:style-name="ch3" table:cell-range-address="'census-experiment-repetitions_aggregates'.F247:'census-experiment-repetitions_aggregates'.F295 'census-experiment-repetitions_aggregates'.B1:'census-experiment-repetitions_aggregates'.B1 'census-experiment-repetitions_aggregates'.B247:'census-experiment-repetitions_aggregates'.B295" chart:data-source-has-labels="row" svg:x="0.32cm" svg:y="0.18cm" svg:width="13.355cm" svg:height="8.64cm">
          <chartooo:coordinate-region svg:x="0.756cm" svg:y="0.379cm" svg:width="12.7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ensus-experiment-repetitions_aggregates'.B247:'census-experiment-repetitions_aggregates'.B295" chart:label-cell-address="'census-experiment-repetitions_aggregates'.B1:'census-experiment-repetitions_aggregates'.B1" chart:class="chart:scatter">
            <chart:domain table:cell-range-address="'census-experiment-repetitions_aggregates'.F247:'census-experiment-repetitions_aggregates'.F295"/>
            <chart:data-point/>
            <chart:data-point chart:style-name="ch7"/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td0</text:p>
                <draw:g>
                  <svg:desc>'census-experiment-repetitions_aggregates'.B1:'census-experiment-repetitions_aggregate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'census-experiment-repetitions_aggregates'.F247:'census-experiment-repetitions_aggregates'.F295</svg:desc>
                </draw:g>
              </table:table-cell>
              <table:table-cell office:value-type="float" office:value="7.4049022935252">
                <text:p>7.4049022935252</text:p>
                <draw:g>
                  <svg:desc>'census-experiment-repetitions_aggregates'.B247:'census-experiment-repetitions_aggregates'.B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2.01986909521131">
                <text:p>2.01986909521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1.62791666367121">
                <text:p>1.62791666367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829248319352498">
                <text:p>0.829248319352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03539269524262">
                <text:p>1.03539269524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648197628951713">
                <text:p>0.648197628951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.757427533715307">
                <text:p>0.757427533715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499671526982887">
                <text:p>0.499671526982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0.642760725446319">
                <text:p>0.6427607254463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336360915499134">
                <text:p>0.336360915499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0.487911014133002">
                <text:p>0.487911014133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0.494950120576849">
                <text:p>0.4949501205768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0.559771944911887">
                <text:p>0.5597719449118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0.289055234394366">
                <text:p>0.289055234394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426613309122915">
                <text:p>0.4266133091229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0.403598182729044">
                <text:p>0.4035981827290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0.276246234173854">
                <text:p>0.276246234173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0.275407676435159">
                <text:p>0.2754076764351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0.325012862963996">
                <text:p>0.325012862963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23353881718632">
                <text:p>0.233538817186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0.226525380962613">
                <text:p>0.226525380962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0.276635708099016">
                <text:p>0.276635708099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0.226803964091145">
                <text:p>0.2268039640911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0.192937351324729">
                <text:p>0.192937351324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.122048242176847">
                <text:p>0.1220482421768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0.208339320644283">
                <text:p>0.2083393206442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0.185895651692688">
                <text:p>0.185895651692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0.208842420370933">
                <text:p>0.2088424203709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0.240678310827636">
                <text:p>0.2406783108276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148331577262218">
                <text:p>0.1483315772622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">
                <text:p>6.2</text:p>
              </table:table-cell>
              <table:table-cell office:value-type="float" office:value="0.227383840375009">
                <text:p>0.2273838403750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0.144617046245426">
                <text:p>0.1446170462454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0.188066259851292">
                <text:p>0.1880662598512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0.193890839514459">
                <text:p>0.193890839514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.153001052469271">
                <text:p>0.1530010524692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">
                <text:p>7.2</text:p>
              </table:table-cell>
              <table:table-cell office:value-type="float" office:value="0.216157155705028">
                <text:p>0.2161571557050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0.2006449632585">
                <text:p>0.20064496325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">
                <text:p>7.6</text:p>
              </table:table-cell>
              <table:table-cell office:value-type="float" office:value="0.108046463311525">
                <text:p>0.1080464633115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0.116379195944944">
                <text:p>0.1163791959449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0.126623228205914">
                <text:p>0.1266232282059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">
                <text:p>8.2</text:p>
              </table:table-cell>
              <table:table-cell office:value-type="float" office:value="0.127487895567536">
                <text:p>0.1274878955675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">
                <text:p>8.4</text:p>
              </table:table-cell>
              <table:table-cell office:value-type="float" office:value="0.120022849783312">
                <text:p>0.1200228497833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0.116023404498184">
                <text:p>0.116023404498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0.132708885600566">
                <text:p>0.1327088856005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0.136548359790172">
                <text:p>0.1365483597901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">
                <text:p>9.2</text:p>
              </table:table-cell>
              <table:table-cell office:value-type="float" office:value="0.116825911562272">
                <text:p>0.1168259115622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">
                <text:p>9.4</text:p>
              </table:table-cell>
              <table:table-cell office:value-type="float" office:value="0.123802044122149">
                <text:p>0.123802044122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0.1289198869484">
                <text:p>0.12891988694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0.0758919367692084">
                <text:p>0.07589193676920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97cm" svg:y="0.316cm" chart:style-name="ch2">
          <text:p>GUPT parameters &amp; statistics accuracy - all results</text:p>
        </chart:title>
        <chart:subtitle svg:x="3.789cm" svg:y="1.275cm" chart:style-name="ch3">
          <text:p>how do epsilon &amp; gamma influence the statistics
(standard_DP, NaiveDataBlocker)</text:p>
        </chart:subtitle>
        <chart:legend svg:x="10.338cm" svg:y="3.044cm" style:legend-expansion="custom" chartooo:width="3.33cm" chartooo:height="3.088cm" style:legend-expansion-aspect-ratio="1.07836787564767" chart:style-name="ch4"/>
        <chart:plot-area chart:style-name="ch5" table:cell-range-address="'x=epsilon'.A1:'x=epsilon'.G50" chart:data-source-has-labels="both" svg:x="1.331cm" svg:y="2.588cm" svg:width="14.349cm" svg:height="5.251cm">
          <chartooo:coordinate-region svg:x="1.767cm" svg:y="2.767cm" svg:width="13.73cm" svg:height="4.186cm"/>
          <chart:axis chart:dimension="x" chart:name="primary-x" chart:style-name="ch6" chartooo:axis-type="auto">
            <chartooo:date-scale/>
            <chart:title svg:x="7.919cm" svg:y="8.019cm" chart:style-name="ch7">
              <text:p>epsilon</text:p>
            </chart:title>
            <chart:categories table:cell-range-address="'x=epsilon'.A2:'x=epsilon'.A50"/>
          </chart:axis>
          <chart:axis chart:dimension="y" chart:name="primary-y" chart:style-name="ch8">
            <chart:title svg:x="0.451cm" svg:y="7.718cm" chart:style-name="ch9">
              <text:p>standard deviation of 30 averages</text:p>
            </chart:title>
            <chart:grid chart:style-name="ch10" chart:class="major"/>
          </chart:axis>
          <chart:series chart:style-name="ch11" chart:values-cell-range-address="'x=epsilon'.B2:'x=epsilon'.B50" chart:label-cell-address="'x=epsilon'.B1:'x=epsilon'.B1" chart:class="chart:line">
            <chart:data-point chart:repeated="49"/>
          </chart:series>
          <chart:series chart:style-name="ch12" chart:values-cell-range-address="'x=epsilon'.C2:'x=epsilon'.C50" chart:label-cell-address="'x=epsilon'.C1:'x=epsilon'.C1" chart:class="chart:line">
            <chart:data-point chart:repeated="49"/>
          </chart:series>
          <chart:series chart:style-name="ch13" chart:values-cell-range-address="'x=epsilon'.D2:'x=epsilon'.D50" chart:label-cell-address="'x=epsilon'.D1:'x=epsilon'.D1" chart:class="chart:line">
            <chart:data-point chart:repeated="49"/>
          </chart:series>
          <chart:series chart:style-name="ch14" chart:values-cell-range-address="'x=epsilon'.E2:'x=epsilon'.E50" chart:label-cell-address="'x=epsilon'.E1:'x=epsilon'.E1" chart:class="chart:line">
            <chart:data-point chart:repeated="49"/>
          </chart:series>
          <chart:series chart:style-name="ch15" chart:values-cell-range-address="'x=epsilon'.F2:'x=epsilon'.F50" chart:label-cell-address="'x=epsilon'.F1:'x=epsilon'.F1" chart:class="chart:line">
            <chart:data-point chart:repeated="49"/>
          </chart:series>
          <chart:series chart:style-name="ch16" chart:values-cell-range-address="'x=epsilon'.G2:'x=epsilon'.G50" chart:label-cell-address="'x=epsilon'.G1:'x=epsilon'.G1" chart:class="chart:line">
            <chart:data-point chart:repeated="4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_gamma=1</text:p>
                <draw:g>
                  <svg:desc>'x=epsilon'.B1:'x=epsilon'.B1</svg:desc>
                </draw:g>
              </table:table-cell>
              <table:table-cell office:value-type="string">
                <text:p>std_gamma=2</text:p>
                <draw:g>
                  <svg:desc>'x=epsilon'.C1:'x=epsilon'.C1</svg:desc>
                </draw:g>
              </table:table-cell>
              <table:table-cell office:value-type="string">
                <text:p>std_gamma=3</text:p>
                <draw:g>
                  <svg:desc>'x=epsilon'.D1:'x=epsilon'.D1</svg:desc>
                </draw:g>
              </table:table-cell>
              <table:table-cell office:value-type="string">
                <text:p>std_gamma=4</text:p>
                <draw:g>
                  <svg:desc>'x=epsilon'.E1:'x=epsilon'.E1</svg:desc>
                </draw:g>
              </table:table-cell>
              <table:table-cell office:value-type="string">
                <text:p>std_gamma=5</text:p>
                <draw:g>
                  <svg:desc>'x=epsilon'.F1:'x=epsilon'.F1</svg:desc>
                </draw:g>
              </table:table-cell>
              <table:table-cell office:value-type="string">
                <text:p>std_gamma=6</text:p>
                <draw:g>
                  <svg:desc>'x=epsilon'.G1:'x=epsilon'.G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'x=epsilon'.A2:'x=epsilon'.A50</svg:desc>
                </draw:g>
              </table:table-cell>
              <table:table-cell office:value-type="float" office:value="3.98332165402291">
                <text:p>3.98332165402291</text:p>
                <draw:g>
                  <svg:desc>'x=epsilon'.B2:'x=epsilon'.B50</svg:desc>
                </draw:g>
              </table:table-cell>
              <table:table-cell office:value-type="float" office:value="4.24842755045908">
                <text:p>4.24842755045908</text:p>
                <draw:g>
                  <svg:desc>'x=epsilon'.C2:'x=epsilon'.C50</svg:desc>
                </draw:g>
              </table:table-cell>
              <table:table-cell office:value-type="float" office:value="5.82138631347726">
                <text:p>5.82138631347726</text:p>
                <draw:g>
                  <svg:desc>'x=epsilon'.D2:'x=epsilon'.D50</svg:desc>
                </draw:g>
              </table:table-cell>
              <table:table-cell office:value-type="float" office:value="7.11156450574478">
                <text:p>7.11156450574478</text:p>
                <draw:g>
                  <svg:desc>'x=epsilon'.E2:'x=epsilon'.E50</svg:desc>
                </draw:g>
              </table:table-cell>
              <table:table-cell office:value-type="float" office:value="7.32675951457372">
                <text:p>7.32675951457372</text:p>
                <draw:g>
                  <svg:desc>'x=epsilon'.F2:'x=epsilon'.F50</svg:desc>
                </draw:g>
              </table:table-cell>
              <table:table-cell office:value-type="float" office:value="7.4049022935252">
                <text:p>7.4049022935252</text:p>
                <draw:g>
                  <svg:desc>'x=epsilon'.G2:'x=epsilon'.G50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90432404114378">
                <text:p>1.90432404114378</text:p>
              </table:table-cell>
              <table:table-cell office:value-type="float" office:value="2.69593031729569">
                <text:p>2.69593031729569</text:p>
              </table:table-cell>
              <table:table-cell office:value-type="float" office:value="2.31500083587282">
                <text:p>2.31500083587282</text:p>
              </table:table-cell>
              <table:table-cell office:value-type="float" office:value="3.21546582079813">
                <text:p>3.21546582079813</text:p>
              </table:table-cell>
              <table:table-cell office:value-type="float" office:value="2.1989872483229">
                <text:p>2.1989872483229</text:p>
              </table:table-cell>
              <table:table-cell office:value-type="float" office:value="2.01986909521131">
                <text:p>2.0198690952113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48069347583357">
                <text:p>1.48069347583357</text:p>
              </table:table-cell>
              <table:table-cell office:value-type="float" office:value="1.81989780200763">
                <text:p>1.81989780200763</text:p>
              </table:table-cell>
              <table:table-cell office:value-type="float" office:value="1.79250252844167">
                <text:p>1.79250252844167</text:p>
              </table:table-cell>
              <table:table-cell office:value-type="float" office:value="1.56199002813088">
                <text:p>1.56199002813088</text:p>
              </table:table-cell>
              <table:table-cell office:value-type="float" office:value="1.86171613188132">
                <text:p>1.86171613188132</text:p>
              </table:table-cell>
              <table:table-cell office:value-type="float" office:value="1.62791666367121">
                <text:p>1.6279166636712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04291685519601">
                <text:p>2.04291685519601</text:p>
              </table:table-cell>
              <table:table-cell office:value-type="float" office:value="1.39010069660748">
                <text:p>1.39010069660748</text:p>
              </table:table-cell>
              <table:table-cell office:value-type="float" office:value="1.32161231195353">
                <text:p>1.32161231195353</text:p>
              </table:table-cell>
              <table:table-cell office:value-type="float" office:value="1.13882731919382">
                <text:p>1.13882731919382</text:p>
              </table:table-cell>
              <table:table-cell office:value-type="float" office:value="1.29208811309145">
                <text:p>1.29208811309145</text:p>
              </table:table-cell>
              <table:table-cell office:value-type="float" office:value="0.829248319352498">
                <text:p>0.82924831935249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26339625803113">
                <text:p>1.26339625803113</text:p>
              </table:table-cell>
              <table:table-cell office:value-type="float" office:value="0.682118588246817">
                <text:p>0.682118588246817</text:p>
              </table:table-cell>
              <table:table-cell office:value-type="float" office:value="1.02338914886764">
                <text:p>1.02338914886764</text:p>
              </table:table-cell>
              <table:table-cell office:value-type="float" office:value="0.808693576846442">
                <text:p>0.808693576846442</text:p>
              </table:table-cell>
              <table:table-cell office:value-type="float" office:value="1.25127778827791">
                <text:p>1.25127778827791</text:p>
              </table:table-cell>
              <table:table-cell office:value-type="float" office:value="1.03539269524262">
                <text:p>1.0353926952426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770513189986377">
                <text:p>0.770513189986377</text:p>
              </table:table-cell>
              <table:table-cell office:value-type="float" office:value="0.551560716084489">
                <text:p>0.551560716084489</text:p>
              </table:table-cell>
              <table:table-cell office:value-type="float" office:value="0.93205080045665">
                <text:p>0.93205080045665</text:p>
              </table:table-cell>
              <table:table-cell office:value-type="float" office:value="0.967017438560757">
                <text:p>0.967017438560757</text:p>
              </table:table-cell>
              <table:table-cell office:value-type="float" office:value="0.635713081535678">
                <text:p>0.635713081535678</text:p>
              </table:table-cell>
              <table:table-cell office:value-type="float" office:value="0.648197628951713">
                <text:p>0.64819762895171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680273867635417">
                <text:p>0.680273867635417</text:p>
              </table:table-cell>
              <table:table-cell office:value-type="float" office:value="0.337282229180818">
                <text:p>0.337282229180818</text:p>
              </table:table-cell>
              <table:table-cell office:value-type="float" office:value="0.741849483827866">
                <text:p>0.741849483827866</text:p>
              </table:table-cell>
              <table:table-cell office:value-type="float" office:value="0.807757637597565">
                <text:p>0.807757637597565</text:p>
              </table:table-cell>
              <table:table-cell office:value-type="float" office:value="0.817413818822482">
                <text:p>0.817413818822482</text:p>
              </table:table-cell>
              <table:table-cell office:value-type="float" office:value="0.757427533715307">
                <text:p>0.75742753371530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624224380663223">
                <text:p>0.624224380663223</text:p>
              </table:table-cell>
              <table:table-cell office:value-type="float" office:value="0.539339494242852">
                <text:p>0.539339494242852</text:p>
              </table:table-cell>
              <table:table-cell office:value-type="float" office:value="0.555417598826284">
                <text:p>0.555417598826284</text:p>
              </table:table-cell>
              <table:table-cell office:value-type="float" office:value="0.704553023541209">
                <text:p>0.704553023541209</text:p>
              </table:table-cell>
              <table:table-cell office:value-type="float" office:value="0.599623715083584">
                <text:p>0.599623715083584</text:p>
              </table:table-cell>
              <table:table-cell office:value-type="float" office:value="0.499671526982887">
                <text:p>0.49967152698288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471502954581903">
                <text:p>0.471502954581903</text:p>
              </table:table-cell>
              <table:table-cell office:value-type="float" office:value="0.590928414295509">
                <text:p>0.590928414295509</text:p>
              </table:table-cell>
              <table:table-cell office:value-type="float" office:value="0.732019839474039">
                <text:p>0.732019839474039</text:p>
              </table:table-cell>
              <table:table-cell office:value-type="float" office:value="0.605796026596444">
                <text:p>0.605796026596444</text:p>
              </table:table-cell>
              <table:table-cell office:value-type="float" office:value="0.591639562995769">
                <text:p>0.591639562995769</text:p>
              </table:table-cell>
              <table:table-cell office:value-type="float" office:value="0.642760725446319">
                <text:p>0.6427607254463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2068730887921">
                <text:p>0.642068730887921</text:p>
              </table:table-cell>
              <table:table-cell office:value-type="float" office:value="0.501856955934904">
                <text:p>0.501856955934904</text:p>
              </table:table-cell>
              <table:table-cell office:value-type="float" office:value="0.538862716023281">
                <text:p>0.538862716023281</text:p>
              </table:table-cell>
              <table:table-cell office:value-type="float" office:value="0.563332220509806">
                <text:p>0.563332220509806</text:p>
              </table:table-cell>
              <table:table-cell office:value-type="float" office:value="0.510549511287379">
                <text:p>0.510549511287379</text:p>
              </table:table-cell>
              <table:table-cell office:value-type="float" office:value="0.336360915499134">
                <text:p>0.336360915499134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477309687898159">
                <text:p>0.477309687898159</text:p>
              </table:table-cell>
              <table:table-cell office:value-type="float" office:value="0.574463897324033">
                <text:p>0.574463897324033</text:p>
              </table:table-cell>
              <table:table-cell office:value-type="float" office:value="0.422955680818246">
                <text:p>0.422955680818246</text:p>
              </table:table-cell>
              <table:table-cell office:value-type="float" office:value="0.652066185425942">
                <text:p>0.652066185425942</text:p>
              </table:table-cell>
              <table:table-cell office:value-type="float" office:value="0.573179277592827">
                <text:p>0.573179277592827</text:p>
              </table:table-cell>
              <table:table-cell office:value-type="float" office:value="0.487911014133002">
                <text:p>0.48791101413300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417140489630947">
                <text:p>0.417140489630947</text:p>
              </table:table-cell>
              <table:table-cell office:value-type="float" office:value="0.446622587576736">
                <text:p>0.446622587576736</text:p>
              </table:table-cell>
              <table:table-cell office:value-type="float" office:value="0.39563608694507">
                <text:p>0.39563608694507</text:p>
              </table:table-cell>
              <table:table-cell office:value-type="float" office:value="0.513397778280257">
                <text:p>0.513397778280257</text:p>
              </table:table-cell>
              <table:table-cell office:value-type="float" office:value="0.456703361492448">
                <text:p>0.456703361492448</text:p>
              </table:table-cell>
              <table:table-cell office:value-type="float" office:value="0.494950120576849">
                <text:p>0.49495012057684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488900502799858">
                <text:p>0.488900502799858</text:p>
              </table:table-cell>
              <table:table-cell office:value-type="float" office:value="0.36544326954769">
                <text:p>0.36544326954769</text:p>
              </table:table-cell>
              <table:table-cell office:value-type="float" office:value="0.435285171912543">
                <text:p>0.435285171912543</text:p>
              </table:table-cell>
              <table:table-cell office:value-type="float" office:value="0.444122980385171">
                <text:p>0.444122980385171</text:p>
              </table:table-cell>
              <table:table-cell office:value-type="float" office:value="0.367286088058519">
                <text:p>0.367286088058519</text:p>
              </table:table-cell>
              <table:table-cell office:value-type="float" office:value="0.559771944911887">
                <text:p>0.559771944911887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293084847497803">
                <text:p>0.293084847497803</text:p>
              </table:table-cell>
              <table:table-cell office:value-type="float" office:value="0.393409762886622">
                <text:p>0.393409762886622</text:p>
              </table:table-cell>
              <table:table-cell office:value-type="float" office:value="0.377233365275636">
                <text:p>0.377233365275636</text:p>
              </table:table-cell>
              <table:table-cell office:value-type="float" office:value="0.289179692193713">
                <text:p>0.289179692193713</text:p>
              </table:table-cell>
              <table:table-cell office:value-type="float" office:value="0.493646314522794">
                <text:p>0.493646314522794</text:p>
              </table:table-cell>
              <table:table-cell office:value-type="float" office:value="0.289055234394366">
                <text:p>0.2890552343943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52219544138997">
                <text:p>0.252219544138997</text:p>
              </table:table-cell>
              <table:table-cell office:value-type="float" office:value="0.322081967848394">
                <text:p>0.322081967848394</text:p>
              </table:table-cell>
              <table:table-cell office:value-type="float" office:value="0.453732719103433">
                <text:p>0.453732719103433</text:p>
              </table:table-cell>
              <table:table-cell office:value-type="float" office:value="0.282090318296812">
                <text:p>0.282090318296812</text:p>
              </table:table-cell>
              <table:table-cell office:value-type="float" office:value="0.366791570043053">
                <text:p>0.366791570043053</text:p>
              </table:table-cell>
              <table:table-cell office:value-type="float" office:value="0.426613309122915">
                <text:p>0.42661330912291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348558520874349">
                <text:p>0.348558520874349</text:p>
              </table:table-cell>
              <table:table-cell office:value-type="float" office:value="0.367954817110368">
                <text:p>0.367954817110368</text:p>
              </table:table-cell>
              <table:table-cell office:value-type="float" office:value="0.296868132885879">
                <text:p>0.296868132885879</text:p>
              </table:table-cell>
              <table:table-cell office:value-type="float" office:value="0.278130825147445">
                <text:p>0.278130825147445</text:p>
              </table:table-cell>
              <table:table-cell office:value-type="float" office:value="0.322163221786175">
                <text:p>0.322163221786175</text:p>
              </table:table-cell>
              <table:table-cell office:value-type="float" office:value="0.403598182729044">
                <text:p>0.403598182729044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243480892291772">
                <text:p>0.243480892291772</text:p>
              </table:table-cell>
              <table:table-cell office:value-type="float" office:value="0.235072427638327">
                <text:p>0.235072427638327</text:p>
              </table:table-cell>
              <table:table-cell office:value-type="float" office:value="0.298604429224897">
                <text:p>0.298604429224897</text:p>
              </table:table-cell>
              <table:table-cell office:value-type="float" office:value="0.339171580932461">
                <text:p>0.339171580932461</text:p>
              </table:table-cell>
              <table:table-cell office:value-type="float" office:value="0.302106144688613">
                <text:p>0.302106144688613</text:p>
              </table:table-cell>
              <table:table-cell office:value-type="float" office:value="0.276246234173854">
                <text:p>0.276246234173854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235206276490455">
                <text:p>0.235206276490455</text:p>
              </table:table-cell>
              <table:table-cell office:value-type="float" office:value="0.244388246165892">
                <text:p>0.244388246165892</text:p>
              </table:table-cell>
              <table:table-cell office:value-type="float" office:value="0.379518374534476">
                <text:p>0.379518374534476</text:p>
              </table:table-cell>
              <table:table-cell office:value-type="float" office:value="0.245450647745853">
                <text:p>0.245450647745853</text:p>
              </table:table-cell>
              <table:table-cell office:value-type="float" office:value="0.231128714530385">
                <text:p>0.231128714530385</text:p>
              </table:table-cell>
              <table:table-cell office:value-type="float" office:value="0.275407676435159">
                <text:p>0.27540767643515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206563164855297">
                <text:p>0.206563164855297</text:p>
              </table:table-cell>
              <table:table-cell office:value-type="float" office:value="0.389177682413467">
                <text:p>0.389177682413467</text:p>
              </table:table-cell>
              <table:table-cell office:value-type="float" office:value="0.246412858638805">
                <text:p>0.246412858638805</text:p>
              </table:table-cell>
              <table:table-cell office:value-type="float" office:value="0.260027880014783">
                <text:p>0.260027880014783</text:p>
              </table:table-cell>
              <table:table-cell office:value-type="float" office:value="0.230638434616384">
                <text:p>0.230638434616384</text:p>
              </table:table-cell>
              <table:table-cell office:value-type="float" office:value="0.325012862963996">
                <text:p>0.3250128629639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06470356439154">
                <text:p>0.206470356439154</text:p>
              </table:table-cell>
              <table:table-cell office:value-type="float" office:value="0.252825520485472">
                <text:p>0.252825520485472</text:p>
              </table:table-cell>
              <table:table-cell office:value-type="float" office:value="0.153880919382097">
                <text:p>0.153880919382097</text:p>
              </table:table-cell>
              <table:table-cell office:value-type="float" office:value="0.220536742636478">
                <text:p>0.220536742636478</text:p>
              </table:table-cell>
              <table:table-cell office:value-type="float" office:value="0.31665939393525">
                <text:p>0.31665939393525</text:p>
              </table:table-cell>
              <table:table-cell office:value-type="float" office:value="0.23353881718632">
                <text:p>0.23353881718632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268435580185314">
                <text:p>0.268435580185314</text:p>
              </table:table-cell>
              <table:table-cell office:value-type="float" office:value="0.286825406952195">
                <text:p>0.286825406952195</text:p>
              </table:table-cell>
              <table:table-cell office:value-type="float" office:value="0.279359746057817">
                <text:p>0.279359746057817</text:p>
              </table:table-cell>
              <table:table-cell office:value-type="float" office:value="0.271942169766144">
                <text:p>0.271942169766144</text:p>
              </table:table-cell>
              <table:table-cell office:value-type="float" office:value="0.268228012783118">
                <text:p>0.268228012783118</text:p>
              </table:table-cell>
              <table:table-cell office:value-type="float" office:value="0.226525380962613">
                <text:p>0.226525380962613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314804477436067">
                <text:p>0.314804477436067</text:p>
              </table:table-cell>
              <table:table-cell office:value-type="float" office:value="0.261051448848881">
                <text:p>0.261051448848881</text:p>
              </table:table-cell>
              <table:table-cell office:value-type="float" office:value="0.342679906600815">
                <text:p>0.342679906600815</text:p>
              </table:table-cell>
              <table:table-cell office:value-type="float" office:value="0.22670899585537">
                <text:p>0.22670899585537</text:p>
              </table:table-cell>
              <table:table-cell office:value-type="float" office:value="0.264055104154585">
                <text:p>0.264055104154585</text:p>
              </table:table-cell>
              <table:table-cell office:value-type="float" office:value="0.276635708099016">
                <text:p>0.276635708099016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269457511303257">
                <text:p>0.269457511303257</text:p>
              </table:table-cell>
              <table:table-cell office:value-type="float" office:value="0.287712790756063">
                <text:p>0.287712790756063</text:p>
              </table:table-cell>
              <table:table-cell office:value-type="float" office:value="0.236191005336175">
                <text:p>0.236191005336175</text:p>
              </table:table-cell>
              <table:table-cell office:value-type="float" office:value="0.256265403047363">
                <text:p>0.256265403047363</text:p>
              </table:table-cell>
              <table:table-cell office:value-type="float" office:value="0.193054655761442">
                <text:p>0.193054655761442</text:p>
              </table:table-cell>
              <table:table-cell office:value-type="float" office:value="0.226803964091145">
                <text:p>0.22680396409114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268776382509238">
                <text:p>0.268776382509238</text:p>
              </table:table-cell>
              <table:table-cell office:value-type="float" office:value="0.238094034587939">
                <text:p>0.238094034587939</text:p>
              </table:table-cell>
              <table:table-cell office:value-type="float" office:value="0.20407550443086">
                <text:p>0.20407550443086</text:p>
              </table:table-cell>
              <table:table-cell office:value-type="float" office:value="0.21544808226746">
                <text:p>0.21544808226746</text:p>
              </table:table-cell>
              <table:table-cell office:value-type="float" office:value="0.250495357369399">
                <text:p>0.250495357369399</text:p>
              </table:table-cell>
              <table:table-cell office:value-type="float" office:value="0.192937351324729">
                <text:p>0.1929373513247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09241419392781">
                <text:p>0.209241419392781</text:p>
              </table:table-cell>
              <table:table-cell office:value-type="float" office:value="0.165120586589815">
                <text:p>0.165120586589815</text:p>
              </table:table-cell>
              <table:table-cell office:value-type="float" office:value="0.297512169387624">
                <text:p>0.297512169387624</text:p>
              </table:table-cell>
              <table:table-cell office:value-type="float" office:value="0.185712138489496">
                <text:p>0.185712138489496</text:p>
              </table:table-cell>
              <table:table-cell office:value-type="float" office:value="0.237497609945904">
                <text:p>0.237497609945904</text:p>
              </table:table-cell>
              <table:table-cell office:value-type="float" office:value="0.122048242176847">
                <text:p>0.122048242176847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236208387866838">
                <text:p>0.236208387866838</text:p>
              </table:table-cell>
              <table:table-cell office:value-type="float" office:value="0.206013770649092">
                <text:p>0.206013770649092</text:p>
              </table:table-cell>
              <table:table-cell office:value-type="float" office:value="0.160687235693755">
                <text:p>0.160687235693755</text:p>
              </table:table-cell>
              <table:table-cell office:value-type="float" office:value="0.180686036202152">
                <text:p>0.180686036202152</text:p>
              </table:table-cell>
              <table:table-cell office:value-type="float" office:value="0.22848237991074">
                <text:p>0.22848237991074</text:p>
              </table:table-cell>
              <table:table-cell office:value-type="float" office:value="0.208339320644283">
                <text:p>0.208339320644283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203037925088125">
                <text:p>0.203037925088125</text:p>
              </table:table-cell>
              <table:table-cell office:value-type="float" office:value="0.172327968106684">
                <text:p>0.172327968106684</text:p>
              </table:table-cell>
              <table:table-cell office:value-type="float" office:value="0.190717612200855">
                <text:p>0.190717612200855</text:p>
              </table:table-cell>
              <table:table-cell office:value-type="float" office:value="0.186761712659039">
                <text:p>0.186761712659039</text:p>
              </table:table-cell>
              <table:table-cell office:value-type="float" office:value="0.184616202317152">
                <text:p>0.184616202317152</text:p>
              </table:table-cell>
              <table:table-cell office:value-type="float" office:value="0.185895651692688">
                <text:p>0.185895651692688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188448002448728">
                <text:p>0.188448002448728</text:p>
              </table:table-cell>
              <table:table-cell office:value-type="float" office:value="0.217653967248657">
                <text:p>0.217653967248657</text:p>
              </table:table-cell>
              <table:table-cell office:value-type="float" office:value="0.23789180469529">
                <text:p>0.23789180469529</text:p>
              </table:table-cell>
              <table:table-cell office:value-type="float" office:value="0.177906826312536">
                <text:p>0.177906826312536</text:p>
              </table:table-cell>
              <table:table-cell office:value-type="float" office:value="0.164435771041198">
                <text:p>0.164435771041198</text:p>
              </table:table-cell>
              <table:table-cell office:value-type="float" office:value="0.208842420370933">
                <text:p>0.208842420370933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122988604886083">
                <text:p>0.122988604886083</text:p>
              </table:table-cell>
              <table:table-cell office:value-type="float" office:value="0.175085389191155">
                <text:p>0.175085389191155</text:p>
              </table:table-cell>
              <table:table-cell office:value-type="float" office:value="0.139159817979363">
                <text:p>0.139159817979363</text:p>
              </table:table-cell>
              <table:table-cell office:value-type="float" office:value="0.190296232762815">
                <text:p>0.190296232762815</text:p>
              </table:table-cell>
              <table:table-cell office:value-type="float" office:value="0.200330375396716">
                <text:p>0.200330375396716</text:p>
              </table:table-cell>
              <table:table-cell office:value-type="float" office:value="0.240678310827636">
                <text:p>0.2406783108276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53558307826545">
                <text:p>0.153558307826545</text:p>
              </table:table-cell>
              <table:table-cell office:value-type="float" office:value="0.193260189784442">
                <text:p>0.193260189784442</text:p>
              </table:table-cell>
              <table:table-cell office:value-type="float" office:value="0.242217812817464">
                <text:p>0.242217812817464</text:p>
              </table:table-cell>
              <table:table-cell office:value-type="float" office:value="0.163963839048738">
                <text:p>0.163963839048738</text:p>
              </table:table-cell>
              <table:table-cell office:value-type="float" office:value="0.17931890679927">
                <text:p>0.17931890679927</text:p>
              </table:table-cell>
              <table:table-cell office:value-type="float" office:value="0.148331577262218">
                <text:p>0.148331577262218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181765876985362">
                <text:p>0.181765876985362</text:p>
              </table:table-cell>
              <table:table-cell office:value-type="float" office:value="0.203924142687716">
                <text:p>0.203924142687716</text:p>
              </table:table-cell>
              <table:table-cell office:value-type="float" office:value="0.156434991981363">
                <text:p>0.156434991981363</text:p>
              </table:table-cell>
              <table:table-cell office:value-type="float" office:value="0.156777877644344">
                <text:p>0.156777877644344</text:p>
              </table:table-cell>
              <table:table-cell office:value-type="float" office:value="0.134169172500528">
                <text:p>0.134169172500528</text:p>
              </table:table-cell>
              <table:table-cell office:value-type="float" office:value="0.227383840375009">
                <text:p>0.227383840375009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202473976090751">
                <text:p>0.202473976090751</text:p>
              </table:table-cell>
              <table:table-cell office:value-type="float" office:value="0.146114207335196">
                <text:p>0.146114207335196</text:p>
              </table:table-cell>
              <table:table-cell office:value-type="float" office:value="0.17179162270862">
                <text:p>0.17179162270862</text:p>
              </table:table-cell>
              <table:table-cell office:value-type="float" office:value="0.213203479499803">
                <text:p>0.213203479499803</text:p>
              </table:table-cell>
              <table:table-cell office:value-type="float" office:value="0.143144090916668">
                <text:p>0.143144090916668</text:p>
              </table:table-cell>
              <table:table-cell office:value-type="float" office:value="0.144617046245426">
                <text:p>0.144617046245426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.157493060967389">
                <text:p>0.157493060967389</text:p>
              </table:table-cell>
              <table:table-cell office:value-type="float" office:value="0.189247237641562">
                <text:p>0.189247237641562</text:p>
              </table:table-cell>
              <table:table-cell office:value-type="float" office:value="0.168365053558529">
                <text:p>0.168365053558529</text:p>
              </table:table-cell>
              <table:table-cell office:value-type="float" office:value="0.156886130556996">
                <text:p>0.156886130556996</text:p>
              </table:table-cell>
              <table:table-cell office:value-type="float" office:value="0.137533866221576">
                <text:p>0.137533866221576</text:p>
              </table:table-cell>
              <table:table-cell office:value-type="float" office:value="0.188066259851292">
                <text:p>0.188066259851292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122608872713262">
                <text:p>0.122608872713262</text:p>
              </table:table-cell>
              <table:table-cell office:value-type="float" office:value="0.106126919153849">
                <text:p>0.106126919153849</text:p>
              </table:table-cell>
              <table:table-cell office:value-type="float" office:value="0.155640415613591">
                <text:p>0.155640415613591</text:p>
              </table:table-cell>
              <table:table-cell office:value-type="float" office:value="0.158329294640777">
                <text:p>0.158329294640777</text:p>
              </table:table-cell>
              <table:table-cell office:value-type="float" office:value="0.148228092295779">
                <text:p>0.148228092295779</text:p>
              </table:table-cell>
              <table:table-cell office:value-type="float" office:value="0.193890839514459">
                <text:p>0.1938908395144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0468527939992">
                <text:p>0.160468527939992</text:p>
              </table:table-cell>
              <table:table-cell office:value-type="float" office:value="0.132125672903284">
                <text:p>0.132125672903284</text:p>
              </table:table-cell>
              <table:table-cell office:value-type="float" office:value="0.18503656583936">
                <text:p>0.18503656583936</text:p>
              </table:table-cell>
              <table:table-cell office:value-type="float" office:value="0.116679428298151">
                <text:p>0.116679428298151</text:p>
              </table:table-cell>
              <table:table-cell office:value-type="float" office:value="0.180590001742444">
                <text:p>0.180590001742444</text:p>
              </table:table-cell>
              <table:table-cell office:value-type="float" office:value="0.153001052469271">
                <text:p>0.153001052469271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2367454964351">
                <text:p>0.2367454964351</text:p>
              </table:table-cell>
              <table:table-cell office:value-type="float" office:value="0.164941388910861">
                <text:p>0.164941388910861</text:p>
              </table:table-cell>
              <table:table-cell office:value-type="float" office:value="0.17528114001738">
                <text:p>0.17528114001738</text:p>
              </table:table-cell>
              <table:table-cell office:value-type="float" office:value="0.191080392972715">
                <text:p>0.191080392972715</text:p>
              </table:table-cell>
              <table:table-cell office:value-type="float" office:value="0.155899759878804">
                <text:p>0.155899759878804</text:p>
              </table:table-cell>
              <table:table-cell office:value-type="float" office:value="0.216157155705028">
                <text:p>0.21615715570502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187679501657939">
                <text:p>0.187679501657939</text:p>
              </table:table-cell>
              <table:table-cell office:value-type="float" office:value="0.11821919655038">
                <text:p>0.11821919655038</text:p>
              </table:table-cell>
              <table:table-cell office:value-type="float" office:value="0.148391443636558">
                <text:p>0.148391443636558</text:p>
              </table:table-cell>
              <table:table-cell office:value-type="float" office:value="0.137896446001288">
                <text:p>0.137896446001288</text:p>
              </table:table-cell>
              <table:table-cell office:value-type="float" office:value="0.124653525598938">
                <text:p>0.124653525598938</text:p>
              </table:table-cell>
              <table:table-cell office:value-type="float" office:value="0.2006449632585">
                <text:p>0.2006449632585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13386565314436">
                <text:p>0.13386565314436</text:p>
              </table:table-cell>
              <table:table-cell office:value-type="float" office:value="0.127504945848996">
                <text:p>0.127504945848996</text:p>
              </table:table-cell>
              <table:table-cell office:value-type="float" office:value="0.162152011227919">
                <text:p>0.162152011227919</text:p>
              </table:table-cell>
              <table:table-cell office:value-type="float" office:value="0.176629012799954">
                <text:p>0.176629012799954</text:p>
              </table:table-cell>
              <table:table-cell office:value-type="float" office:value="0.122913950199657">
                <text:p>0.122913950199657</text:p>
              </table:table-cell>
              <table:table-cell office:value-type="float" office:value="0.108046463311525">
                <text:p>0.108046463311525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133123075418034">
                <text:p>0.133123075418034</text:p>
              </table:table-cell>
              <table:table-cell office:value-type="float" office:value="0.109652057020156">
                <text:p>0.109652057020156</text:p>
              </table:table-cell>
              <table:table-cell office:value-type="float" office:value="0.135443147217237">
                <text:p>0.135443147217237</text:p>
              </table:table-cell>
              <table:table-cell office:value-type="float" office:value="0.11064957462298">
                <text:p>0.11064957462298</text:p>
              </table:table-cell>
              <table:table-cell office:value-type="float" office:value="0.140348000409994">
                <text:p>0.140348000409994</text:p>
              </table:table-cell>
              <table:table-cell office:value-type="float" office:value="0.116379195944944">
                <text:p>0.1163791959449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7175340524128">
                <text:p>0.137175340524128</text:p>
              </table:table-cell>
              <table:table-cell office:value-type="float" office:value="0.15076541789801">
                <text:p>0.15076541789801</text:p>
              </table:table-cell>
              <table:table-cell office:value-type="float" office:value="0.130771997184544">
                <text:p>0.130771997184544</text:p>
              </table:table-cell>
              <table:table-cell office:value-type="float" office:value="0.152863415005379">
                <text:p>0.152863415005379</text:p>
              </table:table-cell>
              <table:table-cell office:value-type="float" office:value="0.11039016402728">
                <text:p>0.11039016402728</text:p>
              </table:table-cell>
              <table:table-cell office:value-type="float" office:value="0.126623228205914">
                <text:p>0.126623228205914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101809469543364">
                <text:p>0.101809469543364</text:p>
              </table:table-cell>
              <table:table-cell office:value-type="float" office:value="0.134475239830514">
                <text:p>0.134475239830514</text:p>
              </table:table-cell>
              <table:table-cell office:value-type="float" office:value="0.164631483433347">
                <text:p>0.164631483433347</text:p>
              </table:table-cell>
              <table:table-cell office:value-type="float" office:value="0.104757208173817">
                <text:p>0.104757208173817</text:p>
              </table:table-cell>
              <table:table-cell office:value-type="float" office:value="0.105983876535908">
                <text:p>0.105983876535908</text:p>
              </table:table-cell>
              <table:table-cell office:value-type="float" office:value="0.127487895567536">
                <text:p>0.127487895567536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131284639093536">
                <text:p>0.131284639093536</text:p>
              </table:table-cell>
              <table:table-cell office:value-type="float" office:value="0.130836541638198">
                <text:p>0.130836541638198</text:p>
              </table:table-cell>
              <table:table-cell office:value-type="float" office:value="0.145136782223644">
                <text:p>0.145136782223644</text:p>
              </table:table-cell>
              <table:table-cell office:value-type="float" office:value="0.144851973516332">
                <text:p>0.144851973516332</text:p>
              </table:table-cell>
              <table:table-cell office:value-type="float" office:value="0.11906005785614">
                <text:p>0.11906005785614</text:p>
              </table:table-cell>
              <table:table-cell office:value-type="float" office:value="0.120022849783312">
                <text:p>0.120022849783312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103915500027774">
                <text:p>0.103915500027774</text:p>
              </table:table-cell>
              <table:table-cell office:value-type="float" office:value="0.1202232609679">
                <text:p>0.1202232609679</text:p>
              </table:table-cell>
              <table:table-cell office:value-type="float" office:value="0.146585270253898">
                <text:p>0.146585270253898</text:p>
              </table:table-cell>
              <table:table-cell office:value-type="float" office:value="0.130037773638847">
                <text:p>0.130037773638847</text:p>
              </table:table-cell>
              <table:table-cell office:value-type="float" office:value="0.134059904780281">
                <text:p>0.134059904780281</text:p>
              </table:table-cell>
              <table:table-cell office:value-type="float" office:value="0.116023404498184">
                <text:p>0.116023404498184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114600854732926">
                <text:p>0.114600854732926</text:p>
              </table:table-cell>
              <table:table-cell office:value-type="float" office:value="0.112525926533128">
                <text:p>0.112525926533128</text:p>
              </table:table-cell>
              <table:table-cell office:value-type="float" office:value="0.113195400236404">
                <text:p>0.113195400236404</text:p>
              </table:table-cell>
              <table:table-cell office:value-type="float" office:value="0.109227447491745">
                <text:p>0.109227447491745</text:p>
              </table:table-cell>
              <table:table-cell office:value-type="float" office:value="0.116248615160481">
                <text:p>0.116248615160481</text:p>
              </table:table-cell>
              <table:table-cell office:value-type="float" office:value="0.132708885600566">
                <text:p>0.1327088856005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08719189603417">
                <text:p>0.108719189603417</text:p>
              </table:table-cell>
              <table:table-cell office:value-type="float" office:value="0.124196528494302">
                <text:p>0.124196528494302</text:p>
              </table:table-cell>
              <table:table-cell office:value-type="float" office:value="0.12546176829488">
                <text:p>0.12546176829488</text:p>
              </table:table-cell>
              <table:table-cell office:value-type="float" office:value="0.110060449547422">
                <text:p>0.110060449547422</text:p>
              </table:table-cell>
              <table:table-cell office:value-type="float" office:value="0.133295301855914">
                <text:p>0.133295301855914</text:p>
              </table:table-cell>
              <table:table-cell office:value-type="float" office:value="0.136548359790172">
                <text:p>0.136548359790172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0746656512992072">
                <text:p>0.0746656512992072</text:p>
              </table:table-cell>
              <table:table-cell office:value-type="float" office:value="0.169812879236517">
                <text:p>0.169812879236517</text:p>
              </table:table-cell>
              <table:table-cell office:value-type="float" office:value="0.118901654928285">
                <text:p>0.118901654928285</text:p>
              </table:table-cell>
              <table:table-cell office:value-type="float" office:value="0.110925741522109">
                <text:p>0.110925741522109</text:p>
              </table:table-cell>
              <table:table-cell office:value-type="float" office:value="0.139858381994628">
                <text:p>0.139858381994628</text:p>
              </table:table-cell>
              <table:table-cell office:value-type="float" office:value="0.116825911562272">
                <text:p>0.116825911562272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0904163768644269">
                <text:p>0.0904163768644269</text:p>
              </table:table-cell>
              <table:table-cell office:value-type="float" office:value="0.0920323442383523">
                <text:p>0.0920323442383523</text:p>
              </table:table-cell>
              <table:table-cell office:value-type="float" office:value="0.118860021630008">
                <text:p>0.118860021630008</text:p>
              </table:table-cell>
              <table:table-cell office:value-type="float" office:value="0.129497810959349">
                <text:p>0.129497810959349</text:p>
              </table:table-cell>
              <table:table-cell office:value-type="float" office:value="0.125337965823035">
                <text:p>0.125337965823035</text:p>
              </table:table-cell>
              <table:table-cell office:value-type="float" office:value="0.123802044122149">
                <text:p>0.123802044122149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138993222687818">
                <text:p>0.138993222687818</text:p>
              </table:table-cell>
              <table:table-cell office:value-type="float" office:value="0.130937014588219">
                <text:p>0.130937014588219</text:p>
              </table:table-cell>
              <table:table-cell office:value-type="float" office:value="0.134342525568422">
                <text:p>0.134342525568422</text:p>
              </table:table-cell>
              <table:table-cell office:value-type="float" office:value="0.0922510125486434">
                <text:p>0.0922510125486434</text:p>
              </table:table-cell>
              <table:table-cell office:value-type="float" office:value="0.0742735523477567">
                <text:p>0.0742735523477567</text:p>
              </table:table-cell>
              <table:table-cell office:value-type="float" office:value="0.1289198869484">
                <text:p>0.1289198869484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0860209303264876">
                <text:p>0.0860209303264876</text:p>
              </table:table-cell>
              <table:table-cell office:value-type="float" office:value="0.103938895982902">
                <text:p>0.103938895982902</text:p>
              </table:table-cell>
              <table:table-cell office:value-type="float" office:value="0.0827990080410627">
                <text:p>0.0827990080410627</text:p>
              </table:table-cell>
              <table:table-cell office:value-type="float" office:value="0.0745595627468041">
                <text:p>0.0745595627468041</text:p>
              </table:table-cell>
              <table:table-cell office:value-type="float" office:value="0.0921423917827296">
                <text:p>0.0921423917827296</text:p>
              </table:table-cell>
              <table:table-cell office:value-type="float" office:value="0.0758919367692084">
                <text:p>0.07589193676920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65cm" svg:y="0.316cm" chart:style-name="ch2">
          <text:p>GUPT parameters &amp; statistics accuracy - low epsilon</text:p>
        </chart:title>
        <chart:subtitle svg:x="3.789cm" svg:y="1.275cm" chart:style-name="ch3">
          <text:p>how do epsilon &amp; gamma influence the statistics
(standard_DP, NaiveDataBlocker)</text:p>
        </chart:subtitle>
        <chart:legend svg:x="10.969cm" svg:y="3.154cm" style:legend-expansion="custom" chartooo:width="3.33cm" chartooo:height="3.088cm" style:legend-expansion-aspect-ratio="1.07836787564767" chart:style-name="ch4"/>
        <chart:plot-area chart:style-name="ch5" table:cell-range-address="'x=epsilon'.A1:'x=epsilon'.G6" chart:data-source-has-labels="both" svg:x="1.331cm" svg:y="2.588cm" svg:width="14.349cm" svg:height="5.251cm">
          <chartooo:coordinate-region svg:x="1.767cm" svg:y="2.787cm" svg:width="13.819cm" svg:height="4.405cm"/>
          <chart:axis chart:dimension="x" chart:name="primary-x" chart:style-name="ch6" chartooo:axis-type="auto">
            <chartooo:date-scale/>
            <chart:title svg:x="7.919cm" svg:y="8.019cm" chart:style-name="ch7">
              <text:p>epsilon</text:p>
            </chart:title>
            <chart:categories table:cell-range-address="'x=epsilon'.A2:'x=epsilon'.A6"/>
          </chart:axis>
          <chart:axis chart:dimension="y" chart:name="primary-y" chart:style-name="ch8">
            <chart:title svg:x="0.451cm" svg:y="7.718cm" chart:style-name="ch9">
              <text:p>standard deviation of 30 averages</text:p>
            </chart:title>
            <chart:grid chart:style-name="ch10" chart:class="major"/>
          </chart:axis>
          <chart:series chart:style-name="ch11" chart:values-cell-range-address="'x=epsilon'.B2:'x=epsilon'.B6" chart:label-cell-address="'x=epsilon'.B1:'x=epsilon'.B1" chart:class="chart:line">
            <chart:data-point chart:repeated="5"/>
          </chart:series>
          <chart:series chart:style-name="ch12" chart:values-cell-range-address="'x=epsilon'.C2:'x=epsilon'.C6" chart:label-cell-address="'x=epsilon'.C1:'x=epsilon'.C1" chart:class="chart:line">
            <chart:data-point chart:repeated="5"/>
          </chart:series>
          <chart:series chart:style-name="ch13" chart:values-cell-range-address="'x=epsilon'.D2:'x=epsilon'.D6" chart:label-cell-address="'x=epsilon'.D1:'x=epsilon'.D1" chart:class="chart:line">
            <chart:data-point chart:repeated="5"/>
          </chart:series>
          <chart:series chart:style-name="ch14" chart:values-cell-range-address="'x=epsilon'.E2:'x=epsilon'.E6" chart:label-cell-address="'x=epsilon'.E1:'x=epsilon'.E1" chart:class="chart:line">
            <chart:data-point chart:repeated="5"/>
          </chart:series>
          <chart:series chart:style-name="ch15" chart:values-cell-range-address="'x=epsilon'.F2:'x=epsilon'.F6" chart:label-cell-address="'x=epsilon'.F1:'x=epsilon'.F1" chart:class="chart:line">
            <chart:data-point chart:repeated="5"/>
          </chart:series>
          <chart:series chart:style-name="ch16" chart:values-cell-range-address="'x=epsilon'.G2:'x=epsilon'.G6" chart:label-cell-address="'x=epsilon'.G1:'x=epsilon'.G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_gamma=1</text:p>
                <draw:g>
                  <svg:desc>'x=epsilon'.B1:'x=epsilon'.B1</svg:desc>
                </draw:g>
              </table:table-cell>
              <table:table-cell office:value-type="string">
                <text:p>std_gamma=2</text:p>
                <draw:g>
                  <svg:desc>'x=epsilon'.C1:'x=epsilon'.C1</svg:desc>
                </draw:g>
              </table:table-cell>
              <table:table-cell office:value-type="string">
                <text:p>std_gamma=3</text:p>
                <draw:g>
                  <svg:desc>'x=epsilon'.D1:'x=epsilon'.D1</svg:desc>
                </draw:g>
              </table:table-cell>
              <table:table-cell office:value-type="string">
                <text:p>std_gamma=4</text:p>
                <draw:g>
                  <svg:desc>'x=epsilon'.E1:'x=epsilon'.E1</svg:desc>
                </draw:g>
              </table:table-cell>
              <table:table-cell office:value-type="string">
                <text:p>std_gamma=5</text:p>
                <draw:g>
                  <svg:desc>'x=epsilon'.F1:'x=epsilon'.F1</svg:desc>
                </draw:g>
              </table:table-cell>
              <table:table-cell office:value-type="string">
                <text:p>std_gamma=6</text:p>
                <draw:g>
                  <svg:desc>'x=epsilon'.G1:'x=epsilon'.G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'x=epsilon'.A2:'x=epsilon'.A6</svg:desc>
                </draw:g>
              </table:table-cell>
              <table:table-cell office:value-type="float" office:value="3.98332165402291">
                <text:p>3.98332165402291</text:p>
                <draw:g>
                  <svg:desc>'x=epsilon'.B2:'x=epsilon'.B6</svg:desc>
                </draw:g>
              </table:table-cell>
              <table:table-cell office:value-type="float" office:value="4.24842755045908">
                <text:p>4.24842755045908</text:p>
                <draw:g>
                  <svg:desc>'x=epsilon'.C2:'x=epsilon'.C6</svg:desc>
                </draw:g>
              </table:table-cell>
              <table:table-cell office:value-type="float" office:value="5.82138631347726">
                <text:p>5.82138631347726</text:p>
                <draw:g>
                  <svg:desc>'x=epsilon'.D2:'x=epsilon'.D6</svg:desc>
                </draw:g>
              </table:table-cell>
              <table:table-cell office:value-type="float" office:value="7.11156450574478">
                <text:p>7.11156450574478</text:p>
                <draw:g>
                  <svg:desc>'x=epsilon'.E2:'x=epsilon'.E6</svg:desc>
                </draw:g>
              </table:table-cell>
              <table:table-cell office:value-type="float" office:value="7.32675951457372">
                <text:p>7.32675951457372</text:p>
                <draw:g>
                  <svg:desc>'x=epsilon'.F2:'x=epsilon'.F6</svg:desc>
                </draw:g>
              </table:table-cell>
              <table:table-cell office:value-type="float" office:value="7.4049022935252">
                <text:p>7.4049022935252</text:p>
                <draw:g>
                  <svg:desc>'x=epsilon'.G2:'x=epsilon'.G6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90432404114378">
                <text:p>1.90432404114378</text:p>
              </table:table-cell>
              <table:table-cell office:value-type="float" office:value="2.69593031729569">
                <text:p>2.69593031729569</text:p>
              </table:table-cell>
              <table:table-cell office:value-type="float" office:value="2.31500083587282">
                <text:p>2.31500083587282</text:p>
              </table:table-cell>
              <table:table-cell office:value-type="float" office:value="3.21546582079813">
                <text:p>3.21546582079813</text:p>
              </table:table-cell>
              <table:table-cell office:value-type="float" office:value="2.1989872483229">
                <text:p>2.1989872483229</text:p>
              </table:table-cell>
              <table:table-cell office:value-type="float" office:value="2.01986909521131">
                <text:p>2.0198690952113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48069347583357">
                <text:p>1.48069347583357</text:p>
              </table:table-cell>
              <table:table-cell office:value-type="float" office:value="1.81989780200763">
                <text:p>1.81989780200763</text:p>
              </table:table-cell>
              <table:table-cell office:value-type="float" office:value="1.79250252844167">
                <text:p>1.79250252844167</text:p>
              </table:table-cell>
              <table:table-cell office:value-type="float" office:value="1.56199002813088">
                <text:p>1.56199002813088</text:p>
              </table:table-cell>
              <table:table-cell office:value-type="float" office:value="1.86171613188132">
                <text:p>1.86171613188132</text:p>
              </table:table-cell>
              <table:table-cell office:value-type="float" office:value="1.62791666367121">
                <text:p>1.6279166636712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04291685519601">
                <text:p>2.04291685519601</text:p>
              </table:table-cell>
              <table:table-cell office:value-type="float" office:value="1.39010069660748">
                <text:p>1.39010069660748</text:p>
              </table:table-cell>
              <table:table-cell office:value-type="float" office:value="1.32161231195353">
                <text:p>1.32161231195353</text:p>
              </table:table-cell>
              <table:table-cell office:value-type="float" office:value="1.13882731919382">
                <text:p>1.13882731919382</text:p>
              </table:table-cell>
              <table:table-cell office:value-type="float" office:value="1.29208811309145">
                <text:p>1.29208811309145</text:p>
              </table:table-cell>
              <table:table-cell office:value-type="float" office:value="0.829248319352498">
                <text:p>0.82924831935249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26339625803113">
                <text:p>1.26339625803113</text:p>
              </table:table-cell>
              <table:table-cell office:value-type="float" office:value="0.682118588246817">
                <text:p>0.682118588246817</text:p>
              </table:table-cell>
              <table:table-cell office:value-type="float" office:value="1.02338914886764">
                <text:p>1.02338914886764</text:p>
              </table:table-cell>
              <table:table-cell office:value-type="float" office:value="0.808693576846442">
                <text:p>0.808693576846442</text:p>
              </table:table-cell>
              <table:table-cell office:value-type="float" office:value="1.25127778827791">
                <text:p>1.25127778827791</text:p>
              </table:table-cell>
              <table:table-cell office:value-type="float" office:value="1.03539269524262">
                <text:p>1.035392695242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0.8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183cm" svg:y="0.316cm" chart:style-name="ch2">
          <text:p>GUPT parameters &amp; statistics accuracy - high epsilon = small stdev</text:p>
        </chart:title>
        <chart:subtitle svg:x="3.789cm" svg:y="1.275cm" chart:style-name="ch3">
          <text:p>how do epsilon &amp; gamma influence the statistics
(standard_DP, NaiveDataBlocker)</text:p>
        </chart:subtitle>
        <chart:legend svg:x="12.059cm" svg:y="2.832cm" style:legend-expansion="custom" chartooo:width="3.33cm" chartooo:height="2.59cm" style:legend-expansion-aspect-ratio="1.28571428571429" chart:style-name="ch4"/>
        <chart:plot-area chart:style-name="ch5" table:cell-range-address="'x=epsilon'.A1:'x=epsilon'.G50" chart:data-source-has-labels="both" svg:x="1.331cm" svg:y="2.588cm" svg:width="14.349cm" svg:height="5.251cm">
          <chartooo:coordinate-region svg:x="2.058cm" svg:y="2.767cm" svg:width="13.481cm" svg:height="4.186cm"/>
          <chart:axis chart:dimension="x" chart:name="primary-x" chart:style-name="ch6" chartooo:axis-type="auto">
            <chartooo:date-scale/>
            <chart:title svg:x="7.919cm" svg:y="8.019cm" chart:style-name="ch7">
              <text:p>epsilon</text:p>
            </chart:title>
            <chart:categories table:cell-range-address="'x=epsilon'.A2:'x=epsilon'.A50"/>
          </chart:axis>
          <chart:axis chart:dimension="y" chart:name="primary-y" chart:style-name="ch8">
            <chart:title svg:x="0.451cm" svg:y="7.718cm" chart:style-name="ch9">
              <text:p>standard deviation of 30 averages</text:p>
            </chart:title>
            <chart:grid chart:style-name="ch10" chart:class="major"/>
          </chart:axis>
          <chart:series chart:style-name="ch11" chart:values-cell-range-address="'x=epsilon'.B2:'x=epsilon'.B50" chart:label-cell-address="'x=epsilon'.B1:'x=epsilon'.B1" chart:class="chart:line">
            <chart:data-point chart:repeated="49"/>
          </chart:series>
          <chart:series chart:style-name="ch12" chart:values-cell-range-address="'x=epsilon'.C2:'x=epsilon'.C50" chart:label-cell-address="'x=epsilon'.C1:'x=epsilon'.C1" chart:class="chart:line">
            <chart:data-point chart:repeated="49"/>
          </chart:series>
          <chart:series chart:style-name="ch13" chart:values-cell-range-address="'x=epsilon'.D2:'x=epsilon'.D50" chart:label-cell-address="'x=epsilon'.D1:'x=epsilon'.D1" chart:class="chart:line">
            <chart:data-point chart:repeated="49"/>
          </chart:series>
          <chart:series chart:style-name="ch14" chart:values-cell-range-address="'x=epsilon'.E2:'x=epsilon'.E50" chart:label-cell-address="'x=epsilon'.E1:'x=epsilon'.E1" chart:class="chart:line">
            <chart:data-point chart:repeated="49"/>
          </chart:series>
          <chart:series chart:style-name="ch15" chart:values-cell-range-address="'x=epsilon'.F2:'x=epsilon'.F50" chart:label-cell-address="'x=epsilon'.F1:'x=epsilon'.F1" chart:class="chart:line">
            <chart:data-point chart:repeated="49"/>
          </chart:series>
          <chart:series chart:style-name="ch16" chart:values-cell-range-address="'x=epsilon'.G2:'x=epsilon'.G50" chart:label-cell-address="'x=epsilon'.G1:'x=epsilon'.G1" chart:class="chart:line">
            <chart:data-point chart:repeated="4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_gamma=1</text:p>
                <draw:g>
                  <svg:desc>'x=epsilon'.B1:'x=epsilon'.B1</svg:desc>
                </draw:g>
              </table:table-cell>
              <table:table-cell office:value-type="string">
                <text:p>std_gamma=2</text:p>
                <draw:g>
                  <svg:desc>'x=epsilon'.C1:'x=epsilon'.C1</svg:desc>
                </draw:g>
              </table:table-cell>
              <table:table-cell office:value-type="string">
                <text:p>std_gamma=3</text:p>
                <draw:g>
                  <svg:desc>'x=epsilon'.D1:'x=epsilon'.D1</svg:desc>
                </draw:g>
              </table:table-cell>
              <table:table-cell office:value-type="string">
                <text:p>std_gamma=4</text:p>
                <draw:g>
                  <svg:desc>'x=epsilon'.E1:'x=epsilon'.E1</svg:desc>
                </draw:g>
              </table:table-cell>
              <table:table-cell office:value-type="string">
                <text:p>std_gamma=5</text:p>
                <draw:g>
                  <svg:desc>'x=epsilon'.F1:'x=epsilon'.F1</svg:desc>
                </draw:g>
              </table:table-cell>
              <table:table-cell office:value-type="string">
                <text:p>std_gamma=6</text:p>
                <draw:g>
                  <svg:desc>'x=epsilon'.G1:'x=epsilon'.G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'x=epsilon'.A2:'x=epsilon'.A50</svg:desc>
                </draw:g>
              </table:table-cell>
              <table:table-cell office:value-type="float" office:value="3.98332165402291">
                <text:p>3.98332165402291</text:p>
                <draw:g>
                  <svg:desc>'x=epsilon'.B2:'x=epsilon'.B50</svg:desc>
                </draw:g>
              </table:table-cell>
              <table:table-cell office:value-type="float" office:value="4.24842755045908">
                <text:p>4.24842755045908</text:p>
                <draw:g>
                  <svg:desc>'x=epsilon'.C2:'x=epsilon'.C50</svg:desc>
                </draw:g>
              </table:table-cell>
              <table:table-cell office:value-type="float" office:value="5.82138631347726">
                <text:p>5.82138631347726</text:p>
                <draw:g>
                  <svg:desc>'x=epsilon'.D2:'x=epsilon'.D50</svg:desc>
                </draw:g>
              </table:table-cell>
              <table:table-cell office:value-type="float" office:value="7.11156450574478">
                <text:p>7.11156450574478</text:p>
                <draw:g>
                  <svg:desc>'x=epsilon'.E2:'x=epsilon'.E50</svg:desc>
                </draw:g>
              </table:table-cell>
              <table:table-cell office:value-type="float" office:value="7.32675951457372">
                <text:p>7.32675951457372</text:p>
                <draw:g>
                  <svg:desc>'x=epsilon'.F2:'x=epsilon'.F50</svg:desc>
                </draw:g>
              </table:table-cell>
              <table:table-cell office:value-type="float" office:value="7.4049022935252">
                <text:p>7.4049022935252</text:p>
                <draw:g>
                  <svg:desc>'x=epsilon'.G2:'x=epsilon'.G50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.90432404114378">
                <text:p>1.90432404114378</text:p>
              </table:table-cell>
              <table:table-cell office:value-type="float" office:value="2.69593031729569">
                <text:p>2.69593031729569</text:p>
              </table:table-cell>
              <table:table-cell office:value-type="float" office:value="2.31500083587282">
                <text:p>2.31500083587282</text:p>
              </table:table-cell>
              <table:table-cell office:value-type="float" office:value="3.21546582079813">
                <text:p>3.21546582079813</text:p>
              </table:table-cell>
              <table:table-cell office:value-type="float" office:value="2.1989872483229">
                <text:p>2.1989872483229</text:p>
              </table:table-cell>
              <table:table-cell office:value-type="float" office:value="2.01986909521131">
                <text:p>2.0198690952113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48069347583357">
                <text:p>1.48069347583357</text:p>
              </table:table-cell>
              <table:table-cell office:value-type="float" office:value="1.81989780200763">
                <text:p>1.81989780200763</text:p>
              </table:table-cell>
              <table:table-cell office:value-type="float" office:value="1.79250252844167">
                <text:p>1.79250252844167</text:p>
              </table:table-cell>
              <table:table-cell office:value-type="float" office:value="1.56199002813088">
                <text:p>1.56199002813088</text:p>
              </table:table-cell>
              <table:table-cell office:value-type="float" office:value="1.86171613188132">
                <text:p>1.86171613188132</text:p>
              </table:table-cell>
              <table:table-cell office:value-type="float" office:value="1.62791666367121">
                <text:p>1.6279166636712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04291685519601">
                <text:p>2.04291685519601</text:p>
              </table:table-cell>
              <table:table-cell office:value-type="float" office:value="1.39010069660748">
                <text:p>1.39010069660748</text:p>
              </table:table-cell>
              <table:table-cell office:value-type="float" office:value="1.32161231195353">
                <text:p>1.32161231195353</text:p>
              </table:table-cell>
              <table:table-cell office:value-type="float" office:value="1.13882731919382">
                <text:p>1.13882731919382</text:p>
              </table:table-cell>
              <table:table-cell office:value-type="float" office:value="1.29208811309145">
                <text:p>1.29208811309145</text:p>
              </table:table-cell>
              <table:table-cell office:value-type="float" office:value="0.829248319352498">
                <text:p>0.82924831935249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26339625803113">
                <text:p>1.26339625803113</text:p>
              </table:table-cell>
              <table:table-cell office:value-type="float" office:value="0.682118588246817">
                <text:p>0.682118588246817</text:p>
              </table:table-cell>
              <table:table-cell office:value-type="float" office:value="1.02338914886764">
                <text:p>1.02338914886764</text:p>
              </table:table-cell>
              <table:table-cell office:value-type="float" office:value="0.808693576846442">
                <text:p>0.808693576846442</text:p>
              </table:table-cell>
              <table:table-cell office:value-type="float" office:value="1.25127778827791">
                <text:p>1.25127778827791</text:p>
              </table:table-cell>
              <table:table-cell office:value-type="float" office:value="1.03539269524262">
                <text:p>1.0353926952426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770513189986377">
                <text:p>0.770513189986377</text:p>
              </table:table-cell>
              <table:table-cell office:value-type="float" office:value="0.551560716084489">
                <text:p>0.551560716084489</text:p>
              </table:table-cell>
              <table:table-cell office:value-type="float" office:value="0.93205080045665">
                <text:p>0.93205080045665</text:p>
              </table:table-cell>
              <table:table-cell office:value-type="float" office:value="0.967017438560757">
                <text:p>0.967017438560757</text:p>
              </table:table-cell>
              <table:table-cell office:value-type="float" office:value="0.635713081535678">
                <text:p>0.635713081535678</text:p>
              </table:table-cell>
              <table:table-cell office:value-type="float" office:value="0.648197628951713">
                <text:p>0.64819762895171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680273867635417">
                <text:p>0.680273867635417</text:p>
              </table:table-cell>
              <table:table-cell office:value-type="float" office:value="0.337282229180818">
                <text:p>0.337282229180818</text:p>
              </table:table-cell>
              <table:table-cell office:value-type="float" office:value="0.741849483827866">
                <text:p>0.741849483827866</text:p>
              </table:table-cell>
              <table:table-cell office:value-type="float" office:value="0.807757637597565">
                <text:p>0.807757637597565</text:p>
              </table:table-cell>
              <table:table-cell office:value-type="float" office:value="0.817413818822482">
                <text:p>0.817413818822482</text:p>
              </table:table-cell>
              <table:table-cell office:value-type="float" office:value="0.757427533715307">
                <text:p>0.75742753371530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624224380663223">
                <text:p>0.624224380663223</text:p>
              </table:table-cell>
              <table:table-cell office:value-type="float" office:value="0.539339494242852">
                <text:p>0.539339494242852</text:p>
              </table:table-cell>
              <table:table-cell office:value-type="float" office:value="0.555417598826284">
                <text:p>0.555417598826284</text:p>
              </table:table-cell>
              <table:table-cell office:value-type="float" office:value="0.704553023541209">
                <text:p>0.704553023541209</text:p>
              </table:table-cell>
              <table:table-cell office:value-type="float" office:value="0.599623715083584">
                <text:p>0.599623715083584</text:p>
              </table:table-cell>
              <table:table-cell office:value-type="float" office:value="0.499671526982887">
                <text:p>0.49967152698288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471502954581903">
                <text:p>0.471502954581903</text:p>
              </table:table-cell>
              <table:table-cell office:value-type="float" office:value="0.590928414295509">
                <text:p>0.590928414295509</text:p>
              </table:table-cell>
              <table:table-cell office:value-type="float" office:value="0.732019839474039">
                <text:p>0.732019839474039</text:p>
              </table:table-cell>
              <table:table-cell office:value-type="float" office:value="0.605796026596444">
                <text:p>0.605796026596444</text:p>
              </table:table-cell>
              <table:table-cell office:value-type="float" office:value="0.591639562995769">
                <text:p>0.591639562995769</text:p>
              </table:table-cell>
              <table:table-cell office:value-type="float" office:value="0.642760725446319">
                <text:p>0.6427607254463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2068730887921">
                <text:p>0.642068730887921</text:p>
              </table:table-cell>
              <table:table-cell office:value-type="float" office:value="0.501856955934904">
                <text:p>0.501856955934904</text:p>
              </table:table-cell>
              <table:table-cell office:value-type="float" office:value="0.538862716023281">
                <text:p>0.538862716023281</text:p>
              </table:table-cell>
              <table:table-cell office:value-type="float" office:value="0.563332220509806">
                <text:p>0.563332220509806</text:p>
              </table:table-cell>
              <table:table-cell office:value-type="float" office:value="0.510549511287379">
                <text:p>0.510549511287379</text:p>
              </table:table-cell>
              <table:table-cell office:value-type="float" office:value="0.336360915499134">
                <text:p>0.336360915499134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477309687898159">
                <text:p>0.477309687898159</text:p>
              </table:table-cell>
              <table:table-cell office:value-type="float" office:value="0.574463897324033">
                <text:p>0.574463897324033</text:p>
              </table:table-cell>
              <table:table-cell office:value-type="float" office:value="0.422955680818246">
                <text:p>0.422955680818246</text:p>
              </table:table-cell>
              <table:table-cell office:value-type="float" office:value="0.652066185425942">
                <text:p>0.652066185425942</text:p>
              </table:table-cell>
              <table:table-cell office:value-type="float" office:value="0.573179277592827">
                <text:p>0.573179277592827</text:p>
              </table:table-cell>
              <table:table-cell office:value-type="float" office:value="0.487911014133002">
                <text:p>0.48791101413300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417140489630947">
                <text:p>0.417140489630947</text:p>
              </table:table-cell>
              <table:table-cell office:value-type="float" office:value="0.446622587576736">
                <text:p>0.446622587576736</text:p>
              </table:table-cell>
              <table:table-cell office:value-type="float" office:value="0.39563608694507">
                <text:p>0.39563608694507</text:p>
              </table:table-cell>
              <table:table-cell office:value-type="float" office:value="0.513397778280257">
                <text:p>0.513397778280257</text:p>
              </table:table-cell>
              <table:table-cell office:value-type="float" office:value="0.456703361492448">
                <text:p>0.456703361492448</text:p>
              </table:table-cell>
              <table:table-cell office:value-type="float" office:value="0.494950120576849">
                <text:p>0.49495012057684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488900502799858">
                <text:p>0.488900502799858</text:p>
              </table:table-cell>
              <table:table-cell office:value-type="float" office:value="0.36544326954769">
                <text:p>0.36544326954769</text:p>
              </table:table-cell>
              <table:table-cell office:value-type="float" office:value="0.435285171912543">
                <text:p>0.435285171912543</text:p>
              </table:table-cell>
              <table:table-cell office:value-type="float" office:value="0.444122980385171">
                <text:p>0.444122980385171</text:p>
              </table:table-cell>
              <table:table-cell office:value-type="float" office:value="0.367286088058519">
                <text:p>0.367286088058519</text:p>
              </table:table-cell>
              <table:table-cell office:value-type="float" office:value="0.559771944911887">
                <text:p>0.559771944911887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293084847497803">
                <text:p>0.293084847497803</text:p>
              </table:table-cell>
              <table:table-cell office:value-type="float" office:value="0.393409762886622">
                <text:p>0.393409762886622</text:p>
              </table:table-cell>
              <table:table-cell office:value-type="float" office:value="0.377233365275636">
                <text:p>0.377233365275636</text:p>
              </table:table-cell>
              <table:table-cell office:value-type="float" office:value="0.289179692193713">
                <text:p>0.289179692193713</text:p>
              </table:table-cell>
              <table:table-cell office:value-type="float" office:value="0.493646314522794">
                <text:p>0.493646314522794</text:p>
              </table:table-cell>
              <table:table-cell office:value-type="float" office:value="0.289055234394366">
                <text:p>0.2890552343943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52219544138997">
                <text:p>0.252219544138997</text:p>
              </table:table-cell>
              <table:table-cell office:value-type="float" office:value="0.322081967848394">
                <text:p>0.322081967848394</text:p>
              </table:table-cell>
              <table:table-cell office:value-type="float" office:value="0.453732719103433">
                <text:p>0.453732719103433</text:p>
              </table:table-cell>
              <table:table-cell office:value-type="float" office:value="0.282090318296812">
                <text:p>0.282090318296812</text:p>
              </table:table-cell>
              <table:table-cell office:value-type="float" office:value="0.366791570043053">
                <text:p>0.366791570043053</text:p>
              </table:table-cell>
              <table:table-cell office:value-type="float" office:value="0.426613309122915">
                <text:p>0.42661330912291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348558520874349">
                <text:p>0.348558520874349</text:p>
              </table:table-cell>
              <table:table-cell office:value-type="float" office:value="0.367954817110368">
                <text:p>0.367954817110368</text:p>
              </table:table-cell>
              <table:table-cell office:value-type="float" office:value="0.296868132885879">
                <text:p>0.296868132885879</text:p>
              </table:table-cell>
              <table:table-cell office:value-type="float" office:value="0.278130825147445">
                <text:p>0.278130825147445</text:p>
              </table:table-cell>
              <table:table-cell office:value-type="float" office:value="0.322163221786175">
                <text:p>0.322163221786175</text:p>
              </table:table-cell>
              <table:table-cell office:value-type="float" office:value="0.403598182729044">
                <text:p>0.403598182729044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243480892291772">
                <text:p>0.243480892291772</text:p>
              </table:table-cell>
              <table:table-cell office:value-type="float" office:value="0.235072427638327">
                <text:p>0.235072427638327</text:p>
              </table:table-cell>
              <table:table-cell office:value-type="float" office:value="0.298604429224897">
                <text:p>0.298604429224897</text:p>
              </table:table-cell>
              <table:table-cell office:value-type="float" office:value="0.339171580932461">
                <text:p>0.339171580932461</text:p>
              </table:table-cell>
              <table:table-cell office:value-type="float" office:value="0.302106144688613">
                <text:p>0.302106144688613</text:p>
              </table:table-cell>
              <table:table-cell office:value-type="float" office:value="0.276246234173854">
                <text:p>0.276246234173854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235206276490455">
                <text:p>0.235206276490455</text:p>
              </table:table-cell>
              <table:table-cell office:value-type="float" office:value="0.244388246165892">
                <text:p>0.244388246165892</text:p>
              </table:table-cell>
              <table:table-cell office:value-type="float" office:value="0.379518374534476">
                <text:p>0.379518374534476</text:p>
              </table:table-cell>
              <table:table-cell office:value-type="float" office:value="0.245450647745853">
                <text:p>0.245450647745853</text:p>
              </table:table-cell>
              <table:table-cell office:value-type="float" office:value="0.231128714530385">
                <text:p>0.231128714530385</text:p>
              </table:table-cell>
              <table:table-cell office:value-type="float" office:value="0.275407676435159">
                <text:p>0.27540767643515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206563164855297">
                <text:p>0.206563164855297</text:p>
              </table:table-cell>
              <table:table-cell office:value-type="float" office:value="0.389177682413467">
                <text:p>0.389177682413467</text:p>
              </table:table-cell>
              <table:table-cell office:value-type="float" office:value="0.246412858638805">
                <text:p>0.246412858638805</text:p>
              </table:table-cell>
              <table:table-cell office:value-type="float" office:value="0.260027880014783">
                <text:p>0.260027880014783</text:p>
              </table:table-cell>
              <table:table-cell office:value-type="float" office:value="0.230638434616384">
                <text:p>0.230638434616384</text:p>
              </table:table-cell>
              <table:table-cell office:value-type="float" office:value="0.325012862963996">
                <text:p>0.3250128629639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06470356439154">
                <text:p>0.206470356439154</text:p>
              </table:table-cell>
              <table:table-cell office:value-type="float" office:value="0.252825520485472">
                <text:p>0.252825520485472</text:p>
              </table:table-cell>
              <table:table-cell office:value-type="float" office:value="0.153880919382097">
                <text:p>0.153880919382097</text:p>
              </table:table-cell>
              <table:table-cell office:value-type="float" office:value="0.220536742636478">
                <text:p>0.220536742636478</text:p>
              </table:table-cell>
              <table:table-cell office:value-type="float" office:value="0.31665939393525">
                <text:p>0.31665939393525</text:p>
              </table:table-cell>
              <table:table-cell office:value-type="float" office:value="0.23353881718632">
                <text:p>0.23353881718632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268435580185314">
                <text:p>0.268435580185314</text:p>
              </table:table-cell>
              <table:table-cell office:value-type="float" office:value="0.286825406952195">
                <text:p>0.286825406952195</text:p>
              </table:table-cell>
              <table:table-cell office:value-type="float" office:value="0.279359746057817">
                <text:p>0.279359746057817</text:p>
              </table:table-cell>
              <table:table-cell office:value-type="float" office:value="0.271942169766144">
                <text:p>0.271942169766144</text:p>
              </table:table-cell>
              <table:table-cell office:value-type="float" office:value="0.268228012783118">
                <text:p>0.268228012783118</text:p>
              </table:table-cell>
              <table:table-cell office:value-type="float" office:value="0.226525380962613">
                <text:p>0.226525380962613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314804477436067">
                <text:p>0.314804477436067</text:p>
              </table:table-cell>
              <table:table-cell office:value-type="float" office:value="0.261051448848881">
                <text:p>0.261051448848881</text:p>
              </table:table-cell>
              <table:table-cell office:value-type="float" office:value="0.342679906600815">
                <text:p>0.342679906600815</text:p>
              </table:table-cell>
              <table:table-cell office:value-type="float" office:value="0.22670899585537">
                <text:p>0.22670899585537</text:p>
              </table:table-cell>
              <table:table-cell office:value-type="float" office:value="0.264055104154585">
                <text:p>0.264055104154585</text:p>
              </table:table-cell>
              <table:table-cell office:value-type="float" office:value="0.276635708099016">
                <text:p>0.276635708099016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269457511303257">
                <text:p>0.269457511303257</text:p>
              </table:table-cell>
              <table:table-cell office:value-type="float" office:value="0.287712790756063">
                <text:p>0.287712790756063</text:p>
              </table:table-cell>
              <table:table-cell office:value-type="float" office:value="0.236191005336175">
                <text:p>0.236191005336175</text:p>
              </table:table-cell>
              <table:table-cell office:value-type="float" office:value="0.256265403047363">
                <text:p>0.256265403047363</text:p>
              </table:table-cell>
              <table:table-cell office:value-type="float" office:value="0.193054655761442">
                <text:p>0.193054655761442</text:p>
              </table:table-cell>
              <table:table-cell office:value-type="float" office:value="0.226803964091145">
                <text:p>0.22680396409114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268776382509238">
                <text:p>0.268776382509238</text:p>
              </table:table-cell>
              <table:table-cell office:value-type="float" office:value="0.238094034587939">
                <text:p>0.238094034587939</text:p>
              </table:table-cell>
              <table:table-cell office:value-type="float" office:value="0.20407550443086">
                <text:p>0.20407550443086</text:p>
              </table:table-cell>
              <table:table-cell office:value-type="float" office:value="0.21544808226746">
                <text:p>0.21544808226746</text:p>
              </table:table-cell>
              <table:table-cell office:value-type="float" office:value="0.250495357369399">
                <text:p>0.250495357369399</text:p>
              </table:table-cell>
              <table:table-cell office:value-type="float" office:value="0.192937351324729">
                <text:p>0.1929373513247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09241419392781">
                <text:p>0.209241419392781</text:p>
              </table:table-cell>
              <table:table-cell office:value-type="float" office:value="0.165120586589815">
                <text:p>0.165120586589815</text:p>
              </table:table-cell>
              <table:table-cell office:value-type="float" office:value="0.297512169387624">
                <text:p>0.297512169387624</text:p>
              </table:table-cell>
              <table:table-cell office:value-type="float" office:value="0.185712138489496">
                <text:p>0.185712138489496</text:p>
              </table:table-cell>
              <table:table-cell office:value-type="float" office:value="0.237497609945904">
                <text:p>0.237497609945904</text:p>
              </table:table-cell>
              <table:table-cell office:value-type="float" office:value="0.122048242176847">
                <text:p>0.122048242176847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236208387866838">
                <text:p>0.236208387866838</text:p>
              </table:table-cell>
              <table:table-cell office:value-type="float" office:value="0.206013770649092">
                <text:p>0.206013770649092</text:p>
              </table:table-cell>
              <table:table-cell office:value-type="float" office:value="0.160687235693755">
                <text:p>0.160687235693755</text:p>
              </table:table-cell>
              <table:table-cell office:value-type="float" office:value="0.180686036202152">
                <text:p>0.180686036202152</text:p>
              </table:table-cell>
              <table:table-cell office:value-type="float" office:value="0.22848237991074">
                <text:p>0.22848237991074</text:p>
              </table:table-cell>
              <table:table-cell office:value-type="float" office:value="0.208339320644283">
                <text:p>0.208339320644283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203037925088125">
                <text:p>0.203037925088125</text:p>
              </table:table-cell>
              <table:table-cell office:value-type="float" office:value="0.172327968106684">
                <text:p>0.172327968106684</text:p>
              </table:table-cell>
              <table:table-cell office:value-type="float" office:value="0.190717612200855">
                <text:p>0.190717612200855</text:p>
              </table:table-cell>
              <table:table-cell office:value-type="float" office:value="0.186761712659039">
                <text:p>0.186761712659039</text:p>
              </table:table-cell>
              <table:table-cell office:value-type="float" office:value="0.184616202317152">
                <text:p>0.184616202317152</text:p>
              </table:table-cell>
              <table:table-cell office:value-type="float" office:value="0.185895651692688">
                <text:p>0.185895651692688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188448002448728">
                <text:p>0.188448002448728</text:p>
              </table:table-cell>
              <table:table-cell office:value-type="float" office:value="0.217653967248657">
                <text:p>0.217653967248657</text:p>
              </table:table-cell>
              <table:table-cell office:value-type="float" office:value="0.23789180469529">
                <text:p>0.23789180469529</text:p>
              </table:table-cell>
              <table:table-cell office:value-type="float" office:value="0.177906826312536">
                <text:p>0.177906826312536</text:p>
              </table:table-cell>
              <table:table-cell office:value-type="float" office:value="0.164435771041198">
                <text:p>0.164435771041198</text:p>
              </table:table-cell>
              <table:table-cell office:value-type="float" office:value="0.208842420370933">
                <text:p>0.208842420370933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122988604886083">
                <text:p>0.122988604886083</text:p>
              </table:table-cell>
              <table:table-cell office:value-type="float" office:value="0.175085389191155">
                <text:p>0.175085389191155</text:p>
              </table:table-cell>
              <table:table-cell office:value-type="float" office:value="0.139159817979363">
                <text:p>0.139159817979363</text:p>
              </table:table-cell>
              <table:table-cell office:value-type="float" office:value="0.190296232762815">
                <text:p>0.190296232762815</text:p>
              </table:table-cell>
              <table:table-cell office:value-type="float" office:value="0.200330375396716">
                <text:p>0.200330375396716</text:p>
              </table:table-cell>
              <table:table-cell office:value-type="float" office:value="0.240678310827636">
                <text:p>0.2406783108276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53558307826545">
                <text:p>0.153558307826545</text:p>
              </table:table-cell>
              <table:table-cell office:value-type="float" office:value="0.193260189784442">
                <text:p>0.193260189784442</text:p>
              </table:table-cell>
              <table:table-cell office:value-type="float" office:value="0.242217812817464">
                <text:p>0.242217812817464</text:p>
              </table:table-cell>
              <table:table-cell office:value-type="float" office:value="0.163963839048738">
                <text:p>0.163963839048738</text:p>
              </table:table-cell>
              <table:table-cell office:value-type="float" office:value="0.17931890679927">
                <text:p>0.17931890679927</text:p>
              </table:table-cell>
              <table:table-cell office:value-type="float" office:value="0.148331577262218">
                <text:p>0.148331577262218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.181765876985362">
                <text:p>0.181765876985362</text:p>
              </table:table-cell>
              <table:table-cell office:value-type="float" office:value="0.203924142687716">
                <text:p>0.203924142687716</text:p>
              </table:table-cell>
              <table:table-cell office:value-type="float" office:value="0.156434991981363">
                <text:p>0.156434991981363</text:p>
              </table:table-cell>
              <table:table-cell office:value-type="float" office:value="0.156777877644344">
                <text:p>0.156777877644344</text:p>
              </table:table-cell>
              <table:table-cell office:value-type="float" office:value="0.134169172500528">
                <text:p>0.134169172500528</text:p>
              </table:table-cell>
              <table:table-cell office:value-type="float" office:value="0.227383840375009">
                <text:p>0.227383840375009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202473976090751">
                <text:p>0.202473976090751</text:p>
              </table:table-cell>
              <table:table-cell office:value-type="float" office:value="0.146114207335196">
                <text:p>0.146114207335196</text:p>
              </table:table-cell>
              <table:table-cell office:value-type="float" office:value="0.17179162270862">
                <text:p>0.17179162270862</text:p>
              </table:table-cell>
              <table:table-cell office:value-type="float" office:value="0.213203479499803">
                <text:p>0.213203479499803</text:p>
              </table:table-cell>
              <table:table-cell office:value-type="float" office:value="0.143144090916668">
                <text:p>0.143144090916668</text:p>
              </table:table-cell>
              <table:table-cell office:value-type="float" office:value="0.144617046245426">
                <text:p>0.144617046245426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.157493060967389">
                <text:p>0.157493060967389</text:p>
              </table:table-cell>
              <table:table-cell office:value-type="float" office:value="0.189247237641562">
                <text:p>0.189247237641562</text:p>
              </table:table-cell>
              <table:table-cell office:value-type="float" office:value="0.168365053558529">
                <text:p>0.168365053558529</text:p>
              </table:table-cell>
              <table:table-cell office:value-type="float" office:value="0.156886130556996">
                <text:p>0.156886130556996</text:p>
              </table:table-cell>
              <table:table-cell office:value-type="float" office:value="0.137533866221576">
                <text:p>0.137533866221576</text:p>
              </table:table-cell>
              <table:table-cell office:value-type="float" office:value="0.188066259851292">
                <text:p>0.188066259851292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122608872713262">
                <text:p>0.122608872713262</text:p>
              </table:table-cell>
              <table:table-cell office:value-type="float" office:value="0.106126919153849">
                <text:p>0.106126919153849</text:p>
              </table:table-cell>
              <table:table-cell office:value-type="float" office:value="0.155640415613591">
                <text:p>0.155640415613591</text:p>
              </table:table-cell>
              <table:table-cell office:value-type="float" office:value="0.158329294640777">
                <text:p>0.158329294640777</text:p>
              </table:table-cell>
              <table:table-cell office:value-type="float" office:value="0.148228092295779">
                <text:p>0.148228092295779</text:p>
              </table:table-cell>
              <table:table-cell office:value-type="float" office:value="0.193890839514459">
                <text:p>0.1938908395144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0468527939992">
                <text:p>0.160468527939992</text:p>
              </table:table-cell>
              <table:table-cell office:value-type="float" office:value="0.132125672903284">
                <text:p>0.132125672903284</text:p>
              </table:table-cell>
              <table:table-cell office:value-type="float" office:value="0.18503656583936">
                <text:p>0.18503656583936</text:p>
              </table:table-cell>
              <table:table-cell office:value-type="float" office:value="0.116679428298151">
                <text:p>0.116679428298151</text:p>
              </table:table-cell>
              <table:table-cell office:value-type="float" office:value="0.180590001742444">
                <text:p>0.180590001742444</text:p>
              </table:table-cell>
              <table:table-cell office:value-type="float" office:value="0.153001052469271">
                <text:p>0.153001052469271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2367454964351">
                <text:p>0.2367454964351</text:p>
              </table:table-cell>
              <table:table-cell office:value-type="float" office:value="0.164941388910861">
                <text:p>0.164941388910861</text:p>
              </table:table-cell>
              <table:table-cell office:value-type="float" office:value="0.17528114001738">
                <text:p>0.17528114001738</text:p>
              </table:table-cell>
              <table:table-cell office:value-type="float" office:value="0.191080392972715">
                <text:p>0.191080392972715</text:p>
              </table:table-cell>
              <table:table-cell office:value-type="float" office:value="0.155899759878804">
                <text:p>0.155899759878804</text:p>
              </table:table-cell>
              <table:table-cell office:value-type="float" office:value="0.216157155705028">
                <text:p>0.21615715570502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187679501657939">
                <text:p>0.187679501657939</text:p>
              </table:table-cell>
              <table:table-cell office:value-type="float" office:value="0.11821919655038">
                <text:p>0.11821919655038</text:p>
              </table:table-cell>
              <table:table-cell office:value-type="float" office:value="0.148391443636558">
                <text:p>0.148391443636558</text:p>
              </table:table-cell>
              <table:table-cell office:value-type="float" office:value="0.137896446001288">
                <text:p>0.137896446001288</text:p>
              </table:table-cell>
              <table:table-cell office:value-type="float" office:value="0.124653525598938">
                <text:p>0.124653525598938</text:p>
              </table:table-cell>
              <table:table-cell office:value-type="float" office:value="0.2006449632585">
                <text:p>0.2006449632585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13386565314436">
                <text:p>0.13386565314436</text:p>
              </table:table-cell>
              <table:table-cell office:value-type="float" office:value="0.127504945848996">
                <text:p>0.127504945848996</text:p>
              </table:table-cell>
              <table:table-cell office:value-type="float" office:value="0.162152011227919">
                <text:p>0.162152011227919</text:p>
              </table:table-cell>
              <table:table-cell office:value-type="float" office:value="0.176629012799954">
                <text:p>0.176629012799954</text:p>
              </table:table-cell>
              <table:table-cell office:value-type="float" office:value="0.122913950199657">
                <text:p>0.122913950199657</text:p>
              </table:table-cell>
              <table:table-cell office:value-type="float" office:value="0.108046463311525">
                <text:p>0.108046463311525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133123075418034">
                <text:p>0.133123075418034</text:p>
              </table:table-cell>
              <table:table-cell office:value-type="float" office:value="0.109652057020156">
                <text:p>0.109652057020156</text:p>
              </table:table-cell>
              <table:table-cell office:value-type="float" office:value="0.135443147217237">
                <text:p>0.135443147217237</text:p>
              </table:table-cell>
              <table:table-cell office:value-type="float" office:value="0.11064957462298">
                <text:p>0.11064957462298</text:p>
              </table:table-cell>
              <table:table-cell office:value-type="float" office:value="0.140348000409994">
                <text:p>0.140348000409994</text:p>
              </table:table-cell>
              <table:table-cell office:value-type="float" office:value="0.116379195944944">
                <text:p>0.1163791959449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7175340524128">
                <text:p>0.137175340524128</text:p>
              </table:table-cell>
              <table:table-cell office:value-type="float" office:value="0.15076541789801">
                <text:p>0.15076541789801</text:p>
              </table:table-cell>
              <table:table-cell office:value-type="float" office:value="0.130771997184544">
                <text:p>0.130771997184544</text:p>
              </table:table-cell>
              <table:table-cell office:value-type="float" office:value="0.152863415005379">
                <text:p>0.152863415005379</text:p>
              </table:table-cell>
              <table:table-cell office:value-type="float" office:value="0.11039016402728">
                <text:p>0.11039016402728</text:p>
              </table:table-cell>
              <table:table-cell office:value-type="float" office:value="0.126623228205914">
                <text:p>0.126623228205914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101809469543364">
                <text:p>0.101809469543364</text:p>
              </table:table-cell>
              <table:table-cell office:value-type="float" office:value="0.134475239830514">
                <text:p>0.134475239830514</text:p>
              </table:table-cell>
              <table:table-cell office:value-type="float" office:value="0.164631483433347">
                <text:p>0.164631483433347</text:p>
              </table:table-cell>
              <table:table-cell office:value-type="float" office:value="0.104757208173817">
                <text:p>0.104757208173817</text:p>
              </table:table-cell>
              <table:table-cell office:value-type="float" office:value="0.105983876535908">
                <text:p>0.105983876535908</text:p>
              </table:table-cell>
              <table:table-cell office:value-type="float" office:value="0.127487895567536">
                <text:p>0.127487895567536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131284639093536">
                <text:p>0.131284639093536</text:p>
              </table:table-cell>
              <table:table-cell office:value-type="float" office:value="0.130836541638198">
                <text:p>0.130836541638198</text:p>
              </table:table-cell>
              <table:table-cell office:value-type="float" office:value="0.145136782223644">
                <text:p>0.145136782223644</text:p>
              </table:table-cell>
              <table:table-cell office:value-type="float" office:value="0.144851973516332">
                <text:p>0.144851973516332</text:p>
              </table:table-cell>
              <table:table-cell office:value-type="float" office:value="0.11906005785614">
                <text:p>0.11906005785614</text:p>
              </table:table-cell>
              <table:table-cell office:value-type="float" office:value="0.120022849783312">
                <text:p>0.120022849783312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0.103915500027774">
                <text:p>0.103915500027774</text:p>
              </table:table-cell>
              <table:table-cell office:value-type="float" office:value="0.1202232609679">
                <text:p>0.1202232609679</text:p>
              </table:table-cell>
              <table:table-cell office:value-type="float" office:value="0.146585270253898">
                <text:p>0.146585270253898</text:p>
              </table:table-cell>
              <table:table-cell office:value-type="float" office:value="0.130037773638847">
                <text:p>0.130037773638847</text:p>
              </table:table-cell>
              <table:table-cell office:value-type="float" office:value="0.134059904780281">
                <text:p>0.134059904780281</text:p>
              </table:table-cell>
              <table:table-cell office:value-type="float" office:value="0.116023404498184">
                <text:p>0.116023404498184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0.114600854732926">
                <text:p>0.114600854732926</text:p>
              </table:table-cell>
              <table:table-cell office:value-type="float" office:value="0.112525926533128">
                <text:p>0.112525926533128</text:p>
              </table:table-cell>
              <table:table-cell office:value-type="float" office:value="0.113195400236404">
                <text:p>0.113195400236404</text:p>
              </table:table-cell>
              <table:table-cell office:value-type="float" office:value="0.109227447491745">
                <text:p>0.109227447491745</text:p>
              </table:table-cell>
              <table:table-cell office:value-type="float" office:value="0.116248615160481">
                <text:p>0.116248615160481</text:p>
              </table:table-cell>
              <table:table-cell office:value-type="float" office:value="0.132708885600566">
                <text:p>0.1327088856005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08719189603417">
                <text:p>0.108719189603417</text:p>
              </table:table-cell>
              <table:table-cell office:value-type="float" office:value="0.124196528494302">
                <text:p>0.124196528494302</text:p>
              </table:table-cell>
              <table:table-cell office:value-type="float" office:value="0.12546176829488">
                <text:p>0.12546176829488</text:p>
              </table:table-cell>
              <table:table-cell office:value-type="float" office:value="0.110060449547422">
                <text:p>0.110060449547422</text:p>
              </table:table-cell>
              <table:table-cell office:value-type="float" office:value="0.133295301855914">
                <text:p>0.133295301855914</text:p>
              </table:table-cell>
              <table:table-cell office:value-type="float" office:value="0.136548359790172">
                <text:p>0.136548359790172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0.0746656512992072">
                <text:p>0.0746656512992072</text:p>
              </table:table-cell>
              <table:table-cell office:value-type="float" office:value="0.169812879236517">
                <text:p>0.169812879236517</text:p>
              </table:table-cell>
              <table:table-cell office:value-type="float" office:value="0.118901654928285">
                <text:p>0.118901654928285</text:p>
              </table:table-cell>
              <table:table-cell office:value-type="float" office:value="0.110925741522109">
                <text:p>0.110925741522109</text:p>
              </table:table-cell>
              <table:table-cell office:value-type="float" office:value="0.139858381994628">
                <text:p>0.139858381994628</text:p>
              </table:table-cell>
              <table:table-cell office:value-type="float" office:value="0.116825911562272">
                <text:p>0.116825911562272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0.0904163768644269">
                <text:p>0.0904163768644269</text:p>
              </table:table-cell>
              <table:table-cell office:value-type="float" office:value="0.0920323442383523">
                <text:p>0.0920323442383523</text:p>
              </table:table-cell>
              <table:table-cell office:value-type="float" office:value="0.118860021630008">
                <text:p>0.118860021630008</text:p>
              </table:table-cell>
              <table:table-cell office:value-type="float" office:value="0.129497810959349">
                <text:p>0.129497810959349</text:p>
              </table:table-cell>
              <table:table-cell office:value-type="float" office:value="0.125337965823035">
                <text:p>0.125337965823035</text:p>
              </table:table-cell>
              <table:table-cell office:value-type="float" office:value="0.123802044122149">
                <text:p>0.123802044122149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138993222687818">
                <text:p>0.138993222687818</text:p>
              </table:table-cell>
              <table:table-cell office:value-type="float" office:value="0.130937014588219">
                <text:p>0.130937014588219</text:p>
              </table:table-cell>
              <table:table-cell office:value-type="float" office:value="0.134342525568422">
                <text:p>0.134342525568422</text:p>
              </table:table-cell>
              <table:table-cell office:value-type="float" office:value="0.0922510125486434">
                <text:p>0.0922510125486434</text:p>
              </table:table-cell>
              <table:table-cell office:value-type="float" office:value="0.0742735523477567">
                <text:p>0.0742735523477567</text:p>
              </table:table-cell>
              <table:table-cell office:value-type="float" office:value="0.1289198869484">
                <text:p>0.1289198869484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0.0860209303264876">
                <text:p>0.0860209303264876</text:p>
              </table:table-cell>
              <table:table-cell office:value-type="float" office:value="0.103938895982902">
                <text:p>0.103938895982902</text:p>
              </table:table-cell>
              <table:table-cell office:value-type="float" office:value="0.0827990080410627">
                <text:p>0.0827990080410627</text:p>
              </table:table-cell>
              <table:table-cell office:value-type="float" office:value="0.0745595627468041">
                <text:p>0.0745595627468041</text:p>
              </table:table-cell>
              <table:table-cell office:value-type="float" office:value="0.0921423917827296">
                <text:p>0.0921423917827296</text:p>
              </table:table-cell>
              <table:table-cell office:value-type="float" office:value="0.0758919367692084">
                <text:p>0.07589193676920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19cm" xlink:href=".." xlink:type="simple" chart:class="chart:line" chart:style-name="ch1">
        <chart:title svg:x="1.152cm" svg:y="0.38cm" chart:style-name="ch2">
          <text:p>GUPT parameters &amp; statistics accuracy
gamma dependency at low epsilon</text:p>
        </chart:title>
        <chart:subtitle svg:x="1.121cm" svg:y="1.663cm" chart:style-name="ch3">
          <text:p>how do epsilon &amp; gamma influence the statistics
(standard_DP, NaiveDataBlocker)</text:p>
        </chart:subtitle>
        <chart:legend svg:x="11.704cm" svg:y="0cm" style:legend-expansion="custom" chartooo:width="3.113cm" chartooo:height="2.668cm" style:legend-expansion-aspect-ratio="1.1667916041979" chart:style-name="ch4"/>
        <chart:plot-area chart:style-name="ch5" table:cell-range-address="'x=gamma'.E1:'x=gamma'.J7" chart:data-source-has-labels="row" svg:x="0.685cm" svg:y="2.642cm" svg:width="14.74cm" svg:height="5.469cm">
          <chartooo:coordinate-region svg:x="1.121cm" svg:y="2.841cm" svg:width="14.21cm" svg:height="4.623cm"/>
          <chart:axis chart:dimension="x" chart:name="primary-x" chart:style-name="ch6">
            <chart:title svg:x="7.455cm" svg:y="8.294cm" chart:style-name="ch7">
              <text:p>gamma</text:p>
            </chart:title>
          </chart:axis>
          <chart:axis chart:dimension="y" chart:name="primary-y" chart:style-name="ch6">
            <chart:title svg:x="0cm" svg:y="7.881cm" chart:style-name="ch8">
              <text:p>standard deviation of 30 averages</text:p>
            </chart:title>
            <chart:grid chart:style-name="ch9" chart:class="major"/>
          </chart:axis>
          <chart:series chart:style-name="ch10" chart:values-cell-range-address="'x=gamma'.E2:'x=gamma'.E7" chart:label-cell-address="'x=gamma'.E1:'x=gamma'.E1" chart:class="chart:line">
            <chart:data-point chart:repeated="6"/>
          </chart:series>
          <chart:series chart:style-name="ch11" chart:values-cell-range-address="'x=gamma'.F2:'x=gamma'.F7" chart:label-cell-address="'x=gamma'.F1:'x=gamma'.F1" chart:class="chart:line">
            <chart:data-point chart:repeated="6"/>
          </chart:series>
          <chart:series chart:style-name="ch12" chart:values-cell-range-address="'x=gamma'.G2:'x=gamma'.G7" chart:label-cell-address="'x=gamma'.G1:'x=gamma'.G1" chart:class="chart:line">
            <chart:data-point chart:repeated="6"/>
          </chart:series>
          <chart:series chart:style-name="ch13" chart:values-cell-range-address="'x=gamma'.H2:'x=gamma'.H7" chart:label-cell-address="'x=gamma'.H1:'x=gamma'.H1" chart:class="chart:line">
            <chart:data-point chart:repeated="6"/>
          </chart:series>
          <chart:series chart:style-name="ch14" chart:values-cell-range-address="'x=gamma'.I2:'x=gamma'.I7" chart:label-cell-address="'x=gamma'.I1:'x=gamma'.I1" chart:class="chart:line">
            <chart:data-point chart:repeated="6"/>
          </chart:series>
          <chart:series chart:style-name="ch15" chart:values-cell-range-address="'x=gamma'.J2:'x=gamma'.J7" chart:label-cell-address="'x=gamma'.J1:'x=gamma'.J1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_epsilon=0.2</text:p>
                <draw:g>
                  <svg:desc>'x=gamma'.E1:'x=gamma'.E1</svg:desc>
                </draw:g>
              </table:table-cell>
              <table:table-cell office:value-type="string">
                <text:p>std_epsilon=0.4</text:p>
                <draw:g>
                  <svg:desc>'x=gamma'.F1:'x=gamma'.F1</svg:desc>
                </draw:g>
              </table:table-cell>
              <table:table-cell office:value-type="string">
                <text:p>std_epsilon=0.6</text:p>
                <draw:g>
                  <svg:desc>'x=gamma'.G1:'x=gamma'.G1</svg:desc>
                </draw:g>
              </table:table-cell>
              <table:table-cell office:value-type="string">
                <text:p>std_epsilon=0.8</text:p>
                <draw:g>
                  <svg:desc>'x=gamma'.H1:'x=gamma'.H1</svg:desc>
                </draw:g>
              </table:table-cell>
              <table:table-cell office:value-type="string">
                <text:p>std_epsilon=1.0</text:p>
                <draw:g>
                  <svg:desc>'x=gamma'.I1:'x=gamma'.I1</svg:desc>
                </draw:g>
              </table:table-cell>
              <table:table-cell office:value-type="string">
                <text:p>std_epsilon=1.2</text:p>
                <draw:g>
                  <svg:desc>'x=gamma'.J1:'x=gamma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8332165402291">
                <text:p>3.98332165402291</text:p>
                <draw:g>
                  <svg:desc>'x=gamma'.E2:'x=gamma'.E7</svg:desc>
                </draw:g>
              </table:table-cell>
              <table:table-cell office:value-type="float" office:value="1.90432404114378">
                <text:p>1.90432404114378</text:p>
                <draw:g>
                  <svg:desc>'x=gamma'.F2:'x=gamma'.F7</svg:desc>
                </draw:g>
              </table:table-cell>
              <table:table-cell office:value-type="float" office:value="1.48069347583357">
                <text:p>1.48069347583357</text:p>
                <draw:g>
                  <svg:desc>'x=gamma'.G2:'x=gamma'.G7</svg:desc>
                </draw:g>
              </table:table-cell>
              <table:table-cell office:value-type="float" office:value="2.04291685519601">
                <text:p>2.04291685519601</text:p>
                <draw:g>
                  <svg:desc>'x=gamma'.H2:'x=gamma'.H7</svg:desc>
                </draw:g>
              </table:table-cell>
              <table:table-cell office:value-type="float" office:value="1.26339625803113">
                <text:p>1.26339625803113</text:p>
                <draw:g>
                  <svg:desc>'x=gamma'.I2:'x=gamma'.I7</svg:desc>
                </draw:g>
              </table:table-cell>
              <table:table-cell office:value-type="float" office:value="0.770513189986377">
                <text:p>0.770513189986377</text:p>
                <draw:g>
                  <svg:desc>'x=gamma'.J2:'x=gamma'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4842755045908">
                <text:p>4.24842755045908</text:p>
              </table:table-cell>
              <table:table-cell office:value-type="float" office:value="2.69593031729569">
                <text:p>2.69593031729569</text:p>
              </table:table-cell>
              <table:table-cell office:value-type="float" office:value="1.81989780200763">
                <text:p>1.81989780200763</text:p>
              </table:table-cell>
              <table:table-cell office:value-type="float" office:value="1.39010069660748">
                <text:p>1.39010069660748</text:p>
              </table:table-cell>
              <table:table-cell office:value-type="float" office:value="0.682118588246817">
                <text:p>0.682118588246817</text:p>
              </table:table-cell>
              <table:table-cell office:value-type="float" office:value="0.551560716084489">
                <text:p>0.551560716084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82138631347726">
                <text:p>5.82138631347726</text:p>
              </table:table-cell>
              <table:table-cell office:value-type="float" office:value="2.31500083587282">
                <text:p>2.31500083587282</text:p>
              </table:table-cell>
              <table:table-cell office:value-type="float" office:value="1.79250252844167">
                <text:p>1.79250252844167</text:p>
              </table:table-cell>
              <table:table-cell office:value-type="float" office:value="1.32161231195353">
                <text:p>1.32161231195353</text:p>
              </table:table-cell>
              <table:table-cell office:value-type="float" office:value="1.02338914886764">
                <text:p>1.02338914886764</text:p>
              </table:table-cell>
              <table:table-cell office:value-type="float" office:value="0.93205080045665">
                <text:p>0.93205080045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1156450574478">
                <text:p>7.11156450574478</text:p>
              </table:table-cell>
              <table:table-cell office:value-type="float" office:value="3.21546582079813">
                <text:p>3.21546582079813</text:p>
              </table:table-cell>
              <table:table-cell office:value-type="float" office:value="1.56199002813088">
                <text:p>1.56199002813088</text:p>
              </table:table-cell>
              <table:table-cell office:value-type="float" office:value="1.13882731919382">
                <text:p>1.13882731919382</text:p>
              </table:table-cell>
              <table:table-cell office:value-type="float" office:value="0.808693576846442">
                <text:p>0.808693576846442</text:p>
              </table:table-cell>
              <table:table-cell office:value-type="float" office:value="0.967017438560757">
                <text:p>0.967017438560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2675951457372">
                <text:p>7.32675951457372</text:p>
              </table:table-cell>
              <table:table-cell office:value-type="float" office:value="2.1989872483229">
                <text:p>2.1989872483229</text:p>
              </table:table-cell>
              <table:table-cell office:value-type="float" office:value="1.86171613188132">
                <text:p>1.86171613188132</text:p>
              </table:table-cell>
              <table:table-cell office:value-type="float" office:value="1.29208811309145">
                <text:p>1.29208811309145</text:p>
              </table:table-cell>
              <table:table-cell office:value-type="float" office:value="1.25127778827791">
                <text:p>1.25127778827791</text:p>
              </table:table-cell>
              <table:table-cell office:value-type="float" office:value="0.635713081535678">
                <text:p>0.635713081535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4049022935252">
                <text:p>7.4049022935252</text:p>
              </table:table-cell>
              <table:table-cell office:value-type="float" office:value="2.01986909521131">
                <text:p>2.01986909521131</text:p>
              </table:table-cell>
              <table:table-cell office:value-type="float" office:value="1.62791666367121">
                <text:p>1.62791666367121</text:p>
              </table:table-cell>
              <table:table-cell office:value-type="float" office:value="0.829248319352498">
                <text:p>0.829248319352498</text:p>
              </table:table-cell>
              <table:table-cell office:value-type="float" office:value="1.03539269524262">
                <text:p>1.03539269524262</text:p>
              </table:table-cell>
              <table:table-cell office:value-type="float" office:value="0.648197628951713">
                <text:p>0.6481976289517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